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7" style:family="table">
      <style:table-properties style:width="6.9035in" table:align="left" style:writing-mode="lr-tb"/>
    </style:style>
    <style:style style:name="Table7.A" style:family="table-column">
      <style:table-column-properties style:column-width="0.9194in"/>
    </style:style>
    <style:style style:name="Table7.B" style:family="table-column">
      <style:table-column-properties style:column-width="1.3785in"/>
    </style:style>
    <style:style style:name="Table7.C" style:family="table-column">
      <style:table-column-properties style:column-width="4.6056in"/>
    </style:style>
    <style:style style:name="Table7.1" style:family="table-row">
      <style:table-row-properties style:min-row-height="0.2451in" style:keep-together="false" fo:keep-together="always"/>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min-row-height="0.2722in" style:keep-together="false" fo:keep-together="always"/>
    </style:style>
    <style:style style:name="Table7.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 style:family="table">
      <style:table-properties style:width="7.059in" fo:margin-left="0.0104in" fo:margin-right="0.0208in" table:align="margins" style:writing-mode="lr-tb"/>
    </style:style>
    <style:style style:name="Table15.A" style:family="table-column">
      <style:table-column-properties style:column-width="0.791in" style:rel-column-width="7346*"/>
    </style:style>
    <style:style style:name="Table15.B" style:family="table-column">
      <style:table-column-properties style:column-width="6.2681in" style:rel-column-width="58189*"/>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7.0896in" table:align="left" style:writing-mode="lr-tb"/>
    </style:style>
    <style:style style:name="Table8.A" style:family="table-column">
      <style:table-column-properties style:column-width="1.1278in"/>
    </style:style>
    <style:style style:name="Table8.B" style:family="table-column">
      <style:table-column-properties style:column-width="5.5569in"/>
    </style:style>
    <style:style style:name="Table8.C" style:family="table-column">
      <style:table-column-properties style:column-width="0.4049in"/>
    </style:style>
    <style:style style:name="Table8.1" style:family="table-row">
      <style:table-row-properties style:keep-together="true" fo:keep-together="auto"/>
    </style:style>
    <style:style style:name="Tab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8.A2" style:family="table-cell">
      <style:table-cell-properties style:vertical-align="middle" fo:padding-left="0.0375in" fo:padding-right="0.0375in" fo:padding-top="0in" fo:padding-bottom="0in" fo:border="0.0007in solid #000000"/>
    </style:style>
    <style:style style:name="Tab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9" style:family="table">
      <style:table-properties style:width="7.0896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9.A2" style:family="table-cell">
      <style:table-cell-properties style:vertical-align="middle" fo:padding-left="0.0375in" fo:padding-right="0.0375in" fo:padding-top="0in" fo:padding-bottom="0in" fo:border="0.0007in solid #000000"/>
    </style:style>
    <style:style style:name="Table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1.0854in"/>
    </style:style>
    <style:style style:name="Table19.B" style:family="table-column">
      <style:table-column-properties style:column-width="5.5993in"/>
    </style:style>
    <style:style style:name="Table19.C" style:family="table-column">
      <style:table-column-properties style:column-width="0.404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9.A2" style:family="table-cell">
      <style:table-cell-properties style:vertical-align="middle" fo:padding-left="0.0375in" fo:padding-right="0.0375in" fo:padding-top="0in" fo:padding-bottom="0in" fo:border="0.0007in solid #000000"/>
    </style:style>
    <style:style style:name="Tab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6" style:family="table">
      <style:table-properties style:width="7.0896in" table:align="left" style:writing-mode="lr-tb"/>
    </style:style>
    <style:style style:name="Table26.A" style:family="table-column">
      <style:table-column-properties style:column-width="6.7167in"/>
    </style:style>
    <style:style style:name="Table26.B" style:family="table-column">
      <style:table-column-properties style:column-width="0.372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6.A2" style:family="table-cell">
      <style:table-cell-properties fo:padding-left="0.0389in" fo:padding-right="0.0389in" fo:padding-top="0in" fo:padding-bottom="0in" fo:border="0.0007in solid #000000"/>
    </style:style>
    <style:style style:name="Table26.B2" style:family="table-cell">
      <style:table-cell-properties style:vertical-align="middle" fo:padding-left="0.0389in" fo:padding-right="0.0389in" fo:padding-top="0in" fo:padding-bottom="0in" fo:border="0.0007in solid #000000"/>
    </style:style>
    <style:style style:name="Tab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6.7167in"/>
    </style:style>
    <style:style style:name="Table29.B" style:family="table-column">
      <style:table-column-properties style:column-width="0.3729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B2" style:family="table-cell">
      <style:table-cell-properties style:vertical-align="middle" fo:padding-left="0.0389in" fo:padding-right="0.0389in" fo:padding-top="0in" fo:padding-bottom="0in" fo:border="0.0007in solid #000000"/>
    </style:style>
    <style:style style:name="Tab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padding="0in" fo:border-left="none" fo:border-right="none" fo:border-top="none" fo:border-bottom="0.0071in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text-properties fo:language="en" fo:country="GB"/>
    </style:style>
    <style:style style:name="P10" style:family="paragraph" style:parent-style-name="Body">
      <style:text-properties fo:language="en" fo:country="US" style:language-complex="ar" style:country-complex="SA"/>
    </style:style>
    <style:style style:name="P11" style:family="paragraph" style:parent-style-name="Body">
      <style:text-properties style:font-name="Monaco"/>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CellBody">
      <style:paragraph-properties style:snap-to-layout-grid="false"/>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style>
    <style:style style:name="P16" style:family="paragraph" style:parent-style-name="Abstract">
      <style:text-properties fo:font-size="16pt" fo:font-weight="bold" style:font-size-asian="16pt" style:font-weight-asian="bold"/>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list-style-name=""/>
    <style:style style:name="P20" style:family="paragraph" style:parent-style-name="Standard" style:list-style-name="">
      <style:paragraph-properties fo:line-height="0.1945in"/>
      <style:text-properties style:use-window-font-color="true"/>
    </style:style>
    <style:style style:name="P21" style:family="paragraph" style:parent-style-name="Standard" style:list-style-name="">
      <style:paragraph-properties fo:line-height="0.1846in"/>
      <style:text-properties style:use-window-font-color="true"/>
    </style:style>
    <style:style style:name="P22" style:family="paragraph" style:parent-style-name="Standard" style:list-style-name="">
      <style:text-properties fo:font-size="10pt" style:font-size-asian="10pt" style:font-size-complex="10pt"/>
    </style:style>
    <style:style style:name="P23" style:family="paragraph" style:parent-style-name="Standard" style:list-style-name="">
      <style:paragraph-properties fo:keep-together="always"/>
    </style:style>
    <style:style style:name="P24"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25" style:family="paragraph" style:parent-style-name="Standard" style:list-style-name="RTF_5f_Num_20_6">
      <style:paragraph-properties fo:margin-left="0in" fo:margin-right="0in" fo:text-indent="0in" style:auto-text-indent="false">
        <style:tab-stops/>
      </style:paragraph-properties>
      <style:text-properties fo:color="#000000" fo:font-size="10pt" style:font-size-asian="10pt" style:font-size-complex="10pt"/>
    </style:style>
    <style:style style:name="P26" style:family="paragraph" style:parent-style-name="Standard" style:list-style-name="RTF_5f_Num_20_12">
      <style:paragraph-properties fo:margin-left="0in" fo:margin-right="0in" fo:text-indent="0in" style:auto-text-indent="false">
        <style:tab-stops/>
      </style:paragraph-properties>
      <style:text-properties fo:color="#000000" fo:font-size="10pt" style:font-size-asian="10pt" style:font-size-complex="10pt"/>
    </style:style>
    <style:style style:name="P27" style:family="paragraph" style:parent-style-name="Standard" style:list-style-name="RTF_5f_Num_20_13">
      <style:paragraph-properties fo:margin-left="0in" fo:margin-right="0in" fo:text-indent="0in" style:auto-text-indent="false">
        <style:tab-stops/>
      </style:paragraph-properties>
      <style:text-properties fo:color="#000000" fo:font-size="10pt" style:font-size-asian="10pt" style:font-size-complex="10pt"/>
    </style:style>
    <style:style style:name="P28" style:family="paragraph" style:parent-style-name="Standard" style:list-style-name="RTF_5f_Num_20_14">
      <style:paragraph-properties fo:margin-left="0in" fo:margin-right="0in" fo:text-indent="0in" style:auto-text-indent="false">
        <style:tab-stops/>
      </style:paragraph-properties>
      <style:text-properties fo:color="#000000" fo:font-size="10pt" style:font-size-asian="10pt" style:font-size-complex="10pt"/>
    </style:style>
    <style:style style:name="P29" style:family="paragraph" style:parent-style-name="Standard" style:list-style-name="RTF_5f_Num_20_16">
      <style:paragraph-properties fo:margin-left="0in" fo:margin-right="0in" fo:text-indent="0in" style:auto-text-indent="false">
        <style:tab-stops/>
      </style:paragraph-properties>
      <style:text-properties fo:color="#000000" fo:font-size="10pt" style:font-size-asian="10pt" style:font-size-complex="10pt"/>
    </style:style>
    <style:style style:name="P30"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1"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32"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33" style:family="paragraph" style:parent-style-name="Standard" style:list-style-name="RTF_5f_Num_20_6">
      <style:paragraph-properties fo:margin-left="0in" fo:margin-right="0in" fo:text-indent="0in" style:auto-text-indent="false">
        <style:tab-stops/>
      </style:paragraph-properties>
      <style:text-properties style:use-window-font-color="true"/>
    </style:style>
    <style:style style:name="P34" style:family="paragraph" style:parent-style-name="Standard" style:list-style-name="RTF_5f_Num_20_8">
      <style:paragraph-properties fo:margin-left="0in" fo:margin-right="0in" fo:text-indent="0in" style:auto-text-indent="false">
        <style:tab-stops/>
      </style:paragraph-properties>
      <style:text-properties style:use-window-font-color="true"/>
    </style:style>
    <style:style style:name="P35" style:family="paragraph" style:parent-style-name="Standard" style:list-style-name="RTF_5f_Num_20_9">
      <style:paragraph-properties fo:margin-left="0in" fo:margin-right="0in" fo:text-indent="0in" style:auto-text-indent="false">
        <style:tab-stops/>
      </style:paragraph-properties>
      <style:text-properties style:use-window-font-color="true"/>
    </style:style>
    <style:style style:name="P36" style:family="paragraph" style:parent-style-name="Standard" style:list-style-name="RTF_5f_Num_20_10">
      <style:paragraph-properties fo:margin-left="0in" fo:margin-right="0in" fo:text-indent="0in" style:auto-text-indent="false">
        <style:tab-stops/>
      </style:paragraph-properties>
      <style:text-properties style:use-window-font-color="true"/>
    </style:style>
    <style:style style:name="P37" style:family="paragraph" style:parent-style-name="Standard" style:list-style-name="RTF_5f_Num_20_11">
      <style:paragraph-properties fo:margin-left="0in" fo:margin-right="0in" fo:text-indent="0in" style:auto-text-indent="false">
        <style:tab-stops/>
      </style:paragraph-properties>
      <style:text-properties style:use-window-font-color="true"/>
    </style:style>
    <style:style style:name="P38" style:family="paragraph" style:parent-style-name="Standard" style:list-style-name="RTF_5f_Num_20_12">
      <style:paragraph-properties fo:margin-left="0in" fo:margin-right="0in" fo:text-indent="0in" style:auto-text-indent="false">
        <style:tab-stops/>
      </style:paragraph-properties>
      <style:text-properties style:use-window-font-color="true"/>
    </style:style>
    <style:style style:name="P39" style:family="paragraph" style:parent-style-name="Standard" style:list-style-name="RTF_5f_Num_20_13">
      <style:paragraph-properties fo:margin-left="0in" fo:margin-right="0in" fo:text-indent="0in" style:auto-text-indent="false">
        <style:tab-stops/>
      </style:paragraph-properties>
      <style:text-properties style:use-window-font-color="true"/>
    </style:style>
    <style:style style:name="P40" style:family="paragraph" style:parent-style-name="Standard" style:list-style-name="RTF_5f_Num_20_15">
      <style:paragraph-properties fo:margin-left="0in" fo:margin-right="0in" fo:text-indent="0in" style:auto-text-indent="false">
        <style:tab-stops/>
      </style:paragraph-properties>
      <style:text-properties style:use-window-font-color="true"/>
    </style:style>
    <style:style style:name="P41" style:family="paragraph" style:parent-style-name="Standard" style:list-style-name="RTF_5f_Num_20_7">
      <style:paragraph-properties fo:margin-left="0in" fo:margin-right="0in" fo:text-indent="0in" style:auto-text-indent="false">
        <style:tab-stops/>
      </style:paragraph-properties>
    </style:style>
    <style:style style:name="P42" style:family="paragraph" style:parent-style-name="Standard" style:list-style-name="RTF_5f_Num_20_9">
      <style:paragraph-properties fo:margin-left="0in" fo:margin-right="0in" fo:text-indent="0in" style:auto-text-indent="false">
        <style:tab-stops/>
      </style:paragraph-properties>
    </style:style>
    <style:style style:name="P43" style:family="paragraph" style:parent-style-name="Standard" style:list-style-name="RTF_5f_Num_20_10">
      <style:paragraph-properties fo:margin-left="0in" fo:margin-right="0in" fo:text-indent="0in" style:auto-text-indent="false">
        <style:tab-stops/>
      </style:paragraph-properties>
    </style:style>
    <style:style style:name="P44" style:family="paragraph" style:parent-style-name="Standard" style:list-style-name="RTF_5f_Num_20_11">
      <style:paragraph-properties fo:margin-left="0in" fo:margin-right="0in" fo:text-indent="0in" style:auto-text-indent="false">
        <style:tab-stops/>
      </style:paragraph-properties>
    </style:style>
    <style:style style:name="P45" style:family="paragraph" style:parent-style-name="Standard" style:list-style-name="RTF_5f_Num_20_12">
      <style:paragraph-properties fo:margin-left="0in" fo:margin-right="0in" fo:text-indent="0in" style:auto-text-indent="false">
        <style:tab-stops/>
      </style:paragraph-properties>
    </style:style>
    <style:style style:name="P46" style:family="paragraph" style:parent-style-name="Standard" style:list-style-name="RTF_5f_Num_20_13">
      <style:paragraph-properties fo:margin-left="0in" fo:margin-right="0in" fo:text-indent="0in" style:auto-text-indent="false">
        <style:tab-stops/>
      </style:paragraph-properties>
    </style:style>
    <style:style style:name="P47" style:family="paragraph" style:parent-style-name="Standard" style:list-style-name="RTF_5f_Num_20_15">
      <style:paragraph-properties fo:margin-left="0in" fo:margin-right="0in" fo:text-indent="0in" style:auto-text-indent="false">
        <style:tab-stops/>
      </style:paragraph-properties>
    </style:style>
    <style:style style:name="P48"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50" style:family="paragraph" style:parent-style-name="Standard" style:list-style-name="RTF_5f_Num_20_8">
      <style:paragraph-properties fo:margin-left="0in" fo:margin-right="0in" fo:margin-top="0in" fo:margin-bottom="0.1665in" fo:text-indent="0in" style:auto-text-indent="false">
        <style:tab-stops/>
      </style:paragraph-properties>
      <style:text-properties style:use-window-font-color="true"/>
    </style:style>
    <style:style style:name="P5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2" style:family="paragraph" style:parent-style-name="Standard" style:list-style-name="RTF_5f_Num_20_1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3" style:family="paragraph" style:parent-style-name="Standard" style:list-style-name="RTF_5f_Num_20_16">
      <style:paragraph-properties fo:margin-left="0in" fo:margin-right="0in" fo:margin-top="0in" fo:margin-bottom="0.1665in" fo:text-indent="0in" style:auto-text-indent="false">
        <style:tab-stops/>
      </style:paragraph-properties>
    </style:style>
    <style:style style:name="P54" style:family="paragraph" style:parent-style-name="Standard" style:list-style-name="RTF_5f_Num_20_5">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5" style:family="paragraph" style:parent-style-name="Standard" style:list-style-name="RTF_5f_Num_20_1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6" style:family="paragraph" style:parent-style-name="Standard" style:list-style-name="RTF_5f_Num_20_15">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7" style:family="paragraph" style:parent-style-name="Standard" style:list-style-name="RTF_5f_Num_20_6">
      <style:paragraph-properties fo:margin-left="0in" fo:margin-right="0in" fo:margin-top="0in" fo:margin-bottom="0.1945in" fo:text-indent="0in" style:auto-text-indent="false">
        <style:tab-stops/>
      </style:paragraph-properties>
      <style:text-properties style:use-window-font-color="true"/>
    </style:style>
    <style:style style:name="P58" style:family="paragraph" style:parent-style-name="Standard" style:list-style-name="RTF_5f_Num_20_9">
      <style:paragraph-properties fo:margin-left="0in" fo:margin-right="0in" fo:margin-top="0in" fo:margin-bottom="0.1945in" fo:text-indent="0in" style:auto-text-indent="false">
        <style:tab-stops/>
      </style:paragraph-properties>
      <style:text-properties style:use-window-font-color="true"/>
    </style:style>
    <style:style style:name="P59" style:family="paragraph" style:parent-style-name="Standard" style:list-style-name="RTF_5f_Num_20_10">
      <style:paragraph-properties fo:margin-left="0in" fo:margin-right="0in" fo:margin-top="0in" fo:margin-bottom="0.1945in" fo:text-indent="0in" style:auto-text-indent="false">
        <style:tab-stops/>
      </style:paragraph-properties>
      <style:text-properties style:use-window-font-color="true"/>
    </style:style>
    <style:style style:name="P60" style:family="paragraph" style:parent-style-name="Standard" style:list-style-name="RTF_5f_Num_20_11">
      <style:paragraph-properties fo:margin-left="0in" fo:margin-right="0in" fo:margin-top="0in" fo:margin-bottom="0.1945in" fo:text-indent="0in" style:auto-text-indent="false">
        <style:tab-stops/>
      </style:paragraph-properties>
      <style:text-properties style:use-window-font-color="true"/>
    </style:style>
    <style:style style:name="P61" style:family="paragraph" style:parent-style-name="Standard" style:list-style-name="RTF_5f_Num_20_13">
      <style:paragraph-properties fo:margin-left="0in" fo:margin-right="0in" fo:margin-top="0in" fo:margin-bottom="0.1945in" fo:text-indent="0in" style:auto-text-indent="false">
        <style:tab-stops/>
      </style:paragraph-properties>
      <style:text-properties style:use-window-font-color="true"/>
    </style:style>
    <style:style style:name="P62" style:family="paragraph" style:parent-style-name="Standard" style:list-style-name="">
      <style:paragraph-properties fo:margin-top="0in" fo:margin-bottom="0.1945in"/>
      <style:text-properties fo:font-size="9pt" style:font-size-asian="9pt" style:font-size-complex="9pt"/>
    </style:style>
    <style:style style:name="P63" style:family="paragraph" style:parent-style-name="Standard" style:list-style-name="">
      <style:paragraph-properties fo:margin-top="0in" fo:margin-bottom="0.1945in" fo:keep-together="always"/>
    </style:style>
    <style:style style:name="P64" style:family="paragraph" style:parent-style-name="Standard" style:list-style-name="">
      <style:paragraph-properties fo:margin-top="0in" fo:margin-bottom="0.1945in"/>
    </style:style>
    <style:style style:name="P65" style:family="paragraph" style:parent-style-name="Standard" style:list-style-name="">
      <style:paragraph-properties fo:margin-top="0in" fo:margin-bottom="0.1945in"/>
      <style:text-properties fo:font-size="10pt" style:font-size-asian="10pt" style:font-size-complex="10pt"/>
    </style:style>
    <style:style style:name="P66" style:family="paragraph" style:parent-style-name="Standard" style:list-style-name="">
      <style:paragraph-properties fo:margin-top="0in" fo:margin-bottom="0.1945in" fo:keep-with-next="always"/>
    </style:style>
    <style:style style:name="P67" style:family="paragraph" style:parent-style-name="Standard" style:list-style-name="">
      <style:paragraph-properties fo:margin-top="0.0374in" fo:margin-bottom="0.0374in"/>
      <style:text-properties fo:font-size="9pt" style:font-size-asian="9pt" style:font-size-complex="9pt"/>
    </style:style>
    <style:style style:name="P6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9" style:family="paragraph" style:parent-style-name="Standard" style:list-style-name="">
      <style:paragraph-properties fo:margin-top="0.0374in" fo:margin-bottom="0.0374in"/>
    </style:style>
    <style:style style:name="P70" style:family="paragraph" style:parent-style-name="Standard" style:list-style-name="">
      <style:paragraph-properties fo:margin-top="0.0374in" fo:margin-bottom="0.0374in"/>
      <style:text-properties fo:font-size="10pt" style:font-size-asian="10pt" style:font-size-complex="10pt"/>
    </style:style>
    <style:style style:name="P7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style:text-properties fo:color="#000000" fo:font-size="10pt" style:font-size-asian="10pt" style:font-size-complex="10pt"/>
    </style:style>
    <style:style style:name="P74" style:family="paragraph" style:parent-style-name="Standard" style:list-style-name="">
      <style:paragraph-properties fo:margin-top="0.0374in" fo:margin-bottom="0.0374in" fo:text-align="center" style:justify-single-word="false"/>
      <style:text-properties style:use-window-font-color="true"/>
    </style:style>
    <style:style style:name="P75" style:family="paragraph" style:parent-style-name="Standard" style:list-style-name="">
      <style:paragraph-properties fo:margin-top="0.0374in" fo:margin-bottom="0.0374in"/>
      <style:text-properties style:use-window-font-color="true"/>
    </style:style>
    <style:style style:name="P7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0374in" fo:margin-bottom="0.0374in" fo:keep-with-next="always"/>
      <style:text-properties style:use-window-font-color="true"/>
    </style:style>
    <style:style style:name="P7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0" style:family="paragraph" style:parent-style-name="Standard" style:list-style-name="">
      <style:paragraph-properties fo:margin-top="0.1945in" fo:margin-bottom="0in"/>
    </style:style>
    <style:style style:name="P81" style:family="paragraph" style:parent-style-name="Standard" style:list-style-name="">
      <style:paragraph-properties fo:margin-top="0.1945in" fo:margin-bottom="0in"/>
      <style:text-properties fo:font-size="10pt" style:font-size-asian="10pt" style:font-size-complex="10pt"/>
    </style:style>
    <style:style style:name="P8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4" style:family="paragraph" style:parent-style-name="Standard" style:list-style-name="">
      <style:paragraph-properties fo:margin-top="0.1945in" fo:margin-bottom="0in" fo:keep-together="always" fo:keep-with-next="always"/>
    </style:style>
    <style:style style:name="P85" style:family="paragraph" style:parent-style-name="Standard" style:list-style-name="">
      <style:paragraph-properties fo:margin-left="0.5in" fo:margin-right="0in" fo:margin-top="0in" fo:margin-bottom="0.1945in" fo:text-indent="0in" style:auto-text-indent="false"/>
    </style:style>
    <style:style style:name="P8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7"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left="0.5in" fo:margin-right="0in" fo:margin-top="0in" fo:margin-bottom="0.1945in" fo:text-indent="0in" style:auto-text-indent="false"/>
      <style:text-properties style:font-name="Courier New1" fo:font-size="9pt" style:font-name-asian="Courier New1" style:font-size-asian="9pt" style:font-name-complex="Courier New1" style:font-size-complex="9pt"/>
    </style:style>
    <style:style style:name="P8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0" style:family="paragraph" style:parent-style-name="Standard" style:list-style-name="">
      <style:paragraph-properties fo:margin-left="0.5in" fo:margin-right="0in" fo:text-indent="0in" style:auto-text-indent="false"/>
    </style:style>
    <style:style style:name="P91" style:family="paragraph" style:parent-style-name="Standard" style:list-style-name="">
      <style:paragraph-properties fo:margin-left="0.5in" fo:margin-right="0in" fo:margin-top="0in" fo:margin-bottom="0.1665in" fo:text-indent="0in" style:auto-text-indent="false"/>
    </style:style>
    <style:style style:name="P9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3" style:family="paragraph" style:parent-style-name="Standard" style:list-style-name="">
      <style:paragraph-properties fo:margin-left="0.5in" fo:margin-right="0in" fo:margin-top="0in" fo:margin-bottom="0.1665in" fo:text-indent="0in" style:auto-text-indent="false"/>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9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7" style:family="paragraph" style:parent-style-name="Standard" style:list-style-name="">
      <style:paragraph-properties fo:margin-top="0in" fo:margin-bottom="0.1665in"/>
      <style:text-properties fo:font-size="10pt" style:font-size-asian="10pt" style:font-size-complex="10pt"/>
    </style:style>
    <style:style style:name="P98" style:family="paragraph" style:parent-style-name="Standard" style:list-style-name="">
      <style:paragraph-properties fo:margin-top="0in" fo:margin-bottom="0.1665in"/>
    </style:style>
    <style:style style:name="P99" style:family="paragraph" style:parent-style-name="Standard" style:list-style-name="">
      <style:paragraph-properties fo:keep-with-next="always"/>
    </style:style>
    <style:style style:name="P10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keep-together="always" fo:keep-with-next="always"/>
    </style:style>
    <style:style style:name="P102" style:family="paragraph" style:parent-style-name="Standard" style:list-style-name="">
      <style:paragraph-properties fo:margin-top="0.1736in" fo:margin-bottom="0in" fo:keep-together="always" fo:keep-with-next="always"/>
    </style:style>
    <style:style style:name="P10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4" style:family="paragraph" style:parent-style-name="Standard" style:list-style-name="">
      <style:paragraph-properties fo:margin-top="0.0319in" fo:margin-bottom="0.0319in" fo:keep-with-next="always"/>
      <style:text-properties style:use-window-font-color="true"/>
    </style:style>
    <style:style style:name="P10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6" style:family="paragraph" style:parent-style-name="Standard" style:list-style-name="">
      <style:paragraph-properties fo:margin-top="0.0319in" fo:margin-bottom="0.0319in" fo:text-align="end" style:justify-single-word="false"/>
      <style:text-properties style:use-window-font-color="true"/>
    </style:style>
    <style:style style:name="P107" style:family="paragraph" style:parent-style-name="Standard" style:list-style-name="">
      <style:paragraph-properties fo:margin-top="0.0319in" fo:margin-bottom="0.0319in" fo:text-align="center" style:justify-single-word="false"/>
      <style:text-properties style:use-window-font-color="true"/>
    </style:style>
    <style:style style:name="P108" style:family="paragraph" style:parent-style-name="Standard" style:list-style-name="">
      <style:paragraph-properties fo:margin-top="0.0319in" fo:margin-bottom="0.0319in" fo:text-align="end" style:justify-single-word="false"/>
    </style:style>
    <style:style style:name="P109" style:family="paragraph" style:parent-style-name="Standard" style:list-style-name="">
      <style:paragraph-properties fo:margin-top="0.0319in" fo:margin-bottom="0.0319in"/>
    </style:style>
    <style:style style:name="P110" style:family="paragraph" style:parent-style-name="Standard" style:list-style-name="">
      <style:paragraph-properties fo:margin-top="0.0319in" fo:margin-bottom="0in"/>
    </style:style>
    <style:style style:name="P111"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3" style:family="paragraph" style:parent-style-name="Standard" style:list-style-name="">
      <style:paragraph-properties fo:margin-left="0in" fo:margin-right="0in" fo:margin-top="0.028in" fo:margin-bottom="0.0319in" fo:text-indent="0.4165in" style:auto-text-indent="false"/>
    </style:style>
    <style:style style:name="P114" style:family="paragraph" style:parent-style-name="Standard" style:list-style-name="">
      <style:paragraph-properties fo:margin-left="1in" fo:margin-right="0in" fo:text-indent="0in" style:auto-text-indent="false"/>
    </style:style>
    <style:style style:name="P11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6" style:family="paragraph" style:parent-style-name="Standard" style:list-style-name="">
      <style:paragraph-properties fo:margin-left="1in" fo:margin-right="0in" fo:margin-top="0in" fo:margin-bottom="0.1665in" fo:text-indent="0in" style:auto-text-indent="false"/>
    </style:style>
    <style:style style:name="P11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8" style:family="paragraph" style:parent-style-name="Standard" style:list-style-name="">
      <style:paragraph-properties fo:margin-top="0.1736in" fo:margin-bottom="0.1945in" fo:keep-together="always"/>
    </style:style>
    <style:style style:name="P11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2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21" style:family="paragraph" style:parent-style-name="Definition_20_Term">
      <style:paragraph-properties fo:text-align="start" style:justify-single-word="false"/>
    </style:style>
    <style:style style:name="P12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23" style:family="paragraph" style:parent-style-name="Body" style:list-style-name="L1"/>
    <style:style style:name="P124" style:family="paragraph" style:parent-style-name="Body" style:list-style-name="L1">
      <style:text-properties style:use-window-font-color="true" fo:font-style="normal" style:font-style-asian="normal" style:font-style-complex="normal"/>
    </style:style>
    <style:style style:name="P125" style:family="paragraph" style:parent-style-name="Item_20_Heading" style:list-style-name="">
      <style:text-properties fo:color="#000000"/>
    </style:style>
    <style:style style:name="P126" style:family="paragraph" style:parent-style-name="Item_20_Heading" style:list-style-name="">
      <style:paragraph-properties fo:margin-top="0.1693in" fo:margin-bottom="0.161in"/>
      <style:text-properties fo:color="#000000"/>
    </style:style>
    <style:style style:name="P127" style:family="paragraph" style:parent-style-name="Detail_20_Heading" style:list-style-name="">
      <style:paragraph-properties fo:padding="0.0236in" fo:border="0.0008in solid #666666"/>
      <style:text-properties fo:color="#000000"/>
    </style:style>
    <style:style style:name="P128" style:family="paragraph" style:parent-style-name="Detail_20_Heading" style:list-style-name="">
      <style:paragraph-properties fo:margin-top="0.0807in" fo:margin-bottom="0.0193in" fo:padding="0.0236in" fo:border="0.0008in solid #666666"/>
      <style:text-properties fo:color="#000000"/>
    </style:style>
    <style:style style:name="P12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0" style:family="paragraph" style:parent-style-name="List_20_Heading" style:list-style-name="">
      <style:text-properties fo:color="#000000" fo:font-size="10pt" style:font-size-asian="10pt" style:font-size-complex="10pt"/>
    </style:style>
    <style:style style:name="P131"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Heading_20_1">
      <style:paragraph-properties fo:break-before="page"/>
    </style:style>
    <style:style style:name="P13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44" style:family="paragraph" style:parent-style-name="Document_20_Title" style:master-page-name="First_20_Page">
      <style:paragraph-properties fo:text-align="center" style:justify-single-word="false" style:page-number="auto"/>
    </style:style>
    <style:style style:name="P14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6" style:family="paragraph" style:parent-style-name="Heading_20_2">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style:font-name="Monaco"/>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fo:font-size="10pt" fo:font-style="italic" style:font-size-asian="10pt" style:font-style-asian="italic" style:font-size-complex="10pt" style:font-style-complex="italic"/>
    </style:style>
    <style:style style:name="T9" style:family="text">
      <style:text-properties fo:color="#000000" fo:font-weight="bold" style:font-weight-asian="bold" style:font-weight-complex="bold"/>
    </style:style>
    <style:style style:name="T1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1" style:family="text">
      <style:text-properties fo:color="#0000ff" fo:font-size="10pt" style:text-underline-style="solid" style:text-underline-width="auto" style:text-underline-color="font-color" style:font-size-asian="10pt" style:font-size-complex="10pt"/>
    </style:style>
    <style:style style:name="T1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3" style:family="text">
      <style:text-properties fo:color="#0000ff" style:text-underline-style="solid" style:text-underline-width="auto" style:text-underline-color="font-color"/>
    </style:style>
    <style:style style:name="T14" style:family="text">
      <style:text-properties fo:color="#0000ff" style:text-underline-style="solid" style:text-underline-width="auto" style:text-underline-color="font-color" fo:font-weight="normal" style:font-weight-asian="normal" style:font-weight-complex="normal"/>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7" style:family="text">
      <style:text-properties fo:color="#0000ff" fo:font-style="italic" style:text-underline-style="solid" style:text-underline-width="auto" style:text-underline-color="font-color" style:font-style-asian="italic" style:font-style-complex="italic"/>
    </style:style>
    <style:style style:name="T18" style:family="text">
      <style:text-properties fo:color="#0000ff" fo:font-size="8pt" style:text-underline-style="solid" style:text-underline-width="auto" style:text-underline-color="font-color" style:font-size-asian="8pt" style:font-size-complex="8pt"/>
    </style:style>
    <style:style style:name="T1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0" style:family="text">
      <style:text-properties fo:color="#808080" style:font-name="Verdana" fo:font-size="7pt" style:font-name-asian="Verdana" style:font-size-asian="7pt" style:font-name-complex="Verdana" style:font-size-complex="7pt"/>
    </style:style>
    <style:style style:name="T21" style:family="text">
      <style:text-properties style:text-position="super 58%"/>
    </style:style>
    <style:style style:name="T22" style:family="text">
      <style:text-properties fo:language="en" fo:country="US" style:language-complex="ar" style:country-complex="SA"/>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ize="10pt" fo:font-weight="normal" style:font-size-asian="10pt" style:font-weight-asian="normal" style:font-size-complex="10pt" style:font-weight-complex="normal"/>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style:font-name="Courier New1" fo:font-size="9pt" style:font-name-asian="Courier New1" style:font-size-asian="9pt" style:font-name-complex="Courier New1" style:font-size-complex="9pt"/>
    </style:style>
    <style:style style:name="T3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5 Service Scopes</text:user-defined></text:p>
      <text:p text:style-name="Document_20_Title"><text:span text:style-name="T1">Final<text:line-break/><text:line-break/></text:span><text:span text:style-name="T1"><text:page-count style:num-format="1">84</text:page-count></text:span><text:span text:style-name="T1"> Pages</text:span></text:p>
      <text:p text:style-name="P16">Abstract</text:p>
      <text:p text:style-name="Abstract">Add prototype service scope to OSGi Service Layer.</text:p>
      <text:p text:style-name="Body"/>
      <text:h text:style-name="P133" text:outline-level="1" text:restart-numbering="true" text:start-value="-1">Document Information</text:h>
      <text:h text:style-name="P146" text:outline-level="2">License</text:h>
      <text:p text:style-name="P12">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146"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6" text:outline-level="2">Feedback</text:h>
      <text:p text:style-name="Body"><text:span text:style-name="T22">This document can be downloaded from the OSGi Alliance design repository at </text:span><text:a xlink:type="simple" xlink:href="https://github.com/osgi/design"><text:span text:style-name="T22">https://github.com/osgi/design</text:span></text:a><text:span text:style-name="T2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3">0 Document Information<text:tab/>2</text:p>
          <text:p text:style-name="P129">0.1 License<text:tab/>2</text:p>
          <text:p text:style-name="P129">0.2 Trademarks<text:tab/>3</text:p>
          <text:p text:style-name="P129">0.3 Feedback<text:tab/>3</text:p>
          <text:p text:style-name="P129">0.4 Table of Contents<text:tab/>3</text:p>
          <text:p text:style-name="P129">0.5 Terminology and Document Conventions<text:tab/>4</text:p>
          <text:p text:style-name="P129">0.6 Revision History<text:tab/>4</text:p>
          <text:p text:style-name="P143">1 Introduction<text:tab/>4</text:p>
          <text:p text:style-name="P143">2 Application Domain<text:tab/>5</text:p>
          <text:p text:style-name="P143">3 Problem Description<text:tab/>5</text:p>
          <text:p text:style-name="P143">4 Requirements<text:tab/>6</text:p>
          <text:p text:style-name="P143">5 Technical Solution<text:tab/>6</text:p>
          <text:p text:style-name="P129">5.1 Scope<text:tab/>6</text:p>
          <text:p text:style-name="P129">5.2 Service API changes<text:tab/>7</text:p>
          <text:p text:style-name="P129">5.3 Declarative Services<text:tab/>8</text:p>
          <text:p text:style-name="P122">5.3.1 Providing Services<text:tab/>8</text:p>
          <text:p text:style-name="P122">5.3.2 Consuming Services<text:tab/>8</text:p>
          <text:p text:style-name="P122">5.3.3 Annotations<text:tab/>8</text:p>
          <text:p text:style-name="P122">5.3.4 Schema<text:tab/>8</text:p>
          <text:p text:style-name="P129">5.4 Blueprint<text:tab/>8</text:p>
          <text:p text:style-name="P143"><text:soft-page-break/>6 Data Transfer Objects<text:tab/>9</text:p>
          <text:p text:style-name="P143">7 Javadoc<text:tab/>9</text:p>
          <text:p text:style-name="P143">8 Considered Alternatives<text:tab/>83</text:p>
          <text:p text:style-name="P129">8.1 Parameterization<text:tab/>83</text:p>
          <text:p text:style-name="P143">9 Security Considerations<text:tab/>84</text:p>
          <text:p text:style-name="P143">10 Document Support<text:tab/>84</text:p>
          <text:p text:style-name="P129">10.1 References<text:tab/>84</text:p>
          <text:p text:style-name="P129">10.2 Author’s Address<text:tab/>84</text:p>
          <text:p text:style-name="P129">10.3 Acronyms and Abbreviations<text:tab/>84</text:p>
          <text:p text:style-name="P129">10.4 End of Document<text:tab/>8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5">Revision</text:p>
            </table:table-cell>
            <table:table-cell table:style-name="Table7.A1" office:value-type="string">
              <text:p text:style-name="P15">Date</text:p>
            </table:table-cell>
            <table:table-cell table:style-name="Table7.C1" office:value-type="string">
              <text:p text:style-name="P15">Comments</text:p>
            </table:table-cell>
          </table:table-row>
        </table:table-header-rows>
        <table:table-row table:style-name="Table7.2">
          <table:table-cell table:style-name="Table7.A1" office:value-type="string">
            <text:p text:style-name="P13">Initial</text:p>
          </table:table-cell>
          <table:table-cell table:style-name="Table7.A1" office:value-type="string">
            <text:p text:style-name="CellBody">14 Nov 2012</text:p>
          </table:table-cell>
          <table:table-cell table:style-name="Table7.C1" office:value-type="string">
            <text:p text:style-name="CellBody">Initial draft. Started from a discussion at the Orlando F2F.</text:p>
          </table:table-cell>
        </table:table-row>
        <table:table-row table:style-name="Table7.2">
          <table:table-cell table:style-name="Table7.A3" office:value-type="string">
            <text:p text:style-name="P13">2<text:span text:style-name="T21">nd</text:span> draft</text:p>
          </table:table-cell>
          <table:table-cell table:style-name="Table7.A3" office:value-type="string">
            <text:p text:style-name="CellBody">17 Jan 2013</text:p>
          </table:table-cell>
          <table:table-cell table:style-name="Table7.C3" office:value-type="string">
            <text:p text:style-name="CellBody">Updated after CPEG call. Added new DS bind/updated/unbind method signature. Added DS annotation changes.</text:p>
          </table:table-cell>
        </table:table-row>
        <table:table-row table:style-name="Table7.2">
          <table:table-cell table:style-name="Table7.A3" office:value-type="string">
            <text:p text:style-name="P13">Final</text:p>
          </table:table-cell>
          <table:table-cell table:style-name="Table7.A3" office:value-type="string">
            <text:p text:style-name="CellBody">7 Feb 2014</text:p>
          </table:table-cell>
          <table:table-cell table:style-name="Table7.C3" office:value-type="string">
            <text:p text:style-name="CellBody">Final version for voting.</text:p>
          </table:table-cell>
        </table:table-row>
      </table:table>
      <text:p text:style-name="Body"/>
      <text:h text:style-name="Heading_20_1" text:outline-level="1">Introduction</text:h>
      <text:p text:style-name="Body">The OSGi Service Layer has been part of the OSGi Core spec since Release 1. It provides a service broker model where bundles can publish, find and bind services. The service layer as always allowed a service provider <text:soft-page-break/>to provide either a singleton service object shared by all consumers or to provide a unique service object per bundle consuming the services. This RFC will introduce the concept of a service scope and define a new scope type to allow there to be many service objects for a consuming bundle.</text:p>
      <text:h text:style-name="Heading_20_1" text:outline-level="1">Application Domain</text:h>
      <text:p text:style-name="Body">The OSGi service layer allows bundles to provide services by publishing them in the service registry. It also allows bundles to find services by performing a lookup in the service registry and by listening to service lifecycle events. A bundle can consume a service by binding to the service thus obtaining a service object that can be called.</text:p>
      <text:p text:style-name="Body">The provider has 2 ways to provide a service object to which a consumer can bind. The provider can directly register a service object. This one service objects is then available for use by all consumers. Alternatively, the service provider can register an object implementing the ServiceFactory interface. This ServiceFactory object can then be called by the OSGi framework implementation each time a consuming bundle binds to the service. This allows the providing bundle to create a unique service object for each bundle consuming the service. The framework ensures that the ServiceFactory is only called once for each consuming bundle and that the consuming bundle is only bound to a single object. When a consuming bundle releases the bound service, the framework will again call the ServiceFactory object to release the unique service object created for that consuming bundle.</text:p>
      <text:h text:style-name="Heading_20_1" text:outline-level="1">Problem Description</text:h>
      <text:p text:style-name="Body">Sometimes it is necessary to for a consuming bundle to have access for more than a single instance of a service. This may be necessary if the service is stateful and different parts of the bundle need services having different state.</text:p>
      <text:p text:style-name="Body">The discussion of how to support stateful EJBs in RFC 194 lead to the ideas which spawned this RFC. Since the EJB support will need to inject EJBs into client code, to support all inter-bundle “communication” being done via OSGi services, there needs to be a way to obtain multiple instances of a service for a single consuming bundle. This is currently not possible with the OSGi service layer API. </text:p>
      <text:p text:style-name="Body">The EJB implementation could use a bland factory-type (e.g. EJBFactory) but this would side step the type-safety support in the OSGi service registry by obscuring the actual types from the service registry as they would need to be in some agreed service property.</text:p>
      <text:p text:style-name="Body">Multiple instance support can also be important for Remote Services Admin implementations. This will allow an implementation bundle to obtain multiple instances of a local service to support multiple remote consumers.</text:p>
      <text:h text:style-name="Heading_20_1" text:outline-level="1"><text:soft-page-break/>Requirements</text:h>
      <text:p text:style-name="Body">Some of the following requirements are derived from the requirements in RFC 158 <text:bookmark-ref text:reference-format="number" text:ref-name="__RefNumPara__341_51290378">[3].</text:bookmark-ref></text:p>
      <text:p text:style-name="Body"/>
      <text:list xml:id="list3781574332767088675" text:style-name="L1">
        <text:list-item>
          <text:p text:style-name="P123">S0001 – The Framework must provide a mechanism that allows a provider bundle to register a service that enables a consumer bundle to obtain multiple instances of the service.</text:p>
        </text:list-item>
        <text:list-item>
          <text:p text:style-name="P123">S0002 – The instance creation method should use a different API from the normal getService to minimize confusion</text:p>
        </text:list-item>
        <text:list-item>
          <text:p text:style-name="P123">S0003 – The mechanism must be implemented within the existing concepts of service lifecycle, ServiceReference, <text:s/>ServiceRegistration, ServiceListener and service hooks.</text:p>
        </text:list-item>
        <text:list-item>
          <text:p text:style-name="P123">S0004 – Clients must be able to release any instances when the provider unregisters the service. Services must conform to normal service lifecycle rules. Therefore, instances must follow the same life cycle as the service registration.</text:p>
        </text:list-item>
        <text:list-item>
          <text:p text:style-name="P124">S0005 – The existing way of providing and consumer services must remain possible.</text:p>
        </text:list-item>
        <text:list-item>
          <text:p text:style-name="P124">S0006 – The scope type of the service must be introspectable. That is, a potential consumer of a service must be able to tell if it can bind to multiple instances of a service.</text:p>
        </text:list-item>
        <text:list-item>
          <text:p text:style-name="P124">S0007 – Existing consumers must be able to consume services, using expected semanincs, provided by provides supporting multiple instances.</text:p>
        </text:list-item>
        <text:list-item>
          <text:p text:style-name="P124">S0008 – New consumers must be able to consume service provided by existing providers.</text:p>
        </text:list-item>
      </text:list>
      <text:p text:style-name="Body"/>
      <text:h text:style-name="Heading_20_1" text:outline-level="1">Technical Solution</text:h>
      <text:h text:style-name="Heading_20_2" text:outline-level="2">Scope</text:h>
      <text:p text:style-name="Body">We introduce a new term to the specification: <text:span text:style-name="T3">service scope</text:span>. Without explicitly using this term, the current service layer allows for two scopes: <text:span text:style-name="T3">singleton</text:span> and <text:span text:style-name="T3">bundle</text:span>. This RFC also introduces a third scope: <text:span text:style-name="T3">prototype</text:span>. (The prototype name is “inherited” from the Blueprint specification. See 121.5.5.)</text:p>
      <text:p text:style-name="Body"><text:soft-page-break/>When a bundle registers a plain object as the service object, we now call this singleton scope. All consumers of the service use the same service object. </text:p>
      <text:p text:style-name="Body">When a bundle registers a ServiceFactory object as the service object, we now call this bundle scope. Each consuming bundle uses a customized service object. But there is only a single service object per consuming bundles.</text:p>
      <text:p text:style-name="Body">We introduce a new subtype of ServiceFactory called PrototypeServiceFactory such that when a bundle registers a PrototypeServiceFactory object as the service object, we now call this prototype scope. A consuming bundle which is aware of the newly introduced BundleContext.getServiceObjects method, can now obtain multiple customized service objects.</text:p>
      <text:p text:style-name="Body">Finally, we also introduce a new service property called <text:span text:style-name="T3">service.scope</text:span>. Like service.id, this property is automatically added by the framework to all service registrations and set to the scope of the service. This allows new consumers to locate prototype scope services and properly interact with them. This property will be especially important for component models like Declarative Services and Blueprint since they will need to know they can properly obtain multiple customized service objects for the declared components.</text:p>
      <text:h text:style-name="Heading_20_2" text:outline-level="2">Service API changes</text:h>
      <text:p text:style-name="Body">A new ServiceFactory subtype is introduced called <text:span text:style-name="T3">PrototypeServiceFactory</text:span>. Implementing this interface and registering it as the service object tell the framework, that the service provider is capable of creating multiple customized service objects for a single consuming bundle. </text:p>
      <text:p text:style-name="Body">It is necessary to define a new “factory” type rather than simply calling existing ServiceFactory implementations to create multiple customized service objects for a given bundle. Since the ServiceFactory contract states that it will only be called to create a single customized service object (at a time) for a given bundle, ServiceFactory implementations may reply upon this. For example, the consuming bundle could be a key in a map of bundle to service object. Calling this ServiceFactory multiple times for a given bundle would break the implementation.</text:p>
      <text:p text:style-name="Body">So implementing the new PrototypeServiceFactory type indicates that the providing bundle is aware that the factory can be called multiple times per consuming bundle.</text:p>
      <text:p text:style-name="Body">On the consumer side, we also need a means for the consumer to consume multiple customized service objects. The current BundleContext methods getService and ungetService must retain their current behavior. Using these methods, a consuming bundle will only ever be exposed to a single service object (at a time). We introduce a new method to BundleContext <text:span text:style-name="T3">getServiceObjects</text:span> which returns the newly introduced <text:span text:style-name="T3">ServiceObjects&lt;S&gt;</text:span> type rather than a service S.</text:p>
      <text:p text:style-name="P11">&lt;S&gt; ServiceObjects&lt;S&gt; getServiceObjects(ServiceReference&lt;S&gt; reference)</text:p>
      <text:p text:style-name="Body">The ServiceObjects type contains the simple <text:span text:style-name="T4">S getService()</text:span> and <text:span text:style-name="T4">void ungetService(S service)</text:span> methods. If the service scope is singleton or bundle, calling these methods can only return the single (at a time) service object the provider is able to provide for the bundle. However, if the scope is prototype, then each call to getService can return a new service object. </text:p>
      <text:p text:style-name="Body">The lifecycle of service objects of prototype scope is the same as the other scopes. When the consuming bundle is stopped, then all service objects obtained by the bundle must be released. If the provider bundle unregisters the service, then all service objects obtained by any bundle must be released. This means the framework must track all consumed service objects so they may be released when necessary.</text:p>
      <text:h text:style-name="Heading_20_2" text:outline-level="2"><text:soft-page-break/>Declarative Services</text:h>
      <text:p text:style-name="Body">Declarative Services is currently being updated by RFC 190. The introduction of prototype scope services means we also need to update DS to support this new service feature.</text:p>
      <text:h text:style-name="Heading_20_3" text:outline-level="3">Providing Services</text:h>
      <text:p text:style-name="Body">The servicefactory attribute on the service element is deprecated and replaced by a scope attribute supporting the values: singleton (default), bundle and prototype. servicefactory=false maps to scope=singleton and <text:s/>servicefactory=true maps to scope=bundle.</text:p>
      <text:p text:style-name="Body">This allows SCR to support components being prototype scope services. Since DS never registers the actual component object (that is, even for scope=singleton, DS always registers a ServiceFactory to delay component creation and activation), components will never be visible in the service registry with service.scope=singleton.</text:p>
      <text:h text:style-name="Heading_20_3" text:outline-level="3">Consuming Services</text:h>
      <text:p text:style-name="Body">A scope attribute is added to the reference element. The scope attribute supports the values: bundle(default) and prototype. When using scope=bundle, all references to the service by components in the same bundle will share the same service object. That is, SCR must use BundleContext.getService to obtain the service object. When using scope=prototype, each instance of the component will use a difference instance of the service. That is, SCR must use BundleContext.getServiceObjects to obtain the service object and the referenced service must have service.scope=prototype. A service without service.scope=prototype cannot be used as a bound service for a scope=prototype reference since it cannot fulfill the requirement to create multiple service instances for the bundle.</text:p>
      <text:p text:style-name="Body">The valid signatures for bind, updated and unbind will be extended to allow ServiceObjects to be injected.</text:p>
      <text:p text:style-name="P11">void &lt;method-name&gt;(ServiceObjects);</text:p>
      <text:p text:style-name="Body">This method signature can only be used when the reference is scope=prototype.</text:p>
      <text:h text:style-name="Heading_20_3" text:outline-level="3">Annotations</text:h>
      <text:p text:style-name="Body">The DS Annotations will also be updated to support these new features.</text:p>
      <text:p text:style-name="Body">Enum ServiceScope is added with values SINGLETON, BUNDLE and PROTOTYPE.</text:p>
      <text:p text:style-name="Body">ServiceScope Component.scope() is added. Component,servicefactory() is deprecated and ignored when Component.scope() is specified.</text:p>
      <text:p text:style-name="Body">Enum ReferenceScope is added with values BUNDLE and PROTOTYPE.</text:p>
      <text:p text:style-name="Body">ReferenceScope Reference.scope() is added.</text:p>
      <text:h text:style-name="Heading_20_3" text:outline-level="3">Schema</text:h>
      <text:p text:style-name="Body">The DS XML Schema is updated to v1.3.0 and a scope attribute is added to the service and the reference elements. The servicefactory attribute of the service element is removed since it is replaced by the new scope attribute.</text:p>
      <text:h text:style-name="Heading_20_2" text:outline-level="2">Blueprint</text:h>
      <text:p text:style-name="Body">Blueprint is currently being updated by RFC 184. The introduction of prototype scope services means we also need to update Blueprint to support this new service feature.</text:p>
      <text:p text:style-name="Body"><text:soft-page-break/>Similar changes to those proposed for DS are needed. Design TBD.</text:p>
      <text:h text:style-name="Heading_20_1" text:outline-level="1">Data Transfer Objects</text:h>
      <text:p text:style-name="P10">No DTOs changes are required. The ServiceReferenceDTO proposed by RFC 185 will be sufficient for this design.</text:p>
      <text:h text:style-name="Heading_20_1" text:outline-level="1">Javadoc</text:h>
      <text:p text:style-name="P10">A subset of the org.osgi.framework javadoc is included which contains the main API changes for this RFC.</text:p>
      <text:section text:style-name="Sect1" text:name="Section1" text:protected="true">
        <text:section-source xlink:href="../javadoc.rtf" text:filter-name="Rich Text Format"/>
        <text:p text:style-name="P145">OSGi Javadoc</text:p>
        <text:p text:style-name="P62">2/7/14 1:09 PM</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7"><text:span text:style-name="Summary_20_Heading_20_Font">Package Summary</text:span></text:p>
            </table:table-cell>
            <table:covered-table-cell/>
            <table:table-cell table:style-name="Table8.A1" office:value-type="string">
              <text:p text:style-name="P68"><text:span text:style-name="Page_20_Reference_20_Font"><text:span text:style-name="T23">Page</text:span></text:span></text:p>
            </table:table-cell>
          </table:table-row>
          <table:table-row table:style-name="Table8.1">
            <table:table-cell table:style-name="Table8.A2" office:value-type="string">
              <text:p text:style-name="P69"><text:a xlink:type="simple" xlink:href="#r3"><text:span text:style-name="T10">org.osgi.framework</text:span></text:a></text:p>
            </table:table-cell>
            <table:table-cell table:style-name="Table8.A2" office:value-type="string">
              <text:p text:style-name="P70">Framework Package Version 1.8.</text:p>
            </table:table-cell>
            <table:table-cell table:style-name="Table8.A2" office:value-type="string">
              <text:p text:style-name="P68"><text:span text:style-name="Page_20_Reference_20_Font"><text:bookmark-ref text:reference-format="page" text:ref-name="r3">11</text:bookmark-ref></text:span></text:p>
            </table:table-cell>
          </table:table-row>
          <table:table-row table:style-name="Table8.1">
            <table:table-cell table:style-name="Table8.A3" office:value-type="string">
              <text:p text:style-name="P69"><text:a xlink:type="simple" xlink:href="#r175"><text:span text:style-name="T10">org.osgi.service.component.annotations</text:span></text:a></text:p>
            </table:table-cell>
            <table:table-cell table:style-name="Table8.A3" office:value-type="string">
              <text:p text:style-name="P70">Service Component Annotations Package Version 1.3.</text:p>
            </table:table-cell>
            <table:table-cell table:style-name="Table8.A3" office:value-type="string">
              <text:p text:style-name="P68"><text:span text:style-name="Page_20_Reference_20_Font"><text:bookmark-ref text:reference-format="page" text:ref-name="r175">69</text:bookmark-ref></text:span></text:p>
            </table:table-cell>
          </table:table-row>
        </table:table>
        <text:p text:style-name="P131"><text:bookmark text:name="r3"/>Package org.osgi.framework</text:p>
        <text:p text:style-name="P80"><text:span text:style-name="Code_20_Small">@org.osgi.annotation.versioning.Version(value="1.8")</text:span></text:p>
        <text:p text:style-name="P81">Framework Package Version 1.8.</text:p>
        <text:p text:style-name="P82">See:</text:p>
        <text:p text:style-name="P85"><text:a xlink:type="simple" xlink:href="#r2"><text:span text:style-name="T10">Description</text:span></text:a></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6"><text:span text:style-name="Summary_20_Heading_20_Font1">Interface Summary</text:span></text:p>
            </table:table-cell>
            <table:covered-table-cell/>
            <table:table-cell table:style-name="Table9.A1" office:value-type="string">
              <text:p text:style-name="P77"><text:span text:style-name="Page_20_Reference_20_Font">Page</text:span></text:p>
            </table:table-cell>
          </table:table-row>
          <table:table-row table:style-name="Table9.1">
            <table:table-cell table:style-name="Table9.A2" office:value-type="string">
              <text:p text:style-name="P69"><text:a xlink:type="simple" xlink:href="#r38"><text:span text:style-name="T12">BundleContext</text:span></text:a></text:p>
            </table:table-cell>
            <table:table-cell table:style-name="Table9.A2" office:value-type="string">
              <text:p text:style-name="P71">A bundle's execution context within the Framework.</text:p>
            </table:table-cell>
            <table:table-cell table:style-name="Table9.A2" office:value-type="string">
              <text:p text:style-name="P72"><text:span text:style-name="Page_20_Reference_20_Font"><text:span text:style-name="T24"><text:bookmark-ref text:reference-format="page" text:ref-name="r38">12</text:bookmark-ref></text:span></text:span></text:p>
            </table:table-cell>
          </table:table-row>
          <table:table-row table:style-name="Table9.1">
            <table:table-cell table:style-name="Table9.A3" office:value-type="string">
              <text:p text:style-name="P69"><text:a xlink:type="simple" xlink:href="#r160"><text:span text:style-name="T12">Constants</text:span></text:a></text:p>
            </table:table-cell>
            <table:table-cell table:style-name="Table9.A3" office:value-type="string">
              <text:p text:style-name="P71">Defines standard names for the OSGi environment system properties, service properties, and Manifest header attribute keys.</text:p>
            </table:table-cell>
            <table:table-cell table:style-name="Table9.A3" office:value-type="string">
              <text:p text:style-name="P72"><text:span text:style-name="Page_20_Reference_20_Font"><text:span text:style-name="T24"><text:bookmark-ref text:reference-format="page" text:ref-name="r160">27</text:bookmark-ref></text:span></text:span></text:p>
            </table:table-cell>
          </table:table-row>
          <table:table-row table:style-name="Table9.1">
            <table:table-cell table:style-name="Table9.A3" office:value-type="string">
              <text:p text:style-name="P69"><text:a xlink:type="simple" xlink:href="#r164"><text:span text:style-name="T12">PrototypeServiceFactory</text:span></text:a></text:p>
            </table:table-cell>
            <table:table-cell table:style-name="Table9.A3" office:value-type="string">
              <text:p text:style-name="P69"><text:span text:style-name="T25">A factory for </text:span><text:a xlink:type="simple" xlink:href="#r135"><text:span text:style-name="Code1"><text:span text:style-name="T14">prototype scope</text:span></text:span></text:a><text:span text:style-name="Default_20_Paragraph_20_Font"><text:span text:style-name="T25"> services.</text:span></text:span></text:p>
            </table:table-cell>
            <table:table-cell table:style-name="Table9.A3" office:value-type="string">
              <text:p text:style-name="P72"><text:span text:style-name="Page_20_Reference_20_Font"><text:span text:style-name="T24"><text:bookmark-ref text:reference-format="page" text:ref-name="r164">63</text:bookmark-ref></text:span></text:span></text:p>
            </table:table-cell>
          </table:table-row>
          <table:table-row table:style-name="Table9.1">
            <table:table-cell table:style-name="Table9.A3" office:value-type="string">
              <text:p text:style-name="P69"><text:a xlink:type="simple" xlink:href="#r168"><text:span text:style-name="T12">ServiceFactory</text:span></text:a></text:p>
            </table:table-cell>
            <table:table-cell table:style-name="Table9.A3" office:value-type="string">
              <text:p text:style-name="P69"><text:span text:style-name="T25">A factory for </text:span><text:a xlink:type="simple" xlink:href="#r134"><text:span text:style-name="Code1"><text:span text:style-name="T14">bundle scope</text:span></text:span></text:a><text:span text:style-name="Default_20_Paragraph_20_Font"><text:span text:style-name="T25"> services.</text:span></text:span></text:p>
            </table:table-cell>
            <table:table-cell table:style-name="Table9.A3" office:value-type="string">
              <text:p text:style-name="P72"><text:span text:style-name="Page_20_Reference_20_Font"><text:span text:style-name="T24"><text:bookmark-ref text:reference-format="page" text:ref-name="r168">65</text:bookmark-ref></text:span></text:span></text:p>
            </table:table-cell>
          </table:table-row>
          <table:table-row table:style-name="Table9.1">
            <table:table-cell table:style-name="Table9.A3" office:value-type="string">
              <text:p text:style-name="P69"><text:a xlink:type="simple" xlink:href="#r173"><text:span text:style-name="T12">ServiceObjects</text:span></text:a></text:p>
            </table:table-cell>
            <table:table-cell table:style-name="Table9.A3" office:value-type="string">
              <text:p text:style-name="P71">Allows multiple service objects for a service to be obtained.</text:p>
            </table:table-cell>
            <table:table-cell table:style-name="Table9.A3" office:value-type="string">
              <text:p text:style-name="P72"><text:span text:style-name="Page_20_Reference_20_Font"><text:span text:style-name="T24"><text:bookmark-ref text:reference-format="page" text:ref-name="r173">67</text:bookmark-ref></text:span></text:span></text:p>
            </table:table-cell>
          </table:table-row>
        </table:table>
        <text:p text:style-name="P96"><text:bookmark text:name="r2"/>Package org.osgi.framework Description</text:p>
        <text:p text:style-name="P97">Framework Package Version 1.8.</text:p>
        <text:p text:style-name="P97">Bundles wishing to use this package must list the package in the Import-Package header of the bundle's manifest.</text:p>
        <text:p text:style-name="P97">Example import for consumers using the API in this package:</text:p>
        <text:p text:style-name="P19"><text:span text:style-name="Code1">Import-Package: org.osgi.framework; version="[1.8,2.0)"</text:span></text:p>
        <text:p text:style-name="P134"><text:bookmark text:name="r38"/>Interface BundleContext</text:p>
        <text:p text:style-name="P99"><text:a xlink:type="simple" xlink:href="#r3"><text:span text:style-name="T16">org.osgi.framework</text:span></text:a></text:p>
        <text:p text:style-name="P130">All Superinterfaces:</text:p>
        <text:p text:style-name="P89">org.osgi.framework.BundleReference</text:p>
        <text:p text:style-name="P83"/>
        <text:p text:style-name="P102"><text:span text:style-name="Code_20_Small1">@org.osgi.annotation.versioning.ProviderType<text:line-break/></text:span><text:span text:style-name="Code2">public interface </text:span><text:span text:style-name="Code2"><text:span text:style-name="T23">BundleContext</text:span></text:span></text:p>
        <text:p text:style-name="P63"><text:span text:style-name="Code2">extends org.osgi.framework.BundleReference</text:span></text:p>
        <text:p text:style-name="P97">A bundle's execution context within the Framework. The context is used to grant access to other methods so that this bundle can interact with the Framework.</text:p>
        <text:p text:style-name="P98"><text:span text:style-name="Code2">BundleContext</text:span><text:span text:style-name="Default_20_Paragraph_20_Font"><text:span text:style-name="T26"> methods allow a bundle to:</text:span></text:span></text:p>
        <text:list xml:id="list1908585300289708653" text:style-name="RTF_5f_Num_20_2">
          <text:list-item>
            <text:p text:style-name="P24">Subscribe to events published by the Framework.</text:p>
          </text:list-item>
          <text:list-item>
            <text:p text:style-name="P24">Register service objects with the Framework service registry.</text:p>
          </text:list-item>
          <text:list-item>
            <text:p text:style-name="P30"><text:span text:style-name="T6">Retrieve </text:span><text:span text:style-name="Code2"><text:span text:style-name="T5">ServiceReferences</text:span></text:span><text:span text:style-name="Default_20_Paragraph_20_Font"><text:span text:style-name="T6"> from the Framework service registry.</text:span></text:span></text:p>
          </text:list-item>
          <text:list-item>
            <text:p text:style-name="P24">Get and release service objects for a referenced service.</text:p>
          </text:list-item>
          <text:list-item>
            <text:p text:style-name="P24">Install new bundles in the Framework.</text:p>
          </text:list-item>
          <text:list-item>
            <text:p text:style-name="P24">Get the list of bundles installed in the Framework.</text:p>
          </text:list-item>
          <text:list-item>
            <text:p text:style-name="P30"><text:span text:style-name="T6">Get the </text:span><text:span text:style-name="Code2"><text:span text:style-name="T5">org.osgi.framework.Bundle</text:span></text:span><text:span text:style-name="Default_20_Paragraph_20_Font"><text:span text:style-name="T6"> object for a bundle.</text:span></text:span></text:p>
          </text:list-item>
          <text:list-item>
            <text:p text:style-name="P48"><text:span text:style-name="T6">Create </text:span><text:span text:style-name="Code2"><text:span text:style-name="T5">File</text:span></text:span><text:span text:style-name="Default_20_Paragraph_20_Font"><text:span text:style-name="T6"> objects for files in a persistent storage area provided for the bundle by the Framework.</text:span></text:span></text:p>
          </text:list-item>
        </text:list>
        <text:p text:style-name="P98"><text:span text:style-name="T26">A </text:span><text:span text:style-name="Code2">BundleContext</text:span><text:span text:style-name="Default_20_Paragraph_20_Font"><text:span text:style-name="T26"> object will be created for a bundle when the bundle is started. The </text:span></text:span><text:span text:style-name="Code2">Bundle</text:span><text:span text:style-name="Default_20_Paragraph_20_Font"><text:span text:style-name="T26"> object associated with a </text:span></text:span><text:span text:style-name="Code2">BundleContext</text:span><text:span text:style-name="Default_20_Paragraph_20_Font"><text:span text:style-name="T26"> object is called the </text:span></text:span><text:span text:style-name="Default_20_Paragraph_20_Font"><text:span text:style-name="T27">context bundle</text:span></text:span><text:span text:style-name="Default_20_Paragraph_20_Font"><text:span text:style-name="T26">.</text:span></text:span></text:p>
        <text:p text:style-name="P98"><text:span text:style-name="T26">The </text:span><text:span text:style-name="Code2">BundleContext</text:span><text:span text:style-name="Default_20_Paragraph_20_Font"><text:span text:style-name="T26"> object will be passed to the </text:span></text:span><text:span text:style-name="Code2">org.osgi.framework.BundleActivator.start(BundleContext)</text:span><text:span text:style-name="Default_20_Paragraph_20_Font"><text:span text:style-name="T26"> method during activation of the context bundle. The same </text:span></text:span><text:span text:style-name="Code2">BundleContext</text:span><text:span text:style-name="Default_20_Paragraph_20_Font"><text:span text:style-name="T26"> object will be passed to the </text:span></text:span><text:span text:style-name="Code2">org.osgi.framework.BundleActivator.stop(BundleContext)</text:span><text:span text:style-name="Default_20_Paragraph_20_Font"><text:span text:style-name="T26"> method when the context bundle is stopped. A </text:span></text:span><text:span text:style-name="Code2">BundleContext</text:span><text:span text:style-name="Default_20_Paragraph_20_Font"><text:span text:style-name="T26"> object is generally for the private use of its associated bundle and is not meant to be shared with other bundles in the OSGi environment.</text:span></text:span></text:p>
        <text:p text:style-name="P98"><text:span text:style-name="T26">The </text:span><text:span text:style-name="Code2">BundleContext</text:span><text:span text:style-name="Default_20_Paragraph_20_Font"><text:span text:style-name="T26"> object is only valid during the execution of its context bundle; that is, during the period from when the context bundle is in the </text:span></text:span><text:span text:style-name="Code2">STARTING</text:span><text:span text:style-name="Default_20_Paragraph_20_Font"><text:span text:style-name="T26">, </text:span></text:span><text:span text:style-name="Code2">STOPPING</text:span><text:span text:style-name="Default_20_Paragraph_20_Font"><text:span text:style-name="T26">, and </text:span></text:span><text:span text:style-name="Code2">ACTIVE</text:span><text:span text:style-name="Default_20_Paragraph_20_Font"><text:span text:style-name="T26"> bundle states. However, the </text:span></text:span><text:span text:style-name="Code2">BundleContext</text:span><text:span text:style-name="Default_20_Paragraph_20_Font"><text:span text:style-name="T26"> object become invalid after </text:span></text:span><text:span text:style-name="Code2">org.osgi.framework.BundleActivator.stop(BundleContext)</text:span><text:span text:style-name="Default_20_Paragraph_20_Font"><text:span text:style-name="T26"> returns (if the bundle has a Bundle Activator). The </text:span></text:span><text:span text:style-name="Code2">BundleContext</text:span><text:span text:style-name="Default_20_Paragraph_20_Font"><text:span text:style-name="T26"> object becomes invalid before disposing of any remaining registered services and releasing any remaining services in use. Since those activities can result in other bundles being called (for example, </text:span></text:span><text:span text:style-name="Code2">org.osgi.framework.ServiceListener</text:span><text:span text:style-name="Default_20_Paragraph_20_Font"><text:span text:style-name="T26">s for </text:span></text:span><text:span text:style-name="Code2">org.osgi.framework.ServiceEvent.UNREGISTERING</text:span><text:span text:style-name="Default_20_Paragraph_20_Font"><text:span text:style-name="T26"> events and </text:span></text:span><text:a xlink:type="simple" xlink:href="#r168"><text:span text:style-name="Code2"><text:span text:style-name="T13">ServiceFactory</text:span></text:span></text:a><text:span text:style-name="Default_20_Paragraph_20_Font"><text:span text:style-name="T26">s for unget operations), those other bundles can observe the stopping bundle in the </text:span></text:span><text:span text:style-name="Code2">STOPPING</text:span><text:span text:style-name="Default_20_Paragraph_20_Font"><text:span text:style-name="T26"> state but with an invalid </text:span></text:span><text:span text:style-name="Code2">BundleContext</text:span><text:span text:style-name="Default_20_Paragraph_20_Font"><text:span text:style-name="T26"> object. If the </text:span></text:span><text:span text:style-name="Code2">BundleContext</text:span><text:span text:style-name="Default_20_Paragraph_20_Font"><text:span text:style-name="T26"> object is used after it has become invalid, an </text:span></text:span><text:span text:style-name="Code2">IllegalStateException</text:span><text:span text:style-name="Default_20_Paragraph_20_Font"><text:span text:style-name="T26"> must be thrown. The </text:span></text:span><text:span text:style-name="Code2">BundleContext</text:span><text:span text:style-name="Default_20_Paragraph_20_Font"><text:span text:style-name="T26"> object must never be reused after its context bundle is stopped.</text:span></text:span></text:p>
        <text:p text:style-name="P98"><text:span text:style-name="T26">Two </text:span><text:span text:style-name="Code2">BundleContext</text:span><text:span text:style-name="Default_20_Paragraph_20_Font"><text:span text:style-name="T26"> objects are equal if they both refer to the same execution context of a bundle. The Framework is the only entity that can create </text:span></text:span><text:span text:style-name="Code2">BundleContext</text:span><text:span text:style-name="Default_20_Paragraph_20_Font"><text:span text:style-name="T26"> objects and they are only valid within the Framework that created them.</text:span></text:span></text:p>
        <text:p text:style-name="P64"><text:span text:style-name="T26">A </text:span><text:span text:style-name="Code2">org.osgi.framework.Bundle</text:span><text:span text:style-name="Default_20_Paragraph_20_Font"><text:span text:style-name="T26"> can be </text:span></text:span><text:span text:style-name="Code2">adapted</text:span><text:span text:style-name="Default_20_Paragraph_20_Font"><text:span text:style-name="T26"> to its </text:span></text:span><text:span text:style-name="Code2">BundleContext</text:span><text:span text:style-name="Default_20_Paragraph_20_Font"><text:span text:style-name="T26">. In order for this to succeed, the caller must have the appropriate </text:span></text:span><text:span text:style-name="Code2">AdminPermission[bundle,CONTEXT]</text:span><text:span text:style-name="Default_20_Paragraph_20_Font"><text:span text:style-name="T26"> if the Java Runtime Environment supports permissions.</text:span></text:span></text:p>
        <text:p text:style-name="P100">ThreadSafe</text:p>
        <text:p text:style-name="P10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4"><text:span text:style-name="Summary_20_Heading_20_Font2"><text:span text:style-name="T5">Method Summary</text:span></text:span></text:p>
            </table:table-cell>
            <table:covered-table-cell/>
            <table:table-cell table:style-name="Table10.A1" office:value-type="string">
              <text:p text:style-name="P105"><text:span text:style-name="Page_20_Reference_20_Font"><text:span text:style-name="T9">Page</text:span></text:span></text:p>
            </table:table-cell>
          </table:table-row>
          <table:table-row table:style-name="Table10.1">
            <table:table-cell table:style-name="Table10.A2" office:value-type="string">
              <text:p text:style-name="P106"><text:span text:style-name="Code_20_Small1"><text:span text:style-name="T5">void</text:span></text:span></text:p>
            </table:table-cell>
            <table:table-cell table:style-name="Table10.A2" office:value-type="string">
              <text:p text:style-name="P110"><text:a xlink:type="simple" xlink:href="#r13"><text:span text:style-name="Code2"><text:span text:style-name="T15">addBundleListener</text:span></text:span></text:a><text:span text:style-name="Code2"><text:span text:style-name="T5">(org.osgi.framework.BundleListener listener)</text:span></text:span></text:p>
              <text:p text:style-name="P111"><text:span text:style-name="T6">Adds the specified </text:span><text:span text:style-name="Code2"><text:span text:style-name="T5">BundleListener</text:span></text:span><text:span text:style-name="Default_20_Paragraph_20_Font"><text:span text:style-name="T6"> object to the context bundle's list of listeners if not already present.</text:span></text:span></text:p>
            </table:table-cell>
            <table:table-cell table:style-name="Table10.C2" office:value-type="string">
              <text:p text:style-name="P107"><text:span text:style-name="Page_20_Reference_20_Font"><text:span text:style-name="T5"><text:bookmark-ref text:reference-format="page" text:ref-name="r13">17</text:bookmark-ref></text:span></text:span></text:p>
            </table:table-cell>
          </table:table-row>
          <table:table-row table:style-name="Table10.1">
            <table:table-cell table:style-name="Table10.A3" office:value-type="string">
              <text:p text:style-name="P106"><text:span text:style-name="Code_20_Small1"><text:span text:style-name="T5">void</text:span></text:span></text:p>
            </table:table-cell>
            <table:table-cell table:style-name="Table10.A3" office:value-type="string">
              <text:p text:style-name="P110"><text:a xlink:type="simple" xlink:href="#r15"><text:span text:style-name="Code2"><text:span text:style-name="T15">addFrameworkListener</text:span></text:span></text:a><text:span text:style-name="Code2"><text:span text:style-name="T5">(org.osgi.framework.FrameworkListener listener)</text:span></text:span></text:p>
              <text:p text:style-name="P111"><text:span text:style-name="T6">Adds the specified </text:span><text:span text:style-name="Code2"><text:span text:style-name="T5">FrameworkListener</text:span></text:span><text:span text:style-name="Default_20_Paragraph_20_Font"><text:span text:style-name="T6"> object to the context bundle's list of listeners if not already present.</text:span></text:span></text:p>
            </table:table-cell>
            <table:table-cell table:style-name="Table10.C3" office:value-type="string">
              <text:p text:style-name="P107"><text:span text:style-name="Page_20_Reference_20_Font"><text:span text:style-name="T5"><text:bookmark-ref text:reference-format="page" text:ref-name="r15">18</text:bookmark-ref></text:span></text:span></text:p>
            </table:table-cell>
          </table:table-row>
          <text:soft-page-break/>
          <table:table-row table:style-name="Table10.1">
            <table:table-cell table:style-name="Table10.A3" office:value-type="string">
              <text:p text:style-name="P106"><text:span text:style-name="Code_20_Small1"><text:span text:style-name="T5">void</text:span></text:span></text:p>
            </table:table-cell>
            <table:table-cell table:style-name="Table10.A3" office:value-type="string">
              <text:p text:style-name="P110"><text:a xlink:type="simple" xlink:href="#r11"><text:span text:style-name="Code2"><text:span text:style-name="T15">addServiceListener</text:span></text:span></text:a><text:span text:style-name="Code2"><text:span text:style-name="T5">(org.osgi.framework.ServiceListener listener)</text:span></text:span></text:p>
              <text:p text:style-name="P111"><text:span text:style-name="T6">Adds the specified </text:span><text:span text:style-name="Code2"><text:span text:style-name="T5">ServiceListener</text:span></text:span><text:span text:style-name="Default_20_Paragraph_20_Font"><text:span text:style-name="T6"> object to the context bundle's list of listeners.</text:span></text:span></text:p>
            </table:table-cell>
            <table:table-cell table:style-name="Table10.C3" office:value-type="string">
              <text:p text:style-name="P107"><text:span text:style-name="Page_20_Reference_20_Font"><text:span text:style-name="T5"><text:bookmark-ref text:reference-format="page" text:ref-name="r11">17</text:bookmark-ref></text:span></text:span></text:p>
            </table:table-cell>
          </table:table-row>
          <table:table-row table:style-name="Table10.1">
            <table:table-cell table:style-name="Table10.A3" office:value-type="string">
              <text:p text:style-name="P106"><text:span text:style-name="Code_20_Small1"><text:span text:style-name="T5">void</text:span></text:span></text:p>
            </table:table-cell>
            <table:table-cell table:style-name="Table10.A3" office:value-type="string">
              <text:p text:style-name="P110"><text:a xlink:type="simple" xlink:href="#r10"><text:span text:style-name="Code2"><text:span text:style-name="T15">addServiceListener</text:span></text:span></text:a><text:span text:style-name="Code2"><text:span text:style-name="T5">(org.osgi.framework.ServiceListener listener, String filter)</text:span></text:span></text:p>
              <text:p text:style-name="P111"><text:span text:style-name="T6">Adds the specified </text:span><text:span text:style-name="Code2"><text:span text:style-name="T5">ServiceListener</text:span></text:span><text:span text:style-name="Default_20_Paragraph_20_Font"><text:span text:style-name="T6"> object with the specified </text:span></text:span><text:span text:style-name="Code2"><text:span text:style-name="T5">filter</text:span></text:span><text:span text:style-name="Default_20_Paragraph_20_Font"><text:span text:style-name="T6"> to the context bundle's list of listeners.</text:span></text:span></text:p>
            </table:table-cell>
            <table:table-cell table:style-name="Table10.C3" office:value-type="string">
              <text:p text:style-name="P107"><text:span text:style-name="Page_20_Reference_20_Font"><text:span text:style-name="T5"><text:bookmark-ref text:reference-format="page" text:ref-name="r10">16</text:bookmark-ref></text:span></text:span></text:p>
            </table:table-cell>
          </table:table-row>
          <table:table-row table:style-name="Table10.1">
            <table:table-cell table:style-name="Table10.A3" office:value-type="string">
              <text:p text:style-name="P106"><text:span text:style-name="Code_20_Small1"><text:span text:style-name="T5">org.osgi.framework.Filter</text:span></text:span></text:p>
            </table:table-cell>
            <table:table-cell table:style-name="Table10.A3" office:value-type="string">
              <text:p text:style-name="P110"><text:a xlink:type="simple" xlink:href="#r36"><text:span text:style-name="Code2"><text:span text:style-name="T15">createFilter</text:span></text:span></text:a><text:span text:style-name="Code2"><text:span text:style-name="T5">(String filter)</text:span></text:span></text:p>
              <text:p text:style-name="P111"><text:span text:style-name="T6">Creates a </text:span><text:span text:style-name="Code2"><text:span text:style-name="T5">Filter</text:span></text:span><text:span text:style-name="Default_20_Paragraph_20_Font"><text:span text:style-name="T6"> object.</text:span></text:span></text:p>
            </table:table-cell>
            <table:table-cell table:style-name="Table10.C3" office:value-type="string">
              <text:p text:style-name="P107"><text:span text:style-name="Page_20_Reference_20_Font"><text:span text:style-name="T5"><text:bookmark-ref text:reference-format="page" text:ref-name="r36">26</text:bookmark-ref></text:span></text:span></text:p>
            </table:table-cell>
          </table:table-row>
          <table:table-row table:style-name="Table10.1">
            <table:table-cell table:style-name="Table10.A3" office:value-type="string">
              <text:p text:style-name="P106"><text:span text:style-name="Code_20_Small1"><text:span text:style-name="T5">org.osgi.framework.ServiceReference&lt;?&gt;[]</text:span></text:span></text:p>
            </table:table-cell>
            <table:table-cell table:style-name="Table10.A3" office:value-type="string">
              <text:p text:style-name="P110"><text:a xlink:type="simple" xlink:href="#r24"><text:span text:style-name="Code2"><text:span text:style-name="T15">getAllServiceReferences</text:span></text:span></text:a><text:span text:style-name="Code2"><text:span text:style-name="T5">(String clazz, String filter)</text:span></text:span></text:p>
              <text:p text:style-name="P111"><text:span text:style-name="T6">Returns an array of </text:span><text:span text:style-name="Code2"><text:span text:style-name="T5">ServiceReference</text:span></text:span><text:span text:style-name="Default_20_Paragraph_20_Font"><text:span text:style-name="T6"> objects.</text:span></text:span></text:p>
            </table:table-cell>
            <table:table-cell table:style-name="Table10.C3" office:value-type="string">
              <text:p text:style-name="P107"><text:span text:style-name="Page_20_Reference_20_Font"><text:span text:style-name="T5"><text:bookmark-ref text:reference-format="page" text:ref-name="r24">21</text:bookmark-ref></text:span></text:span></text:p>
            </table:table-cell>
          </table:table-row>
          <table:table-row table:style-name="Table10.1">
            <table:table-cell table:style-name="Table10.A3" office:value-type="string">
              <text:p text:style-name="P106"><text:span text:style-name="Code_20_Small1"><text:span text:style-name="T5">org.osgi.framework.Bundle</text:span></text:span></text:p>
            </table:table-cell>
            <table:table-cell table:style-name="Table10.A3" office:value-type="string">
              <text:p text:style-name="P110"><text:a xlink:type="simple" xlink:href="#r5"><text:span text:style-name="Code2"><text:span text:style-name="T15">getBundle</text:span></text:span></text:a><text:span text:style-name="Code2"><text:span text:style-name="T5">()</text:span></text:span></text:p>
              <text:p text:style-name="P111"><text:span text:style-name="T6">Returns the </text:span><text:span text:style-name="Code2"><text:span text:style-name="T5">Bundle</text:span></text:span><text:span text:style-name="Default_20_Paragraph_20_Font"><text:span text:style-name="T6"> object associated with this </text:span></text:span><text:span text:style-name="Code2"><text:span text:style-name="T5">BundleContext</text:span></text:span><text:span text:style-name="Default_20_Paragraph_20_Font"><text:span text:style-name="T6">.</text:span></text:span></text:p>
            </table:table-cell>
            <table:table-cell table:style-name="Table10.C3" office:value-type="string">
              <text:p text:style-name="P107"><text:span text:style-name="Page_20_Reference_20_Font"><text:span text:style-name="T5"><text:bookmark-ref text:reference-format="page" text:ref-name="r5">14</text:bookmark-ref></text:span></text:span></text:p>
            </table:table-cell>
          </table:table-row>
          <table:table-row table:style-name="Table10.1">
            <table:table-cell table:style-name="Table10.A3" office:value-type="string">
              <text:p text:style-name="P106"><text:span text:style-name="Code_20_Small1"><text:span text:style-name="T5">org.osgi.framework.Bundle</text:span></text:span></text:p>
            </table:table-cell>
            <table:table-cell table:style-name="Table10.A3" office:value-type="string">
              <text:p text:style-name="P110"><text:a xlink:type="simple" xlink:href="#r37"><text:span text:style-name="Code2"><text:span text:style-name="T15">getBundle</text:span></text:span></text:a><text:span text:style-name="Code2"><text:span text:style-name="T5">(String location)</text:span></text:span></text:p>
              <text:p text:style-name="P112">Returns the bundle with the specified location.</text:p>
            </table:table-cell>
            <table:table-cell table:style-name="Table10.C3" office:value-type="string">
              <text:p text:style-name="P107"><text:span text:style-name="Page_20_Reference_20_Font"><text:span text:style-name="T5"><text:bookmark-ref text:reference-format="page" text:ref-name="r37">26</text:bookmark-ref></text:span></text:span></text:p>
            </table:table-cell>
          </table:table-row>
          <table:table-row table:style-name="Table10.1">
            <table:table-cell table:style-name="Table10.A3" office:value-type="string">
              <text:p text:style-name="P106"><text:span text:style-name="Code_20_Small1"><text:span text:style-name="T5">org.osgi.framework.Bundle</text:span></text:span></text:p>
            </table:table-cell>
            <table:table-cell table:style-name="Table10.A3" office:value-type="string">
              <text:p text:style-name="P110"><text:a xlink:type="simple" xlink:href="#r8"><text:span text:style-name="Code2"><text:span text:style-name="T15">getBundle</text:span></text:span></text:a><text:span text:style-name="Code2"><text:span text:style-name="T5">(long id)</text:span></text:span></text:p>
              <text:p text:style-name="P112">Returns the bundle with the specified identifier.</text:p>
            </table:table-cell>
            <table:table-cell table:style-name="Table10.C3" office:value-type="string">
              <text:p text:style-name="P107"><text:span text:style-name="Page_20_Reference_20_Font"><text:span text:style-name="T5"><text:bookmark-ref text:reference-format="page" text:ref-name="r8">16</text:bookmark-ref></text:span></text:span></text:p>
            </table:table-cell>
          </table:table-row>
          <table:table-row table:style-name="Table10.1">
            <table:table-cell table:style-name="Table10.A3" office:value-type="string">
              <text:p text:style-name="P106"><text:span text:style-name="Code_20_Small1"><text:span text:style-name="T5">org.osgi.framework.Bundle[]</text:span></text:span></text:p>
            </table:table-cell>
            <table:table-cell table:style-name="Table10.A3" office:value-type="string">
              <text:p text:style-name="P110"><text:a xlink:type="simple" xlink:href="#r9"><text:span text:style-name="Code2"><text:span text:style-name="T15">getBundles</text:span></text:span></text:a><text:span text:style-name="Code2"><text:span text:style-name="T5">()</text:span></text:span></text:p>
              <text:p text:style-name="P112">Returns a list of all installed bundles.</text:p>
            </table:table-cell>
            <table:table-cell table:style-name="Table10.C3" office:value-type="string">
              <text:p text:style-name="P107"><text:span text:style-name="Page_20_Reference_20_Font"><text:span text:style-name="T5"><text:bookmark-ref text:reference-format="page" text:ref-name="r9">16</text:bookmark-ref></text:span></text:span></text:p>
            </table:table-cell>
          </table:table-row>
          <table:table-row table:style-name="Table10.1">
            <table:table-cell table:style-name="Table10.A3" office:value-type="string">
              <text:p text:style-name="P106"><text:span text:style-name="Code_20_Small1"><text:span text:style-name="T5">File</text:span></text:span></text:p>
            </table:table-cell>
            <table:table-cell table:style-name="Table10.A3" office:value-type="string">
              <text:p text:style-name="P110"><text:a xlink:type="simple" xlink:href="#r35"><text:span text:style-name="Code2"><text:span text:style-name="T15">getDataFile</text:span></text:span></text:a><text:span text:style-name="Code2"><text:span text:style-name="T5">(String filename)</text:span></text:span></text:p>
              <text:p text:style-name="P111"><text:span text:style-name="T6">Creates a </text:span><text:span text:style-name="Code2"><text:span text:style-name="T5">File</text:span></text:span><text:span text:style-name="Default_20_Paragraph_20_Font"><text:span text:style-name="T6"> object for a file in the persistent storage area provided for the bundle by the Framework.</text:span></text:span></text:p>
            </table:table-cell>
            <table:table-cell table:style-name="Table10.C3" office:value-type="string">
              <text:p text:style-name="P107"><text:span text:style-name="Page_20_Reference_20_Font"><text:span text:style-name="T5"><text:bookmark-ref text:reference-format="page" text:ref-name="r35">25</text:bookmark-ref></text:span></text:span></text:p>
            </table:table-cell>
          </table:table-row>
          <table:table-row table:style-name="Table10.1">
            <table:table-cell table:style-name="Table10.A3" office:value-type="string">
              <text:p text:style-name="P106"><text:span text:style-name="Code_20_Small1"><text:span text:style-name="T5">String</text:span></text:span></text:p>
            </table:table-cell>
            <table:table-cell table:style-name="Table10.A3" office:value-type="string">
              <text:p text:style-name="P110"><text:a xlink:type="simple" xlink:href="#r4"><text:span text:style-name="Code2"><text:span text:style-name="T15">getProperty</text:span></text:span></text:a><text:span text:style-name="Code2"><text:span text:style-name="T5">(String key)</text:span></text:span></text:p>
              <text:p text:style-name="P112">Returns the value of the specified property.</text:p>
            </table:table-cell>
            <table:table-cell table:style-name="Table10.C3" office:value-type="string">
              <text:p text:style-name="P107"><text:span text:style-name="Page_20_Reference_20_Font"><text:span text:style-name="T5"><text:bookmark-ref text:reference-format="page" text:ref-name="r4">14</text:bookmark-ref></text:span></text:span></text:p>
            </table:table-cell>
          </table:table-row>
          <table:table-row table:style-name="Table10.1">
            <table:table-cell table:style-name="Table10.A3" office:value-type="string">
              <text:p text:style-name="P106"><text:span text:style-name="Code_20_Small1"><text:span text:style-name="T5">S</text:span></text:span></text:p>
            </table:table-cell>
            <table:table-cell table:style-name="Table10.A3" office:value-type="string">
              <text:p text:style-name="P110"><text:a xlink:type="simple" xlink:href="#r30"><text:span text:style-name="Code2"><text:span text:style-name="T15">getService</text:span></text:span></text:a><text:span text:style-name="Code2"><text:span text:style-name="T5">(org.osgi.framework.ServiceReference&lt;S&gt; reference)</text:span></text:span></text:p>
              <text:p text:style-name="P111"><text:span text:style-name="T6">Returns the service object for the service referenced by the specified </text:span><text:span text:style-name="Code2"><text:span text:style-name="T5">ServiceReference</text:span></text:span><text:span text:style-name="Default_20_Paragraph_20_Font"><text:span text:style-name="T6"> object.</text:span></text:span></text:p>
            </table:table-cell>
            <table:table-cell table:style-name="Table10.C3" office:value-type="string">
              <text:p text:style-name="P107"><text:span text:style-name="Page_20_Reference_20_Font"><text:span text:style-name="T5"><text:bookmark-ref text:reference-format="page" text:ref-name="r30">24</text:bookmark-ref></text:span></text:span></text:p>
            </table:table-cell>
          </table:table-row>
          <table:table-row table:style-name="Table10.1">
            <table:table-cell table:style-name="Table10.A3" office:value-type="string">
              <text:p text:style-name="P108"><text:a xlink:type="simple" xlink:href="#r173"><text:span text:style-name="Code_20_Small1"><text:span text:style-name="T13">ServiceObjects</text:span></text:span></text:a><text:span text:style-name="Code_20_Small1"><text:span text:style-name="T5">&lt;S&gt;</text:span></text:span></text:p>
            </table:table-cell>
            <table:table-cell table:style-name="Table10.A3" office:value-type="string">
              <text:p text:style-name="P110"><text:a xlink:type="simple" xlink:href="#r33"><text:span text:style-name="Code2"><text:span text:style-name="T15">getServiceObjects</text:span></text:span></text:a><text:span text:style-name="Code2"><text:span text:style-name="T5">(org.osgi.framework.ServiceReference&lt;S&gt; reference)</text:span></text:span></text:p>
              <text:p text:style-name="P113"><text:span text:style-name="T6">Returns the </text:span><text:a xlink:type="simple" xlink:href="#r173"><text:span text:style-name="Code2"><text:span text:style-name="T13">ServiceObjects</text:span></text:span></text:a><text:span text:style-name="Default_20_Paragraph_20_Font"><text:span text:style-name="T6"> object for the service referenced by the specified </text:span></text:span><text:span text:style-name="Code2"><text:span text:style-name="T5">ServiceReference</text:span></text:span><text:span text:style-name="Default_20_Paragraph_20_Font"><text:span text:style-name="T6"> object.</text:span></text:span></text:p>
            </table:table-cell>
            <table:table-cell table:style-name="Table10.C3" office:value-type="string">
              <text:p text:style-name="P107"><text:span text:style-name="Page_20_Reference_20_Font"><text:span text:style-name="T5"><text:bookmark-ref text:reference-format="page" text:ref-name="r33">25</text:bookmark-ref></text:span></text:span></text:p>
            </table:table-cell>
          </table:table-row>
          <table:table-row table:style-name="Table10.1">
            <table:table-cell table:style-name="Table10.A3" office:value-type="string">
              <text:p text:style-name="P106"><text:span text:style-name="Code_20_Small1"><text:span text:style-name="T5">org.osgi.framework.ServiceReference&lt;S&gt;</text:span></text:span></text:p>
            </table:table-cell>
            <table:table-cell table:style-name="Table10.A3" office:value-type="string">
              <text:p text:style-name="P110"><text:a xlink:type="simple" xlink:href="#r26"><text:span text:style-name="Code2"><text:span text:style-name="T15">getServiceReference</text:span></text:span></text:a><text:span text:style-name="Code2"><text:span text:style-name="T5">(Class&lt;S&gt; clazz)</text:span></text:span></text:p>
              <text:p text:style-name="P111"><text:span text:style-name="T6">Returns a </text:span><text:span text:style-name="Code2"><text:span text:style-name="T5">ServiceReference</text:span></text:span><text:span text:style-name="Default_20_Paragraph_20_Font"><text:span text:style-name="T6"> object for a service that implements and was registered under the name of the specified class.</text:span></text:span></text:p>
            </table:table-cell>
            <table:table-cell table:style-name="Table10.C3" office:value-type="string">
              <text:p text:style-name="P107"><text:span text:style-name="Page_20_Reference_20_Font"><text:span text:style-name="T5"><text:bookmark-ref text:reference-format="page" text:ref-name="r26">22</text:bookmark-ref></text:span></text:span></text:p>
            </table:table-cell>
          </table:table-row>
          <table:table-row table:style-name="Table10.1">
            <table:table-cell table:style-name="Table10.A3" office:value-type="string">
              <text:p text:style-name="P106"><text:span text:style-name="Code_20_Small1"><text:span text:style-name="T5">org.osgi.framework.ServiceReference&lt;?&gt;</text:span></text:span></text:p>
            </table:table-cell>
            <table:table-cell table:style-name="Table10.A3" office:value-type="string">
              <text:p text:style-name="P110"><text:a xlink:type="simple" xlink:href="#r25"><text:span text:style-name="Code2"><text:span text:style-name="T15">getServiceReference</text:span></text:span></text:a><text:span text:style-name="Code2"><text:span text:style-name="T5">(String clazz)</text:span></text:span></text:p>
              <text:p text:style-name="P111"><text:span text:style-name="T6">Returns a </text:span><text:span text:style-name="Code2"><text:span text:style-name="T5">ServiceReference</text:span></text:span><text:span text:style-name="Default_20_Paragraph_20_Font"><text:span text:style-name="T6"> object for a service that implements and was registered under the specified class.</text:span></text:span></text:p>
            </table:table-cell>
            <table:table-cell table:style-name="Table10.C3" office:value-type="string">
              <text:p text:style-name="P107"><text:span text:style-name="Page_20_Reference_20_Font"><text:span text:style-name="T5"><text:bookmark-ref text:reference-format="page" text:ref-name="r25">22</text:bookmark-ref></text:span></text:span></text:p>
            </table:table-cell>
          </table:table-row>
          <table:table-row table:style-name="Table10.1">
            <table:table-cell table:style-name="Table10.A3" office:value-type="string">
              <text:p text:style-name="P106"><text:span text:style-name="Code_20_Small1"><text:span text:style-name="T5">Collection&lt;org.osgi.framework.ServiceReference&lt;S&gt;&gt;</text:span></text:span></text:p>
            </table:table-cell>
            <table:table-cell table:style-name="Table10.A3" office:value-type="string">
              <text:p text:style-name="P110"><text:a xlink:type="simple" xlink:href="#r28"><text:span text:style-name="Code2"><text:span text:style-name="T15">getServiceReferences</text:span></text:span></text:a><text:span text:style-name="Code2"><text:span text:style-name="T5">(Class&lt;S&gt; clazz, String filter)</text:span></text:span></text:p>
              <text:p text:style-name="P111"><text:span text:style-name="T6">Returns a collection of </text:span><text:span text:style-name="Code2"><text:span text:style-name="T5">ServiceReference</text:span></text:span><text:span text:style-name="Default_20_Paragraph_20_Font"><text:span text:style-name="T6"> objects.</text:span></text:span></text:p>
            </table:table-cell>
            <table:table-cell table:style-name="Table10.C3" office:value-type="string">
              <text:p text:style-name="P107"><text:span text:style-name="Page_20_Reference_20_Font"><text:span text:style-name="T5"><text:bookmark-ref text:reference-format="page" text:ref-name="r28">23</text:bookmark-ref></text:span></text:span></text:p>
            </table:table-cell>
          </table:table-row>
          <table:table-row table:style-name="Table10.1">
            <table:table-cell table:style-name="Table10.A3" office:value-type="string">
              <text:p text:style-name="P106"><text:span text:style-name="Code_20_Small1"><text:span text:style-name="T5">org.osgi.framework.ServiceReference&lt;?&gt;[]</text:span></text:span></text:p>
            </table:table-cell>
            <table:table-cell table:style-name="Table10.A3" office:value-type="string">
              <text:p text:style-name="P110"><text:a xlink:type="simple" xlink:href="#r23"><text:span text:style-name="Code2"><text:span text:style-name="T15">getServiceReferences</text:span></text:span></text:a><text:span text:style-name="Code2"><text:span text:style-name="T5">(String clazz, String filter)</text:span></text:span></text:p>
              <text:p text:style-name="P111"><text:span text:style-name="T6">Returns an array of </text:span><text:span text:style-name="Code2"><text:span text:style-name="T5">ServiceReference</text:span></text:span><text:span text:style-name="Default_20_Paragraph_20_Font"><text:span text:style-name="T6"> objects.</text:span></text:span></text:p>
            </table:table-cell>
            <table:table-cell table:style-name="Table10.C3" office:value-type="string">
              <text:p text:style-name="P107"><text:span text:style-name="Page_20_Reference_20_Font"><text:span text:style-name="T5"><text:bookmark-ref text:reference-format="page" text:ref-name="r23">21</text:bookmark-ref></text:span></text:span></text:p>
            </table:table-cell>
          </table:table-row>
          <table:table-row table:style-name="Table10.1">
            <table:table-cell table:style-name="Table10.A3" office:value-type="string">
              <text:p text:style-name="P106"><text:span text:style-name="Code_20_Small1"><text:span text:style-name="T5">org.osgi.framework.Bundle</text:span></text:span></text:p>
            </table:table-cell>
            <table:table-cell table:style-name="Table10.A3" office:value-type="string">
              <text:p text:style-name="P110"><text:a xlink:type="simple" xlink:href="#r7"><text:span text:style-name="Code2"><text:span text:style-name="T15">installBundle</text:span></text:span></text:a><text:span text:style-name="Code2"><text:span text:style-name="T5">(String location)</text:span></text:span></text:p>
              <text:p text:style-name="P111"><text:span text:style-name="T6">Installs a bundle from the specified </text:span><text:span text:style-name="Code2"><text:span text:style-name="T5">location</text:span></text:span><text:span text:style-name="Default_20_Paragraph_20_Font"><text:span text:style-name="T6"> identifier.</text:span></text:span></text:p>
            </table:table-cell>
            <table:table-cell table:style-name="Table10.C3" office:value-type="string">
              <text:p text:style-name="P107"><text:span text:style-name="Page_20_Reference_20_Font"><text:span text:style-name="T5"><text:bookmark-ref text:reference-format="page" text:ref-name="r7">15</text:bookmark-ref></text:span></text:span></text:p>
            </table:table-cell>
          </table:table-row>
          <table:table-row table:style-name="Table10.1">
            <table:table-cell table:style-name="Table10.A3" office:value-type="string">
              <text:p text:style-name="P106"><text:span text:style-name="Code_20_Small1"><text:span text:style-name="T5">org.osgi.framework.Bundle</text:span></text:span></text:p>
            </table:table-cell>
            <table:table-cell table:style-name="Table10.A3" office:value-type="string">
              <text:p text:style-name="P110"><text:a xlink:type="simple" xlink:href="#r6"><text:span text:style-name="Code2"><text:span text:style-name="T15">installBundle</text:span></text:span></text:a><text:span text:style-name="Code2"><text:span text:style-name="T5">(String location, InputStream input)</text:span></text:span></text:p>
              <text:p text:style-name="P111"><text:span text:style-name="T6">Installs a bundle from the specified </text:span><text:span text:style-name="Code2"><text:span text:style-name="T5">InputStream</text:span></text:span><text:span text:style-name="Default_20_Paragraph_20_Font"><text:span text:style-name="T6"> object.</text:span></text:span></text:p>
            </table:table-cell>
            <table:table-cell table:style-name="Table10.C3" office:value-type="string">
              <text:p text:style-name="P107"><text:span text:style-name="Page_20_Reference_20_Font"><text:span text:style-name="T5"><text:bookmark-ref text:reference-format="page" text:ref-name="r6">14</text:bookmark-ref></text:span></text:span></text:p>
            </table:table-cell>
          </table:table-row>
          <table:table-row table:style-name="Table10.1">
            <table:table-cell table:style-name="Table10.A3" office:value-type="string">
              <text:p text:style-name="P106"><text:span text:style-name="Code_20_Small1"><text:span text:style-name="T5">org.osgi.framework.ServiceRegistration&lt;S&gt;</text:span></text:span></text:p>
            </table:table-cell>
            <table:table-cell table:style-name="Table10.A3" office:value-type="string">
              <text:p text:style-name="P110"><text:a xlink:type="simple" xlink:href="#r21"><text:span text:style-name="Code2"><text:span text:style-name="T15">registerService</text:span></text:span></text:a><text:span text:style-name="Code2"><text:span text:style-name="T5">(Class&lt;S&gt; clazz, </text:span></text:span><text:a xlink:type="simple" xlink:href="#r168"><text:span text:style-name="Code2"><text:span text:style-name="T13">ServiceFactory</text:span></text:span></text:a><text:span text:style-name="Code2"><text:span text:style-name="T5">&lt;S&gt; factory, Dictionary&lt;String,?&gt; properties)</text:span></text:span></text:p>
              <text:p text:style-name="P112">Registers the specified service factory object with the specified properties under the name of the specified class with the Framework.</text:p>
            </table:table-cell>
            <table:table-cell table:style-name="Table10.C3" office:value-type="string">
              <text:p text:style-name="P107"><text:span text:style-name="Page_20_Reference_20_Font"><text:span text:style-name="T5"><text:bookmark-ref text:reference-format="page" text:ref-name="r21">20</text:bookmark-ref></text:span></text:span></text:p>
            </table:table-cell>
          </table:table-row>
          <table:table-row table:style-name="Table10.1">
            <table:table-cell table:style-name="Table10.A3" office:value-type="string">
              <text:p text:style-name="P106"><text:span text:style-name="Code_20_Small1"><text:span text:style-name="T5">org.osgi.framework.ServiceRegistration&lt;S&gt;</text:span></text:span></text:p>
            </table:table-cell>
            <table:table-cell table:style-name="Table10.A3" office:value-type="string">
              <text:p text:style-name="P110"><text:a xlink:type="simple" xlink:href="#r19"><text:span text:style-name="Code2"><text:span text:style-name="T15">registerService</text:span></text:span></text:a><text:span text:style-name="Code2"><text:span text:style-name="T5">(Class&lt;S&gt; clazz, S service, Dictionary&lt;String,?&gt; properties)</text:span></text:span></text:p>
              <text:p text:style-name="P112">Registers the specified service object with the specified properties under the name of the specified class with the Framework.</text:p>
            </table:table-cell>
            <table:table-cell table:style-name="Table10.C3" office:value-type="string">
              <text:p text:style-name="P107"><text:span text:style-name="Page_20_Reference_20_Font"><text:span text:style-name="T5"><text:bookmark-ref text:reference-format="page" text:ref-name="r19">20</text:bookmark-ref></text:span></text:span></text:p>
            </table:table-cell>
          </table:table-row>
          <text:soft-page-break/>
          <table:table-row table:style-name="Table10.1">
            <table:table-cell table:style-name="Table10.A3" office:value-type="string">
              <text:p text:style-name="P106"><text:span text:style-name="Code_20_Small1"><text:span text:style-name="T5">org.osgi.framework.ServiceRegistration&lt;?&gt;</text:span></text:span></text:p>
            </table:table-cell>
            <table:table-cell table:style-name="Table10.A3" office:value-type="string">
              <text:p text:style-name="P110"><text:a xlink:type="simple" xlink:href="#r18"><text:span text:style-name="Code2"><text:span text:style-name="T15">registerService</text:span></text:span></text:a><text:span text:style-name="Code2"><text:span text:style-name="T5">(String clazz, Object service, Dictionary&lt;String,?&gt; properties)</text:span></text:span></text:p>
              <text:p text:style-name="P112">Registers the specified service object with the specified properties under the specified class name with the Framework.</text:p>
            </table:table-cell>
            <table:table-cell table:style-name="Table10.C3" office:value-type="string">
              <text:p text:style-name="P107"><text:span text:style-name="Page_20_Reference_20_Font"><text:span text:style-name="T5"><text:bookmark-ref text:reference-format="page" text:ref-name="r18">19</text:bookmark-ref></text:span></text:span></text:p>
            </table:table-cell>
          </table:table-row>
          <table:table-row table:style-name="Table10.1">
            <table:table-cell table:style-name="Table10.A3" office:value-type="string">
              <text:p text:style-name="P106"><text:span text:style-name="Code_20_Small1"><text:span text:style-name="T5">org.osgi.framework.ServiceRegistration&lt;?&gt;</text:span></text:span></text:p>
            </table:table-cell>
            <table:table-cell table:style-name="Table10.A3" office:value-type="string">
              <text:p text:style-name="P110"><text:a xlink:type="simple" xlink:href="#r17"><text:span text:style-name="Code2"><text:span text:style-name="T15">registerService</text:span></text:span></text:a><text:span text:style-name="Code2"><text:span text:style-name="T5">(String[] clazzes, Object service, Dictionary&lt;String,?&gt; properties)</text:span></text:span></text:p>
              <text:p text:style-name="P112">Registers the specified service object with the specified properties under the specified class names into the Framework.</text:p>
            </table:table-cell>
            <table:table-cell table:style-name="Table10.C3" office:value-type="string">
              <text:p text:style-name="P107"><text:span text:style-name="Page_20_Reference_20_Font"><text:span text:style-name="T5"><text:bookmark-ref text:reference-format="page" text:ref-name="r17">18</text:bookmark-ref></text:span></text:span></text:p>
            </table:table-cell>
          </table:table-row>
          <table:table-row table:style-name="Table10.1">
            <table:table-cell table:style-name="Table10.A3" office:value-type="string">
              <text:p text:style-name="P106"><text:span text:style-name="Code_20_Small1"><text:span text:style-name="T5">void</text:span></text:span></text:p>
            </table:table-cell>
            <table:table-cell table:style-name="Table10.A3" office:value-type="string">
              <text:p text:style-name="P110"><text:a xlink:type="simple" xlink:href="#r14"><text:span text:style-name="Code2"><text:span text:style-name="T15">removeBundleListener</text:span></text:span></text:a><text:span text:style-name="Code2"><text:span text:style-name="T5">(org.osgi.framework.BundleListener listener)</text:span></text:span></text:p>
              <text:p text:style-name="P111"><text:span text:style-name="T6">Removes the specified </text:span><text:span text:style-name="Code2"><text:span text:style-name="T5">BundleListener</text:span></text:span><text:span text:style-name="Default_20_Paragraph_20_Font"><text:span text:style-name="T6"> object from the context bundle's list of listeners.</text:span></text:span></text:p>
            </table:table-cell>
            <table:table-cell table:style-name="Table10.C3" office:value-type="string">
              <text:p text:style-name="P107"><text:span text:style-name="Page_20_Reference_20_Font"><text:span text:style-name="T5"><text:bookmark-ref text:reference-format="page" text:ref-name="r14">18</text:bookmark-ref></text:span></text:span></text:p>
            </table:table-cell>
          </table:table-row>
          <table:table-row table:style-name="Table10.1">
            <table:table-cell table:style-name="Table10.A3" office:value-type="string">
              <text:p text:style-name="P106"><text:span text:style-name="Code_20_Small1"><text:span text:style-name="T5">void</text:span></text:span></text:p>
            </table:table-cell>
            <table:table-cell table:style-name="Table10.A3" office:value-type="string">
              <text:p text:style-name="P110"><text:a xlink:type="simple" xlink:href="#r16"><text:span text:style-name="Code2"><text:span text:style-name="T15">removeFrameworkListener</text:span></text:span></text:a><text:span text:style-name="Code2"><text:span text:style-name="T5">(org.osgi.framework.FrameworkListener listener)</text:span></text:span></text:p>
              <text:p text:style-name="P111"><text:span text:style-name="T6">Removes the specified </text:span><text:span text:style-name="Code2"><text:span text:style-name="T5">FrameworkListener</text:span></text:span><text:span text:style-name="Default_20_Paragraph_20_Font"><text:span text:style-name="T6"> object from the context bundle's list of listeners.</text:span></text:span></text:p>
            </table:table-cell>
            <table:table-cell table:style-name="Table10.C3" office:value-type="string">
              <text:p text:style-name="P107"><text:span text:style-name="Page_20_Reference_20_Font"><text:span text:style-name="T5"><text:bookmark-ref text:reference-format="page" text:ref-name="r16">18</text:bookmark-ref></text:span></text:span></text:p>
            </table:table-cell>
          </table:table-row>
          <table:table-row table:style-name="Table10.1">
            <table:table-cell table:style-name="Table10.A3" office:value-type="string">
              <text:p text:style-name="P106"><text:span text:style-name="Code_20_Small1"><text:span text:style-name="T5">void</text:span></text:span></text:p>
            </table:table-cell>
            <table:table-cell table:style-name="Table10.A3" office:value-type="string">
              <text:p text:style-name="P110"><text:a xlink:type="simple" xlink:href="#r12"><text:span text:style-name="Code2"><text:span text:style-name="T15">removeServiceListener</text:span></text:span></text:a><text:span text:style-name="Code2"><text:span text:style-name="T5">(org.osgi.framework.ServiceListener listener)</text:span></text:span></text:p>
              <text:p text:style-name="P111"><text:span text:style-name="T6">Removes the specified </text:span><text:span text:style-name="Code2"><text:span text:style-name="T5">ServiceListener</text:span></text:span><text:span text:style-name="Default_20_Paragraph_20_Font"><text:span text:style-name="T6"> object from the context bundle's list of listeners.</text:span></text:span></text:p>
            </table:table-cell>
            <table:table-cell table:style-name="Table10.C3" office:value-type="string">
              <text:p text:style-name="P107"><text:span text:style-name="Page_20_Reference_20_Font"><text:span text:style-name="T5"><text:bookmark-ref text:reference-format="page" text:ref-name="r12">17</text:bookmark-ref></text:span></text:span></text:p>
            </table:table-cell>
          </table:table-row>
          <table:table-row table:style-name="Table10.1">
            <table:table-cell table:style-name="Table10.A3" office:value-type="string">
              <text:p text:style-name="P106"><text:span text:style-name="Code_20_Small1"><text:span text:style-name="T5">boolean</text:span></text:span></text:p>
            </table:table-cell>
            <table:table-cell table:style-name="Table10.A3" office:value-type="string">
              <text:p text:style-name="P110"><text:a xlink:type="simple" xlink:href="#r32"><text:span text:style-name="Code2"><text:span text:style-name="T15">ungetService</text:span></text:span></text:a><text:span text:style-name="Code2"><text:span text:style-name="T5">(org.osgi.framework.ServiceReference&lt;?&gt; reference)</text:span></text:span></text:p>
              <text:p text:style-name="P111"><text:span text:style-name="T6">Releases the service object for the service referenced by the specified </text:span><text:span text:style-name="Code2"><text:span text:style-name="T5">ServiceReference</text:span></text:span><text:span text:style-name="Default_20_Paragraph_20_Font"><text:span text:style-name="T6"> object.</text:span></text:span></text:p>
            </table:table-cell>
            <table:table-cell table:style-name="Table10.C3" office:value-type="string">
              <text:p text:style-name="P107"><text:span text:style-name="Page_20_Reference_20_Font"><text:span text:style-name="T5"><text:bookmark-ref text:reference-format="page" text:ref-name="r32">24</text:bookmark-ref></text:span></text:span></text:p>
            </table:table-cell>
          </table:table-row>
        </table:table>
        <text:p text:style-name="P127">Method Detail</text:p>
        <text:p text:style-name="P126"><text:bookmark text:name="r4"/>getProperty</text:p>
        <text:p text:style-name="P63"><text:span text:style-name="Code2">String </text:span><text:span text:style-name="Code2"><text:span text:style-name="T23">getProperty</text:span></text:span><text:span text:style-name="Code2">(String key)</text:span></text:p>
        <text:p text:style-name="P91"><text:span text:style-name="T26">Returns the value of the specified property. If the key is not found in the Framework properties, the system properties are then searched. The method returns </text:span><text:span text:style-name="Code2">null</text:span><text:span text:style-name="Default_20_Paragraph_20_Font"><text:span text:style-name="T26"> if the property is not found.</text:span></text:span></text:p>
        <text:p text:style-name="P86">All bundles must have permission to read properties whose names start with "org.osgi.".</text:p>
        <text:p text:style-name="P95">Parameters:</text:p>
        <text:p text:style-name="P114"><text:span text:style-name="Code2">key</text:span><text:span text:style-name="Default_20_Paragraph_20_Font"><text:span text:style-name="T26"> - The name of the requested property.</text:span></text:span></text:p>
        <text:p text:style-name="P95">Returns:</text:p>
        <text:p text:style-name="P114"><text:span text:style-name="T26">The value of the requested property, or </text:span><text:span text:style-name="Code2">null</text:span><text:span text:style-name="Default_20_Paragraph_20_Font"><text:span text:style-name="T26"> if the property is undefined.</text:span></text:span></text:p>
        <text:p text:style-name="P95">Throws:</text:p>
        <text:p text:style-name="P114"><text:span text:style-name="Code2">SecurityException</text:span><text:span text:style-name="Default_20_Paragraph_20_Font"><text:span text:style-name="T26"> - If the caller does not have the appropriate </text:span></text:span><text:span text:style-name="Code2">PropertyPermission</text:span><text:span text:style-name="Default_20_Paragraph_20_Font"><text:span text:style-name="T26"> to read the property, and the Java Runtime Environment supports permissions.</text:span></text:span></text:p>
        <text:p text:style-name="P117"/>
        <text:p text:style-name="P125"><text:bookmark text:name="r5"/>getBundle</text:p>
        <text:p text:style-name="P63"><text:span text:style-name="Code2">org.osgi.framework.Bundle </text:span><text:span text:style-name="Code2"><text:span text:style-name="T23">getBundle</text:span></text:span><text:span text:style-name="Code2">()</text:span></text:p>
        <text:p text:style-name="P85"><text:span text:style-name="T26">Returns the </text:span><text:span text:style-name="Code2">Bundle</text:span><text:span text:style-name="Default_20_Paragraph_20_Font"><text:span text:style-name="T26"> object associated with this </text:span></text:span><text:span text:style-name="Code2">BundleContext</text:span><text:span text:style-name="Default_20_Paragraph_20_Font"><text:span text:style-name="T26">. This bundle is called the context bundle.</text:span></text:span></text:p>
        <text:p text:style-name="P95">Specified by:</text:p>
        <text:p text:style-name="P114"><text:span text:style-name="Code2">getBundle</text:span><text:span text:style-name="Default_20_Paragraph_20_Font"><text:span text:style-name="T26"> in interface </text:span></text:span><text:span text:style-name="Code2">org.osgi.framework.BundleReference</text:span></text:p>
        <text:p text:style-name="P95">Returns:</text:p>
        <text:p text:style-name="P114"><text:span text:style-name="T26">The </text:span><text:span text:style-name="Code2">Bundle</text:span><text:span text:style-name="Default_20_Paragraph_20_Font"><text:span text:style-name="T26"> object associated with this </text:span></text:span><text:span text:style-name="Code2">BundleContext</text:span><text:span text:style-name="Default_20_Paragraph_20_Font"><text:span text:style-name="T26">.</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117"/>
        <text:p text:style-name="P125"><text:bookmark text:name="r6"/>installBundle</text:p>
        <text:p text:style-name="P63"><text:span text:style-name="Code2">org.osgi.framework.Bundle </text:span><text:span text:style-name="Code2"><text:span text:style-name="T23">installBundle</text:span></text:span><text:span text:style-name="Code2">(String location,<text:line-break/>                                        InputStream input)<text:line-break/>                                 throws org.osgi.framework.BundleException</text:span></text:p>
        <text:p text:style-name="P91"><text:span text:style-name="T26">Installs a bundle from the specified </text:span><text:span text:style-name="Code2">InputStream</text:span><text:span text:style-name="Default_20_Paragraph_20_Font"><text:span text:style-name="T26"> object.</text:span></text:span></text:p>
        <text:p text:style-name="P91"><text:soft-page-break/><text:span text:style-name="T26">If the specified </text:span><text:span text:style-name="Code2">InputStream</text:span><text:span text:style-name="Default_20_Paragraph_20_Font"><text:span text:style-name="T26"> is </text:span></text:span><text:span text:style-name="Code2">null</text:span><text:span text:style-name="Default_20_Paragraph_20_Font"><text:span text:style-name="T26">, the Framework must create the </text:span></text:span><text:span text:style-name="Code2">InputStream</text:span><text:span text:style-name="Default_20_Paragraph_20_Font"><text:span text:style-name="T26"> from which to read the bundle by interpreting, in an implementation dependent manner, the specified </text:span></text:span><text:span text:style-name="Code2">location</text:span><text:span text:style-name="Default_20_Paragraph_20_Font"><text:span text:style-name="T26">.</text:span></text:span></text:p>
        <text:p text:style-name="P91"><text:span text:style-name="T26">The specified </text:span><text:span text:style-name="Code2">location</text:span><text:span text:style-name="Default_20_Paragraph_20_Font"><text:span text:style-name="T26"> identifier will be used as the identity of the bundle. Every installed bundle is uniquely identified by its location identifier which is typically in the form of a URL.</text:span></text:span></text:p>
        <text:p text:style-name="P92">The following steps are required to install a bundle:</text:p>
        <text:list xml:id="list203856908823521692" text:style-name="RTF_5f_Num_20_3">
          <text:list-item>
            <text:p text:style-name="P31"><text:span text:style-name="T6">If a bundle containing the same location identifier is already installed, the </text:span><text:span text:style-name="Code2"><text:span text:style-name="T5">Bundle</text:span></text:span><text:span text:style-name="Default_20_Paragraph_20_Font"><text:span text:style-name="T6"> object for that bundle is returned.</text:span></text:span></text:p>
          </text:list-item>
          <text:list-item>
            <text:p text:style-name="P31"><text:span text:style-name="T6">The bundle's content is read from the input stream. If this fails, a </text:span><text:span text:style-name="Code2"><text:span text:style-name="T5">org.osgi.framework.BundleException</text:span></text:span><text:span text:style-name="Default_20_Paragraph_20_Font"><text:span text:style-name="T6"> is thrown.</text:span></text:span></text:p>
          </text:list-item>
          <text:list-item>
            <text:p text:style-name="P31"><text:span text:style-name="T6">The bundle's associated resources are allocated. The associated resources minimally consist of a unique identifier and a persistent storage area if the platform has file system support. If this step fails, a </text:span><text:span text:style-name="Code2"><text:span text:style-name="T5">BundleException</text:span></text:span><text:span text:style-name="Default_20_Paragraph_20_Font"><text:span text:style-name="T6"> is thrown.</text:span></text:span></text:p>
          </text:list-item>
          <text:list-item>
            <text:p text:style-name="P31"><text:span text:style-name="T6">The bundle's state is set to </text:span><text:span text:style-name="Code2"><text:span text:style-name="T5">INSTALLED</text:span></text:span><text:span text:style-name="Default_20_Paragraph_20_Font"><text:span text:style-name="T6">.</text:span></text:span></text:p>
          </text:list-item>
          <text:list-item>
            <text:p text:style-name="P31"><text:span text:style-name="T6">A bundle event of type </text:span><text:span text:style-name="Code2"><text:span text:style-name="T5">org.osgi.framework.BundleEvent.INSTALLED</text:span></text:span><text:span text:style-name="Default_20_Paragraph_20_Font"><text:span text:style-name="T6"> is fired.</text:span></text:span></text:p>
          </text:list-item>
          <text:list-item>
            <text:p text:style-name="P49"><text:span text:style-name="T6">The </text:span><text:span text:style-name="Code2"><text:span text:style-name="T5">Bundle</text:span></text:span><text:span text:style-name="Default_20_Paragraph_20_Font"><text:span text:style-name="T6"> object for the newly or previously installed bundle is returned.</text:span></text:span></text:p>
          </text:list-item>
        </text:list>
        <text:p text:style-name="P93">Postconditions, no exceptions thrown </text:p>
        <text:list xml:id="list7918162816735878442" text:style-name="RTF_5f_Num_20_4">
          <text:list-item>
            <text:p text:style-name="P32"><text:span text:style-name="Code2"><text:span text:style-name="T5">getState()</text:span></text:span><text:span text:style-name="Default_20_Paragraph_20_Font"><text:span text:style-name="T6"> in { </text:span></text:span><text:span text:style-name="Code2"><text:span text:style-name="T5">INSTALLED</text:span></text:span><text:span text:style-name="Default_20_Paragraph_20_Font"><text:span text:style-name="T6">, </text:span></text:span><text:span text:style-name="Code2"><text:span text:style-name="T5">RESOLVED</text:span></text:span><text:span text:style-name="Default_20_Paragraph_20_Font"><text:span text:style-name="T6"> }.</text:span></text:span></text:p>
          </text:list-item>
          <text:list-item>
            <text:p text:style-name="P51">Bundle has a unique ID.</text:p>
          </text:list-item>
        </text:list>
        <text:p text:style-name="P93">Postconditions, when an exception is thrown </text:p>
        <text:list xml:id="list5476059096391566957" text:style-name="RTF_5f_Num_20_5">
          <text:list-item>
            <text:p text:style-name="P54">Bundle is not installed. If there was an existing bundle for the specified location, then that bundle must still be in the state it was prior to calling this method.</text:p>
          </text:list-item>
        </text:list>
        <text:p text:style-name="P95">Parameters:</text:p>
        <text:p text:style-name="P114"><text:span text:style-name="Code2">location</text:span><text:span text:style-name="Default_20_Paragraph_20_Font"><text:span text:style-name="T26"> - The location identifier of the bundle to install.</text:span></text:span></text:p>
        <text:p text:style-name="P114"><text:span text:style-name="Code2">input</text:span><text:span text:style-name="Default_20_Paragraph_20_Font"><text:span text:style-name="T26"> - The </text:span></text:span><text:span text:style-name="Code2">InputStream</text:span><text:span text:style-name="Default_20_Paragraph_20_Font"><text:span text:style-name="T26"> object from which this bundle will be read or </text:span></text:span><text:span text:style-name="Code2">null</text:span><text:span text:style-name="Default_20_Paragraph_20_Font"><text:span text:style-name="T26"> to indicate the Framework must create the input stream from the specified location identifier. The input stream must always be closed when this method completes, even if an exception is thrown.</text:span></text:span></text:p>
        <text:p text:style-name="P95">Returns:</text:p>
        <text:p text:style-name="P114"><text:span text:style-name="T26">The </text:span><text:span text:style-name="Code2">Bundle</text:span><text:span text:style-name="Default_20_Paragraph_20_Font"><text:span text:style-name="T26"> object of the installed bundle.</text:span></text:span></text:p>
        <text:p text:style-name="P95">Throws:</text:p>
        <text:p text:style-name="P114"><text:span text:style-name="Code2">org.osgi.framework.BundleException</text:span><text:span text:style-name="Default_20_Paragraph_20_Font"><text:span text:style-name="T26"> - If the installation failed. BundleException types thrown by this method include: </text:span></text:span><text:span text:style-name="Code2">org.osgi.framework.BundleException.READ_ERROR</text:span><text:span text:style-name="Default_20_Paragraph_20_Font"><text:span text:style-name="T26"> , </text:span></text:span><text:span text:style-name="Code2">org.osgi.framework.BundleException.DUPLICATE_BUNDLE_ERROR</text:span><text:span text:style-name="Default_20_Paragraph_20_Font"><text:span text:style-name="T26">, </text:span></text:span><text:span text:style-name="Code2">org.osgi.framework.BundleException.MANIFEST_ERROR</text:span><text:span text:style-name="Default_20_Paragraph_20_Font"><text:span text:style-name="T26">, and </text:span></text:span><text:span text:style-name="Code2">org.osgi.framework.BundleException.REJECTED_BY_HOOK</text:span><text:span text:style-name="Default_20_Paragraph_20_Font"><text:span text:style-name="T26">.</text:span></text:span></text:p>
        <text:p text:style-name="P114"><text:span text:style-name="Code2">SecurityException</text:span><text:span text:style-name="Default_20_Paragraph_20_Font"><text:span text:style-name="T26"> - If the caller does not have the appropriate </text:span></text:span><text:span text:style-name="Code2">AdminPermission[installed bundle,LIFECYCLE]</text:span><text:span text:style-name="Default_20_Paragraph_20_Font"><text:span text:style-name="T26">, and the Java Runtime Environment supports permissions.</text:span></text:span></text:p>
        <text:p text:style-name="P114"><text:span text:style-name="Code2">IllegalStateException</text:span><text:span text:style-name="Default_20_Paragraph_20_Font"><text:span text:style-name="T26"> - If this BundleContext is no longer valid.</text:span></text:span></text:p>
        <text:p text:style-name="P117"/>
        <text:p text:style-name="P125"><text:bookmark text:name="r7"/>installBundle</text:p>
        <text:p text:style-name="P63"><text:span text:style-name="Code2">org.osgi.framework.Bundle </text:span><text:span text:style-name="Code2"><text:span text:style-name="T23">installBundle</text:span></text:span><text:span text:style-name="Code2">(String location)<text:line-break/>                                 throws org.osgi.framework.BundleException</text:span></text:p>
        <text:p text:style-name="P91"><text:span text:style-name="T26">Installs a bundle from the specified </text:span><text:span text:style-name="Code2">location</text:span><text:span text:style-name="Default_20_Paragraph_20_Font"><text:span text:style-name="T26"> identifier.</text:span></text:span></text:p>
        <text:p text:style-name="P85"><text:span text:style-name="T26">This method performs the same function as calling </text:span><text:a xlink:type="simple" xlink:href="#r6"><text:span text:style-name="Code2"><text:span text:style-name="T13">installBundle(String,InputStream)</text:span></text:span></text:a><text:span text:style-name="Default_20_Paragraph_20_Font"><text:span text:style-name="T26"> with the specified </text:span></text:span><text:span text:style-name="Code2">location</text:span><text:span text:style-name="Default_20_Paragraph_20_Font"><text:span text:style-name="T26"> identifier and a </text:span></text:span><text:span text:style-name="Code2">null</text:span><text:span text:style-name="Default_20_Paragraph_20_Font"><text:span text:style-name="T26"> InputStream.</text:span></text:span></text:p>
        <text:p text:style-name="P95">Parameters:</text:p>
        <text:p text:style-name="P114"><text:span text:style-name="Code2">location</text:span><text:span text:style-name="Default_20_Paragraph_20_Font"><text:span text:style-name="T26"> - The location identifier of the bundle to install.</text:span></text:span></text:p>
        <text:p text:style-name="P95">Returns:</text:p>
        <text:p text:style-name="P114"><text:span text:style-name="T26">The </text:span><text:span text:style-name="Code2">Bundle</text:span><text:span text:style-name="Default_20_Paragraph_20_Font"><text:span text:style-name="T26"> object of the installed bundle.</text:span></text:span></text:p>
        <text:p text:style-name="P95">Throws:</text:p>
        <text:p text:style-name="P114"><text:span text:style-name="Code2">org.osgi.framework.BundleException</text:span><text:span text:style-name="Default_20_Paragraph_20_Font"><text:span text:style-name="T26"> - If the installation failed. BundleException types thrown by this method include: </text:span></text:span><text:span text:style-name="Code2">org.osgi.framework.BundleException.READ_ERROR</text:span><text:span text:style-name="Default_20_Paragraph_20_Font"><text:span text:style-name="T26"> , </text:span></text:span><text:span text:style-name="Code2">org.osgi.framework.BundleException.DUPLICATE_BUNDLE_ERROR</text:span><text:span text:style-name="Default_20_Paragraph_20_Font"><text:span text:style-name="T26">, </text:span></text:span><text:soft-page-break/><text:span text:style-name="Code2">org.osgi.framework.BundleException.MANIFEST_ERROR</text:span><text:span text:style-name="Default_20_Paragraph_20_Font"><text:span text:style-name="T26">, and </text:span></text:span><text:span text:style-name="Code2">org.osgi.framework.BundleException.REJECTED_BY_HOOK</text:span><text:span text:style-name="Default_20_Paragraph_20_Font"><text:span text:style-name="T26">.</text:span></text:span></text:p>
        <text:p text:style-name="P114"><text:span text:style-name="Code2">SecurityException</text:span><text:span text:style-name="Default_20_Paragraph_20_Font"><text:span text:style-name="T26"> - If the caller does not have the appropriate </text:span></text:span><text:span text:style-name="Code2">AdminPermission[installed bundle,LIFECYCLE]</text:span><text:span text:style-name="Default_20_Paragraph_20_Font"><text:span text:style-name="T26">, and the Java Runtime Environment supports permissions.</text:span></text:span></text:p>
        <text:p text:style-name="P114"><text:span text:style-name="Code2">IllegalStateException</text:span><text:span text:style-name="Default_20_Paragraph_20_Font"><text:span text:style-name="T26"> - If this BundleContext is no longer valid.</text:span></text:span></text:p>
        <text:p text:style-name="P95">See Also:</text:p>
        <text:p text:style-name="P114"><text:a xlink:type="simple" xlink:href="#r6"><text:span text:style-name="Code2"><text:span text:style-name="T13">installBundle(String, InputStream)</text:span></text:span></text:a></text:p>
        <text:p text:style-name="P117"/>
        <text:p text:style-name="P125"><text:bookmark text:name="r8"/>getBundle</text:p>
        <text:p text:style-name="P63"><text:span text:style-name="Code2">org.osgi.framework.Bundle </text:span><text:span text:style-name="Code2"><text:span text:style-name="T23">getBundle</text:span></text:span><text:span text:style-name="Code2">(long id)</text:span></text:p>
        <text:p text:style-name="P86">Returns the bundle with the specified identifier.</text:p>
        <text:p text:style-name="P95">Parameters:</text:p>
        <text:p text:style-name="P114"><text:span text:style-name="Code2">id</text:span><text:span text:style-name="Default_20_Paragraph_20_Font"><text:span text:style-name="T26"> - The identifier of the bundle to retrieve.</text:span></text:span></text:p>
        <text:p text:style-name="P95">Returns:</text:p>
        <text:p text:style-name="P114"><text:span text:style-name="T26">A </text:span><text:span text:style-name="Code2">Bundle</text:span><text:span text:style-name="Default_20_Paragraph_20_Font"><text:span text:style-name="T26"> object or </text:span></text:span><text:span text:style-name="Code2">null</text:span><text:span text:style-name="Default_20_Paragraph_20_Font"><text:span text:style-name="T26"> if the identifier does not match any installed bundle.</text:span></text:span></text:p>
        <text:p text:style-name="P117"/>
        <text:p text:style-name="P125"><text:bookmark text:name="r9"/>getBundles</text:p>
        <text:p text:style-name="P63"><text:span text:style-name="Code2">org.osgi.framework.Bundle[] </text:span><text:span text:style-name="Code2"><text:span text:style-name="T23">getBundles</text:span></text:span><text:span text:style-name="Code2">()</text:span></text:p>
        <text:p text:style-name="P92">Returns a list of all installed bundles.</text:p>
        <text:p text:style-name="P86">This method returns a list of all bundles installed in the OSGi environment at the time of the call to this method. However, since the Framework is a very dynamic environment, bundles can be installed or uninstalled at anytime.</text:p>
        <text:p text:style-name="P95">Returns:</text:p>
        <text:p text:style-name="P114"><text:span text:style-name="T26">An array of </text:span><text:span text:style-name="Code2">Bundle</text:span><text:span text:style-name="Default_20_Paragraph_20_Font"><text:span text:style-name="T26"> objects, one object per installed bundle.</text:span></text:span></text:p>
        <text:p text:style-name="P117"/>
        <text:p text:style-name="P125"><text:bookmark text:name="r10"/>addServiceListener</text:p>
        <text:p text:style-name="P63"><text:span text:style-name="Code2">void </text:span><text:span text:style-name="Code2"><text:span text:style-name="T23">addServiceListener</text:span></text:span><text:span text:style-name="Code2">(org.osgi.framework.ServiceListener listener,<text:line-break/>                        String filter)<text:line-break/>                 throws org.osgi.framework.InvalidSyntaxException</text:span></text:p>
        <text:p text:style-name="P91"><text:span text:style-name="T26">Adds the specified </text:span><text:span text:style-name="Code2">ServiceListener</text:span><text:span text:style-name="Default_20_Paragraph_20_Font"><text:span text:style-name="T26"> object with the specified </text:span></text:span><text:span text:style-name="Code2">filter</text:span><text:span text:style-name="Default_20_Paragraph_20_Font"><text:span text:style-name="T26"> to the context bundle's list of listeners. See </text:span></text:span><text:span text:style-name="Code2">org.osgi.framework.Filter</text:span><text:span text:style-name="Default_20_Paragraph_20_Font"><text:span text:style-name="T26"> for a description of the filter syntax. </text:span></text:span><text:span text:style-name="Code2">ServiceListener</text:span><text:span text:style-name="Default_20_Paragraph_20_Font"><text:span text:style-name="T26"> objects are notified when a service has a lifecycle state change.</text:span></text:span></text:p>
        <text:p text:style-name="P91"><text:span text:style-name="T26">If the context bundle's list of listeners already contains a listener </text:span><text:span text:style-name="Code2">l</text:span><text:span text:style-name="Default_20_Paragraph_20_Font"><text:span text:style-name="T26"> such that </text:span></text:span><text:span text:style-name="Code2">(l==listener)</text:span><text:span text:style-name="Default_20_Paragraph_20_Font"><text:span text:style-name="T26">, then this method replaces that listener's filter (which may be </text:span></text:span><text:span text:style-name="Code2">null</text:span><text:span text:style-name="Default_20_Paragraph_20_Font"><text:span text:style-name="T26">) with the specified one (which may be </text:span></text:span><text:span text:style-name="Code2">null</text:span><text:span text:style-name="Default_20_Paragraph_20_Font"><text:span text:style-name="T26">).</text:span></text:span></text:p>
        <text:p text:style-name="P91"><text:span text:style-name="T26">The listener is called if the filter criteria is met. To filter based upon the class of the service, the filter should reference the </text:span><text:a xlink:type="simple" xlink:href="#r126"><text:span text:style-name="Code2"><text:span text:style-name="T13">Constants.OBJECTCLASS</text:span></text:span></text:a><text:span text:style-name="Default_20_Paragraph_20_Font"><text:span text:style-name="T26"> property. If </text:span></text:span><text:span text:style-name="Code2">filter</text:span><text:span text:style-name="Default_20_Paragraph_20_Font"><text:span text:style-name="T26"> is </text:span></text:span><text:span text:style-name="Code2">null</text:span><text:span text:style-name="Default_20_Paragraph_20_Font"><text:span text:style-name="T26"> , all services are considered to match the filter.</text:span></text:span></text:p>
        <text:p text:style-name="P91"><text:span text:style-name="T26">When using a </text:span><text:span text:style-name="Code2">filter</text:span><text:span text:style-name="Default_20_Paragraph_20_Font"><text:span text:style-name="T26">, it is possible that the </text:span></text:span><text:span text:style-name="Code2">ServiceEvent</text:span><text:span text:style-name="Default_20_Paragraph_20_Font"><text:span text:style-name="T26"> s for the complete lifecycle of a service will not be delivered to the listener. For example, if the </text:span></text:span><text:span text:style-name="Code2">filter</text:span><text:span text:style-name="Default_20_Paragraph_20_Font"><text:span text:style-name="T26"> only matches when the property </text:span></text:span><text:span text:style-name="Code2">x</text:span><text:span text:style-name="Default_20_Paragraph_20_Font"><text:span text:style-name="T26"> has the value </text:span></text:span><text:span text:style-name="Code2">1</text:span><text:span text:style-name="Default_20_Paragraph_20_Font"><text:span text:style-name="T26">, the listener will not be called if the service is registered with the property </text:span></text:span><text:span text:style-name="Code2">x</text:span><text:span text:style-name="Default_20_Paragraph_20_Font"><text:span text:style-name="T26"> not set to the value </text:span></text:span><text:span text:style-name="Code2">1</text:span><text:span text:style-name="Default_20_Paragraph_20_Font"><text:span text:style-name="T26">. Subsequently, when the service is modified setting property </text:span></text:span><text:span text:style-name="Code2">x</text:span><text:span text:style-name="Default_20_Paragraph_20_Font"><text:span text:style-name="T26"> to the value </text:span></text:span><text:span text:style-name="Code2">1</text:span><text:span text:style-name="Default_20_Paragraph_20_Font"><text:span text:style-name="T26">, the filter will match and the listener will be called with a </text:span></text:span><text:span text:style-name="Code2">ServiceEvent</text:span><text:span text:style-name="Default_20_Paragraph_20_Font"><text:span text:style-name="T26"> of type </text:span></text:span><text:span text:style-name="Code2">MODIFIED</text:span><text:span text:style-name="Default_20_Paragraph_20_Font"><text:span text:style-name="T26">. Thus, the listener will not be called with a </text:span></text:span><text:span text:style-name="Code2">ServiceEvent</text:span><text:span text:style-name="Default_20_Paragraph_20_Font"><text:span text:style-name="T26"> of type </text:span></text:span><text:span text:style-name="Code2">REGISTERED</text:span><text:span text:style-name="Default_20_Paragraph_20_Font"><text:span text:style-name="T26">.</text:span></text:span></text:p>
        <text:p text:style-name="P85"><text:span text:style-name="T26">If the Java Runtime Environment supports permissions, the </text:span><text:span text:style-name="Code2">ServiceListener</text:span><text:span text:style-name="Default_20_Paragraph_20_Font"><text:span text:style-name="T26"> object will be notified of a service event only if the bundle that is registering it has the </text:span></text:span><text:span text:style-name="Code2">ServicePermission</text:span><text:span text:style-name="Default_20_Paragraph_20_Font"><text:span text:style-name="T26"> to get the service using at least one of the named classes the service was registered under.</text:span></text:span></text:p>
        <text:p text:style-name="P95"><text:soft-page-break/>Parameters:</text:p>
        <text:p text:style-name="P114"><text:span text:style-name="Code2">listener</text:span><text:span text:style-name="Default_20_Paragraph_20_Font"><text:span text:style-name="T26"> - The </text:span></text:span><text:span text:style-name="Code2">ServiceListener</text:span><text:span text:style-name="Default_20_Paragraph_20_Font"><text:span text:style-name="T26"> object to be added.</text:span></text:span></text:p>
        <text:p text:style-name="P114"><text:span text:style-name="Code2">filter</text:span><text:span text:style-name="Default_20_Paragraph_20_Font"><text:span text:style-name="T26"> - The filter criteria.</text:span></text:span></text:p>
        <text:p text:style-name="P95">Throws:</text:p>
        <text:p text:style-name="P114"><text:span text:style-name="Code2">org.osgi.framework.InvalidSyntaxException</text:span><text:span text:style-name="Default_20_Paragraph_20_Font"><text:span text:style-name="T26"> - If </text:span></text:span><text:span text:style-name="Code2">filter</text:span><text:span text:style-name="Default_20_Paragraph_20_Font"><text:span text:style-name="T26"> contains an invalid filter string that cannot be parsed.</text:span></text:span></text:p>
        <text:p text:style-name="P114"><text:span text:style-name="Code2">IllegalStateException</text:span><text:span text:style-name="Default_20_Paragraph_20_Font"><text:span text:style-name="T26"> - If this BundleContext is no longer valid.</text:span></text:span></text:p>
        <text:p text:style-name="P95">See Also:</text:p>
        <text:p text:style-name="P114"><text:span text:style-name="Code2">org.osgi.framework.ServiceEvent</text:span><text:span text:style-name="Default_20_Paragraph_20_Font"><text:span text:style-name="T26">, </text:span></text:span><text:span text:style-name="Code2">org.osgi.framework.ServiceListener</text:span><text:span text:style-name="Default_20_Paragraph_20_Font"><text:span text:style-name="T26">, </text:span></text:span><text:span text:style-name="Code2">org.osgi.framework.ServicePermission</text:span></text:p>
        <text:p text:style-name="P117"/>
        <text:p text:style-name="P125"><text:bookmark text:name="r11"/>addServiceListener</text:p>
        <text:p text:style-name="P63"><text:span text:style-name="Code2">void </text:span><text:span text:style-name="Code2"><text:span text:style-name="T23">addServiceListener</text:span></text:span><text:span text:style-name="Code2">(org.osgi.framework.ServiceListener listener)</text:span></text:p>
        <text:p text:style-name="P91"><text:span text:style-name="T26">Adds the specified </text:span><text:span text:style-name="Code2">ServiceListener</text:span><text:span text:style-name="Default_20_Paragraph_20_Font"><text:span text:style-name="T26"> object to the context bundle's list of listeners.</text:span></text:span></text:p>
        <text:p text:style-name="P85"><text:span text:style-name="T26">This method is the same as calling </text:span><text:span text:style-name="Code2">BundleContext.addServiceListener(ServiceListener listener, String filter)</text:span><text:span text:style-name="Default_20_Paragraph_20_Font"><text:span text:style-name="T26"> with </text:span></text:span><text:span text:style-name="Code2">filter</text:span><text:span text:style-name="Default_20_Paragraph_20_Font"><text:span text:style-name="T26"> set to </text:span></text:span><text:span text:style-name="Code2">null</text:span><text:span text:style-name="Default_20_Paragraph_20_Font"><text:span text:style-name="T26">.</text:span></text:span></text:p>
        <text:p text:style-name="P95">Parameters:</text:p>
        <text:p text:style-name="P114"><text:span text:style-name="Code2">listener</text:span><text:span text:style-name="Default_20_Paragraph_20_Font"><text:span text:style-name="T26"> - The </text:span></text:span><text:span text:style-name="Code2">ServiceListener</text:span><text:span text:style-name="Default_20_Paragraph_20_Font"><text:span text:style-name="T26"> object to be added.</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95">See Also:</text:p>
        <text:p text:style-name="P114"><text:a xlink:type="simple" xlink:href="#r10"><text:span text:style-name="Code2"><text:span text:style-name="T13">addServiceListener(ServiceListener, String)</text:span></text:span></text:a></text:p>
        <text:p text:style-name="P117"/>
        <text:p text:style-name="P125"><text:bookmark text:name="r12"/>removeServiceListener</text:p>
        <text:p text:style-name="P63"><text:span text:style-name="Code2">void </text:span><text:span text:style-name="Code2"><text:span text:style-name="T23">removeServiceListener</text:span></text:span><text:span text:style-name="Code2">(org.osgi.framework.ServiceListener listener)</text:span></text:p>
        <text:p text:style-name="P91"><text:span text:style-name="T26">Removes the specified </text:span><text:span text:style-name="Code2">ServiceListener</text:span><text:span text:style-name="Default_20_Paragraph_20_Font"><text:span text:style-name="T26"> object from the context bundle's list of listeners.</text:span></text:span></text:p>
        <text:p text:style-name="P85"><text:span text:style-name="T26">If </text:span><text:span text:style-name="Code2">listener</text:span><text:span text:style-name="Default_20_Paragraph_20_Font"><text:span text:style-name="T26"> is not contained in this context bundle's list of listeners, this method does nothing.</text:span></text:span></text:p>
        <text:p text:style-name="P95">Parameters:</text:p>
        <text:p text:style-name="P114"><text:span text:style-name="Code2">listener</text:span><text:span text:style-name="Default_20_Paragraph_20_Font"><text:span text:style-name="T26"> - The </text:span></text:span><text:span text:style-name="Code2">ServiceListener</text:span><text:span text:style-name="Default_20_Paragraph_20_Font"><text:span text:style-name="T26"> to be removed.</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117"/>
        <text:p text:style-name="P125"><text:bookmark text:name="r13"/>addBundleListener</text:p>
        <text:p text:style-name="P63"><text:span text:style-name="Code2">void </text:span><text:span text:style-name="Code2"><text:span text:style-name="T23">addBundleListener</text:span></text:span><text:span text:style-name="Code2">(org.osgi.framework.BundleListener listener)</text:span></text:p>
        <text:p text:style-name="P91"><text:span text:style-name="T26">Adds the specified </text:span><text:span text:style-name="Code2">BundleListener</text:span><text:span text:style-name="Default_20_Paragraph_20_Font"><text:span text:style-name="T26"> object to the context bundle's list of listeners if not already present. BundleListener objects are notified when a bundle has a lifecycle state change.</text:span></text:span></text:p>
        <text:p text:style-name="P85"><text:span text:style-name="T26">If the context bundle's list of listeners already contains a listener </text:span><text:span text:style-name="Code2">l</text:span><text:span text:style-name="Default_20_Paragraph_20_Font"><text:span text:style-name="T26"> such that </text:span></text:span><text:span text:style-name="Code2">(l==listener)</text:span><text:span text:style-name="Default_20_Paragraph_20_Font"><text:span text:style-name="T26">, this method does nothing.</text:span></text:span></text:p>
        <text:p text:style-name="P95">Parameters:</text:p>
        <text:p text:style-name="P114"><text:span text:style-name="Code2">listener</text:span><text:span text:style-name="Default_20_Paragraph_20_Font"><text:span text:style-name="T26"> - The </text:span></text:span><text:span text:style-name="Code2">BundleListener</text:span><text:span text:style-name="Default_20_Paragraph_20_Font"><text:span text:style-name="T26"> to be added.</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114"><text:span text:style-name="Code2">SecurityException</text:span><text:span text:style-name="Default_20_Paragraph_20_Font"><text:span text:style-name="T26"> - If listener is a </text:span></text:span><text:span text:style-name="Code2">SynchronousBundleListener</text:span><text:span text:style-name="Default_20_Paragraph_20_Font"><text:span text:style-name="T26"> and the caller does not have the appropriate </text:span></text:span><text:span text:style-name="Code2">AdminPermission[context bundle,LISTENER]</text:span><text:span text:style-name="Default_20_Paragraph_20_Font"><text:span text:style-name="T26">, and the Java Runtime Environment supports permissions.</text:span></text:span></text:p>
        <text:p text:style-name="P95">See Also:</text:p>
        <text:p text:style-name="P114"><text:span text:style-name="Code2">org.osgi.framework.BundleEvent</text:span><text:span text:style-name="Default_20_Paragraph_20_Font"><text:span text:style-name="T26">, </text:span></text:span><text:span text:style-name="Code2">org.osgi.framework.BundleListener</text:span></text:p>
        <text:p text:style-name="P117"/>
        <text:p text:style-name="P125"><text:bookmark text:name="r14"/><text:soft-page-break/>removeBundleListener</text:p>
        <text:p text:style-name="P63"><text:span text:style-name="Code2">void </text:span><text:span text:style-name="Code2"><text:span text:style-name="T23">removeBundleListener</text:span></text:span><text:span text:style-name="Code2">(org.osgi.framework.BundleListener listener)</text:span></text:p>
        <text:p text:style-name="P91"><text:span text:style-name="T26">Removes the specified </text:span><text:span text:style-name="Code2">BundleListener</text:span><text:span text:style-name="Default_20_Paragraph_20_Font"><text:span text:style-name="T26"> object from the context bundle's list of listeners.</text:span></text:span></text:p>
        <text:p text:style-name="P85"><text:span text:style-name="T26">If </text:span><text:span text:style-name="Code2">listener</text:span><text:span text:style-name="Default_20_Paragraph_20_Font"><text:span text:style-name="T26"> is not contained in the context bundle's list of listeners, this method does nothing.</text:span></text:span></text:p>
        <text:p text:style-name="P95">Parameters:</text:p>
        <text:p text:style-name="P114"><text:span text:style-name="Code2">listener</text:span><text:span text:style-name="Default_20_Paragraph_20_Font"><text:span text:style-name="T26"> - The </text:span></text:span><text:span text:style-name="Code2">BundleListener</text:span><text:span text:style-name="Default_20_Paragraph_20_Font"><text:span text:style-name="T26"> object to be removed.</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114"><text:span text:style-name="Code2">SecurityException</text:span><text:span text:style-name="Default_20_Paragraph_20_Font"><text:span text:style-name="T26"> - If listener is a </text:span></text:span><text:span text:style-name="Code2">SynchronousBundleListener</text:span><text:span text:style-name="Default_20_Paragraph_20_Font"><text:span text:style-name="T26"> and the caller does not have the appropriate </text:span></text:span><text:span text:style-name="Code2">AdminPermission[context bundle,LISTENER]</text:span><text:span text:style-name="Default_20_Paragraph_20_Font"><text:span text:style-name="T26">, and the Java Runtime Environment supports permissions.</text:span></text:span></text:p>
        <text:p text:style-name="P117"/>
        <text:p text:style-name="P125"><text:bookmark text:name="r15"/>addFrameworkListener</text:p>
        <text:p text:style-name="P63"><text:span text:style-name="Code2">void </text:span><text:span text:style-name="Code2"><text:span text:style-name="T23">addFrameworkListener</text:span></text:span><text:span text:style-name="Code2">(org.osgi.framework.FrameworkListener listener)</text:span></text:p>
        <text:p text:style-name="P91"><text:span text:style-name="T26">Adds the specified </text:span><text:span text:style-name="Code2">FrameworkListener</text:span><text:span text:style-name="Default_20_Paragraph_20_Font"><text:span text:style-name="T26"> object to the context bundle's list of listeners if not already present. FrameworkListeners are notified of general Framework events.</text:span></text:span></text:p>
        <text:p text:style-name="P85"><text:span text:style-name="T26">If the context bundle's list of listeners already contains a listener </text:span><text:span text:style-name="Code2">l</text:span><text:span text:style-name="Default_20_Paragraph_20_Font"><text:span text:style-name="T26"> such that </text:span></text:span><text:span text:style-name="Code2">(l==listener)</text:span><text:span text:style-name="Default_20_Paragraph_20_Font"><text:span text:style-name="T26">, this method does nothing.</text:span></text:span></text:p>
        <text:p text:style-name="P95">Parameters:</text:p>
        <text:p text:style-name="P114"><text:span text:style-name="Code2">listener</text:span><text:span text:style-name="Default_20_Paragraph_20_Font"><text:span text:style-name="T26"> - The </text:span></text:span><text:span text:style-name="Code2">FrameworkListener</text:span><text:span text:style-name="Default_20_Paragraph_20_Font"><text:span text:style-name="T26"> object to be added.</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95">See Also:</text:p>
        <text:p text:style-name="P114"><text:span text:style-name="Code2">org.osgi.framework.FrameworkEvent</text:span><text:span text:style-name="Default_20_Paragraph_20_Font"><text:span text:style-name="T26">, </text:span></text:span><text:span text:style-name="Code2">org.osgi.framework.FrameworkListener</text:span></text:p>
        <text:p text:style-name="P117"/>
        <text:p text:style-name="P125"><text:bookmark text:name="r16"/>removeFrameworkListener</text:p>
        <text:p text:style-name="P63"><text:span text:style-name="Code2">void </text:span><text:span text:style-name="Code2"><text:span text:style-name="T23">removeFrameworkListener</text:span></text:span><text:span text:style-name="Code2">(org.osgi.framework.FrameworkListener listener)</text:span></text:p>
        <text:p text:style-name="P91"><text:span text:style-name="T26">Removes the specified </text:span><text:span text:style-name="Code2">FrameworkListener</text:span><text:span text:style-name="Default_20_Paragraph_20_Font"><text:span text:style-name="T26"> object from the context bundle's list of listeners.</text:span></text:span></text:p>
        <text:p text:style-name="P85"><text:span text:style-name="T26">If </text:span><text:span text:style-name="Code2">listener</text:span><text:span text:style-name="Default_20_Paragraph_20_Font"><text:span text:style-name="T26"> is not contained in the context bundle's list of listeners, this method does nothing.</text:span></text:span></text:p>
        <text:p text:style-name="P95">Parameters:</text:p>
        <text:p text:style-name="P114"><text:span text:style-name="Code2">listener</text:span><text:span text:style-name="Default_20_Paragraph_20_Font"><text:span text:style-name="T26"> - The </text:span></text:span><text:span text:style-name="Code2">FrameworkListener</text:span><text:span text:style-name="Default_20_Paragraph_20_Font"><text:span text:style-name="T26"> object to be removed.</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117"/>
        <text:p text:style-name="P125"><text:bookmark text:name="r17"/>registerService</text:p>
        <text:p text:style-name="P63"><text:span text:style-name="Code2">org.osgi.framework.ServiceRegistration&lt;?&gt; </text:span><text:span text:style-name="Code2"><text:span text:style-name="T23">registerService</text:span></text:span><text:span text:style-name="Code2">(String[] clazzes,<text:line-break/>                                                          Object service,<text:line-break/>                                                          Dictionary&lt;String,?&gt; properties)</text:span></text:p>
        <text:p text:style-name="P91"><text:span text:style-name="T26">Registers the specified service object with the specified properties under the specified class names into the Framework. A </text:span><text:span text:style-name="Code2">ServiceRegistration</text:span><text:span text:style-name="Default_20_Paragraph_20_Font"><text:span text:style-name="T26"> object is returned. The </text:span></text:span><text:span text:style-name="Code2">ServiceRegistration</text:span><text:span text:style-name="Default_20_Paragraph_20_Font"><text:span text:style-name="T26"> object is for the private use of the bundle registering the service and should not be shared with other bundles. The registering bundle is defined to be the context bundle. Other bundles can locate the service by using one of the </text:span></text:span><text:a xlink:type="simple" xlink:href="#r28"><text:span text:style-name="Code2"><text:span text:style-name="T13">getServiceReferences(Class, String)</text:span></text:span></text:a><text:span text:style-name="Default_20_Paragraph_20_Font"><text:span text:style-name="T26">, </text:span></text:span><text:a xlink:type="simple" xlink:href="#r23"><text:span text:style-name="Code2"><text:span text:style-name="T13">getServiceReferences(String, String)</text:span></text:span></text:a><text:span text:style-name="Default_20_Paragraph_20_Font"><text:span text:style-name="T26">, </text:span></text:span><text:a xlink:type="simple" xlink:href="#r26"><text:span text:style-name="Code2"><text:span text:style-name="T13">getServiceReference(Class)</text:span></text:span></text:a><text:span text:style-name="Default_20_Paragraph_20_Font"><text:span text:style-name="T26"> or </text:span></text:span><text:a xlink:type="simple" xlink:href="#r25"><text:span text:style-name="Code2"><text:span text:style-name="T13">getServiceReference(String)</text:span></text:span></text:a><text:span text:style-name="Default_20_Paragraph_20_Font"><text:span text:style-name="T26"> methods.</text:span></text:span></text:p>
        <text:p text:style-name="P91"><text:soft-page-break/><text:span text:style-name="T26">A bundle can register a service object that implements the </text:span><text:a xlink:type="simple" xlink:href="#r168"><text:span text:style-name="Code2"><text:span text:style-name="T13">ServiceFactory</text:span></text:span></text:a><text:span text:style-name="Default_20_Paragraph_20_Font"><text:span text:style-name="T26"> interface to have more flexibility in providing service objects to other bundles.</text:span></text:span></text:p>
        <text:p text:style-name="P92">The following steps are required to register a service:</text:p>
        <text:list xml:id="list3885256561413987410" text:style-name="RTF_5f_Num_20_6">
          <text:list-item>
            <text:p text:style-name="P33"><text:span text:style-name="T6">If </text:span><text:span text:style-name="Code2"><text:span text:style-name="T5">service</text:span></text:span><text:span text:style-name="Default_20_Paragraph_20_Font"><text:span text:style-name="T6"> does not implement </text:span></text:span><text:span text:style-name="Code2"><text:span text:style-name="T5">ServiceFactory</text:span></text:span><text:span text:style-name="Default_20_Paragraph_20_Font"><text:span text:style-name="T6">, an </text:span></text:span><text:span text:style-name="Code2"><text:span text:style-name="T5">IllegalArgumentException</text:span></text:span><text:span text:style-name="Default_20_Paragraph_20_Font"><text:span text:style-name="T6"> is thrown if </text:span></text:span><text:span text:style-name="Code2"><text:span text:style-name="T5">service</text:span></text:span><text:span text:style-name="Default_20_Paragraph_20_Font"><text:span text:style-name="T6"> is not an </text:span></text:span><text:span text:style-name="Code2"><text:span text:style-name="T5">instanceof</text:span></text:span><text:span text:style-name="Default_20_Paragraph_20_Font"><text:span text:style-name="T6"> all the specified class names.</text:span></text:span></text:p>
          </text:list-item>
          <text:list-item>
            <text:p text:style-name="P33"><text:span text:style-name="T6">The Framework adds the following service properties to the service properties from the specified </text:span><text:span text:style-name="Code2"><text:span text:style-name="T5">Dictionary</text:span></text:span><text:span text:style-name="Default_20_Paragraph_20_Font"><text:span text:style-name="T6"> (which may be </text:span></text:span><text:span text:style-name="Code2"><text:span text:style-name="T5">null</text:span></text:span><text:span text:style-name="Default_20_Paragraph_20_Font"><text:span text:style-name="T6">):</text:span></text:span></text:p>
          </text:list-item>
        </text:list>
        <text:list xml:id="list4932697096200505963" text:style-name="RTF_5f_Num_20_7">
          <text:list-item>
            <text:p text:style-name="P41"><text:span text:style-name="T6">A property named </text:span><text:a xlink:type="simple" xlink:href="#r127"><text:span text:style-name="Code2"><text:span text:style-name="T13">Constants.SERVICE_ID</text:span></text:span></text:a><text:span text:style-name="Default_20_Paragraph_20_Font"><text:span text:style-name="T6"> identifying the registration number of the service</text:span></text:span></text:p>
          </text:list-item>
          <text:list-item>
            <text:p text:style-name="P41"><text:span text:style-name="T6">A property named </text:span><text:a xlink:type="simple" xlink:href="#r126"><text:span text:style-name="Code2"><text:span text:style-name="T13">Constants.OBJECTCLASS</text:span></text:span></text:a><text:span text:style-name="Default_20_Paragraph_20_Font"><text:span text:style-name="T6"> containing all the specified classes.</text:span></text:span></text:p>
          </text:list-item>
          <text:list-item>
            <text:p text:style-name="P41"><text:span text:style-name="T6">A property named </text:span><text:a xlink:type="simple" xlink:href="#r132"><text:span text:style-name="Code2"><text:span text:style-name="T13">Constants.SERVICE_SCOPE</text:span></text:span></text:a><text:span text:style-name="Default_20_Paragraph_20_Font"><text:span text:style-name="T6"> identifying the scope of the service.</text:span></text:span></text:p>
          </text:list-item>
        </text:list>
        <text:p text:style-name="P114"><text:span text:style-name="T26">Properties with these names in the specified </text:span><text:span text:style-name="Code2">Dictionary</text:span><text:span text:style-name="Default_20_Paragraph_20_Font"><text:span text:style-name="T26"> will be ignored.</text:span></text:span></text:p>
        <text:list xml:id="list1691311685" text:continue-list="list3885256561413987410" text:style-name="RTF_5f_Num_20_6">
          <text:list-item>
            <text:p text:style-name="P25">The service is added to the Framework service registry and may now be used by other bundles.</text:p>
          </text:list-item>
          <text:list-item>
            <text:p text:style-name="P33"><text:span text:style-name="T6">A service event of type </text:span><text:span text:style-name="Code2"><text:span text:style-name="T5">org.osgi.framework.ServiceEvent.REGISTERED</text:span></text:span><text:span text:style-name="Default_20_Paragraph_20_Font"><text:span text:style-name="T6"> is fired.</text:span></text:span></text:p>
          </text:list-item>
          <text:list-item>
            <text:p text:style-name="P57"><text:span text:style-name="T6">A </text:span><text:span text:style-name="Code2"><text:span text:style-name="T5">ServiceRegistration</text:span></text:span><text:span text:style-name="Default_20_Paragraph_20_Font"><text:span text:style-name="T6"> object for this registration is returned.</text:span></text:span></text:p>
          </text:list-item>
        </text:list>
        <text:p text:style-name="P95">Parameters:</text:p>
        <text:p text:style-name="P114"><text:span text:style-name="Code2">clazzes</text:span><text:span text:style-name="Default_20_Paragraph_20_Font"><text:span text:style-name="T26"> - The class names under which the service can be located. The class names in this array will be stored in the service's properties under the key </text:span></text:span><text:a xlink:type="simple" xlink:href="#r126"><text:span text:style-name="Code2"><text:span text:style-name="T13">Constants.OBJECTCLASS</text:span></text:span></text:a><text:span text:style-name="Default_20_Paragraph_20_Font"><text:span text:style-name="T26">.</text:span></text:span></text:p>
        <text:p text:style-name="P114"><text:span text:style-name="Code2">service</text:span><text:span text:style-name="Default_20_Paragraph_20_Font"><text:span text:style-name="T26"> - The service object or an object implementing </text:span></text:span><text:span text:style-name="Code2">ServiceFactory</text:span><text:span text:style-name="Default_20_Paragraph_20_Font"><text:span text:style-name="T26">.</text:span></text:span></text:p>
        <text:p text:style-name="P114"><text:span text:style-name="Code2">properties</text:span><text:span text:style-name="Default_20_Paragraph_20_Font"><text:span text:style-name="T26"> - The properties for this service. The keys in the properties object must all be </text:span></text:span><text:span text:style-name="Code2">String</text:span><text:span text:style-name="Default_20_Paragraph_20_Font"><text:span text:style-name="T26"> objects. See </text:span></text:span><text:a xlink:type="simple" xlink:href="#r160"><text:span text:style-name="Code2"><text:span text:style-name="T13">Constants</text:span></text:span></text:a><text:span text:style-name="Default_20_Paragraph_20_Font"><text:span text:style-name="T26"> for a list of standard service property keys. Changes should not be made to this object after calling this method. To update the service's properties the </text:span></text:span><text:span text:style-name="Code2">org.osgi.framework.ServiceRegistration.setProperties(Dictionary)</text:span><text:span text:style-name="Default_20_Paragraph_20_Font"><text:span text:style-name="T26"> method must be called. The set of properties may be </text:span></text:span><text:span text:style-name="Code2">null</text:span><text:span text:style-name="Default_20_Paragraph_20_Font"><text:span text:style-name="T26"> if the service has no properties.</text:span></text:span></text:p>
        <text:p text:style-name="P95">Returns:</text:p>
        <text:p text:style-name="P114"><text:span text:style-name="T26">A </text:span><text:span text:style-name="Code2">ServiceRegistration</text:span><text:span text:style-name="Default_20_Paragraph_20_Font"><text:span text:style-name="T26"> object for use by the bundle registering the service to update the service's properties or to unregister the service.</text:span></text:span></text:p>
        <text:p text:style-name="P95">Throws:</text:p>
        <text:p text:style-name="P116"><text:span text:style-name="Code2">IllegalArgumentException</text:span><text:span text:style-name="Default_20_Paragraph_20_Font"><text:span text:style-name="T26"> - If one of the following is true:</text:span></text:span></text:p>
        <text:list xml:id="list8997689548545019461" text:style-name="RTF_5f_Num_20_8">
          <text:list-item>
            <text:p text:style-name="P34"><text:span text:style-name="Code2"><text:span text:style-name="T5">service</text:span></text:span><text:span text:style-name="Default_20_Paragraph_20_Font"><text:span text:style-name="T6"> is </text:span></text:span><text:span text:style-name="Code2"><text:span text:style-name="T5">null</text:span></text:span><text:span text:style-name="Default_20_Paragraph_20_Font"><text:span text:style-name="T6">.</text:span></text:span></text:p>
          </text:list-item>
          <text:list-item>
            <text:p text:style-name="P34"><text:span text:style-name="Code2"><text:span text:style-name="T5">service</text:span></text:span><text:span text:style-name="Default_20_Paragraph_20_Font"><text:span text:style-name="T6"> does not implement </text:span></text:span><text:span text:style-name="Code2"><text:span text:style-name="T5">ServiceFactory</text:span></text:span><text:span text:style-name="Default_20_Paragraph_20_Font"><text:span text:style-name="T6"> and is not an instance of all the specified classes.</text:span></text:span></text:p>
          </text:list-item>
          <text:list-item>
            <text:p text:style-name="P50"><text:span text:style-name="Code2"><text:span text:style-name="T5">properties</text:span></text:span><text:span text:style-name="Default_20_Paragraph_20_Font"><text:span text:style-name="T6"> contains case variants of the same key name.</text:span></text:span></text:p>
          </text:list-item>
        </text:list>
        <text:p text:style-name="P114"><text:span text:style-name="Code2">SecurityException</text:span><text:span text:style-name="Default_20_Paragraph_20_Font"><text:span text:style-name="T26"> - If the caller does not have the </text:span></text:span><text:span text:style-name="Code2">ServicePermission</text:span><text:span text:style-name="Default_20_Paragraph_20_Font"><text:span text:style-name="T26"> to register the service for all the named classes and the Java Runtime Environment supports permissions.</text:span></text:span></text:p>
        <text:p text:style-name="P114"><text:span text:style-name="Code2">IllegalStateException</text:span><text:span text:style-name="Default_20_Paragraph_20_Font"><text:span text:style-name="T26"> - If this BundleContext is no longer valid.</text:span></text:span></text:p>
        <text:p text:style-name="P95">See Also:</text:p>
        <text:p text:style-name="P114"><text:span text:style-name="Code2">org.osgi.framework.ServiceRegistration</text:span><text:span text:style-name="Default_20_Paragraph_20_Font"><text:span text:style-name="T26">, </text:span></text:span><text:a xlink:type="simple" xlink:href="#r164"><text:span text:style-name="Code2"><text:span text:style-name="T13">PrototypeServiceFactory</text:span></text:span></text:a><text:span text:style-name="Default_20_Paragraph_20_Font"><text:span text:style-name="T26">, </text:span></text:span><text:a xlink:type="simple" xlink:href="#r168"><text:span text:style-name="Code2"><text:span text:style-name="T13">ServiceFactory</text:span></text:span></text:a></text:p>
        <text:p text:style-name="P117"/>
        <text:p text:style-name="P125"><text:bookmark text:name="r18"/>registerService</text:p>
        <text:p text:style-name="P63"><text:span text:style-name="Code2">org.osgi.framework.ServiceRegistration&lt;?&gt; </text:span><text:span text:style-name="Code2"><text:span text:style-name="T23">registerService</text:span></text:span><text:span text:style-name="Code2">(String clazz,<text:line-break/>                                                          Object service,<text:line-break/>                                                          Dictionary&lt;String,?&gt; properties)</text:span></text:p>
        <text:p text:style-name="P92">Registers the specified service object with the specified properties under the specified class name with the Framework.</text:p>
        <text:p text:style-name="P85"><text:span text:style-name="T26">This method is otherwise identical to </text:span><text:a xlink:type="simple" xlink:href="#r17"><text:span text:style-name="Code2"><text:span text:style-name="T13">registerService(String[], Object, Dictionary)</text:span></text:span></text:a><text:span text:style-name="Default_20_Paragraph_20_Font"><text:span text:style-name="T26"> and is provided as a convenience when </text:span></text:span><text:span text:style-name="Code2">service</text:span><text:span text:style-name="Default_20_Paragraph_20_Font"><text:span text:style-name="T26"> will only be registered under a single class name. Note that even in this case the value of the service's </text:span></text:span><text:a xlink:type="simple" xlink:href="#r126"><text:span text:style-name="Code2"><text:span text:style-name="T13">Constants.OBJECTCLASS</text:span></text:span></text:a><text:span text:style-name="Default_20_Paragraph_20_Font"><text:span text:style-name="T26"> property will be an array of string, rather than just a single string.</text:span></text:span></text:p>
        <text:p text:style-name="P95">Parameters:</text:p>
        <text:p text:style-name="P114"><text:span text:style-name="Code2">clazz</text:span><text:span text:style-name="Default_20_Paragraph_20_Font"><text:span text:style-name="T26"> - The class name under which the service can be located.</text:span></text:span></text:p>
        <text:p text:style-name="P114"><text:span text:style-name="Code2">service</text:span><text:span text:style-name="Default_20_Paragraph_20_Font"><text:span text:style-name="T26"> - The service object or an object implementing </text:span></text:span><text:span text:style-name="Code2">ServiceFactory</text:span><text:span text:style-name="Default_20_Paragraph_20_Font"><text:span text:style-name="T26">.</text:span></text:span></text:p>
        <text:p text:style-name="P114"><text:span text:style-name="Code2">properties</text:span><text:span text:style-name="Default_20_Paragraph_20_Font"><text:span text:style-name="T26"> - The properties for this service.</text:span></text:span></text:p>
        <text:p text:style-name="P95">Returns:</text:p>
        <text:p text:style-name="P114"><text:span text:style-name="T26">A </text:span><text:span text:style-name="Code2">ServiceRegistration</text:span><text:span text:style-name="Default_20_Paragraph_20_Font"><text:span text:style-name="T26"> object for use by the bundle registering the service to update the service's properties or to unregister the service.</text:span></text:span></text:p>
        <text:p text:style-name="P95"><text:soft-page-break/>Throws:</text:p>
        <text:p text:style-name="P114"><text:span text:style-name="Code2">IllegalStateException</text:span><text:span text:style-name="Default_20_Paragraph_20_Font"><text:span text:style-name="T26"> - If this BundleContext is no longer valid.</text:span></text:span></text:p>
        <text:p text:style-name="P95">See Also:</text:p>
        <text:p text:style-name="P114"><text:a xlink:type="simple" xlink:href="#r17"><text:span text:style-name="Code2"><text:span text:style-name="T13">registerService(String[], Object, Dictionary)</text:span></text:span></text:a></text:p>
        <text:p text:style-name="P117"/>
        <text:p text:style-name="P125"><text:bookmark text:name="r19"/>registerService</text:p>
        <text:p text:style-name="P63"><text:span text:style-name="Code2">org.osgi.framework.ServiceRegistration&lt;S&gt; </text:span><text:span text:style-name="Code2"><text:span text:style-name="T23">registerService</text:span></text:span><text:span text:style-name="Code2">(Class&lt;S&gt; clazz,<text:line-break/>                                                          S service,<text:line-break/>                                                          Dictionary&lt;String,?&gt; properties)</text:span></text:p>
        <text:p text:style-name="P92">Registers the specified service object with the specified properties under the name of the specified class with the Framework.</text:p>
        <text:p text:style-name="P85"><text:span text:style-name="T26">This method is otherwise identical to </text:span><text:a xlink:type="simple" xlink:href="#r18"><text:span text:style-name="Code2"><text:span text:style-name="T13">registerService(String, Object, Dictionary)</text:span></text:span></text:a><text:span text:style-name="Default_20_Paragraph_20_Font"><text:span text:style-name="T26"> and is provided to return a type safe </text:span></text:span><text:span text:style-name="Code2">ServiceRegistration</text:span><text:span text:style-name="Default_20_Paragraph_20_Font"><text:span text:style-name="T26">.</text:span></text:span></text:p>
        <text:p text:style-name="P95">Type Parameters:</text:p>
        <text:p text:style-name="P114"><text:bookmark text:name="r20"/><text:span text:style-name="Code2">S</text:span><text:span text:style-name="Default_20_Paragraph_20_Font"><text:span text:style-name="T26"> - Type of Service.</text:span></text:span></text:p>
        <text:p text:style-name="P95">Parameters:</text:p>
        <text:p text:style-name="P114"><text:span text:style-name="Code2">clazz</text:span><text:span text:style-name="Default_20_Paragraph_20_Font"><text:span text:style-name="T26"> - The class under whose name the service can be located.</text:span></text:span></text:p>
        <text:p text:style-name="P114"><text:span text:style-name="Code2">service</text:span><text:span text:style-name="Default_20_Paragraph_20_Font"><text:span text:style-name="T26"> - The service object or an object implementing </text:span></text:span><text:span text:style-name="Code2">ServiceFactory</text:span><text:span text:style-name="Default_20_Paragraph_20_Font"><text:span text:style-name="T26">.</text:span></text:span></text:p>
        <text:p text:style-name="P114"><text:span text:style-name="Code2">properties</text:span><text:span text:style-name="Default_20_Paragraph_20_Font"><text:span text:style-name="T26"> - The properties for this service.</text:span></text:span></text:p>
        <text:p text:style-name="P95">Returns:</text:p>
        <text:p text:style-name="P114"><text:span text:style-name="T26">A </text:span><text:span text:style-name="Code2">ServiceRegistration</text:span><text:span text:style-name="Default_20_Paragraph_20_Font"><text:span text:style-name="T26"> object for use by the bundle registering the service to update the service's properties or to unregister the service.</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95">Since:</text:p>
        <text:p text:style-name="P115">1.6</text:p>
        <text:p text:style-name="P95">See Also:</text:p>
        <text:p text:style-name="P114"><text:a xlink:type="simple" xlink:href="#r18"><text:span text:style-name="Code2"><text:span text:style-name="T13">registerService(String, Object, Dictionary)</text:span></text:span></text:a></text:p>
        <text:p text:style-name="P117"/>
        <text:p text:style-name="P125"><text:bookmark text:name="r21"/>registerService</text:p>
        <text:p text:style-name="P63"><text:span text:style-name="Code2">org.osgi.framework.ServiceRegistration&lt;S&gt; </text:span><text:span text:style-name="Code2"><text:span text:style-name="T23">registerService</text:span></text:span><text:span text:style-name="Code2">(Class&lt;S&gt; clazz,<text:line-break/>                                                          </text:span><text:a xlink:type="simple" xlink:href="#r168"><text:span text:style-name="Code2"><text:span text:style-name="T13">ServiceFactory</text:span></text:span></text:a><text:span text:style-name="Code2">&lt;S&gt; factory,<text:line-break/>                                                          Dictionary&lt;String,?&gt; properties)</text:span></text:p>
        <text:p text:style-name="P92">Registers the specified service factory object with the specified properties under the name of the specified class with the Framework.</text:p>
        <text:p text:style-name="P85"><text:span text:style-name="T26">This method is otherwise identical to </text:span><text:a xlink:type="simple" xlink:href="#r19"><text:span text:style-name="Code2"><text:span text:style-name="T13">registerService(Class, Object, Dictionary)</text:span></text:span></text:a><text:span text:style-name="Default_20_Paragraph_20_Font"><text:span text:style-name="T26"> and is provided to return a type safe </text:span></text:span><text:span text:style-name="Code2">ServiceRegistration</text:span><text:span text:style-name="Default_20_Paragraph_20_Font"><text:span text:style-name="T26"> when registering a </text:span></text:span><text:a xlink:type="simple" xlink:href="#r168"><text:span text:style-name="Code2"><text:span text:style-name="T13">ServiceFactory</text:span></text:span></text:a><text:span text:style-name="Default_20_Paragraph_20_Font"><text:span text:style-name="T26">.</text:span></text:span></text:p>
        <text:p text:style-name="P95">Type Parameters:</text:p>
        <text:p text:style-name="P114"><text:bookmark text:name="r22"/><text:span text:style-name="Code2">S</text:span><text:span text:style-name="Default_20_Paragraph_20_Font"><text:span text:style-name="T26"> - Type of Service.</text:span></text:span></text:p>
        <text:p text:style-name="P95">Parameters:</text:p>
        <text:p text:style-name="P114"><text:span text:style-name="Code2">clazz</text:span><text:span text:style-name="Default_20_Paragraph_20_Font"><text:span text:style-name="T26"> - The class under whose name the service can be located.</text:span></text:span></text:p>
        <text:p text:style-name="P114"><text:span text:style-name="Code2">factory</text:span><text:span text:style-name="Default_20_Paragraph_20_Font"><text:span text:style-name="T26"> - The </text:span></text:span><text:span text:style-name="Code2">ServiceFactory</text:span><text:span text:style-name="Default_20_Paragraph_20_Font"><text:span text:style-name="T26"> object.</text:span></text:span></text:p>
        <text:p text:style-name="P114"><text:span text:style-name="Code2">properties</text:span><text:span text:style-name="Default_20_Paragraph_20_Font"><text:span text:style-name="T26"> - The properties for this service.</text:span></text:span></text:p>
        <text:p text:style-name="P95">Returns:</text:p>
        <text:p text:style-name="P114"><text:span text:style-name="T26">A </text:span><text:span text:style-name="Code2">ServiceRegistration</text:span><text:span text:style-name="Default_20_Paragraph_20_Font"><text:span text:style-name="T26"> object for use by the bundle registering the service to update the service's properties or to unregister the service.</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95">Since:</text:p>
        <text:p text:style-name="P115">1.8</text:p>
        <text:p text:style-name="P95">See Also:</text:p>
        <text:p text:style-name="P114"><text:a xlink:type="simple" xlink:href="#r19"><text:span text:style-name="Code2"><text:span text:style-name="T13">registerService(Class, Object, Dictionary)</text:span></text:span></text:a></text:p>
        <text:p text:style-name="P117"/>
        <text:p text:style-name="P125"><text:bookmark text:name="r23"/><text:soft-page-break/>getServiceReferences</text:p>
        <text:p text:style-name="P63"><text:span text:style-name="Code2">org.osgi.framework.ServiceReference&lt;?&gt;[] </text:span><text:span text:style-name="Code2"><text:span text:style-name="T23">getServiceReferences</text:span></text:span><text:span text:style-name="Code2">(String clazz,<text:line-break/>                                                              String filter)<text:line-break/>                                                       throws org.osgi.framework.InvalidSyntaxException</text:span></text:p>
        <text:p text:style-name="P91"><text:span text:style-name="T26">Returns an array of </text:span><text:span text:style-name="Code2">ServiceReference</text:span><text:span text:style-name="Default_20_Paragraph_20_Font"><text:span text:style-name="T26"> objects. The returned array of </text:span></text:span><text:span text:style-name="Code2">ServiceReference</text:span><text:span text:style-name="Default_20_Paragraph_20_Font"><text:span text:style-name="T26"> objects contains services that were registered under the specified class, match the specified filter expression, and the packages for the class names under which the services were registered match the context bundle's packages as defined in </text:span></text:span><text:span text:style-name="Code2">org.osgi.framework.ServiceReference.isAssignableTo(Bundle, String)</text:span><text:span text:style-name="Default_20_Paragraph_20_Font"><text:span text:style-name="T26">.</text:span></text:span></text:p>
        <text:p text:style-name="P92">The list is valid at the time of the call to this method. However since the Framework is a very dynamic environment, services can be modified or unregistered at any time.</text:p>
        <text:p text:style-name="P91"><text:span text:style-name="T26">The specified </text:span><text:span text:style-name="Code2">filter</text:span><text:span text:style-name="Default_20_Paragraph_20_Font"><text:span text:style-name="T26"> expression is used to select the registered services whose service properties contain keys and values which satisfy the filter expression. See </text:span></text:span><text:span text:style-name="Code2">org.osgi.framework.Filter</text:span><text:span text:style-name="Default_20_Paragraph_20_Font"><text:span text:style-name="T26"> for a description of the filter syntax. If the specified </text:span></text:span><text:span text:style-name="Code2">filter</text:span><text:span text:style-name="Default_20_Paragraph_20_Font"><text:span text:style-name="T26"> is </text:span></text:span><text:span text:style-name="Code2">null</text:span><text:span text:style-name="Default_20_Paragraph_20_Font"><text:span text:style-name="T26">, all registered services are considered to match the filter. If the specified </text:span></text:span><text:span text:style-name="Code2">filter</text:span><text:span text:style-name="Default_20_Paragraph_20_Font"><text:span text:style-name="T26"> expression cannot be parsed, an </text:span></text:span><text:span text:style-name="Code2">org.osgi.framework.InvalidSyntaxException</text:span><text:span text:style-name="Default_20_Paragraph_20_Font"><text:span text:style-name="T26"> will be thrown with a human readable message where the filter became unparsable.</text:span></text:span></text:p>
        <text:p text:style-name="P91"><text:span text:style-name="T26">The result is an array of </text:span><text:span text:style-name="Code2">ServiceReference</text:span><text:span text:style-name="Default_20_Paragraph_20_Font"><text:span text:style-name="T26"> objects for all services that meet all of the following conditions:</text:span></text:span></text:p>
        <text:list xml:id="list1199880222995100876" text:style-name="RTF_5f_Num_20_9">
          <text:list-item>
            <text:p text:style-name="P42"><text:span text:style-name="T6">If the specified class name, </text:span><text:span text:style-name="Code2"><text:span text:style-name="T5">clazz</text:span></text:span><text:span text:style-name="Default_20_Paragraph_20_Font"><text:span text:style-name="T6">, is not </text:span></text:span><text:span text:style-name="Code2"><text:span text:style-name="T5">null</text:span></text:span><text:span text:style-name="Default_20_Paragraph_20_Font"><text:span text:style-name="T6">, the service must have been registered with the specified class name. The complete list of class names with which a service was registered is available from the service's </text:span></text:span><text:a xlink:type="simple" xlink:href="#r126"><text:span text:style-name="Code2"><text:span text:style-name="T13">objectClass</text:span></text:span></text:a><text:span text:style-name="Default_20_Paragraph_20_Font"><text:span text:style-name="T6"> property.</text:span></text:span></text:p>
          </text:list-item>
          <text:list-item>
            <text:p text:style-name="P35"><text:span text:style-name="T6">If the specified </text:span><text:span text:style-name="Code2"><text:span text:style-name="T5">filter</text:span></text:span><text:span text:style-name="Default_20_Paragraph_20_Font"><text:span text:style-name="T6"> is not </text:span></text:span><text:span text:style-name="Code2"><text:span text:style-name="T5">null</text:span></text:span><text:span text:style-name="Default_20_Paragraph_20_Font"><text:span text:style-name="T6">, the filter expression must match the service.</text:span></text:span></text:p>
          </text:list-item>
          <text:list-item>
            <text:p text:style-name="P35"><text:span text:style-name="T6">If the Java Runtime Environment supports permissions, the caller must have </text:span><text:span text:style-name="Code2"><text:span text:style-name="T5">ServicePermission</text:span></text:span><text:span text:style-name="Default_20_Paragraph_20_Font"><text:span text:style-name="T6"> with the </text:span></text:span><text:span text:style-name="Code2"><text:span text:style-name="T5">GET</text:span></text:span><text:span text:style-name="Default_20_Paragraph_20_Font"><text:span text:style-name="T6"> action for at least one of the class names under which the service was registered.</text:span></text:span></text:p>
          </text:list-item>
          <text:list-item>
            <text:p text:style-name="P58"><text:span text:style-name="T6">For each class name with which the service was registered, calling </text:span><text:span text:style-name="Code2"><text:span text:style-name="T5">org.osgi.framework.ServiceReference.isAssignableTo(Bundle, String)</text:span></text:span><text:span text:style-name="Default_20_Paragraph_20_Font"><text:span text:style-name="T6"> with the context bundle and the class name on the service's </text:span></text:span><text:span text:style-name="Code2"><text:span text:style-name="T5">ServiceReference</text:span></text:span><text:span text:style-name="Default_20_Paragraph_20_Font"><text:span text:style-name="T6"> object must return </text:span></text:span><text:span text:style-name="Code2"><text:span text:style-name="T5">true</text:span></text:span></text:p>
          </text:list-item>
        </text:list>
        <text:p text:style-name="P95">Parameters:</text:p>
        <text:p text:style-name="P114"><text:span text:style-name="Code2">clazz</text:span><text:span text:style-name="Default_20_Paragraph_20_Font"><text:span text:style-name="T26"> - The class name with which the service was registered or </text:span></text:span><text:span text:style-name="Code2">null</text:span><text:span text:style-name="Default_20_Paragraph_20_Font"><text:span text:style-name="T26"> for all services.</text:span></text:span></text:p>
        <text:p text:style-name="P114"><text:span text:style-name="Code2">filter</text:span><text:span text:style-name="Default_20_Paragraph_20_Font"><text:span text:style-name="T26"> - The filter expression or </text:span></text:span><text:span text:style-name="Code2">null</text:span><text:span text:style-name="Default_20_Paragraph_20_Font"><text:span text:style-name="T26"> for all services.</text:span></text:span></text:p>
        <text:p text:style-name="P95">Returns:</text:p>
        <text:p text:style-name="P114"><text:span text:style-name="T26">An array of </text:span><text:span text:style-name="Code2">ServiceReference</text:span><text:span text:style-name="Default_20_Paragraph_20_Font"><text:span text:style-name="T26"> objects or </text:span></text:span><text:span text:style-name="Code2">null</text:span><text:span text:style-name="Default_20_Paragraph_20_Font"><text:span text:style-name="T26"> if no services are registered which satisfy the search.</text:span></text:span></text:p>
        <text:p text:style-name="P95">Throws:</text:p>
        <text:p text:style-name="P114"><text:span text:style-name="Code2">org.osgi.framework.InvalidSyntaxException</text:span><text:span text:style-name="Default_20_Paragraph_20_Font"><text:span text:style-name="T26"> - If the specified </text:span></text:span><text:span text:style-name="Code2">filter</text:span><text:span text:style-name="Default_20_Paragraph_20_Font"><text:span text:style-name="T26"> contains an invalid filter expression that cannot be parsed.</text:span></text:span></text:p>
        <text:p text:style-name="P114"><text:span text:style-name="Code2">IllegalStateException</text:span><text:span text:style-name="Default_20_Paragraph_20_Font"><text:span text:style-name="T26"> - If this BundleContext is no longer valid.</text:span></text:span></text:p>
        <text:p text:style-name="P117"/>
        <text:p text:style-name="P125"><text:bookmark text:name="r24"/>getAllServiceReferences</text:p>
        <text:p text:style-name="P63"><text:span text:style-name="Code2">org.osgi.framework.ServiceReference&lt;?&gt;[] </text:span><text:span text:style-name="Code2"><text:span text:style-name="T23">getAllServiceReferences</text:span></text:span><text:span text:style-name="Code2">(String clazz,<text:line-break/>                                                                 String filter)<text:line-break/>                                                          throws org.osgi.framework.InvalidSyntaxException</text:span></text:p>
        <text:p text:style-name="P91"><text:span text:style-name="T26">Returns an array of </text:span><text:span text:style-name="Code2">ServiceReference</text:span><text:span text:style-name="Default_20_Paragraph_20_Font"><text:span text:style-name="T26"> objects. The returned array of </text:span></text:span><text:span text:style-name="Code2">ServiceReference</text:span><text:span text:style-name="Default_20_Paragraph_20_Font"><text:span text:style-name="T26"> objects contains services that were registered under the specified class and match the specified filter expression.</text:span></text:span></text:p>
        <text:p text:style-name="P92">The list is valid at the time of the call to this method. However since the Framework is a very dynamic environment, services can be modified or unregistered at any time.</text:p>
        <text:p text:style-name="P91"><text:span text:style-name="T26">The specified </text:span><text:span text:style-name="Code2">filter</text:span><text:span text:style-name="Default_20_Paragraph_20_Font"><text:span text:style-name="T26"> expression is used to select the registered services whose service properties contain keys and values which satisfy the filter expression. See </text:span></text:span><text:span text:style-name="Code2">org.osgi.framework.Filter</text:span><text:span text:style-name="Default_20_Paragraph_20_Font"><text:span text:style-name="T26"> for a description of the filter syntax. If the specified </text:span></text:span><text:span text:style-name="Code2">filter</text:span><text:span text:style-name="Default_20_Paragraph_20_Font"><text:span text:style-name="T26"> is </text:span></text:span><text:span text:style-name="Code2">null</text:span><text:span text:style-name="Default_20_Paragraph_20_Font"><text:span text:style-name="T26">, all registered services are considered to match the filter. If the specified </text:span></text:span><text:span text:style-name="Code2">filter</text:span><text:span text:style-name="Default_20_Paragraph_20_Font"><text:span text:style-name="T26"> expression cannot be parsed, an </text:span></text:span><text:span text:style-name="Code2">org.osgi.framework.InvalidSyntaxException</text:span><text:span text:style-name="Default_20_Paragraph_20_Font"><text:span text:style-name="T26"> will be thrown with a human readable message where the filter became unparsable.</text:span></text:span></text:p>
        <text:p text:style-name="P91"><text:span text:style-name="T26">The result is an array of </text:span><text:span text:style-name="Code2">ServiceReference</text:span><text:span text:style-name="Default_20_Paragraph_20_Font"><text:span text:style-name="T26"> objects for all services that meet all of the following conditions:</text:span></text:span></text:p>
        <text:list xml:id="list2446523852690485796" text:style-name="RTF_5f_Num_20_10">
          <text:list-item>
            <text:p text:style-name="P43"><text:soft-page-break/><text:span text:style-name="T6">If the specified class name, </text:span><text:span text:style-name="Code2"><text:span text:style-name="T5">clazz</text:span></text:span><text:span text:style-name="Default_20_Paragraph_20_Font"><text:span text:style-name="T6">, is not </text:span></text:span><text:span text:style-name="Code2"><text:span text:style-name="T5">null</text:span></text:span><text:span text:style-name="Default_20_Paragraph_20_Font"><text:span text:style-name="T6">, the service must have been registered with the specified class name. The complete list of class names with which a service was registered is available from the service's </text:span></text:span><text:a xlink:type="simple" xlink:href="#r126"><text:span text:style-name="Code2"><text:span text:style-name="T13">objectClass</text:span></text:span></text:a><text:span text:style-name="Default_20_Paragraph_20_Font"><text:span text:style-name="T6"> property.</text:span></text:span></text:p>
          </text:list-item>
          <text:list-item>
            <text:p text:style-name="P36"><text:span text:style-name="T6">If the specified </text:span><text:span text:style-name="Code2"><text:span text:style-name="T5">filter</text:span></text:span><text:span text:style-name="Default_20_Paragraph_20_Font"><text:span text:style-name="T6"> is not </text:span></text:span><text:span text:style-name="Code2"><text:span text:style-name="T5">null</text:span></text:span><text:span text:style-name="Default_20_Paragraph_20_Font"><text:span text:style-name="T6">, the filter expression must match the service.</text:span></text:span></text:p>
          </text:list-item>
          <text:list-item>
            <text:p text:style-name="P59"><text:span text:style-name="T6">If the Java Runtime Environment supports permissions, the caller must have </text:span><text:span text:style-name="Code2"><text:span text:style-name="T5">ServicePermission</text:span></text:span><text:span text:style-name="Default_20_Paragraph_20_Font"><text:span text:style-name="T6"> with the </text:span></text:span><text:span text:style-name="Code2"><text:span text:style-name="T5">GET</text:span></text:span><text:span text:style-name="Default_20_Paragraph_20_Font"><text:span text:style-name="T6"> action for at least one of the class names under which the service was registered.</text:span></text:span></text:p>
          </text:list-item>
        </text:list>
        <text:p text:style-name="P95">Parameters:</text:p>
        <text:p text:style-name="P114"><text:span text:style-name="Code2">clazz</text:span><text:span text:style-name="Default_20_Paragraph_20_Font"><text:span text:style-name="T26"> - The class name with which the service was registered or </text:span></text:span><text:span text:style-name="Code2">null</text:span><text:span text:style-name="Default_20_Paragraph_20_Font"><text:span text:style-name="T26"> for all services.</text:span></text:span></text:p>
        <text:p text:style-name="P114"><text:span text:style-name="Code2">filter</text:span><text:span text:style-name="Default_20_Paragraph_20_Font"><text:span text:style-name="T26"> - The filter expression or </text:span></text:span><text:span text:style-name="Code2">null</text:span><text:span text:style-name="Default_20_Paragraph_20_Font"><text:span text:style-name="T26"> for all services.</text:span></text:span></text:p>
        <text:p text:style-name="P95">Returns:</text:p>
        <text:p text:style-name="P114"><text:span text:style-name="T26">An array of </text:span><text:span text:style-name="Code2">ServiceReference</text:span><text:span text:style-name="Default_20_Paragraph_20_Font"><text:span text:style-name="T26"> objects or </text:span></text:span><text:span text:style-name="Code2">null</text:span><text:span text:style-name="Default_20_Paragraph_20_Font"><text:span text:style-name="T26"> if no services are registered which satisfy the search.</text:span></text:span></text:p>
        <text:p text:style-name="P95">Throws:</text:p>
        <text:p text:style-name="P114"><text:span text:style-name="Code2">org.osgi.framework.InvalidSyntaxException</text:span><text:span text:style-name="Default_20_Paragraph_20_Font"><text:span text:style-name="T26"> - If the specified </text:span></text:span><text:span text:style-name="Code2">filter</text:span><text:span text:style-name="Default_20_Paragraph_20_Font"><text:span text:style-name="T26"> contains an invalid filter expression that cannot be parsed.</text:span></text:span></text:p>
        <text:p text:style-name="P114"><text:span text:style-name="Code2">IllegalStateException</text:span><text:span text:style-name="Default_20_Paragraph_20_Font"><text:span text:style-name="T26"> - If this BundleContext is no longer valid.</text:span></text:span></text:p>
        <text:p text:style-name="P95">Since:</text:p>
        <text:p text:style-name="P115">1.3</text:p>
        <text:p text:style-name="P117"/>
        <text:p text:style-name="P125"><text:bookmark text:name="r25"/>getServiceReference</text:p>
        <text:p text:style-name="P63"><text:span text:style-name="Code2">org.osgi.framework.ServiceReference&lt;?&gt; </text:span><text:span text:style-name="Code2"><text:span text:style-name="T23">getServiceReference</text:span></text:span><text:span text:style-name="Code2">(String clazz)</text:span></text:p>
        <text:p text:style-name="P91"><text:span text:style-name="T26">Returns a </text:span><text:span text:style-name="Code2">ServiceReference</text:span><text:span text:style-name="Default_20_Paragraph_20_Font"><text:span text:style-name="T26"> object for a service that implements and was registered under the specified class.</text:span></text:span></text:p>
        <text:p text:style-name="P91"><text:span text:style-name="T26">The returned </text:span><text:span text:style-name="Code2">ServiceReference</text:span><text:span text:style-name="Default_20_Paragraph_20_Font"><text:span text:style-name="T26"> object is valid at the time of the call to this method. However as the Framework is a very dynamic environment, services can be modified or unregistered at any time.</text:span></text:span></text:p>
        <text:p text:style-name="P91"><text:span text:style-name="T26">This method is the same as calling </text:span><text:a xlink:type="simple" xlink:href="#r23"><text:span text:style-name="Code2"><text:span text:style-name="T13">getServiceReferences(String, String)</text:span></text:span></text:a><text:span text:style-name="Default_20_Paragraph_20_Font"><text:span text:style-name="T26"> with a </text:span></text:span><text:span text:style-name="Code2">null</text:span><text:span text:style-name="Default_20_Paragraph_20_Font"><text:span text:style-name="T26"> filter expression and then finding the reference with the highest priority. It is provided as a convenience for when the caller is interested in any service that implements the specified class.</text:span></text:span></text:p>
        <text:p text:style-name="P91"><text:span text:style-name="T26">If multiple such services exist, the service with the highest priority is selected. This priority is defined as the service reference with the highest ranking (as specified in its </text:span><text:a xlink:type="simple" xlink:href="#r129"><text:span text:style-name="Code2"><text:span text:style-name="T13">Constants.SERVICE_RANKING</text:span></text:span></text:a><text:span text:style-name="Default_20_Paragraph_20_Font"><text:span text:style-name="T26"> property) is returned.</text:span></text:span></text:p>
        <text:p text:style-name="P85"><text:span text:style-name="T26">If there is a tie in ranking, the service with the lowest service ID (as specified in its </text:span><text:a xlink:type="simple" xlink:href="#r127"><text:span text:style-name="Code2"><text:span text:style-name="T13">Constants.SERVICE_ID</text:span></text:span></text:a><text:span text:style-name="Default_20_Paragraph_20_Font"><text:span text:style-name="T26"> property); that is, the service that was registered first is returned.</text:span></text:span></text:p>
        <text:p text:style-name="P95">Parameters:</text:p>
        <text:p text:style-name="P114"><text:span text:style-name="Code2">clazz</text:span><text:span text:style-name="Default_20_Paragraph_20_Font"><text:span text:style-name="T26"> - The class name with which the service was registered.</text:span></text:span></text:p>
        <text:p text:style-name="P95">Returns:</text:p>
        <text:p text:style-name="P114"><text:span text:style-name="T26">A </text:span><text:span text:style-name="Code2">ServiceReference</text:span><text:span text:style-name="Default_20_Paragraph_20_Font"><text:span text:style-name="T26"> object, or </text:span></text:span><text:span text:style-name="Code2">null</text:span><text:span text:style-name="Default_20_Paragraph_20_Font"><text:span text:style-name="T26"> if no services are registered which implement the named class.</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95">See Also:</text:p>
        <text:p text:style-name="P114"><text:a xlink:type="simple" xlink:href="#r23"><text:span text:style-name="Code2"><text:span text:style-name="T13">getServiceReferences(String, String)</text:span></text:span></text:a></text:p>
        <text:p text:style-name="P117"/>
        <text:p text:style-name="P125"><text:bookmark text:name="r26"/>getServiceReference</text:p>
        <text:p text:style-name="P63"><text:span text:style-name="Code2">org.osgi.framework.ServiceReference&lt;S&gt; </text:span><text:span text:style-name="Code2"><text:span text:style-name="T23">getServiceReference</text:span></text:span><text:span text:style-name="Code2">(Class&lt;S&gt; clazz)</text:span></text:p>
        <text:p text:style-name="P91"><text:span text:style-name="T26">Returns a </text:span><text:span text:style-name="Code2">ServiceReference</text:span><text:span text:style-name="Default_20_Paragraph_20_Font"><text:span text:style-name="T26"> object for a service that implements and was registered under the name of the specified class.</text:span></text:span></text:p>
        <text:p text:style-name="P91"><text:span text:style-name="T26">The returned </text:span><text:span text:style-name="Code2">ServiceReference</text:span><text:span text:style-name="Default_20_Paragraph_20_Font"><text:span text:style-name="T26"> object is valid at the time of the call to this method. However as the Framework is a very dynamic environment, services can be modified or unregistered at any time.</text:span></text:span></text:p>
        <text:p text:style-name="P91"><text:soft-page-break/><text:span text:style-name="T26">This method is the same as calling </text:span><text:a xlink:type="simple" xlink:href="#r28"><text:span text:style-name="Code2"><text:span text:style-name="T13">getServiceReferences(Class, String)</text:span></text:span></text:a><text:span text:style-name="Default_20_Paragraph_20_Font"><text:span text:style-name="T26"> with a </text:span></text:span><text:span text:style-name="Code2">null</text:span><text:span text:style-name="Default_20_Paragraph_20_Font"><text:span text:style-name="T26"> filter expression. It is provided as a convenience for when the caller is interested in any service that implements the specified class.</text:span></text:span></text:p>
        <text:p text:style-name="P91"><text:span text:style-name="T26">If multiple such services exist, the service with the highest ranking (as specified in its </text:span><text:a xlink:type="simple" xlink:href="#r129"><text:span text:style-name="Code2"><text:span text:style-name="T13">Constants.SERVICE_RANKING</text:span></text:span></text:a><text:span text:style-name="Default_20_Paragraph_20_Font"><text:span text:style-name="T26"> property) is returned.</text:span></text:span></text:p>
        <text:p text:style-name="P85"><text:span text:style-name="T26">If there is a tie in ranking, the service with the lowest service ID (as specified in its </text:span><text:a xlink:type="simple" xlink:href="#r127"><text:span text:style-name="Code2"><text:span text:style-name="T13">Constants.SERVICE_ID</text:span></text:span></text:a><text:span text:style-name="Default_20_Paragraph_20_Font"><text:span text:style-name="T26"> property); that is, the service that was registered first is returned.</text:span></text:span></text:p>
        <text:p text:style-name="P95">Type Parameters:</text:p>
        <text:p text:style-name="P114"><text:bookmark text:name="r27"/><text:span text:style-name="Code2">S</text:span><text:span text:style-name="Default_20_Paragraph_20_Font"><text:span text:style-name="T26"> - Type of Service.</text:span></text:span></text:p>
        <text:p text:style-name="P95">Parameters:</text:p>
        <text:p text:style-name="P114"><text:span text:style-name="Code2">clazz</text:span><text:span text:style-name="Default_20_Paragraph_20_Font"><text:span text:style-name="T26"> - The class under whose name the service was registered. Must not be </text:span></text:span><text:span text:style-name="Code2">null</text:span><text:span text:style-name="Default_20_Paragraph_20_Font"><text:span text:style-name="T26">.</text:span></text:span></text:p>
        <text:p text:style-name="P95">Returns:</text:p>
        <text:p text:style-name="P114"><text:span text:style-name="T26">A </text:span><text:span text:style-name="Code2">ServiceReference</text:span><text:span text:style-name="Default_20_Paragraph_20_Font"><text:span text:style-name="T26"> object, or </text:span></text:span><text:span text:style-name="Code2">null</text:span><text:span text:style-name="Default_20_Paragraph_20_Font"><text:span text:style-name="T26"> if no services are registered which implement the specified class.</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95">Since:</text:p>
        <text:p text:style-name="P115">1.6</text:p>
        <text:p text:style-name="P95">See Also:</text:p>
        <text:p text:style-name="P114"><text:a xlink:type="simple" xlink:href="#r28"><text:span text:style-name="Code2"><text:span text:style-name="T13">getServiceReferences(Class, String)</text:span></text:span></text:a></text:p>
        <text:p text:style-name="P117"/>
        <text:p text:style-name="P125"><text:bookmark text:name="r28"/>getServiceReferences</text:p>
        <text:p text:style-name="P63"><text:span text:style-name="Code2">Collection&lt;org.osgi.framework.ServiceReference&lt;S&gt;&gt; </text:span><text:span text:style-name="Code2"><text:span text:style-name="T23">getServiceReferences</text:span></text:span><text:span text:style-name="Code2">(Class&lt;S&gt; clazz,<text:line-break/>                                                                        String filter)<text:line-break/>                                                                 throws org.osgi.framework.InvalidSyntaxException</text:span></text:p>
        <text:p text:style-name="P91"><text:span text:style-name="T26">Returns a collection of </text:span><text:span text:style-name="Code2">ServiceReference</text:span><text:span text:style-name="Default_20_Paragraph_20_Font"><text:span text:style-name="T26"> objects. The returned collection of </text:span></text:span><text:span text:style-name="Code2">ServiceReference</text:span><text:span text:style-name="Default_20_Paragraph_20_Font"><text:span text:style-name="T26"> objects contains services that were registered under the name of the specified class, match the specified filter expression, and the packages for the class names under which the services were registered match the context bundle's packages as defined in </text:span></text:span><text:span text:style-name="Code2">org.osgi.framework.ServiceReference.isAssignableTo(Bundle, String)</text:span><text:span text:style-name="Default_20_Paragraph_20_Font"><text:span text:style-name="T26">.</text:span></text:span></text:p>
        <text:p text:style-name="P92">The collection is valid at the time of the call to this method. However since the Framework is a very dynamic environment, services can be modified or unregistered at any time.</text:p>
        <text:p text:style-name="P91"><text:span text:style-name="T26">The specified </text:span><text:span text:style-name="Code2">filter</text:span><text:span text:style-name="Default_20_Paragraph_20_Font"><text:span text:style-name="T26"> expression is used to select the registered services whose service properties contain keys and values which satisfy the filter expression. See </text:span></text:span><text:span text:style-name="Code2">org.osgi.framework.Filter</text:span><text:span text:style-name="Default_20_Paragraph_20_Font"><text:span text:style-name="T26"> for a description of the filter syntax. If the specified </text:span></text:span><text:span text:style-name="Code2">filter</text:span><text:span text:style-name="Default_20_Paragraph_20_Font"><text:span text:style-name="T26"> is </text:span></text:span><text:span text:style-name="Code2">null</text:span><text:span text:style-name="Default_20_Paragraph_20_Font"><text:span text:style-name="T26">, all registered services are considered to match the filter. If the specified </text:span></text:span><text:span text:style-name="Code2">filter</text:span><text:span text:style-name="Default_20_Paragraph_20_Font"><text:span text:style-name="T26"> expression cannot be parsed, an </text:span></text:span><text:span text:style-name="Code2">org.osgi.framework.InvalidSyntaxException</text:span><text:span text:style-name="Default_20_Paragraph_20_Font"><text:span text:style-name="T26"> will be thrown with a human readable message where the filter became unparsable.</text:span></text:span></text:p>
        <text:p text:style-name="P91"><text:span text:style-name="T26">The result is a collection of </text:span><text:span text:style-name="Code2">ServiceReference</text:span><text:span text:style-name="Default_20_Paragraph_20_Font"><text:span text:style-name="T26"> objects for all services that meet all of the following conditions:</text:span></text:span></text:p>
        <text:list xml:id="list4423855764438674294" text:style-name="RTF_5f_Num_20_11">
          <text:list-item>
            <text:p text:style-name="P44"><text:span text:style-name="T6">The service must have been registered with the name of the specified class. The complete list of class names with which a service was registered is available from the service's </text:span><text:a xlink:type="simple" xlink:href="#r126"><text:span text:style-name="Code2"><text:span text:style-name="T13">objectClass</text:span></text:span></text:a><text:span text:style-name="Default_20_Paragraph_20_Font"><text:span text:style-name="T6"> property.</text:span></text:span></text:p>
          </text:list-item>
          <text:list-item>
            <text:p text:style-name="P37"><text:span text:style-name="T6">If the specified </text:span><text:span text:style-name="Code2"><text:span text:style-name="T5">filter</text:span></text:span><text:span text:style-name="Default_20_Paragraph_20_Font"><text:span text:style-name="T6"> is not </text:span></text:span><text:span text:style-name="Code2"><text:span text:style-name="T5">null</text:span></text:span><text:span text:style-name="Default_20_Paragraph_20_Font"><text:span text:style-name="T6">, the filter expression must match the service.</text:span></text:span></text:p>
          </text:list-item>
          <text:list-item>
            <text:p text:style-name="P37"><text:span text:style-name="T6">If the Java Runtime Environment supports permissions, the caller must have </text:span><text:span text:style-name="Code2"><text:span text:style-name="T5">ServicePermission</text:span></text:span><text:span text:style-name="Default_20_Paragraph_20_Font"><text:span text:style-name="T6"> with the </text:span></text:span><text:span text:style-name="Code2"><text:span text:style-name="T5">GET</text:span></text:span><text:span text:style-name="Default_20_Paragraph_20_Font"><text:span text:style-name="T6"> action for at least one of the class names under which the service was registered.</text:span></text:span></text:p>
          </text:list-item>
          <text:list-item>
            <text:p text:style-name="P60"><text:span text:style-name="T6">For each class name with which the service was registered, calling </text:span><text:span text:style-name="Code2"><text:span text:style-name="T5">org.osgi.framework.ServiceReference.isAssignableTo(Bundle, String)</text:span></text:span><text:span text:style-name="Default_20_Paragraph_20_Font"><text:span text:style-name="T6"> with the context bundle and the class name on the service's </text:span></text:span><text:span text:style-name="Code2"><text:span text:style-name="T5">ServiceReference</text:span></text:span><text:span text:style-name="Default_20_Paragraph_20_Font"><text:span text:style-name="T6"> object must return </text:span></text:span><text:span text:style-name="Code2"><text:span text:style-name="T5">true</text:span></text:span></text:p>
          </text:list-item>
        </text:list>
        <text:p text:style-name="P95">Type Parameters:</text:p>
        <text:p text:style-name="P114"><text:bookmark text:name="r29"/><text:span text:style-name="Code2">S</text:span><text:span text:style-name="Default_20_Paragraph_20_Font"><text:span text:style-name="T26"> - Type of Service</text:span></text:span></text:p>
        <text:p text:style-name="P95">Parameters:</text:p>
        <text:p text:style-name="P114"><text:span text:style-name="Code2">clazz</text:span><text:span text:style-name="Default_20_Paragraph_20_Font"><text:span text:style-name="T26"> - The class under whose name the service was registered. Must not be </text:span></text:span><text:span text:style-name="Code2">null</text:span><text:span text:style-name="Default_20_Paragraph_20_Font"><text:span text:style-name="T26">.</text:span></text:span></text:p>
        <text:p text:style-name="P114"><text:span text:style-name="Code2">filter</text:span><text:span text:style-name="Default_20_Paragraph_20_Font"><text:span text:style-name="T26"> - The filter expression or </text:span></text:span><text:span text:style-name="Code2">null</text:span><text:span text:style-name="Default_20_Paragraph_20_Font"><text:span text:style-name="T26"> for all services.</text:span></text:span></text:p>
        <text:p text:style-name="P95">Returns:</text:p>
        <text:p text:style-name="P114"><text:span text:style-name="T26">A collection of </text:span><text:span text:style-name="Code2">ServiceReference</text:span><text:span text:style-name="Default_20_Paragraph_20_Font"><text:span text:style-name="T26"> objects. May be empty if no services are registered which satisfy the search.</text:span></text:span></text:p>
        <text:p text:style-name="P95"><text:soft-page-break/>Throws:</text:p>
        <text:p text:style-name="P114"><text:span text:style-name="Code2">org.osgi.framework.InvalidSyntaxException</text:span><text:span text:style-name="Default_20_Paragraph_20_Font"><text:span text:style-name="T26"> - If the specified </text:span></text:span><text:span text:style-name="Code2">filter</text:span><text:span text:style-name="Default_20_Paragraph_20_Font"><text:span text:style-name="T26"> contains an invalid filter expression that cannot be parsed.</text:span></text:span></text:p>
        <text:p text:style-name="P114"><text:span text:style-name="Code2">IllegalStateException</text:span><text:span text:style-name="Default_20_Paragraph_20_Font"><text:span text:style-name="T26"> - If this BundleContext is no longer valid.</text:span></text:span></text:p>
        <text:p text:style-name="P95">Since:</text:p>
        <text:p text:style-name="P115">1.6</text:p>
        <text:p text:style-name="P117"/>
        <text:p text:style-name="P125"><text:bookmark text:name="r30"/>getService</text:p>
        <text:p text:style-name="P63"><text:span text:style-name="Code2">S </text:span><text:span text:style-name="Code2"><text:span text:style-name="T23">getService</text:span></text:span><text:span text:style-name="Code2">(org.osgi.framework.ServiceReference&lt;S&gt; reference)</text:span></text:p>
        <text:p text:style-name="P91"><text:span text:style-name="T26">Returns the service object for the service referenced by the specified </text:span><text:span text:style-name="Code2">ServiceReference</text:span><text:span text:style-name="Default_20_Paragraph_20_Font"><text:span text:style-name="T26"> object.</text:span></text:span></text:p>
        <text:p text:style-name="P91"><text:span text:style-name="T26">A bundle's use of a service object obtained from this method is tracked by the bundle's use count of that service. Each time the service object is returned by </text:span><text:a xlink:type="simple" xlink:href="#r30"><text:span text:style-name="Code2"><text:span text:style-name="T13">getService(ServiceReference)</text:span></text:span></text:a><text:span text:style-name="Default_20_Paragraph_20_Font"><text:span text:style-name="T26"> the context bundle's use count for the service is incremented by one. Each time the service object is released by </text:span></text:span><text:a xlink:type="simple" xlink:href="#r32"><text:span text:style-name="Code2"><text:span text:style-name="T13">ungetService(ServiceReference)</text:span></text:span></text:a><text:span text:style-name="Default_20_Paragraph_20_Font"><text:span text:style-name="T26"> the context bundle's use count for the service is decremented by one.</text:span></text:span></text:p>
        <text:p text:style-name="P92">When a bundle's use count for the service drops to zero, the bundle should no longer use the service object.</text:p>
        <text:p text:style-name="P91"><text:span text:style-name="T26">This method will always return </text:span><text:span text:style-name="Code2">null</text:span><text:span text:style-name="Default_20_Paragraph_20_Font"><text:span text:style-name="T26"> when the service associated with the specified </text:span></text:span><text:span text:style-name="Code2">reference</text:span><text:span text:style-name="Default_20_Paragraph_20_Font"><text:span text:style-name="T26"> has been unregistered.</text:span></text:span></text:p>
        <text:p text:style-name="P92">The following steps are required to get the service object:</text:p>
        <text:list xml:id="list4004254947600739622" text:style-name="RTF_5f_Num_20_12">
          <text:list-item>
            <text:p text:style-name="P38"><text:span text:style-name="T6">If the service has been unregistered, </text:span><text:span text:style-name="Code2"><text:span text:style-name="T5">null</text:span></text:span><text:span text:style-name="Default_20_Paragraph_20_Font"><text:span text:style-name="T6"> is returned.</text:span></text:span></text:p>
          </text:list-item>
          <text:list-item>
            <text:p text:style-name="P45"><text:span text:style-name="T6">If the context bundle's use count for the service is currently zero and the service has </text:span><text:a xlink:type="simple" xlink:href="#r134"><text:span text:style-name="Code2"><text:span text:style-name="T13">bundle</text:span></text:span></text:a><text:span text:style-name="Default_20_Paragraph_20_Font"><text:span text:style-name="T6"> or </text:span></text:span><text:a xlink:type="simple" xlink:href="#r135"><text:span text:style-name="Code2"><text:span text:style-name="T13">prototype</text:span></text:span></text:a><text:span text:style-name="Default_20_Paragraph_20_Font"><text:span text:style-name="T6"> scope, the </text:span></text:span><text:a xlink:type="simple" xlink:href="#r166"><text:span text:style-name="Code2"><text:span text:style-name="T13">ServiceFactory.getService(Bundle, ServiceRegistration)</text:span></text:span></text:a><text:span text:style-name="Default_20_Paragraph_20_Font"><text:span text:style-name="T6"> method is called to supply the service object for the context bundle. If the service object returned by the </text:span></text:span><text:span text:style-name="Code2"><text:span text:style-name="T5">ServiceFactory</text:span></text:span><text:span text:style-name="Default_20_Paragraph_20_Font"><text:span text:style-name="T6"> object is </text:span></text:span><text:span text:style-name="Code2"><text:span text:style-name="T5">null</text:span></text:span><text:span text:style-name="Default_20_Paragraph_20_Font"><text:span text:style-name="T6">, not an </text:span></text:span><text:span text:style-name="Code2"><text:span text:style-name="T5">instanceof</text:span></text:span><text:span text:style-name="Default_20_Paragraph_20_Font"><text:span text:style-name="T6"> all the classes named when the service was registered or the </text:span></text:span><text:span text:style-name="Code2"><text:span text:style-name="T5">ServiceFactory</text:span></text:span><text:span text:style-name="Default_20_Paragraph_20_Font"><text:span text:style-name="T6"> object throws an exception or will be recursively called for the context bundle, </text:span></text:span><text:span text:style-name="Code2"><text:span text:style-name="T5">null</text:span></text:span><text:span text:style-name="Default_20_Paragraph_20_Font"><text:span text:style-name="T6"> is returned and a Framework event of type </text:span></text:span><text:span text:style-name="Code2"><text:span text:style-name="T5">org.osgi.framework.FrameworkEvent.ERROR</text:span></text:span><text:span text:style-name="Default_20_Paragraph_20_Font"><text:span text:style-name="T6"> containing a </text:span></text:span><text:span text:style-name="Code2"><text:span text:style-name="T5">org.osgi.framework.ServiceException</text:span></text:span><text:span text:style-name="Default_20_Paragraph_20_Font"><text:span text:style-name="T6"> describing the error is fired. The supplied service object is cached by the Framework. While the context bundle's use count for the service is greater than zero, subsequent calls to get the service object for the context bundle will return the cached service object.</text:span></text:span></text:p>
          </text:list-item>
          <text:list-item>
            <text:p text:style-name="P26">The context bundle's use count for the service is incremented by one.</text:p>
          </text:list-item>
          <text:list-item>
            <text:p text:style-name="P55">The service object for the service is returned.</text:p>
          </text:list-item>
        </text:list>
        <text:p text:style-name="P95">Type Parameters:</text:p>
        <text:p text:style-name="P114"><text:bookmark text:name="r31"/><text:span text:style-name="Code2">S</text:span><text:span text:style-name="Default_20_Paragraph_20_Font"><text:span text:style-name="T26"> - Type of Service.</text:span></text:span></text:p>
        <text:p text:style-name="P95">Parameters:</text:p>
        <text:p text:style-name="P114"><text:span text:style-name="Code2">reference</text:span><text:span text:style-name="Default_20_Paragraph_20_Font"><text:span text:style-name="T26"> - A reference to the service.</text:span></text:span></text:p>
        <text:p text:style-name="P95">Returns:</text:p>
        <text:p text:style-name="P114"><text:span text:style-name="T26">A service object for the service associated with </text:span><text:span text:style-name="Code2">reference</text:span><text:span text:style-name="Default_20_Paragraph_20_Font"><text:span text:style-name="T26"> or </text:span></text:span><text:span text:style-name="Code2">null</text:span><text:span text:style-name="Default_20_Paragraph_20_Font"><text:span text:style-name="T26"> if the service is not registered, the service object returned by a </text:span></text:span><text:span text:style-name="Code2">ServiceFactory</text:span><text:span text:style-name="Default_20_Paragraph_20_Font"><text:span text:style-name="T26"> does not implement the classes under which it was registered or the </text:span></text:span><text:span text:style-name="Code2">ServiceFactory</text:span><text:span text:style-name="Default_20_Paragraph_20_Font"><text:span text:style-name="T26"> threw an exception.</text:span></text:span></text:p>
        <text:p text:style-name="P95">Throws:</text:p>
        <text:p text:style-name="P114"><text:span text:style-name="Code2">SecurityException</text:span><text:span text:style-name="Default_20_Paragraph_20_Font"><text:span text:style-name="T26"> - If the caller does not have the </text:span></text:span><text:span text:style-name="Code2">ServicePermission</text:span><text:span text:style-name="Default_20_Paragraph_20_Font"><text:span text:style-name="T26"> to get the service using at least one of the named classes the service was registered under and the Java Runtime Environment supports permissions.</text:span></text:span></text:p>
        <text:p text:style-name="P114"><text:span text:style-name="Code2">IllegalStateException</text:span><text:span text:style-name="Default_20_Paragraph_20_Font"><text:span text:style-name="T26"> - If this BundleContext is no longer valid.</text:span></text:span></text:p>
        <text:p text:style-name="P114"><text:span text:style-name="Code2">IllegalArgumentException</text:span><text:span text:style-name="Default_20_Paragraph_20_Font"><text:span text:style-name="T26"> - If the specified </text:span></text:span><text:span text:style-name="Code2">ServiceReference</text:span><text:span text:style-name="Default_20_Paragraph_20_Font"><text:span text:style-name="T26"> was not created by the same framework instance as this </text:span></text:span><text:span text:style-name="Code2">BundleContext</text:span><text:span text:style-name="Default_20_Paragraph_20_Font"><text:span text:style-name="T26">.</text:span></text:span></text:p>
        <text:p text:style-name="P95">See Also:</text:p>
        <text:p text:style-name="P114"><text:a xlink:type="simple" xlink:href="#r32"><text:span text:style-name="Code2"><text:span text:style-name="T13">ungetService(ServiceReference)</text:span></text:span></text:a><text:span text:style-name="Default_20_Paragraph_20_Font"><text:span text:style-name="T26">, </text:span></text:span><text:a xlink:type="simple" xlink:href="#r168"><text:span text:style-name="Code2"><text:span text:style-name="T13">ServiceFactory</text:span></text:span></text:a></text:p>
        <text:p text:style-name="P117"/>
        <text:p text:style-name="P125"><text:bookmark text:name="r32"/>ungetService</text:p>
        <text:p text:style-name="P63"><text:span text:style-name="Code2">boolean </text:span><text:span text:style-name="Code2"><text:span text:style-name="T23">ungetService</text:span></text:span><text:span text:style-name="Code2">(org.osgi.framework.ServiceReference&lt;?&gt; reference)</text:span></text:p>
        <text:p text:style-name="P91"><text:span text:style-name="T26">Releases the service object for the service referenced by the specified </text:span><text:span text:style-name="Code2">ServiceReference</text:span><text:span text:style-name="Default_20_Paragraph_20_Font"><text:span text:style-name="T26"> object. If the context bundle's use count for the service is zero, this method returns </text:span></text:span><text:span text:style-name="Code2">false</text:span><text:span text:style-name="Default_20_Paragraph_20_Font"><text:span text:style-name="T26">. Otherwise, the context bundle's use count for the service is decremented by one.</text:span></text:span></text:p>
        <text:p text:style-name="P92"><text:soft-page-break/>The service object must no longer be used and all references to it should be destroyed when a bundle's use count for the service drops to zero.</text:p>
        <text:p text:style-name="P92">The following steps are required to release the service object:</text:p>
        <text:list xml:id="list6308770634331353131" text:style-name="RTF_5f_Num_20_13">
          <text:list-item>
            <text:p text:style-name="P39"><text:span text:style-name="T6">If the context bundle's use count for the service is zero or the service has been unregistered, </text:span><text:span text:style-name="Code2"><text:span text:style-name="T5">false</text:span></text:span><text:span text:style-name="Default_20_Paragraph_20_Font"><text:span text:style-name="T6"> is returned.</text:span></text:span></text:p>
          </text:list-item>
          <text:list-item>
            <text:p text:style-name="P27">The context bundle's use count for the service is decremented by one.</text:p>
          </text:list-item>
          <text:list-item>
            <text:p text:style-name="P46"><text:span text:style-name="T6">If the context bundle's use count for the service is now zero and the service has </text:span><text:a xlink:type="simple" xlink:href="#r134"><text:span text:style-name="Code2"><text:span text:style-name="T13">bundle</text:span></text:span></text:a><text:span text:style-name="Default_20_Paragraph_20_Font"><text:span text:style-name="T6"> or </text:span></text:span><text:a xlink:type="simple" xlink:href="#r135"><text:span text:style-name="Code2"><text:span text:style-name="T13">prototype</text:span></text:span></text:a><text:span text:style-name="Default_20_Paragraph_20_Font"><text:span text:style-name="T6"> scope, the </text:span></text:span><text:a xlink:type="simple" xlink:href="#r167"><text:span text:style-name="Code2"><text:span text:style-name="T13">ServiceFactory.ungetService(Bundle, ServiceRegistration, Object)</text:span></text:span></text:a><text:span text:style-name="Default_20_Paragraph_20_Font"><text:span text:style-name="T6"> method is called to release the service object for the context bundle.</text:span></text:span></text:p>
          </text:list-item>
          <text:list-item>
            <text:p text:style-name="P61"><text:span text:style-name="Code2"><text:span text:style-name="T5">true</text:span></text:span><text:span text:style-name="Default_20_Paragraph_20_Font"><text:span text:style-name="T6"> is returned.</text:span></text:span></text:p>
          </text:list-item>
        </text:list>
        <text:p text:style-name="P95">Parameters:</text:p>
        <text:p text:style-name="P114"><text:span text:style-name="Code2">reference</text:span><text:span text:style-name="Default_20_Paragraph_20_Font"><text:span text:style-name="T26"> - A reference to the service to be released.</text:span></text:span></text:p>
        <text:p text:style-name="P95">Returns:</text:p>
        <text:p text:style-name="P114"><text:span text:style-name="Code2">false</text:span><text:span text:style-name="Default_20_Paragraph_20_Font"><text:span text:style-name="T26"> if the context bundle's use count for the service is zero or if the service has been unregistered; </text:span></text:span><text:span text:style-name="Code2">true</text:span><text:span text:style-name="Default_20_Paragraph_20_Font"><text:span text:style-name="T26"> otherwise.</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114"><text:span text:style-name="Code2">IllegalArgumentException</text:span><text:span text:style-name="Default_20_Paragraph_20_Font"><text:span text:style-name="T26"> - If the specified </text:span></text:span><text:span text:style-name="Code2">ServiceReference</text:span><text:span text:style-name="Default_20_Paragraph_20_Font"><text:span text:style-name="T26"> was not created by the same framework instance as this </text:span></text:span><text:span text:style-name="Code2">BundleContext</text:span><text:span text:style-name="Default_20_Paragraph_20_Font"><text:span text:style-name="T26">.</text:span></text:span></text:p>
        <text:p text:style-name="P95">See Also:</text:p>
        <text:p text:style-name="P114"><text:a xlink:type="simple" xlink:href="#r30"><text:span text:style-name="Code2"><text:span text:style-name="T13">getService(ServiceReference)</text:span></text:span></text:a><text:span text:style-name="Default_20_Paragraph_20_Font"><text:span text:style-name="T26">, </text:span></text:span><text:a xlink:type="simple" xlink:href="#r168"><text:span text:style-name="Code2"><text:span text:style-name="T13">ServiceFactory</text:span></text:span></text:a></text:p>
        <text:p text:style-name="P117"/>
        <text:p text:style-name="P125"><text:bookmark text:name="r33"/>getServiceObjects</text:p>
        <text:p text:style-name="P63"><text:a xlink:type="simple" xlink:href="#r173"><text:span text:style-name="Code2"><text:span text:style-name="T13">ServiceObjects</text:span></text:span></text:a><text:span text:style-name="Code2">&lt;S&gt; </text:span><text:span text:style-name="Code2"><text:span text:style-name="T23">getServiceObjects</text:span></text:span><text:span text:style-name="Code2">(org.osgi.framework.ServiceReference&lt;S&gt; reference)</text:span></text:p>
        <text:p text:style-name="P91"><text:span text:style-name="T26">Returns the </text:span><text:a xlink:type="simple" xlink:href="#r173"><text:span text:style-name="Code2"><text:span text:style-name="T13">ServiceObjects</text:span></text:span></text:a><text:span text:style-name="Default_20_Paragraph_20_Font"><text:span text:style-name="T26"> object for the service referenced by the specified </text:span></text:span><text:span text:style-name="Code2">ServiceReference</text:span><text:span text:style-name="Default_20_Paragraph_20_Font"><text:span text:style-name="T26"> object.</text:span></text:span></text:p>
        <text:p text:style-name="P91"><text:span text:style-name="T26">The </text:span><text:a xlink:type="simple" xlink:href="#r173"><text:span text:style-name="Code2"><text:span text:style-name="T13">ServiceObjects</text:span></text:span></text:a><text:span text:style-name="Default_20_Paragraph_20_Font"><text:span text:style-name="T26"> object can be used to obtain multiple service objects for services with </text:span></text:span><text:a xlink:type="simple" xlink:href="#r135"><text:span text:style-name="Code2"><text:span text:style-name="T13">prototype</text:span></text:span></text:a><text:span text:style-name="Default_20_Paragraph_20_Font"><text:span text:style-name="T26"> scope.</text:span></text:span></text:p>
        <text:p text:style-name="P91"><text:span text:style-name="T26">For services with </text:span><text:a xlink:type="simple" xlink:href="#r133"><text:span text:style-name="Code2"><text:span text:style-name="T13">singleton</text:span></text:span></text:a><text:span text:style-name="Default_20_Paragraph_20_Font"><text:span text:style-name="T26"> or </text:span></text:span><text:a xlink:type="simple" xlink:href="#r134"><text:span text:style-name="Code2"><text:span text:style-name="T13">bundle</text:span></text:span></text:a><text:span text:style-name="Default_20_Paragraph_20_Font"><text:span text:style-name="T26"> scope, the </text:span></text:span><text:a xlink:type="simple" xlink:href="#r170"><text:span text:style-name="Code2"><text:span text:style-name="T13">ServiceObjects.getService()</text:span></text:span></text:a><text:span text:style-name="Default_20_Paragraph_20_Font"><text:span text:style-name="T26"> method behaves the same as the </text:span></text:span><text:a xlink:type="simple" xlink:href="#r30"><text:span text:style-name="Code2"><text:span text:style-name="T13">getService(ServiceReference)</text:span></text:span></text:a><text:span text:style-name="Default_20_Paragraph_20_Font"><text:span text:style-name="T26"> method and the </text:span></text:span><text:a xlink:type="simple" xlink:href="#r171"><text:span text:style-name="Code2"><text:span text:style-name="T13">ServiceObjects.ungetService(Object)</text:span></text:span></text:a><text:span text:style-name="Default_20_Paragraph_20_Font"><text:span text:style-name="T26"> method behaves the same as the </text:span></text:span><text:a xlink:type="simple" xlink:href="#r32"><text:span text:style-name="Code2"><text:span text:style-name="T13">ungetService(ServiceReference)</text:span></text:span></text:a><text:span text:style-name="Default_20_Paragraph_20_Font"><text:span text:style-name="T26"> method. That is, only one, use-counted service object is available from the </text:span></text:span><text:a xlink:type="simple" xlink:href="#r173"><text:span text:style-name="Code2"><text:span text:style-name="T13">ServiceObjects</text:span></text:span></text:a><text:span text:style-name="Default_20_Paragraph_20_Font"><text:span text:style-name="T26"> object.</text:span></text:span></text:p>
        <text:p text:style-name="P85"><text:span text:style-name="T26">This method will always return </text:span><text:span text:style-name="Code2">null</text:span><text:span text:style-name="Default_20_Paragraph_20_Font"><text:span text:style-name="T26"> when the service associated with the specified </text:span></text:span><text:span text:style-name="Code2">reference</text:span><text:span text:style-name="Default_20_Paragraph_20_Font"><text:span text:style-name="T26"> has been unregistered.</text:span></text:span></text:p>
        <text:p text:style-name="P95">Type Parameters:</text:p>
        <text:p text:style-name="P114"><text:bookmark text:name="r34"/><text:span text:style-name="Code2">S</text:span><text:span text:style-name="Default_20_Paragraph_20_Font"><text:span text:style-name="T26"> - Type of Service.</text:span></text:span></text:p>
        <text:p text:style-name="P95">Parameters:</text:p>
        <text:p text:style-name="P114"><text:span text:style-name="Code2">reference</text:span><text:span text:style-name="Default_20_Paragraph_20_Font"><text:span text:style-name="T26"> - A reference to the service.</text:span></text:span></text:p>
        <text:p text:style-name="P95">Returns:</text:p>
        <text:p text:style-name="P114"><text:span text:style-name="T26">A </text:span><text:a xlink:type="simple" xlink:href="#r173"><text:span text:style-name="Code2"><text:span text:style-name="T13">ServiceObjects</text:span></text:span></text:a><text:span text:style-name="Default_20_Paragraph_20_Font"><text:span text:style-name="T26"> object for the service associated with the specified </text:span></text:span><text:span text:style-name="Code2">reference</text:span><text:span text:style-name="Default_20_Paragraph_20_Font"><text:span text:style-name="T26"> or </text:span></text:span><text:span text:style-name="Code2">null</text:span><text:span text:style-name="Default_20_Paragraph_20_Font"><text:span text:style-name="T26"> if the service is not registered.</text:span></text:span></text:p>
        <text:p text:style-name="P95">Throws:</text:p>
        <text:p text:style-name="P114"><text:span text:style-name="Code2">SecurityException</text:span><text:span text:style-name="Default_20_Paragraph_20_Font"><text:span text:style-name="T26"> - If the caller does not have the </text:span></text:span><text:span text:style-name="Code2">ServicePermission</text:span><text:span text:style-name="Default_20_Paragraph_20_Font"><text:span text:style-name="T26"> to get the service using at least one of the named classes the service was registered under and the Java Runtime Environment supports permissions.</text:span></text:span></text:p>
        <text:p text:style-name="P114"><text:span text:style-name="Code2">IllegalStateException</text:span><text:span text:style-name="Default_20_Paragraph_20_Font"><text:span text:style-name="T26"> - If this BundleContext is no longer valid.</text:span></text:span></text:p>
        <text:p text:style-name="P114"><text:span text:style-name="Code2">IllegalArgumentException</text:span><text:span text:style-name="Default_20_Paragraph_20_Font"><text:span text:style-name="T26"> - If the specified </text:span></text:span><text:span text:style-name="Code2">ServiceReference</text:span><text:span text:style-name="Default_20_Paragraph_20_Font"><text:span text:style-name="T26"> was not created by the same framework instance as this </text:span></text:span><text:span text:style-name="Code2">BundleContext</text:span><text:span text:style-name="Default_20_Paragraph_20_Font"><text:span text:style-name="T26">.</text:span></text:span></text:p>
        <text:p text:style-name="P95">Since:</text:p>
        <text:p text:style-name="P115">1.8</text:p>
        <text:p text:style-name="P95">See Also:</text:p>
        <text:p text:style-name="P114"><text:a xlink:type="simple" xlink:href="#r164"><text:span text:style-name="Code2"><text:span text:style-name="T13">PrototypeServiceFactory</text:span></text:span></text:a></text:p>
        <text:p text:style-name="P117"/>
        <text:p text:style-name="P125"><text:bookmark text:name="r35"/>getDataFile</text:p>
        <text:p text:style-name="P63"><text:span text:style-name="Code2">File </text:span><text:span text:style-name="Code2"><text:span text:style-name="T23">getDataFile</text:span></text:span><text:span text:style-name="Code2">(String filename)</text:span></text:p>
        <text:p text:style-name="P91"><text:soft-page-break/><text:span text:style-name="T26">Creates a </text:span><text:span text:style-name="Code2">File</text:span><text:span text:style-name="Default_20_Paragraph_20_Font"><text:span text:style-name="T26"> object for a file in the persistent storage area provided for the bundle by the Framework. This method will return </text:span></text:span><text:span text:style-name="Code2">null</text:span><text:span text:style-name="Default_20_Paragraph_20_Font"><text:span text:style-name="T26"> if the platform does not have file system support.</text:span></text:span></text:p>
        <text:p text:style-name="P91"><text:span text:style-name="T26">A </text:span><text:span text:style-name="Code2">File</text:span><text:span text:style-name="Default_20_Paragraph_20_Font"><text:span text:style-name="T26"> object for the base directory of the persistent storage area provided for the context bundle by the Framework can be obtained by calling this method with an empty string as </text:span></text:span><text:span text:style-name="Code2">filename</text:span><text:span text:style-name="Default_20_Paragraph_20_Font"><text:span text:style-name="T26">.</text:span></text:span></text:p>
        <text:p text:style-name="P85"><text:span text:style-name="T26">If the Java Runtime Environment supports permissions, the Framework will ensure that the bundle has the </text:span><text:span text:style-name="Code2">java.io.FilePermission</text:span><text:span text:style-name="Default_20_Paragraph_20_Font"><text:span text:style-name="T26"> with actions </text:span></text:span><text:span text:style-name="Code2">read</text:span><text:span text:style-name="Default_20_Paragraph_20_Font"><text:span text:style-name="T26">,</text:span></text:span><text:span text:style-name="Code2">write</text:span><text:span text:style-name="Default_20_Paragraph_20_Font"><text:span text:style-name="T26">,</text:span></text:span><text:span text:style-name="Code2">delete</text:span><text:span text:style-name="Default_20_Paragraph_20_Font"><text:span text:style-name="T26"> for all files (recursively) in the persistent storage area provided for the context bundle.</text:span></text:span></text:p>
        <text:p text:style-name="P95">Parameters:</text:p>
        <text:p text:style-name="P114"><text:span text:style-name="Code2">filename</text:span><text:span text:style-name="Default_20_Paragraph_20_Font"><text:span text:style-name="T26"> - A relative name to the file to be accessed.</text:span></text:span></text:p>
        <text:p text:style-name="P95">Returns:</text:p>
        <text:p text:style-name="P114"><text:span text:style-name="T26">A </text:span><text:span text:style-name="Code2">File</text:span><text:span text:style-name="Default_20_Paragraph_20_Font"><text:span text:style-name="T26"> object that represents the requested file or </text:span></text:span><text:span text:style-name="Code2">null</text:span><text:span text:style-name="Default_20_Paragraph_20_Font"><text:span text:style-name="T26"> if the platform does not have file system support.</text:span></text:span></text:p>
        <text:p text:style-name="P95">Throws:</text:p>
        <text:p text:style-name="P114"><text:span text:style-name="Code2">IllegalStateException</text:span><text:span text:style-name="Default_20_Paragraph_20_Font"><text:span text:style-name="T26"> - If this BundleContext is no longer valid.</text:span></text:span></text:p>
        <text:p text:style-name="P117"/>
        <text:p text:style-name="P125"><text:bookmark text:name="r36"/>createFilter</text:p>
        <text:p text:style-name="P63"><text:span text:style-name="Code2">org.osgi.framework.Filter </text:span><text:span text:style-name="Code2"><text:span text:style-name="T23">createFilter</text:span></text:span><text:span text:style-name="Code2">(String filter)<text:line-break/>                                throws org.osgi.framework.InvalidSyntaxException</text:span></text:p>
        <text:p text:style-name="P91"><text:span text:style-name="T26">Creates a </text:span><text:span text:style-name="Code2">Filter</text:span><text:span text:style-name="Default_20_Paragraph_20_Font"><text:span text:style-name="T26"> object. This </text:span></text:span><text:span text:style-name="Code2">Filter</text:span><text:span text:style-name="Default_20_Paragraph_20_Font"><text:span text:style-name="T26"> object may be used to match a </text:span></text:span><text:span text:style-name="Code2">ServiceReference</text:span><text:span text:style-name="Default_20_Paragraph_20_Font"><text:span text:style-name="T26"> object or a </text:span></text:span><text:span text:style-name="Code2">Dictionary</text:span><text:span text:style-name="Default_20_Paragraph_20_Font"><text:span text:style-name="T26"> object.</text:span></text:span></text:p>
        <text:p text:style-name="P85"><text:span text:style-name="T26">If the filter cannot be parsed, an </text:span><text:span text:style-name="Code2">org.osgi.framework.InvalidSyntaxException</text:span><text:span text:style-name="Default_20_Paragraph_20_Font"><text:span text:style-name="T26"> will be thrown with a human readable message where the filter became unparsable.</text:span></text:span></text:p>
        <text:p text:style-name="P95">Parameters:</text:p>
        <text:p text:style-name="P114"><text:span text:style-name="Code2">filter</text:span><text:span text:style-name="Default_20_Paragraph_20_Font"><text:span text:style-name="T26"> - The filter string.</text:span></text:span></text:p>
        <text:p text:style-name="P95">Returns:</text:p>
        <text:p text:style-name="P114"><text:span text:style-name="T26">A </text:span><text:span text:style-name="Code2">Filter</text:span><text:span text:style-name="Default_20_Paragraph_20_Font"><text:span text:style-name="T26"> object encapsulating the filter string.</text:span></text:span></text:p>
        <text:p text:style-name="P95">Throws:</text:p>
        <text:p text:style-name="P114"><text:span text:style-name="Code2">org.osgi.framework.InvalidSyntaxException</text:span><text:span text:style-name="Default_20_Paragraph_20_Font"><text:span text:style-name="T26"> - If </text:span></text:span><text:span text:style-name="Code2">filter</text:span><text:span text:style-name="Default_20_Paragraph_20_Font"><text:span text:style-name="T26"> contains an invalid filter string that cannot be parsed.</text:span></text:span></text:p>
        <text:p text:style-name="P114"><text:span text:style-name="Code2">NullPointerException</text:span><text:span text:style-name="Default_20_Paragraph_20_Font"><text:span text:style-name="T26"> - If </text:span></text:span><text:span text:style-name="Code2">filter</text:span><text:span text:style-name="Default_20_Paragraph_20_Font"><text:span text:style-name="T26"> is null.</text:span></text:span></text:p>
        <text:p text:style-name="P114"><text:span text:style-name="Code2">IllegalStateException</text:span><text:span text:style-name="Default_20_Paragraph_20_Font"><text:span text:style-name="T26"> - If this BundleContext is no longer valid.</text:span></text:span></text:p>
        <text:p text:style-name="P95">Since:</text:p>
        <text:p text:style-name="P115">1.1</text:p>
        <text:p text:style-name="P95">See Also:</text:p>
        <text:p text:style-name="P114"><text:span text:style-name="T26">"Framework specification for a description of the filter string syntax.", </text:span><text:span text:style-name="Code2">org.osgi.framework.FrameworkUtil.createFilter(String)</text:span></text:p>
        <text:p text:style-name="P117"/>
        <text:p text:style-name="P125"><text:bookmark text:name="r37"/>getBundle</text:p>
        <text:p text:style-name="P63"><text:span text:style-name="Code2">org.osgi.framework.Bundle </text:span><text:span text:style-name="Code2"><text:span text:style-name="T23">getBundle</text:span></text:span><text:span text:style-name="Code2">(String location)</text:span></text:p>
        <text:p text:style-name="P86">Returns the bundle with the specified location.</text:p>
        <text:p text:style-name="P95">Parameters:</text:p>
        <text:p text:style-name="P114"><text:span text:style-name="Code2">location</text:span><text:span text:style-name="Default_20_Paragraph_20_Font"><text:span text:style-name="T26"> - The location of the bundle to retrieve.</text:span></text:span></text:p>
        <text:p text:style-name="P95">Returns:</text:p>
        <text:p text:style-name="P114"><text:span text:style-name="T26">A </text:span><text:span text:style-name="Code2">Bundle</text:span><text:span text:style-name="Default_20_Paragraph_20_Font"><text:span text:style-name="T26"> object or </text:span></text:span><text:span text:style-name="Code2">null</text:span><text:span text:style-name="Default_20_Paragraph_20_Font"><text:span text:style-name="T26"> if the location does not match any installed bundle.</text:span></text:span></text:p>
        <text:p text:style-name="P95">Since:</text:p>
        <text:p text:style-name="P115">1.6</text:p>
        <text:p text:style-name="P135"><text:bookmark text:name="r160"/>Interface Constants</text:p>
        <text:p text:style-name="P99"><text:a xlink:type="simple" xlink:href="#r3"><text:span text:style-name="T16">org.osgi.framework</text:span></text:a></text:p>
        <text:p text:style-name="P83"/>
        <text:p text:style-name="P118"><text:span text:style-name="Code_20_Small1">@org.osgi.annotation.versioning.ProviderType<text:line-break/></text:span><text:span text:style-name="Code2">public interface </text:span><text:span text:style-name="Code2"><text:span text:style-name="T23">Constants</text:span></text:span></text:p>
        <text:p text:style-name="P97">Defines standard names for the OSGi environment system properties, service properties, and Manifest header attribute keys.</text:p>
        <text:p text:style-name="P64"><text:span text:style-name="T26">The values associated with these keys are of type </text:span><text:span text:style-name="Code2">String</text:span><text:span text:style-name="Default_20_Paragraph_20_Font"><text:span text:style-name="T26">, unless otherwise indicated.</text:span></text:span></text:p>
        <text:p text:style-name="P100">Since:</text:p>
        <text:p text:style-name="P89">1.1</text:p>
        <text:p text:style-name="P10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04"><text:span text:style-name="Summary_20_Heading_20_Font2"><text:span text:style-name="T5">Field Summary</text:span></text:span></text:p>
            </table:table-cell>
            <table:covered-table-cell/>
            <table:table-cell table:style-name="Table11.A1" office:value-type="string">
              <text:p text:style-name="P105"><text:span text:style-name="Page_20_Reference_20_Font"><text:span text:style-name="T9">Page</text:span></text:span></text:p>
            </table:table-cell>
          </table:table-row>
          <table:table-row table:style-name="Table11.1">
            <table:table-cell table:style-name="Table11.A2" office:value-type="string">
              <text:p text:style-name="P106"><text:span text:style-name="Code_20_Small1"><text:span text:style-name="T5">String</text:span></text:span></text:p>
            </table:table-cell>
            <table:table-cell table:style-name="Table11.A2" office:value-type="string">
              <text:p text:style-name="P110"><text:a xlink:type="simple" xlink:href="#r95"><text:span text:style-name="Code2"><text:span text:style-name="T15">ACTIVATION_LAZY</text:span></text:span></text:a></text:p>
              <text:p text:style-name="P112">Bundle activation policy declaring the bundle must be activated when the first class load is made from the bundle.</text:p>
            </table:table-cell>
            <table:table-cell table:style-name="Table11.C2" office:value-type="string">
              <text:p text:style-name="P107"><text:span text:style-name="Page_20_Reference_20_Font"><text:span text:style-name="T5"><text:bookmark-ref text:reference-format="page" text:ref-name="r95">4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4"><text:span text:style-name="Code2"><text:span text:style-name="T15">BUNDLE_ACTIVATIONPOLICY</text:span></text:span></text:a></text:p>
              <text:p text:style-name="P112">Manifest header identifying the bundle's activation policy.</text:p>
            </table:table-cell>
            <table:table-cell table:style-name="Table11.C3" office:value-type="string">
              <text:p text:style-name="P107"><text:span text:style-name="Page_20_Reference_20_Font"><text:span text:style-name="T5"><text:bookmark-ref text:reference-format="page" text:ref-name="r94">4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7"><text:span text:style-name="Code2"><text:span text:style-name="T15">BUNDLE_ACTIVATOR</text:span></text:span></text:a></text:p>
              <text:p text:style-name="P112">Manifest header identifying the bundle's activator class.</text:p>
            </table:table-cell>
            <table:table-cell table:style-name="Table11.C3" office:value-type="string">
              <text:p text:style-name="P107"><text:span text:style-name="Page_20_Reference_20_Font"><text:span text:style-name="T5"><text:bookmark-ref text:reference-format="page" text:ref-name="r57">3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2"><text:span text:style-name="Code2"><text:span text:style-name="T15">BUNDLE_CATEGORY</text:span></text:span></text:a></text:p>
              <text:p text:style-name="P112">Manifest header identifying the bundle's category.</text:p>
            </table:table-cell>
            <table:table-cell table:style-name="Table11.C3" office:value-type="string">
              <text:p text:style-name="P107"><text:span text:style-name="Page_20_Reference_20_Font"><text:span text:style-name="T5"><text:bookmark-ref text:reference-format="page" text:ref-name="r42">3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3"><text:span text:style-name="Code2"><text:span text:style-name="T15">BUNDLE_CLASSPATH</text:span></text:span></text:a></text:p>
              <text:p text:style-name="P112">Manifest header identifying a list of directories and embedded JAR files, which are bundle resources used to extend the bundle's classpath.</text:p>
            </table:table-cell>
            <table:table-cell table:style-name="Table11.C3" office:value-type="string">
              <text:p text:style-name="P107"><text:span text:style-name="Page_20_Reference_20_Font"><text:span text:style-name="T5"><text:bookmark-ref text:reference-format="page" text:ref-name="r43">3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6"><text:span text:style-name="Code2"><text:span text:style-name="T15">BUNDLE_CONTACTADDRESS</text:span></text:span></text:a></text:p>
              <text:p text:style-name="P112">Manifest header identifying the contact address where problems with the bundle may be reported; for example, an email address.</text:p>
            </table:table-cell>
            <table:table-cell table:style-name="Table11.C3" office:value-type="string">
              <text:p text:style-name="P107"><text:span text:style-name="Page_20_Reference_20_Font"><text:span text:style-name="T5"><text:bookmark-ref text:reference-format="page" text:ref-name="r56">3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4"><text:span text:style-name="Code2"><text:span text:style-name="T15">BUNDLE_COPYRIGHT</text:span></text:span></text:a></text:p>
              <text:p text:style-name="P112">Manifest header identifying the bundle's copyright information.</text:p>
            </table:table-cell>
            <table:table-cell table:style-name="Table11.C3" office:value-type="string">
              <text:p text:style-name="P107"><text:span text:style-name="Page_20_Reference_20_Font"><text:span text:style-name="T5"><text:bookmark-ref text:reference-format="page" text:ref-name="r44">3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5"><text:span text:style-name="Code2"><text:span text:style-name="T15">BUNDLE_DESCRIPTION</text:span></text:span></text:a></text:p>
              <text:p text:style-name="P112">Manifest header containing a brief description of the bundle's functionality.</text:p>
            </table:table-cell>
            <table:table-cell table:style-name="Table11.C3" office:value-type="string">
              <text:p text:style-name="P107"><text:span text:style-name="Page_20_Reference_20_Font"><text:span text:style-name="T5"><text:bookmark-ref text:reference-format="page" text:ref-name="r45">3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5"><text:span text:style-name="Code2"><text:span text:style-name="T15">BUNDLE_DOCURL</text:span></text:span></text:a></text:p>
              <text:p text:style-name="P112">Manifest header identifying the bundle's documentation URL, from which further information about the bundle may be obtained.</text:p>
            </table:table-cell>
            <table:table-cell table:style-name="Table11.C3" office:value-type="string">
              <text:p text:style-name="P107"><text:span text:style-name="Page_20_Reference_20_Font"><text:span text:style-name="T5"><text:bookmark-ref text:reference-format="page" text:ref-name="r55">3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8"><text:span text:style-name="Code2"><text:span text:style-name="T15">BUNDLE_ICON</text:span></text:span></text:a></text:p>
              <text:p text:style-name="P112">Manifest header identifying the bundle's icon URLs.</text:p>
            </table:table-cell>
            <table:table-cell table:style-name="Table11.C3" office:value-type="string">
              <text:p text:style-name="P107"><text:span text:style-name="Page_20_Reference_20_Font"><text:span text:style-name="T5"><text:bookmark-ref text:reference-format="page" text:ref-name="r158">6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9"><text:span text:style-name="Code2"><text:span text:style-name="T15">BUNDLE_LICENSE</text:span></text:span></text:a></text:p>
              <text:p text:style-name="P112">Manifest header identifying the bundle's license information.</text:p>
            </table:table-cell>
            <table:table-cell table:style-name="Table11.C3" office:value-type="string">
              <text:p text:style-name="P107"><text:span text:style-name="Page_20_Reference_20_Font"><text:span text:style-name="T5"><text:bookmark-ref text:reference-format="page" text:ref-name="r159">6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2"><text:span text:style-name="Code2"><text:span text:style-name="T15">BUNDLE_LOCALIZATION</text:span></text:span></text:a></text:p>
              <text:p text:style-name="P112">Manifest header identifying the base name of the bundle's localization entries.</text:p>
            </table:table-cell>
            <table:table-cell table:style-name="Table11.C3" office:value-type="string">
              <text:p text:style-name="P107"><text:span text:style-name="Page_20_Reference_20_Font"><text:span text:style-name="T5"><text:bookmark-ref text:reference-format="page" text:ref-name="r72">3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3"><text:span text:style-name="Code2"><text:span text:style-name="T15">BUNDLE_LOCALIZATION_DEFAULT_BASENAME</text:span></text:span></text:a></text:p>
              <text:p text:style-name="P111"><text:span text:style-name="T6">Default value for the </text:span><text:span text:style-name="Code2"><text:span text:style-name="T5">Bundle-Localization</text:span></text:span><text:span text:style-name="Default_20_Paragraph_20_Font"><text:span text:style-name="T6"> manifest header.</text:span></text:span></text:p>
            </table:table-cell>
            <table:table-cell table:style-name="Table11.C3" office:value-type="string">
              <text:p text:style-name="P107"><text:span text:style-name="Page_20_Reference_20_Font"><text:span text:style-name="T5"><text:bookmark-ref text:reference-format="page" text:ref-name="r73">4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8"><text:span text:style-name="Code2"><text:span text:style-name="T15">BUNDLE_MANIFESTVERSION</text:span></text:span></text:a></text:p>
              <text:p text:style-name="P112">Manifest header identifying the bundle manifest version.</text:p>
            </table:table-cell>
            <table:table-cell table:style-name="Table11.C3" office:value-type="string">
              <text:p text:style-name="P107"><text:span text:style-name="Page_20_Reference_20_Font"><text:span text:style-name="T5"><text:bookmark-ref text:reference-format="page" text:ref-name="r78">4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6"><text:span text:style-name="Code2"><text:span text:style-name="T15">BUNDLE_NAME</text:span></text:span></text:a></text:p>
              <text:p text:style-name="P112">Manifest header identifying the bundle's name.</text:p>
            </table:table-cell>
            <table:table-cell table:style-name="Table11.C3" office:value-type="string">
              <text:p text:style-name="P107"><text:span text:style-name="Page_20_Reference_20_Font"><text:span text:style-name="T5"><text:bookmark-ref text:reference-format="page" text:ref-name="r46">3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7"><text:span text:style-name="Code2"><text:span text:style-name="T15">BUNDLE_NATIVECODE</text:span></text:span></text:a></text:p>
              <text:p text:style-name="P112">Manifest header identifying a number of hardware environments and the native language code libraries that the bundle is carrying for each of these environments.</text:p>
            </table:table-cell>
            <table:table-cell table:style-name="Table11.C3" office:value-type="string">
              <text:p text:style-name="P107"><text:span text:style-name="Page_20_Reference_20_Font"><text:span text:style-name="T5"><text:bookmark-ref text:reference-format="page" text:ref-name="r47">34</text:bookmark-ref></text:span></text:span></text:p>
            </table:table-cell>
          </table:table-row>
          <text:soft-page-break/>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4"><text:span text:style-name="Code2"><text:span text:style-name="T15">BUNDLE_NATIVECODE_LANGUAGE</text:span></text:span></text:a></text:p>
              <text:p text:style-name="P112">Manifest header attribute identifying the language in which the native bundle code is written specified in the Bundle-NativeCode manifest header.</text:p>
            </table:table-cell>
            <table:table-cell table:style-name="Table11.C3" office:value-type="string">
              <text:p text:style-name="P107"><text:span text:style-name="Page_20_Reference_20_Font"><text:span text:style-name="T5"><text:bookmark-ref text:reference-format="page" text:ref-name="r64">3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2"><text:span text:style-name="Code2"><text:span text:style-name="T15">BUNDLE_NATIVECODE_OSNAME</text:span></text:span></text:a></text:p>
              <text:p text:style-name="P112">Manifest header attribute identifying the operating system required to run native bundle code specified in the Bundle-NativeCode manifest header).</text:p>
            </table:table-cell>
            <table:table-cell table:style-name="Table11.C3" office:value-type="string">
              <text:p text:style-name="P107"><text:span text:style-name="Page_20_Reference_20_Font"><text:span text:style-name="T5"><text:bookmark-ref text:reference-format="page" text:ref-name="r62">3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3"><text:span text:style-name="Code2"><text:span text:style-name="T15">BUNDLE_NATIVECODE_OSVERSION</text:span></text:span></text:a></text:p>
              <text:p text:style-name="P112">Manifest header attribute identifying the operating system version required to run native bundle code specified in the Bundle-NativeCode manifest header).</text:p>
            </table:table-cell>
            <table:table-cell table:style-name="Table11.C3" office:value-type="string">
              <text:p text:style-name="P107"><text:span text:style-name="Page_20_Reference_20_Font"><text:span text:style-name="T5"><text:bookmark-ref text:reference-format="page" text:ref-name="r63">3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1"><text:span text:style-name="Code2"><text:span text:style-name="T15">BUNDLE_NATIVECODE_PROCESSOR</text:span></text:span></text:a></text:p>
              <text:p text:style-name="P112">Manifest header attribute identifying the processor required to run native bundle code specified in the Bundle-NativeCode manifest header).</text:p>
            </table:table-cell>
            <table:table-cell table:style-name="Table11.C3" office:value-type="string">
              <text:p text:style-name="P107"><text:span text:style-name="Page_20_Reference_20_Font"><text:span text:style-name="T5"><text:bookmark-ref text:reference-format="page" text:ref-name="r61">3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5"><text:span text:style-name="Code2"><text:span text:style-name="T15">BUNDLE_REQUIREDEXECUTIONENVIRONMENT</text:span></text:span></text:a></text:p>
              <text:p text:style-name="P111"><text:span text:style-name="T7">Deprecated.</text:span><text:span text:style-name="T6"> </text:span><text:span text:style-name="T8">As of 1.6.</text:span></text:p>
            </table:table-cell>
            <table:table-cell table:style-name="Table11.C3" office:value-type="string">
              <text:p text:style-name="P107"><text:span text:style-name="Page_20_Reference_20_Font"><text:span text:style-name="T5"><text:bookmark-ref text:reference-format="page" text:ref-name="r65">3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6"><text:span text:style-name="Code2"><text:span text:style-name="T15">BUNDLE_SYMBOLICNAME</text:span></text:span></text:a></text:p>
              <text:p text:style-name="P112">Manifest header identifying the bundle's symbolic name.</text:p>
            </table:table-cell>
            <table:table-cell table:style-name="Table11.C3" office:value-type="string">
              <text:p text:style-name="P107"><text:span text:style-name="Page_20_Reference_20_Font"><text:span text:style-name="T5"><text:bookmark-ref text:reference-format="page" text:ref-name="r66">3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0"><text:span text:style-name="Code2"><text:span text:style-name="T15">BUNDLE_SYMBOLICNAME_ATTRIBUTE</text:span></text:span></text:a></text:p>
              <text:p text:style-name="P112">Manifest header attribute identifying the symbolic name of a bundle that exports a package specified in the Import-Package manifest header.</text:p>
            </table:table-cell>
            <table:table-cell table:style-name="Table11.C3" office:value-type="string">
              <text:p text:style-name="P107"><text:span text:style-name="Page_20_Reference_20_Font"><text:span text:style-name="T5"><text:bookmark-ref text:reference-format="page" text:ref-name="r80">4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9"><text:span text:style-name="Code2"><text:span text:style-name="T15">BUNDLE_UPDATELOCATION</text:span></text:span></text:a></text:p>
              <text:p text:style-name="P112">Manifest header identifying the location from which a new bundle version is obtained during a bundle update operation.</text:p>
            </table:table-cell>
            <table:table-cell table:style-name="Table11.C3" office:value-type="string">
              <text:p text:style-name="P107"><text:span text:style-name="Page_20_Reference_20_Font"><text:span text:style-name="T5"><text:bookmark-ref text:reference-format="page" text:ref-name="r59">3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3"><text:span text:style-name="Code2"><text:span text:style-name="T15">BUNDLE_VENDOR</text:span></text:span></text:a></text:p>
              <text:p text:style-name="P112">Manifest header identifying the bundle's vendor.</text:p>
            </table:table-cell>
            <table:table-cell table:style-name="Table11.C3" office:value-type="string">
              <text:p text:style-name="P107"><text:span text:style-name="Page_20_Reference_20_Font"><text:span text:style-name="T5"><text:bookmark-ref text:reference-format="page" text:ref-name="r53">3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4"><text:span text:style-name="Code2"><text:span text:style-name="T15">BUNDLE_VERSION</text:span></text:span></text:a></text:p>
              <text:p text:style-name="P112">Manifest header identifying the bundle's version.</text:p>
            </table:table-cell>
            <table:table-cell table:style-name="Table11.C3" office:value-type="string">
              <text:p text:style-name="P107"><text:span text:style-name="Page_20_Reference_20_Font"><text:span text:style-name="T5"><text:bookmark-ref text:reference-format="page" text:ref-name="r54">3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5"><text:span text:style-name="Code2"><text:span text:style-name="T15">BUNDLE_VERSION_ATTRIBUTE</text:span></text:span></text:a></text:p>
              <text:p text:style-name="P111"><text:span text:style-name="T6">Manifest header attribute identifying a range of versions for a bundle specified in the </text:span><text:span text:style-name="Code2"><text:span text:style-name="T5">Require-Bundle</text:span></text:span><text:span text:style-name="Default_20_Paragraph_20_Font"><text:span text:style-name="T6"> or </text:span></text:span><text:span text:style-name="Code2"><text:span text:style-name="T5">Fragment-Host</text:span></text:span><text:span text:style-name="Default_20_Paragraph_20_Font"><text:span text:style-name="T6"> manifest headers.</text:span></text:span></text:p>
            </table:table-cell>
            <table:table-cell table:style-name="Table11.C3" office:value-type="string">
              <text:p text:style-name="P107"><text:span text:style-name="Page_20_Reference_20_Font"><text:span text:style-name="T5"><text:bookmark-ref text:reference-format="page" text:ref-name="r75">4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1"><text:span text:style-name="Code2"><text:span text:style-name="T15">DYNAMICIMPORT_PACKAGE</text:span></text:span></text:a></text:p>
              <text:p text:style-name="P112">Manifest header identifying the packages that the bundle may dynamically import during execution.</text:p>
            </table:table-cell>
            <table:table-cell table:style-name="Table11.C3" office:value-type="string">
              <text:p text:style-name="P107"><text:span text:style-name="Page_20_Reference_20_Font"><text:span text:style-name="T5"><text:bookmark-ref text:reference-format="page" text:ref-name="r51">3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0"><text:span text:style-name="Code2"><text:span text:style-name="T15">EFFECTIVE_ACTIVE</text:span></text:span></text:a></text:p>
              <text:p text:style-name="P112">Manifest header directive value identifying a capability that is effective at active time.</text:p>
            </table:table-cell>
            <table:table-cell table:style-name="Table11.C3" office:value-type="string">
              <text:p text:style-name="P107"><text:span text:style-name="Page_20_Reference_20_Font"><text:span text:style-name="T5"><text:bookmark-ref text:reference-format="page" text:ref-name="r150">5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8"><text:span text:style-name="Code2"><text:span text:style-name="T15">EFFECTIVE_DIRECTIVE</text:span></text:span></text:a></text:p>
              <text:p text:style-name="P112">Manifest header directive identifying the effective time of the provided capability.</text:p>
            </table:table-cell>
            <table:table-cell table:style-name="Table11.C3" office:value-type="string">
              <text:p text:style-name="P107"><text:span text:style-name="Page_20_Reference_20_Font"><text:span text:style-name="T5"><text:bookmark-ref text:reference-format="page" text:ref-name="r148">5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9"><text:span text:style-name="Code2"><text:span text:style-name="T15">EFFECTIVE_RESOLVE</text:span></text:span></text:a></text:p>
              <text:p text:style-name="P112">Manifest header directive value identifying a capability that is effective at resolve time.</text:p>
            </table:table-cell>
            <table:table-cell table:style-name="Table11.C3" office:value-type="string">
              <text:p text:style-name="P107"><text:span text:style-name="Page_20_Reference_20_Font"><text:span text:style-name="T5"><text:bookmark-ref text:reference-format="page" text:ref-name="r149">5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6"><text:span text:style-name="Code2"><text:span text:style-name="T15">EXCLUDE_DIRECTIVE</text:span></text:span></text:a></text:p>
              <text:p text:style-name="P112">Manifest header directive identifying a list of classes to exclude in the exported package..</text:p>
            </table:table-cell>
            <table:table-cell table:style-name="Table11.C3" office:value-type="string">
              <text:p text:style-name="P107"><text:span text:style-name="Page_20_Reference_20_Font"><text:span text:style-name="T5"><text:bookmark-ref text:reference-format="page" text:ref-name="r86">4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8"><text:span text:style-name="Code2"><text:span text:style-name="T15">EXPORT_PACKAGE</text:span></text:span></text:a></text:p>
              <text:p text:style-name="P112">Manifest header identifying the packages that the bundle offers to the Framework for export.</text:p>
            </table:table-cell>
            <table:table-cell table:style-name="Table11.C3" office:value-type="string">
              <text:p text:style-name="P107"><text:span text:style-name="Page_20_Reference_20_Font"><text:span text:style-name="T5"><text:bookmark-ref text:reference-format="page" text:ref-name="r48">3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9"><text:span text:style-name="Code2"><text:span text:style-name="T15">EXPORT_SERVICE</text:span></text:span></text:a></text:p>
              <text:p text:style-name="P111"><text:span text:style-name="T7">Deprecated.</text:span><text:span text:style-name="T6"> </text:span><text:span text:style-name="T8">As of 1.2.</text:span></text:p>
            </table:table-cell>
            <table:table-cell table:style-name="Table11.C3" office:value-type="string">
              <text:p text:style-name="P107"><text:span text:style-name="Page_20_Reference_20_Font"><text:span text:style-name="T5"><text:bookmark-ref text:reference-format="page" text:ref-name="r49">3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3"><text:span text:style-name="Code2"><text:span text:style-name="T15">EXTENSION_BOOTCLASSPATH</text:span></text:span></text:a></text:p>
              <text:p text:style-name="P112">Manifest header directive value identifying the type of extension fragment.</text:p>
            </table:table-cell>
            <table:table-cell table:style-name="Table11.C3" office:value-type="string">
              <text:p text:style-name="P107"><text:span text:style-name="Page_20_Reference_20_Font"><text:span text:style-name="T5"><text:bookmark-ref text:reference-format="page" text:ref-name="r93">4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8"><text:span text:style-name="Code2"><text:span text:style-name="T15">EXTENSION_BUNDLE_ACTIVATOR</text:span></text:span></text:a></text:p>
              <text:p text:style-name="P112">Manifest header identifying the extension bundle's activator class.</text:p>
            </table:table-cell>
            <table:table-cell table:style-name="Table11.C3" office:value-type="string">
              <text:p text:style-name="P107"><text:span text:style-name="Page_20_Reference_20_Font"><text:span text:style-name="T5"><text:bookmark-ref text:reference-format="page" text:ref-name="r58">3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1"><text:span text:style-name="Code2"><text:span text:style-name="T15">EXTENSION_DIRECTIVE</text:span></text:span></text:a></text:p>
              <text:p text:style-name="P112">Manifest header directive identifying the type of the extension fragment.</text:p>
            </table:table-cell>
            <table:table-cell table:style-name="Table11.C3" office:value-type="string">
              <text:p text:style-name="P107"><text:span text:style-name="Page_20_Reference_20_Font"><text:span text:style-name="T5"><text:bookmark-ref text:reference-format="page" text:ref-name="r91">4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2"><text:span text:style-name="Code2"><text:span text:style-name="T15">EXTENSION_FRAMEWORK</text:span></text:span></text:a></text:p>
              <text:p text:style-name="P112">Manifest header directive value identifying the type of extension fragment.</text:p>
            </table:table-cell>
            <table:table-cell table:style-name="Table11.C3" office:value-type="string">
              <text:p text:style-name="P107"><text:span text:style-name="Page_20_Reference_20_Font"><text:span text:style-name="T5"><text:bookmark-ref text:reference-format="page" text:ref-name="r92">4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1"><text:span text:style-name="Code2"><text:span text:style-name="T15">FILTER_DIRECTIVE</text:span></text:span></text:a></text:p>
              <text:p text:style-name="P112">Manifest header directive identifying the capability filter specified in the Require-Capability manifest header.</text:p>
            </table:table-cell>
            <table:table-cell table:style-name="Table11.C3" office:value-type="string">
              <text:p text:style-name="P107"><text:span text:style-name="Page_20_Reference_20_Font"><text:span text:style-name="T5"><text:bookmark-ref text:reference-format="page" text:ref-name="r151">59</text:bookmark-ref></text:span></text:span></text:p>
            </table:table-cell>
          </table:table-row>
          <text:soft-page-break/>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9"><text:span text:style-name="Code2"><text:span text:style-name="T15">FRAGMENT_ATTACHMENT_ALWAYS</text:span></text:span></text:a></text:p>
              <text:p text:style-name="P112">Manifest header directive value identifying a fragment attachment type of always.</text:p>
            </table:table-cell>
            <table:table-cell table:style-name="Table11.C3" office:value-type="string">
              <text:p text:style-name="P107"><text:span text:style-name="Page_20_Reference_20_Font"><text:span text:style-name="T5"><text:bookmark-ref text:reference-format="page" text:ref-name="r69">3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8"><text:span text:style-name="Code2"><text:span text:style-name="T15">FRAGMENT_ATTACHMENT_DIRECTIVE</text:span></text:span></text:a></text:p>
              <text:p text:style-name="P112">Manifest header directive identifying if and when a fragment may attach to a host bundle.</text:p>
            </table:table-cell>
            <table:table-cell table:style-name="Table11.C3" office:value-type="string">
              <text:p text:style-name="P107"><text:span text:style-name="Page_20_Reference_20_Font"><text:span text:style-name="T5"><text:bookmark-ref text:reference-format="page" text:ref-name="r68">3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1"><text:span text:style-name="Code2"><text:span text:style-name="T15">FRAGMENT_ATTACHMENT_NEVER</text:span></text:span></text:a></text:p>
              <text:p text:style-name="P112">Manifest header directive value identifying a fragment attachment type of never.</text:p>
            </table:table-cell>
            <table:table-cell table:style-name="Table11.C3" office:value-type="string">
              <text:p text:style-name="P107"><text:span text:style-name="Page_20_Reference_20_Font"><text:span text:style-name="T5"><text:bookmark-ref text:reference-format="page" text:ref-name="r71">3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0"><text:span text:style-name="Code2"><text:span text:style-name="T15">FRAGMENT_ATTACHMENT_RESOLVETIME</text:span></text:span></text:a></text:p>
              <text:p text:style-name="P112">Manifest header directive value identifying a fragment attachment type of resolve-time.</text:p>
            </table:table-cell>
            <table:table-cell table:style-name="Table11.C3" office:value-type="string">
              <text:p text:style-name="P107"><text:span text:style-name="Page_20_Reference_20_Font"><text:span text:style-name="T5"><text:bookmark-ref text:reference-format="page" text:ref-name="r70">3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6"><text:span text:style-name="Code2"><text:span text:style-name="T15">FRAGMENT_HOST</text:span></text:span></text:a></text:p>
              <text:p text:style-name="P112">Manifest header identifying the symbolic name of another bundle for which that the bundle is a fragment.</text:p>
            </table:table-cell>
            <table:table-cell table:style-name="Table11.C3" office:value-type="string">
              <text:p text:style-name="P107"><text:span text:style-name="Page_20_Reference_20_Font"><text:span text:style-name="T5"><text:bookmark-ref text:reference-format="page" text:ref-name="r76">4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0"><text:span text:style-name="Code2"><text:span text:style-name="T15">FRAMEWORK_BEGINNING_STARTLEVEL</text:span></text:span></text:a></text:p>
              <text:p text:style-name="P112">Framework launching property specifying the beginning start level of the framework.</text:p>
            </table:table-cell>
            <table:table-cell table:style-name="Table11.C3" office:value-type="string">
              <text:p text:style-name="P107"><text:span text:style-name="Page_20_Reference_20_Font"><text:span text:style-name="T5"><text:bookmark-ref text:reference-format="page" text:ref-name="r120">5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3"><text:span text:style-name="Code2"><text:span text:style-name="T15">FRAMEWORK_BOOTDELEGATION</text:span></text:span></text:a></text:p>
              <text:p text:style-name="P112">Framework launching property identifying packages for which the Framework must delegate class loading to the parent class loader of the bundle.</text:p>
            </table:table-cell>
            <table:table-cell table:style-name="Table11.C3" office:value-type="string">
              <text:p text:style-name="P107"><text:span text:style-name="Page_20_Reference_20_Font"><text:span text:style-name="T5"><text:bookmark-ref text:reference-format="page" text:ref-name="r103">4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4"><text:span text:style-name="Code2"><text:span text:style-name="T15">FRAMEWORK_BSNVERSION</text:span></text:span></text:a></text:p>
              <text:p text:style-name="P113"><text:span text:style-name="T6">Framework launching property specifying whether multiple bundles having the same </text:span><text:a xlink:type="simple" xlink:href="#r66"><text:span text:style-name="Code2"><text:span text:style-name="T13">symbolic name</text:span></text:span></text:a><text:span text:style-name="Default_20_Paragraph_20_Font"><text:span text:style-name="T6"> and </text:span></text:span><text:a xlink:type="simple" xlink:href="#r54"><text:span text:style-name="Code2"><text:span text:style-name="T13">version</text:span></text:span></text:a><text:span text:style-name="Default_20_Paragraph_20_Font"><text:span text:style-name="T6"> may be installed.</text:span></text:span></text:p>
            </table:table-cell>
            <table:table-cell table:style-name="Table11.C3" office:value-type="string">
              <text:p text:style-name="P107"><text:span text:style-name="Page_20_Reference_20_Font"><text:span text:style-name="T5"><text:bookmark-ref text:reference-format="page" text:ref-name="r154">6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7"><text:span text:style-name="Code2"><text:span text:style-name="T15">FRAMEWORK_BSNVERSION_MANAGED</text:span></text:span></text:a></text:p>
              <text:p text:style-name="P111"><text:span text:style-name="T6">Specifies the framework must consult the </text:span><text:span text:style-name="Code2"><text:span text:style-name="T5">bundle collision hook</text:span></text:span><text:span text:style-name="Default_20_Paragraph_20_Font"><text:span text:style-name="T6"> services to determine if it will be an error to install a bundle or update a bundle to have the same symbolic name and version as another installed bundle.</text:span></text:span></text:p>
            </table:table-cell>
            <table:table-cell table:style-name="Table11.C3" office:value-type="string">
              <text:p text:style-name="P107"><text:span text:style-name="Page_20_Reference_20_Font"><text:span text:style-name="T5"><text:bookmark-ref text:reference-format="page" text:ref-name="r157">6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5"><text:span text:style-name="Code2"><text:span text:style-name="T15">FRAMEWORK_BSNVERSION_MULTIPLE</text:span></text:span></text:a></text:p>
              <text:p text:style-name="P112">Specifies the framework will allow multiple bundles to be installed having the same symbolic name and version.</text:p>
            </table:table-cell>
            <table:table-cell table:style-name="Table11.C3" office:value-type="string">
              <text:p text:style-name="P107"><text:span text:style-name="Page_20_Reference_20_Font"><text:span text:style-name="T5"><text:bookmark-ref text:reference-format="page" text:ref-name="r155">6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6"><text:span text:style-name="Code2"><text:span text:style-name="T15">FRAMEWORK_BSNVERSION_SINGLE</text:span></text:span></text:a></text:p>
              <text:p text:style-name="P112">Specifies the framework will only allow a single bundle to be installed for a given symbolic name and version.</text:p>
            </table:table-cell>
            <table:table-cell table:style-name="Table11.C3" office:value-type="string">
              <text:p text:style-name="P107"><text:span text:style-name="Page_20_Reference_20_Font"><text:span text:style-name="T5"><text:bookmark-ref text:reference-format="page" text:ref-name="r156">6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1"><text:span text:style-name="Code2"><text:span text:style-name="T15">FRAMEWORK_BUNDLE_PARENT</text:span></text:span></text:a></text:p>
              <text:p text:style-name="P112">Framework launching property specifying the parent class loader type for all bundle class loaders.</text:p>
            </table:table-cell>
            <table:table-cell table:style-name="Table11.C3" office:value-type="string">
              <text:p text:style-name="P107"><text:span text:style-name="Page_20_Reference_20_Font"><text:span text:style-name="T5"><text:bookmark-ref text:reference-format="page" text:ref-name="r121">5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4"><text:span text:style-name="Code2"><text:span text:style-name="T15">FRAMEWORK_BUNDLE_PARENT_APP</text:span></text:span></text:a></text:p>
              <text:p text:style-name="P112">Specifies to use the application class loader as the parent class loader for all bundle class loaders.</text:p>
            </table:table-cell>
            <table:table-cell table:style-name="Table11.C3" office:value-type="string">
              <text:p text:style-name="P107"><text:span text:style-name="Page_20_Reference_20_Font"><text:span text:style-name="T5"><text:bookmark-ref text:reference-format="page" text:ref-name="r124">5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2"><text:span text:style-name="Code2"><text:span text:style-name="T15">FRAMEWORK_BUNDLE_PARENT_BOOT</text:span></text:span></text:a></text:p>
              <text:p text:style-name="P112">Specifies to use of the boot class loader as the parent class loader for all bundle class loaders.</text:p>
            </table:table-cell>
            <table:table-cell table:style-name="Table11.C3" office:value-type="string">
              <text:p text:style-name="P107"><text:span text:style-name="Page_20_Reference_20_Font"><text:span text:style-name="T5"><text:bookmark-ref text:reference-format="page" text:ref-name="r122">5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3"><text:span text:style-name="Code2"><text:span text:style-name="T15">FRAMEWORK_BUNDLE_PARENT_EXT</text:span></text:span></text:a></text:p>
              <text:p text:style-name="P112">Specifies to use the extension class loader as the parent class loader for all bundle class loaders.</text:p>
            </table:table-cell>
            <table:table-cell table:style-name="Table11.C3" office:value-type="string">
              <text:p text:style-name="P107"><text:span text:style-name="Page_20_Reference_20_Font"><text:span text:style-name="T5"><text:bookmark-ref text:reference-format="page" text:ref-name="r123">5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5"><text:span text:style-name="Code2"><text:span text:style-name="T15">FRAMEWORK_BUNDLE_PARENT_FRAMEWORK</text:span></text:span></text:a></text:p>
              <text:p text:style-name="P112">Specifies to use the framework class loader as the parent class loader for all bundle class loaders.</text:p>
            </table:table-cell>
            <table:table-cell table:style-name="Table11.C3" office:value-type="string">
              <text:p text:style-name="P107"><text:span text:style-name="Page_20_Reference_20_Font"><text:span text:style-name="T5"><text:bookmark-ref text:reference-format="page" text:ref-name="r125">5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7"><text:span text:style-name="Code2"><text:span text:style-name="T15">FRAMEWORK_COMMAND_ABSPATH</text:span></text:span></text:a></text:p>
              <text:p text:style-name="P112">Specified the substitution string for the absolute path of a file.</text:p>
            </table:table-cell>
            <table:table-cell table:style-name="Table11.C3" office:value-type="string">
              <text:p text:style-name="P107"><text:span text:style-name="Page_20_Reference_20_Font"><text:span text:style-name="T5"><text:bookmark-ref text:reference-format="page" text:ref-name="r117">5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6"><text:span text:style-name="Code2"><text:span text:style-name="T15">FRAMEWORK_EXECPERMISSION</text:span></text:span></text:a></text:p>
              <text:p text:style-name="P112">Framework launching property specifying an optional OS specific command to set file permissions on extracted native code.</text:p>
            </table:table-cell>
            <table:table-cell table:style-name="Table11.C3" office:value-type="string">
              <text:p text:style-name="P107"><text:span text:style-name="Page_20_Reference_20_Font"><text:span text:style-name="T5"><text:bookmark-ref text:reference-format="page" text:ref-name="r116">5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2"><text:span text:style-name="Code2"><text:span text:style-name="T15">FRAMEWORK_EXECUTIONENVIRONMENT</text:span></text:span></text:a></text:p>
              <text:p text:style-name="P111"><text:span text:style-name="T7">Deprecated.</text:span><text:span text:style-name="T6"> </text:span><text:span text:style-name="T8">As of 1.6.</text:span></text:p>
            </table:table-cell>
            <table:table-cell table:style-name="Table11.C3" office:value-type="string">
              <text:p text:style-name="P107"><text:span text:style-name="Page_20_Reference_20_Font"><text:span text:style-name="T5"><text:bookmark-ref text:reference-format="page" text:ref-name="r102">4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8"><text:span text:style-name="Code2"><text:span text:style-name="T15">FRAMEWORK_LANGUAGE</text:span></text:span></text:a></text:p>
              <text:p text:style-name="P112">Framework launching property identifying the Framework implementation language (see ISO 639 for possible values).</text:p>
            </table:table-cell>
            <table:table-cell table:style-name="Table11.C3" office:value-type="string">
              <text:p text:style-name="P107"><text:span text:style-name="Page_20_Reference_20_Font"><text:span text:style-name="T5"><text:bookmark-ref text:reference-format="page" text:ref-name="r98">4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5"><text:span text:style-name="Code2"><text:span text:style-name="T15">FRAMEWORK_LIBRARY_EXTENSIONS</text:span></text:span></text:a></text:p>
              <text:p text:style-name="P112">Framework launching property specifying a comma separated list of additional library file extensions that must be used when a bundle's class loader is searching for native libraries.</text:p>
            </table:table-cell>
            <table:table-cell table:style-name="Table11.C3" office:value-type="string">
              <text:p text:style-name="P107"><text:span text:style-name="Page_20_Reference_20_Font"><text:span text:style-name="T5"><text:bookmark-ref text:reference-format="page" text:ref-name="r115">50</text:bookmark-ref></text:span></text:span></text:p>
            </table:table-cell>
          </table:table-row>
          <text:soft-page-break/>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9"><text:span text:style-name="Code2"><text:span text:style-name="T15">FRAMEWORK_OS_NAME</text:span></text:span></text:a></text:p>
              <text:p text:style-name="P112">Framework launching property identifying the Framework host-computer's operating system.</text:p>
            </table:table-cell>
            <table:table-cell table:style-name="Table11.C3" office:value-type="string">
              <text:p text:style-name="P107"><text:span text:style-name="Page_20_Reference_20_Font"><text:span text:style-name="T5"><text:bookmark-ref text:reference-format="page" text:ref-name="r99">4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0"><text:span text:style-name="Code2"><text:span text:style-name="T15">FRAMEWORK_OS_VERSION</text:span></text:span></text:a></text:p>
              <text:p text:style-name="P112">Framework launching property identifying the Framework host-computer's operating system version number.</text:p>
            </table:table-cell>
            <table:table-cell table:style-name="Table11.C3" office:value-type="string">
              <text:p text:style-name="P107"><text:span text:style-name="Page_20_Reference_20_Font"><text:span text:style-name="T5"><text:bookmark-ref text:reference-format="page" text:ref-name="r100">4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1"><text:span text:style-name="Code2"><text:span text:style-name="T15">FRAMEWORK_PROCESSOR</text:span></text:span></text:a></text:p>
              <text:p text:style-name="P112">Framework launching property identifying the Framework host-computer's processor name.</text:p>
            </table:table-cell>
            <table:table-cell table:style-name="Table11.C3" office:value-type="string">
              <text:p text:style-name="P107"><text:span text:style-name="Page_20_Reference_20_Font"><text:span text:style-name="T5"><text:bookmark-ref text:reference-format="page" text:ref-name="r101">4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0"><text:span text:style-name="Code2"><text:span text:style-name="T15">FRAMEWORK_SECURITY</text:span></text:span></text:a></text:p>
              <text:p text:style-name="P112">Framework launching property specifying the type of security manager the framework must use.</text:p>
            </table:table-cell>
            <table:table-cell table:style-name="Table11.C3" office:value-type="string">
              <text:p text:style-name="P107"><text:span text:style-name="Page_20_Reference_20_Font"><text:span text:style-name="T5"><text:bookmark-ref text:reference-format="page" text:ref-name="r110">4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1"><text:span text:style-name="Code2"><text:span text:style-name="T15">FRAMEWORK_SECURITY_OSGI</text:span></text:span></text:a></text:p>
              <text:p text:style-name="P112">Specifies that a security manager that supports all security aspects of the OSGi core specification including postponed conditions must be installed.</text:p>
            </table:table-cell>
            <table:table-cell table:style-name="Table11.C3" office:value-type="string">
              <text:p text:style-name="P107"><text:span text:style-name="Page_20_Reference_20_Font"><text:span text:style-name="T5"><text:bookmark-ref text:reference-format="page" text:ref-name="r111">5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2"><text:span text:style-name="Code2"><text:span text:style-name="T15">FRAMEWORK_STORAGE</text:span></text:span></text:a></text:p>
              <text:p text:style-name="P112">Framework launching property specifying the persistent storage area used by the framework.</text:p>
            </table:table-cell>
            <table:table-cell table:style-name="Table11.C3" office:value-type="string">
              <text:p text:style-name="P107"><text:span text:style-name="Page_20_Reference_20_Font"><text:span text:style-name="T5"><text:bookmark-ref text:reference-format="page" text:ref-name="r112">5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3"><text:span text:style-name="Code2"><text:span text:style-name="T15">FRAMEWORK_STORAGE_CLEAN</text:span></text:span></text:a></text:p>
              <text:p text:style-name="P112">Framework launching property specifying if and when the persistent storage area for the framework should be cleaned.</text:p>
            </table:table-cell>
            <table:table-cell table:style-name="Table11.C3" office:value-type="string">
              <text:p text:style-name="P107"><text:span text:style-name="Page_20_Reference_20_Font"><text:span text:style-name="T5"><text:bookmark-ref text:reference-format="page" text:ref-name="r113">5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4"><text:span text:style-name="Code2"><text:span text:style-name="T15">FRAMEWORK_STORAGE_CLEAN_ONFIRSTINIT</text:span></text:span></text:a></text:p>
              <text:p text:style-name="P112">Specifies that the framework storage area must be cleaned before the framework is initialized for the first time.</text:p>
            </table:table-cell>
            <table:table-cell table:style-name="Table11.C3" office:value-type="string">
              <text:p text:style-name="P107"><text:span text:style-name="Page_20_Reference_20_Font"><text:span text:style-name="T5"><text:bookmark-ref text:reference-format="page" text:ref-name="r114">5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2"><text:span text:style-name="Code2"><text:span text:style-name="T15">FRAMEWORK_SYSTEMCAPABILITIES</text:span></text:span></text:a></text:p>
              <text:p text:style-name="P112">Framework launching property identifying capabilities which the system bundle must provide.</text:p>
            </table:table-cell>
            <table:table-cell table:style-name="Table11.C3" office:value-type="string">
              <text:p text:style-name="P107"><text:span text:style-name="Page_20_Reference_20_Font"><text:span text:style-name="T5"><text:bookmark-ref text:reference-format="page" text:ref-name="r152">6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53"><text:span text:style-name="Code2"><text:span text:style-name="T15">FRAMEWORK_SYSTEMCAPABILITIES_EXTRA</text:span></text:span></text:a></text:p>
              <text:p text:style-name="P112">Framework launching property identifying extra capabilities which the system bundle must additionally provide.</text:p>
            </table:table-cell>
            <table:table-cell table:style-name="Table11.C3" office:value-type="string">
              <text:p text:style-name="P107"><text:span text:style-name="Page_20_Reference_20_Font"><text:span text:style-name="T5"><text:bookmark-ref text:reference-format="page" text:ref-name="r153">6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4"><text:span text:style-name="Code2"><text:span text:style-name="T15">FRAMEWORK_SYSTEMPACKAGES</text:span></text:span></text:a></text:p>
              <text:p text:style-name="P112">Framework launching property identifying packages which the system bundle must export.</text:p>
            </table:table-cell>
            <table:table-cell table:style-name="Table11.C3" office:value-type="string">
              <text:p text:style-name="P107"><text:span text:style-name="Page_20_Reference_20_Font"><text:span text:style-name="T5"><text:bookmark-ref text:reference-format="page" text:ref-name="r104">4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5"><text:span text:style-name="Code2"><text:span text:style-name="T15">FRAMEWORK_SYSTEMPACKAGES_EXTRA</text:span></text:span></text:a></text:p>
              <text:p text:style-name="P112">Framework launching property identifying extra packages which the system bundle must export from the current execution environment.</text:p>
            </table:table-cell>
            <table:table-cell table:style-name="Table11.C3" office:value-type="string">
              <text:p text:style-name="P107"><text:span text:style-name="Page_20_Reference_20_Font"><text:span text:style-name="T5"><text:bookmark-ref text:reference-format="page" text:ref-name="r105">4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8"><text:span text:style-name="Code2"><text:span text:style-name="T15">FRAMEWORK_TRUST_REPOSITORIES</text:span></text:span></text:a></text:p>
              <text:p text:style-name="P112">Framework launching property specifying the trust repositories used by the framework.</text:p>
            </table:table-cell>
            <table:table-cell table:style-name="Table11.C3" office:value-type="string">
              <text:p text:style-name="P107"><text:span text:style-name="Page_20_Reference_20_Font"><text:span text:style-name="T5"><text:bookmark-ref text:reference-format="page" text:ref-name="r118">5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6"><text:span text:style-name="Code2"><text:span text:style-name="T15">FRAMEWORK_UUID</text:span></text:span></text:a></text:p>
              <text:p text:style-name="P112">Framework environment property identifying the Framework's universally unique identifier (UUID).</text:p>
            </table:table-cell>
            <table:table-cell table:style-name="Table11.C3" office:value-type="string">
              <text:p text:style-name="P107"><text:span text:style-name="Page_20_Reference_20_Font"><text:span text:style-name="T5"><text:bookmark-ref text:reference-format="page" text:ref-name="r136">5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7"><text:span text:style-name="Code2"><text:span text:style-name="T15">FRAMEWORK_VENDOR</text:span></text:span></text:a></text:p>
              <text:p text:style-name="P112">Framework environment property identifying the Framework implementation vendor.</text:p>
            </table:table-cell>
            <table:table-cell table:style-name="Table11.C3" office:value-type="string">
              <text:p text:style-name="P107"><text:span text:style-name="Page_20_Reference_20_Font"><text:span text:style-name="T5"><text:bookmark-ref text:reference-format="page" text:ref-name="r97">4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6"><text:span text:style-name="Code2"><text:span text:style-name="T15">FRAMEWORK_VERSION</text:span></text:span></text:a></text:p>
              <text:p text:style-name="P112">Framework environment property identifying the Framework version.</text:p>
            </table:table-cell>
            <table:table-cell table:style-name="Table11.C3" office:value-type="string">
              <text:p text:style-name="P107"><text:span text:style-name="Page_20_Reference_20_Font"><text:span text:style-name="T5"><text:bookmark-ref text:reference-format="page" text:ref-name="r96">4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19"><text:span text:style-name="Code2"><text:span text:style-name="T15">FRAMEWORK_WINDOWSYSTEM</text:span></text:span></text:a></text:p>
              <text:p text:style-name="P112">Framework launching property specifying the current windowing system.</text:p>
            </table:table-cell>
            <table:table-cell table:style-name="Table11.C3" office:value-type="string">
              <text:p text:style-name="P107"><text:span text:style-name="Page_20_Reference_20_Font"><text:span text:style-name="T5"><text:bookmark-ref text:reference-format="page" text:ref-name="r119">5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0"><text:span text:style-name="Code2"><text:span text:style-name="T15">IMPORT_PACKAGE</text:span></text:span></text:a></text:p>
              <text:p text:style-name="P112">Manifest header identifying the packages on which the bundle depends.</text:p>
            </table:table-cell>
            <table:table-cell table:style-name="Table11.C3" office:value-type="string">
              <text:p text:style-name="P107"><text:span text:style-name="Page_20_Reference_20_Font"><text:span text:style-name="T5"><text:bookmark-ref text:reference-format="page" text:ref-name="r50">3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52"><text:span text:style-name="Code2"><text:span text:style-name="T15">IMPORT_SERVICE</text:span></text:span></text:a></text:p>
              <text:p text:style-name="P111"><text:span text:style-name="T7">Deprecated.</text:span><text:span text:style-name="T6"> </text:span><text:span text:style-name="T8">As of 1.2.</text:span></text:p>
            </table:table-cell>
            <table:table-cell table:style-name="Table11.C3" office:value-type="string">
              <text:p text:style-name="P107"><text:span text:style-name="Page_20_Reference_20_Font"><text:span text:style-name="T5"><text:bookmark-ref text:reference-format="page" text:ref-name="r52">3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5"><text:span text:style-name="Code2"><text:span text:style-name="T15">INCLUDE_DIRECTIVE</text:span></text:span></text:a></text:p>
              <text:p text:style-name="P112">Manifest header directive identifying a list of classes to include in the exported package.</text:p>
            </table:table-cell>
            <table:table-cell table:style-name="Table11.C3" office:value-type="string">
              <text:p text:style-name="P107"><text:span text:style-name="Page_20_Reference_20_Font"><text:span text:style-name="T5"><text:bookmark-ref text:reference-format="page" text:ref-name="r85">4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7"><text:span text:style-name="Code2"><text:span text:style-name="T15">MANDATORY_DIRECTIVE</text:span></text:span></text:a></text:p>
              <text:p text:style-name="P112">Manifest header directive identifying names of matching attributes which must be specified by matching Import-Package statements in the Export-Package manifest header.</text:p>
            </table:table-cell>
            <table:table-cell table:style-name="Table11.C3" office:value-type="string">
              <text:p text:style-name="P107"><text:span text:style-name="Page_20_Reference_20_Font"><text:span text:style-name="T5"><text:bookmark-ref text:reference-format="page" text:ref-name="r87">44</text:bookmark-ref></text:span></text:span></text:p>
            </table:table-cell>
          </table:table-row>
          <text:soft-page-break/>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6"><text:span text:style-name="Code2"><text:span text:style-name="T15">OBJECTCLASS</text:span></text:span></text:a></text:p>
              <text:p text:style-name="P112">Service property identifying all of the class names under which a service was registered in the Framework.</text:p>
            </table:table-cell>
            <table:table-cell table:style-name="Table11.C3" office:value-type="string">
              <text:p text:style-name="P107"><text:span text:style-name="Page_20_Reference_20_Font"><text:span text:style-name="T5"><text:bookmark-ref text:reference-format="page" text:ref-name="r126">5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0"><text:span text:style-name="Code2"><text:span text:style-name="T15">PACKAGE_SPECIFICATION_VERSION</text:span></text:span></text:a></text:p>
              <text:p text:style-name="P111"><text:span text:style-name="T7">Deprecated.</text:span><text:span text:style-name="T6"> </text:span><text:span text:style-name="T8">As of 1.3.</text:span></text:p>
            </table:table-cell>
            <table:table-cell table:style-name="Table11.C3" office:value-type="string">
              <text:p text:style-name="P107"><text:span text:style-name="Page_20_Reference_20_Font"><text:span text:style-name="T5"><text:bookmark-ref text:reference-format="page" text:ref-name="r60">3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6"><text:span text:style-name="Code2"><text:span text:style-name="T15">PROVIDE_CAPABILITY</text:span></text:span></text:a></text:p>
              <text:p text:style-name="P112">Manifest header identifying the capabilities that the bundle offers to provide to other bundles.</text:p>
            </table:table-cell>
            <table:table-cell table:style-name="Table11.C3" office:value-type="string">
              <text:p text:style-name="P107"><text:span text:style-name="Page_20_Reference_20_Font"><text:span text:style-name="T5"><text:bookmark-ref text:reference-format="page" text:ref-name="r146">5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7"><text:span text:style-name="Code2"><text:span text:style-name="T15">REMOTE_CONFIGS_SUPPORTED</text:span></text:span></text:a></text:p>
              <text:p text:style-name="P112">Service property identifying the configuration types supported by a distribution provider.</text:p>
            </table:table-cell>
            <table:table-cell table:style-name="Table11.C3" office:value-type="string">
              <text:p text:style-name="P107"><text:span text:style-name="Page_20_Reference_20_Font"><text:span text:style-name="T5"><text:bookmark-ref text:reference-format="page" text:ref-name="r137">5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8"><text:span text:style-name="Code2"><text:span text:style-name="T15">REMOTE_INTENTS_SUPPORTED</text:span></text:span></text:a></text:p>
              <text:p text:style-name="P112">Service property identifying the intents supported by a distribution provider.</text:p>
            </table:table-cell>
            <table:table-cell table:style-name="Table11.C3" office:value-type="string">
              <text:p text:style-name="P107"><text:span text:style-name="Page_20_Reference_20_Font"><text:span text:style-name="T5"><text:bookmark-ref text:reference-format="page" text:ref-name="r138">5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4"><text:span text:style-name="Code2"><text:span text:style-name="T15">REQUIRE_BUNDLE</text:span></text:span></text:a></text:p>
              <text:p text:style-name="P112">Manifest header identifying the symbolic names of other bundles required by the bundle.</text:p>
            </table:table-cell>
            <table:table-cell table:style-name="Table11.C3" office:value-type="string">
              <text:p text:style-name="P107"><text:span text:style-name="Page_20_Reference_20_Font"><text:span text:style-name="T5"><text:bookmark-ref text:reference-format="page" text:ref-name="r74">40</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7"><text:span text:style-name="Code2"><text:span text:style-name="T15">REQUIRE_CAPABILITY</text:span></text:span></text:a></text:p>
              <text:p text:style-name="P112">Manifest header identifying the capabilities on which the bundle depends.</text:p>
            </table:table-cell>
            <table:table-cell table:style-name="Table11.C3" office:value-type="string">
              <text:p text:style-name="P107"><text:span text:style-name="Page_20_Reference_20_Font"><text:span text:style-name="T5"><text:bookmark-ref text:reference-format="page" text:ref-name="r147">5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1"><text:span text:style-name="Code2"><text:span text:style-name="T15">RESOLUTION_DIRECTIVE</text:span></text:span></text:a></text:p>
              <text:p text:style-name="P112">Manifest header directive identifying the resolution type in the Import-Package, Require-Bundle or Require-Capability manifest header.</text:p>
            </table:table-cell>
            <table:table-cell table:style-name="Table11.C3" office:value-type="string">
              <text:p text:style-name="P107"><text:span text:style-name="Page_20_Reference_20_Font"><text:span text:style-name="T5"><text:bookmark-ref text:reference-format="page" text:ref-name="r81">4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2"><text:span text:style-name="Code2"><text:span text:style-name="T15">RESOLUTION_MANDATORY</text:span></text:span></text:a></text:p>
              <text:p text:style-name="P112">Manifest header directive value identifying a mandatory resolution type.</text:p>
            </table:table-cell>
            <table:table-cell table:style-name="Table11.C3" office:value-type="string">
              <text:p text:style-name="P107"><text:span text:style-name="Page_20_Reference_20_Font"><text:span text:style-name="T5"><text:bookmark-ref text:reference-format="page" text:ref-name="r82">4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3"><text:span text:style-name="Code2"><text:span text:style-name="T15">RESOLUTION_OPTIONAL</text:span></text:span></text:a></text:p>
              <text:p text:style-name="P112">Manifest header directive value identifying an optional resolution type.</text:p>
            </table:table-cell>
            <table:table-cell table:style-name="Table11.C3" office:value-type="string">
              <text:p text:style-name="P107"><text:span text:style-name="Page_20_Reference_20_Font"><text:span text:style-name="T5"><text:bookmark-ref text:reference-format="page" text:ref-name="r83">4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4"><text:span text:style-name="Code2"><text:span text:style-name="T15">SCOPE_BUNDLE</text:span></text:span></text:a></text:p>
              <text:p text:style-name="P112">Service scope is bundle.</text:p>
            </table:table-cell>
            <table:table-cell table:style-name="Table11.C3" office:value-type="string">
              <text:p text:style-name="P107"><text:span text:style-name="Page_20_Reference_20_Font"><text:span text:style-name="T5"><text:bookmark-ref text:reference-format="page" text:ref-name="r134">5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5"><text:span text:style-name="Code2"><text:span text:style-name="T15">SCOPE_PROTOTYPE</text:span></text:span></text:a></text:p>
              <text:p text:style-name="P112">Service scope is prototype.</text:p>
            </table:table-cell>
            <table:table-cell table:style-name="Table11.C3" office:value-type="string">
              <text:p text:style-name="P107"><text:span text:style-name="Page_20_Reference_20_Font"><text:span text:style-name="T5"><text:bookmark-ref text:reference-format="page" text:ref-name="r135">5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3"><text:span text:style-name="Code2"><text:span text:style-name="T15">SCOPE_SINGLETON</text:span></text:span></text:a></text:p>
              <text:p text:style-name="P112">Service scope is singleton.</text:p>
            </table:table-cell>
            <table:table-cell table:style-name="Table11.C3" office:value-type="string">
              <text:p text:style-name="P107"><text:span text:style-name="Page_20_Reference_20_Font"><text:span text:style-name="T5"><text:bookmark-ref text:reference-format="page" text:ref-name="r133">55</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7"><text:span text:style-name="Code2"><text:span text:style-name="T15">SELECTION_FILTER_ATTRIBUTE</text:span></text:span></text:a></text:p>
              <text:p text:style-name="P112">Manifest header attribute is used for selection by filtering based upon system properties.</text:p>
            </table:table-cell>
            <table:table-cell table:style-name="Table11.C3" office:value-type="string">
              <text:p text:style-name="P107"><text:span text:style-name="Page_20_Reference_20_Font"><text:span text:style-name="T5"><text:bookmark-ref text:reference-format="page" text:ref-name="r77">4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1"><text:span text:style-name="Code2"><text:span text:style-name="T15">SERVICE_DESCRIPTION</text:span></text:span></text:a></text:p>
              <text:p text:style-name="P112">Service property identifying a service's description.</text:p>
            </table:table-cell>
            <table:table-cell table:style-name="Table11.C3" office:value-type="string">
              <text:p text:style-name="P107"><text:span text:style-name="Page_20_Reference_20_Font"><text:span text:style-name="T5"><text:bookmark-ref text:reference-format="page" text:ref-name="r131">5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9"><text:span text:style-name="Code2"><text:span text:style-name="T15">SERVICE_EXPORTED_CONFIGS</text:span></text:span></text:a></text:p>
              <text:p text:style-name="P112">Service property identifying the configuration types that should be used to export the service.</text:p>
            </table:table-cell>
            <table:table-cell table:style-name="Table11.C3" office:value-type="string">
              <text:p text:style-name="P107"><text:span text:style-name="Page_20_Reference_20_Font"><text:span text:style-name="T5"><text:bookmark-ref text:reference-format="page" text:ref-name="r139">5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0"><text:span text:style-name="Code2"><text:span text:style-name="T15">SERVICE_EXPORTED_INTENTS</text:span></text:span></text:a></text:p>
              <text:p text:style-name="P112">Service property identifying the intents that the distribution provider must implement to distribute the service.</text:p>
            </table:table-cell>
            <table:table-cell table:style-name="Table11.C3" office:value-type="string">
              <text:p text:style-name="P107"><text:span text:style-name="Page_20_Reference_20_Font"><text:span text:style-name="T5"><text:bookmark-ref text:reference-format="page" text:ref-name="r140">56</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1"><text:span text:style-name="Code2"><text:span text:style-name="T15">SERVICE_EXPORTED_INTENTS_EXTRA</text:span></text:span></text:a></text:p>
              <text:p text:style-name="P112">Service property identifying the extra intents that the distribution provider must implement to distribute the service.</text:p>
            </table:table-cell>
            <table:table-cell table:style-name="Table11.C3" office:value-type="string">
              <text:p text:style-name="P107"><text:span text:style-name="Page_20_Reference_20_Font"><text:span text:style-name="T5"><text:bookmark-ref text:reference-format="page" text:ref-name="r141">5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2"><text:span text:style-name="Code2"><text:span text:style-name="T15">SERVICE_EXPORTED_INTERFACES</text:span></text:span></text:a></text:p>
              <text:p text:style-name="P112">Service property marking the service for export.</text:p>
            </table:table-cell>
            <table:table-cell table:style-name="Table11.C3" office:value-type="string">
              <text:p text:style-name="P107"><text:span text:style-name="Page_20_Reference_20_Font"><text:span text:style-name="T5"><text:bookmark-ref text:reference-format="page" text:ref-name="r142">5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7"><text:span text:style-name="Code2"><text:span text:style-name="T15">SERVICE_ID</text:span></text:span></text:a></text:p>
              <text:p text:style-name="P112">Service property identifying a service's registration number.</text:p>
            </table:table-cell>
            <table:table-cell table:style-name="Table11.C3" office:value-type="string">
              <text:p text:style-name="P107"><text:span text:style-name="Page_20_Reference_20_Font"><text:span text:style-name="T5"><text:bookmark-ref text:reference-format="page" text:ref-name="r127">5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3"><text:span text:style-name="Code2"><text:span text:style-name="T15">SERVICE_IMPORTED</text:span></text:span></text:a></text:p>
              <text:p text:style-name="P112">Service property identifying the service as imported.</text:p>
            </table:table-cell>
            <table:table-cell table:style-name="Table11.C3" office:value-type="string">
              <text:p text:style-name="P107"><text:span text:style-name="Page_20_Reference_20_Font"><text:span text:style-name="T5"><text:bookmark-ref text:reference-format="page" text:ref-name="r143">57</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4"><text:span text:style-name="Code2"><text:span text:style-name="T15">SERVICE_IMPORTED_CONFIGS</text:span></text:span></text:a></text:p>
              <text:p text:style-name="P112">Service property identifying the configuration types used to import the service.</text:p>
            </table:table-cell>
            <table:table-cell table:style-name="Table11.C3" office:value-type="string">
              <text:p text:style-name="P107"><text:span text:style-name="Page_20_Reference_20_Font"><text:span text:style-name="T5"><text:bookmark-ref text:reference-format="page" text:ref-name="r144">5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45"><text:span text:style-name="Code2"><text:span text:style-name="T15">SERVICE_INTENTS</text:span></text:span></text:a></text:p>
              <text:p text:style-name="P112">Service property identifying the intents that this service implement.</text:p>
            </table:table-cell>
            <table:table-cell table:style-name="Table11.C3" office:value-type="string">
              <text:p text:style-name="P107"><text:span text:style-name="Page_20_Reference_20_Font"><text:span text:style-name="T5"><text:bookmark-ref text:reference-format="page" text:ref-name="r145">5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8"><text:span text:style-name="Code2"><text:span text:style-name="T15">SERVICE_PID</text:span></text:span></text:a></text:p>
              <text:p text:style-name="P112">Service property identifying a service's persistent identifier.</text:p>
            </table:table-cell>
            <table:table-cell table:style-name="Table11.C3" office:value-type="string">
              <text:p text:style-name="P107"><text:span text:style-name="Page_20_Reference_20_Font"><text:span text:style-name="T5"><text:bookmark-ref text:reference-format="page" text:ref-name="r128">53</text:bookmark-ref></text:span></text:span></text:p>
            </table:table-cell>
          </table:table-row>
          <text:soft-page-break/>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29"><text:span text:style-name="Code2"><text:span text:style-name="T15">SERVICE_RANKING</text:span></text:span></text:a></text:p>
              <text:p text:style-name="P112">Service property identifying a service's ranking number.</text:p>
            </table:table-cell>
            <table:table-cell table:style-name="Table11.C3" office:value-type="string">
              <text:p text:style-name="P107"><text:span text:style-name="Page_20_Reference_20_Font"><text:span text:style-name="T5"><text:bookmark-ref text:reference-format="page" text:ref-name="r129">5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2"><text:span text:style-name="Code2"><text:span text:style-name="T15">SERVICE_SCOPE</text:span></text:span></text:a></text:p>
              <text:p text:style-name="P112">Service property identifying a service's scope.</text:p>
            </table:table-cell>
            <table:table-cell table:style-name="Table11.C3" office:value-type="string">
              <text:p text:style-name="P107"><text:span text:style-name="Page_20_Reference_20_Font"><text:span text:style-name="T5"><text:bookmark-ref text:reference-format="page" text:ref-name="r132">5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30"><text:span text:style-name="Code2"><text:span text:style-name="T15">SERVICE_VENDOR</text:span></text:span></text:a></text:p>
              <text:p text:style-name="P112">Service property identifying a service's vendor.</text:p>
            </table:table-cell>
            <table:table-cell table:style-name="Table11.C3" office:value-type="string">
              <text:p text:style-name="P107"><text:span text:style-name="Page_20_Reference_20_Font"><text:span text:style-name="T5"><text:bookmark-ref text:reference-format="page" text:ref-name="r130">5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67"><text:span text:style-name="Code2"><text:span text:style-name="T15">SINGLETON_DIRECTIVE</text:span></text:span></text:a></text:p>
              <text:p text:style-name="P112">Manifest header directive identifying whether a bundle is a singleton.</text:p>
            </table:table-cell>
            <table:table-cell table:style-name="Table11.C3" office:value-type="string">
              <text:p text:style-name="P107"><text:span text:style-name="Page_20_Reference_20_Font"><text:span text:style-name="T5"><text:bookmark-ref text:reference-format="page" text:ref-name="r67">3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7"><text:span text:style-name="Code2"><text:span text:style-name="T15">SUPPORTS_BOOTCLASSPATH_EXTENSION</text:span></text:span></text:a></text:p>
              <text:p text:style-name="P112">Framework environment property identifying whether the Framework supports bootclasspath extension bundles.</text:p>
            </table:table-cell>
            <table:table-cell table:style-name="Table11.C3" office:value-type="string">
              <text:p text:style-name="P107"><text:span text:style-name="Page_20_Reference_20_Font"><text:span text:style-name="T5"><text:bookmark-ref text:reference-format="page" text:ref-name="r107">4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6"><text:span text:style-name="Code2"><text:span text:style-name="T15">SUPPORTS_FRAMEWORK_EXTENSION</text:span></text:span></text:a></text:p>
              <text:p text:style-name="P112">Framework environment property identifying whether the Framework supports framework extension bundles.</text:p>
            </table:table-cell>
            <table:table-cell table:style-name="Table11.C3" office:value-type="string">
              <text:p text:style-name="P107"><text:span text:style-name="Page_20_Reference_20_Font"><text:span text:style-name="T5"><text:bookmark-ref text:reference-format="page" text:ref-name="r106">48</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8"><text:span text:style-name="Code2"><text:span text:style-name="T15">SUPPORTS_FRAMEWORK_FRAGMENT</text:span></text:span></text:a></text:p>
              <text:p text:style-name="P112">Framework environment property identifying whether the Framework supports fragment bundles.</text:p>
            </table:table-cell>
            <table:table-cell table:style-name="Table11.C3" office:value-type="string">
              <text:p text:style-name="P107"><text:span text:style-name="Page_20_Reference_20_Font"><text:span text:style-name="T5"><text:bookmark-ref text:reference-format="page" text:ref-name="r108">49</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109"><text:span text:style-name="Code2"><text:span text:style-name="T15">SUPPORTS_FRAMEWORK_REQUIREBUNDLE</text:span></text:span></text:a></text:p>
              <text:p text:style-name="P113"><text:span text:style-name="T6">Framework environment property identifying whether the Framework supports the </text:span><text:a xlink:type="simple" xlink:href="#r74"><text:span text:style-name="Code2"><text:span text:style-name="T13">Require-Bundle</text:span></text:span></text:a><text:span text:style-name="Default_20_Paragraph_20_Font"><text:span text:style-name="T6"> manifest header.</text:span></text:span></text:p>
            </table:table-cell>
            <table:table-cell table:style-name="Table11.C3" office:value-type="string">
              <text:p text:style-name="P107"><text:span text:style-name="Page_20_Reference_20_Font"><text:span text:style-name="T5"><text:bookmark-ref text:reference-format="page" text:ref-name="r109">49</text:bookmark-ref></text:span></text:span></text:p>
            </table:table-cell>
          </table:table-row>
          <table:table-row table:style-name="Table11.1">
            <table:table-cell table:style-name="Table11.A3" office:value-type="string">
              <text:p text:style-name="P106"><text:span text:style-name="Code_20_Small1"><text:span text:style-name="T5">long</text:span></text:span></text:p>
            </table:table-cell>
            <table:table-cell table:style-name="Table11.A3" office:value-type="string">
              <text:p text:style-name="P110"><text:a xlink:type="simple" xlink:href="#r41"><text:span text:style-name="Code2"><text:span text:style-name="T15">SYSTEM_BUNDLE_ID</text:span></text:span></text:a></text:p>
              <text:p text:style-name="P111"><text:span text:style-name="T6">Identifier of the OSGi </text:span><text:span text:style-name="T8">system bundle </text:span><text:span text:style-name="T6">, which is defined to be </text:span><text:span text:style-name="Code2"><text:span text:style-name="T5">0</text:span></text:span><text:span text:style-name="Default_20_Paragraph_20_Font"><text:span text:style-name="T6">.</text:span></text:span></text:p>
            </table:table-cell>
            <table:table-cell table:style-name="Table11.C3" office:value-type="string">
              <text:p text:style-name="P107"><text:span text:style-name="Page_20_Reference_20_Font"><text:span text:style-name="T5"><text:bookmark-ref text:reference-format="page" text:ref-name="r41">3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39"><text:span text:style-name="Code2"><text:span text:style-name="T15">SYSTEM_BUNDLE_LOCATION</text:span></text:span></text:a></text:p>
              <text:p text:style-name="P111"><text:span text:style-name="T6">Location identifier of the OSGi </text:span><text:span text:style-name="T8">system bundle </text:span><text:span text:style-name="T6">, which is defined to be "System Bundle".</text:span></text:p>
            </table:table-cell>
            <table:table-cell table:style-name="Table11.C3" office:value-type="string">
              <text:p text:style-name="P107"><text:span text:style-name="Page_20_Reference_20_Font"><text:span text:style-name="T5"><text:bookmark-ref text:reference-format="page" text:ref-name="r39">3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40"><text:span text:style-name="Code2"><text:span text:style-name="T15">SYSTEM_BUNDLE_SYMBOLICNAME</text:span></text:span></text:a></text:p>
              <text:p text:style-name="P111"><text:span text:style-name="T6">Alias for the symbolic name of the OSGi </text:span><text:span text:style-name="T8">system bundle </text:span><text:span text:style-name="T6">.</text:span></text:p>
            </table:table-cell>
            <table:table-cell table:style-name="Table11.C3" office:value-type="string">
              <text:p text:style-name="P107"><text:span text:style-name="Page_20_Reference_20_Font"><text:span text:style-name="T5"><text:bookmark-ref text:reference-format="page" text:ref-name="r40">32</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4"><text:span text:style-name="Code2"><text:span text:style-name="T15">USES_DIRECTIVE</text:span></text:span></text:a></text:p>
              <text:p text:style-name="P112">Manifest header directive identifying a list of packages that an exported package or provided capability uses.</text:p>
            </table:table-cell>
            <table:table-cell table:style-name="Table11.C3" office:value-type="string">
              <text:p text:style-name="P107"><text:span text:style-name="Page_20_Reference_20_Font"><text:span text:style-name="T5"><text:bookmark-ref text:reference-format="page" text:ref-name="r84">43</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79"><text:span text:style-name="Code2"><text:span text:style-name="T15">VERSION_ATTRIBUTE</text:span></text:span></text:a></text:p>
              <text:p text:style-name="P112">Manifest header attribute identifying the version of a package specified in the Export-Package or Import-Package manifest header.</text:p>
            </table:table-cell>
            <table:table-cell table:style-name="Table11.C3" office:value-type="string">
              <text:p text:style-name="P107"><text:span text:style-name="Page_20_Reference_20_Font"><text:span text:style-name="T5"><text:bookmark-ref text:reference-format="page" text:ref-name="r79">41</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8"><text:span text:style-name="Code2"><text:span text:style-name="T15">VISIBILITY_DIRECTIVE</text:span></text:span></text:a></text:p>
              <text:p text:style-name="P112">Manifest header directive identifying the visibility of a required bundle in the Require-Bundle manifest header.</text:p>
            </table:table-cell>
            <table:table-cell table:style-name="Table11.C3" office:value-type="string">
              <text:p text:style-name="P107"><text:span text:style-name="Page_20_Reference_20_Font"><text:span text:style-name="T5"><text:bookmark-ref text:reference-format="page" text:ref-name="r88">4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89"><text:span text:style-name="Code2"><text:span text:style-name="T15">VISIBILITY_PRIVATE</text:span></text:span></text:a></text:p>
              <text:p text:style-name="P112">Manifest header directive value identifying a private visibility type.</text:p>
            </table:table-cell>
            <table:table-cell table:style-name="Table11.C3" office:value-type="string">
              <text:p text:style-name="P107"><text:span text:style-name="Page_20_Reference_20_Font"><text:span text:style-name="T5"><text:bookmark-ref text:reference-format="page" text:ref-name="r89">44</text:bookmark-ref></text:span></text:span></text:p>
            </table:table-cell>
          </table:table-row>
          <table:table-row table:style-name="Table11.1">
            <table:table-cell table:style-name="Table11.A3" office:value-type="string">
              <text:p text:style-name="P106"><text:span text:style-name="Code_20_Small1"><text:span text:style-name="T5">String</text:span></text:span></text:p>
            </table:table-cell>
            <table:table-cell table:style-name="Table11.A3" office:value-type="string">
              <text:p text:style-name="P110"><text:a xlink:type="simple" xlink:href="#r90"><text:span text:style-name="Code2"><text:span text:style-name="T15">VISIBILITY_REEXPORT</text:span></text:span></text:a></text:p>
              <text:p text:style-name="P112">Manifest header directive value identifying a reexport visibility type.</text:p>
            </table:table-cell>
            <table:table-cell table:style-name="Table11.C3" office:value-type="string">
              <text:p text:style-name="P107"><text:span text:style-name="Page_20_Reference_20_Font"><text:span text:style-name="T5"><text:bookmark-ref text:reference-format="page" text:ref-name="r90">45</text:bookmark-ref></text:span></text:span></text:p>
            </table:table-cell>
          </table:table-row>
        </table:table>
        <text:p text:style-name="P127">Field Detail</text:p>
        <text:p text:style-name="P126"><text:bookmark text:name="r39"/>SYSTEM_BUNDLE_LOCATION</text:p>
        <text:p text:style-name="P63"><text:span text:style-name="Code2">public static final String </text:span><text:span text:style-name="Code2"><text:span text:style-name="T23">SYSTEM_BUNDLE_LOCATION</text:span></text:span><text:span text:style-name="Code2"> = "System Bundle"</text:span></text:p>
        <text:p text:style-name="P85"><text:span text:style-name="T26">Location identifier of the OSGi </text:span><text:span text:style-name="T27">system bundle </text:span><text:span text:style-name="T26">, which is defined to be "System Bundle".</text:span></text:p>
        <text:p text:style-name="P119"/>
        <text:p text:style-name="P125"><text:bookmark text:name="r40"/>SYSTEM_BUNDLE_SYMBOLICNAME</text:p>
        <text:p text:style-name="P63"><text:span text:style-name="Code2">public static final String </text:span><text:span text:style-name="Code2"><text:span text:style-name="T23">SYSTEM_BUNDLE_SYMBOLICNAME</text:span></text:span><text:span text:style-name="Code2"> = "system.bundle"</text:span></text:p>
        <text:p text:style-name="P85"><text:span text:style-name="T26">Alias for the symbolic name of the OSGi </text:span><text:span text:style-name="T27">system bundle </text:span><text:span text:style-name="T26">. It is defined to be "system.bundle".</text:span></text:p>
        <text:p text:style-name="P95"><text:soft-page-break/>Since:</text:p>
        <text:p text:style-name="P115">1.3</text:p>
        <text:p text:style-name="P117"/>
        <text:p text:style-name="P125"><text:bookmark text:name="r41"/>SYSTEM_BUNDLE_ID</text:p>
        <text:p text:style-name="P63"><text:span text:style-name="Code2">public static final long </text:span><text:span text:style-name="Code2"><text:span text:style-name="T23">SYSTEM_BUNDLE_ID</text:span></text:span><text:span text:style-name="Code2"> = 0L</text:span></text:p>
        <text:p text:style-name="P85"><text:span text:style-name="T26">Identifier of the OSGi </text:span><text:span text:style-name="T27">system bundle </text:span><text:span text:style-name="T26">, which is defined to be </text:span><text:span text:style-name="Code2">0</text:span><text:span text:style-name="Default_20_Paragraph_20_Font"><text:span text:style-name="T26">.</text:span></text:span></text:p>
        <text:p text:style-name="P95">Since:</text:p>
        <text:p text:style-name="P115">1.8</text:p>
        <text:p text:style-name="P117"/>
        <text:p text:style-name="P125"><text:bookmark text:name="r42"/>BUNDLE_CATEGORY</text:p>
        <text:p text:style-name="P63"><text:span text:style-name="Code2">public static final String </text:span><text:span text:style-name="Code2"><text:span text:style-name="T23">BUNDLE_CATEGORY</text:span></text:span><text:span text:style-name="Code2"> = "Bundle-Category"</text:span></text:p>
        <text:p text:style-name="P92">Manifest header identifying the bundle's category.</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43"/>BUNDLE_CLASSPATH</text:p>
        <text:p text:style-name="P63"><text:span text:style-name="Code2">public static final String </text:span><text:span text:style-name="Code2"><text:span text:style-name="T23">BUNDLE_CLASSPATH</text:span></text:span><text:span text:style-name="Code2"> = "Bundle-ClassPath"</text:span></text:p>
        <text:p text:style-name="P92">Manifest header identifying a list of directories and embedded JAR files, which are bundle resources used to extend the bundle's classpath.</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44"/>BUNDLE_COPYRIGHT</text:p>
        <text:p text:style-name="P63"><text:span text:style-name="Code2">public static final String </text:span><text:span text:style-name="Code2"><text:span text:style-name="T23">BUNDLE_COPYRIGHT</text:span></text:span><text:span text:style-name="Code2"> = "Bundle-Copyright"</text:span></text:p>
        <text:p text:style-name="P92">Manifest header identifying the bundle's copyright information.</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45"/>BUNDLE_DESCRIPTION</text:p>
        <text:p text:style-name="P63"><text:span text:style-name="Code2">public static final String </text:span><text:span text:style-name="Code2"><text:span text:style-name="T23">BUNDLE_DESCRIPTION</text:span></text:span><text:span text:style-name="Code2"> = "Bundle-Description"</text:span></text:p>
        <text:p text:style-name="P92">Manifest header containing a brief description of the bundle's functionality.</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46"/>BUNDLE_NAME</text:p>
        <text:p text:style-name="P63"><text:span text:style-name="Code2">public static final String </text:span><text:span text:style-name="Code2"><text:span text:style-name="T23">BUNDLE_NAME</text:span></text:span><text:span text:style-name="Code2"> = "Bundle-Name"</text:span></text:p>
        <text:p text:style-name="P92"><text:soft-page-break/>Manifest header identifying the bundle's name.</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47"/>BUNDLE_NATIVECODE</text:p>
        <text:p text:style-name="P63"><text:span text:style-name="Code2">public static final String </text:span><text:span text:style-name="Code2"><text:span text:style-name="T23">BUNDLE_NATIVECODE</text:span></text:span><text:span text:style-name="Code2"> = "Bundle-NativeCode"</text:span></text:p>
        <text:p text:style-name="P92">Manifest header identifying a number of hardware environments and the native language code libraries that the bundle is carrying for each of these environments.</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48"/>EXPORT_PACKAGE</text:p>
        <text:p text:style-name="P63"><text:span text:style-name="Code2">public static final String </text:span><text:span text:style-name="Code2"><text:span text:style-name="T23">EXPORT_PACKAGE</text:span></text:span><text:span text:style-name="Code2"> = "Export-Package"</text:span></text:p>
        <text:p text:style-name="P92">Manifest header identifying the packages that the bundle offers to the Framework for export.</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49"/>EXPORT_SERVICE</text:p>
        <text:p text:style-name="P63"><text:span text:style-name="Code2">public static final String </text:span><text:span text:style-name="Code2"><text:span text:style-name="T23">EXPORT_SERVICE</text:span></text:span><text:span text:style-name="Code2"> = "Export-Service"</text:span></text:p>
        <text:p text:style-name="P87">Deprecated.</text:p>
        <text:p text:style-name="P92">Manifest header identifying the fully qualified class names of the services that the bundle may register (used for informational purposes only).</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0"/>IMPORT_PACKAGE</text:p>
        <text:p text:style-name="P63"><text:span text:style-name="Code2">public static final String </text:span><text:span text:style-name="Code2"><text:span text:style-name="T23">IMPORT_PACKAGE</text:span></text:span><text:span text:style-name="Code2"> = "Import-Package"</text:span></text:p>
        <text:p text:style-name="P92">Manifest header identifying the packages on which the bundle depends.</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1"/>DYNAMICIMPORT_PACKAGE</text:p>
        <text:p text:style-name="P63"><text:span text:style-name="Code2">public static final String </text:span><text:span text:style-name="Code2"><text:span text:style-name="T23">DYNAMICIMPORT_PACKAGE</text:span></text:span><text:span text:style-name="Code2"> = "DynamicImport-Package"</text:span></text:p>
        <text:p text:style-name="P92">Manifest header identifying the packages that the bundle may dynamically import during execution.</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text:soft-page-break/>Since:</text:p>
        <text:p text:style-name="P115">1.2</text:p>
        <text:p text:style-name="P117"/>
        <text:p text:style-name="P125"><text:bookmark text:name="r52"/>IMPORT_SERVICE</text:p>
        <text:p text:style-name="P63"><text:span text:style-name="Code2">public static final String </text:span><text:span text:style-name="Code2"><text:span text:style-name="T23">IMPORT_SERVICE</text:span></text:span><text:span text:style-name="Code2"> = "Import-Service"</text:span></text:p>
        <text:p text:style-name="P87">Deprecated.</text:p>
        <text:p text:style-name="P92">Manifest header identifying the fully qualified class names of the services that the bundle requires (used for informational purposes only).</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3"/>BUNDLE_VENDOR</text:p>
        <text:p text:style-name="P63"><text:span text:style-name="Code2">public static final String </text:span><text:span text:style-name="Code2"><text:span text:style-name="T23">BUNDLE_VENDOR</text:span></text:span><text:span text:style-name="Code2"> = "Bundle-Vendor"</text:span></text:p>
        <text:p text:style-name="P92">Manifest header identifying the bundle's vendor.</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4"/>BUNDLE_VERSION</text:p>
        <text:p text:style-name="P63"><text:span text:style-name="Code2">public static final String </text:span><text:span text:style-name="Code2"><text:span text:style-name="T23">BUNDLE_VERSION</text:span></text:span><text:span text:style-name="Code2"> = "Bundle-Version"</text:span></text:p>
        <text:p text:style-name="P92">Manifest header identifying the bundle's version.</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5"/>BUNDLE_DOCURL</text:p>
        <text:p text:style-name="P63"><text:span text:style-name="Code2">public static final String </text:span><text:span text:style-name="Code2"><text:span text:style-name="T23">BUNDLE_DOCURL</text:span></text:span><text:span text:style-name="Code2"> = "Bundle-DocURL"</text:span></text:p>
        <text:p text:style-name="P92">Manifest header identifying the bundle's documentation URL, from which further information about the bundle may be obtained.</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6"/>BUNDLE_CONTACTADDRESS</text:p>
        <text:p text:style-name="P63"><text:span text:style-name="Code2">public static final String </text:span><text:span text:style-name="Code2"><text:span text:style-name="T23">BUNDLE_CONTACTADDRESS</text:span></text:span><text:span text:style-name="Code2"> = "Bundle-ContactAddress"</text:span></text:p>
        <text:p text:style-name="P92">Manifest header identifying the contact address where problems with the bundle may be reported; for example, an email address.</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7"/><text:soft-page-break/>BUNDLE_ACTIVATOR</text:p>
        <text:p text:style-name="P63"><text:span text:style-name="Code2">public static final String </text:span><text:span text:style-name="Code2"><text:span text:style-name="T23">BUNDLE_ACTIVATOR</text:span></text:span><text:span text:style-name="Code2"> = "Bundle-Activator"</text:span></text:p>
        <text:p text:style-name="P92">Manifest header identifying the bundle's activator class.</text:p>
        <text:p text:style-name="P91"><text:span text:style-name="T26">If present, this header specifies the name of the bundle resource class that implements the </text:span><text:span text:style-name="Code2">BundleActivator</text:span><text:span text:style-name="Default_20_Paragraph_20_Font"><text:span text:style-name="T26"> interface and whose </text:span></text:span><text:span text:style-name="Code2">start</text:span><text:span text:style-name="Default_20_Paragraph_20_Font"><text:span text:style-name="T26"> and </text:span></text:span><text:span text:style-name="Code2">stop</text:span><text:span text:style-name="Default_20_Paragraph_20_Font"><text:span text:style-name="T26"> methods are called by the Framework when the bundle is started and stopped, respectively.</text:span></text:span></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58"/>EXTENSION_BUNDLE_ACTIVATOR</text:p>
        <text:p text:style-name="P63"><text:span text:style-name="Code2">public static final String </text:span><text:span text:style-name="Code2"><text:span text:style-name="T23">EXTENSION_BUNDLE_ACTIVATOR</text:span></text:span><text:span text:style-name="Code2"> = "ExtensionBundle-Activator"</text:span></text:p>
        <text:p text:style-name="P92">Manifest header identifying the extension bundle's activator class.</text:p>
        <text:p text:style-name="P85"><text:span text:style-name="T26">If present, this header specifies the name of the extension bundle resource class that implements the </text:span><text:span text:style-name="Code2">BundleActivator</text:span><text:span text:style-name="Default_20_Paragraph_20_Font"><text:span text:style-name="T26"> interface and whose </text:span></text:span><text:span text:style-name="Code2">start</text:span><text:span text:style-name="Default_20_Paragraph_20_Font"><text:span text:style-name="T26"> and </text:span></text:span><text:span text:style-name="Code2">stop</text:span><text:span text:style-name="Default_20_Paragraph_20_Font"><text:span text:style-name="T26"> methods are called by the Framework when the Framework is initialized and shutdown, respectively.</text:span></text:span></text:p>
        <text:p text:style-name="P95">Since:</text:p>
        <text:p text:style-name="P115">1.8</text:p>
        <text:p text:style-name="P117"/>
        <text:p text:style-name="P125"><text:bookmark text:name="r59"/>BUNDLE_UPDATELOCATION</text:p>
        <text:p text:style-name="P63"><text:span text:style-name="Code2">public static final String </text:span><text:span text:style-name="Code2"><text:span text:style-name="T23">BUNDLE_UPDATELOCATION</text:span></text:span><text:span text:style-name="Code2"> = "Bundle-UpdateLocation"</text:span></text:p>
        <text:p text:style-name="P92">Manifest header identifying the location from which a new bundle version is obtained during a bundle update operation.</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19"/>
        <text:p text:style-name="P125"><text:bookmark text:name="r60"/>PACKAGE_SPECIFICATION_VERSION</text:p>
        <text:p text:style-name="P63"><text:span text:style-name="Code2">public static final String </text:span><text:span text:style-name="Code2"><text:span text:style-name="T23">PACKAGE_SPECIFICATION_VERSION</text:span></text:span><text:span text:style-name="Code2"> = "specification-version"</text:span></text:p>
        <text:p text:style-name="P87">Deprecated.</text:p>
        <text:p text:style-name="P86">Manifest header attribute identifying the version of a package specified in the Export-Package or Import-Package manifest header.</text:p>
        <text:p text:style-name="P119"/>
        <text:p text:style-name="P125"><text:bookmark text:name="r61"/>BUNDLE_NATIVECODE_PROCESSOR</text:p>
        <text:p text:style-name="P63"><text:span text:style-name="Code2">public static final String </text:span><text:span text:style-name="Code2"><text:span text:style-name="T23">BUNDLE_NATIVECODE_PROCESSOR</text:span></text:span><text:span text:style-name="Code2"> = "processor"</text:span></text:p>
        <text:p text:style-name="P92">Manifest header attribute identifying the processor required to run native bundle code specified in the Bundle-NativeCode manifest header).</text:p>
        <text:p text:style-name="P92">The attribute value is encoded in the Bundle-NativeCode manifest header like:</text:p>
        <text:p text:style-name="P88">     Bundle-NativeCode: http.so ; processor=x86 ...</text:p>
        <text:p text:style-name="P95"><text:soft-page-break/>See Also:</text:p>
        <text:p text:style-name="P114"><text:a xlink:type="simple" xlink:href="#r47"><text:span text:style-name="Code2"><text:span text:style-name="T13">BUNDLE_NATIVECODE</text:span></text:span></text:a></text:p>
        <text:p text:style-name="P117"/>
        <text:p text:style-name="P125"><text:bookmark text:name="r62"/>BUNDLE_NATIVECODE_OSNAME</text:p>
        <text:p text:style-name="P63"><text:span text:style-name="Code2">public static final String </text:span><text:span text:style-name="Code2"><text:span text:style-name="T23">BUNDLE_NATIVECODE_OSNAME</text:span></text:span><text:span text:style-name="Code2"> = "osname"</text:span></text:p>
        <text:p text:style-name="P92">Manifest header attribute identifying the operating system required to run native bundle code specified in the Bundle-NativeCode manifest header).</text:p>
        <text:p text:style-name="P92">The attribute value is encoded in the Bundle-NativeCode manifest header like:</text:p>
        <text:p text:style-name="P88">     Bundle-NativeCode: http.so ; osname=Linux ...</text:p>
        <text:p text:style-name="P95">See Also:</text:p>
        <text:p text:style-name="P114"><text:a xlink:type="simple" xlink:href="#r47"><text:span text:style-name="Code2"><text:span text:style-name="T13">BUNDLE_NATIVECODE</text:span></text:span></text:a></text:p>
        <text:p text:style-name="P117"/>
        <text:p text:style-name="P125"><text:bookmark text:name="r63"/>BUNDLE_NATIVECODE_OSVERSION</text:p>
        <text:p text:style-name="P63"><text:span text:style-name="Code2">public static final String </text:span><text:span text:style-name="Code2"><text:span text:style-name="T23">BUNDLE_NATIVECODE_OSVERSION</text:span></text:span><text:span text:style-name="Code2"> = "osversion"</text:span></text:p>
        <text:p text:style-name="P92">Manifest header attribute identifying the operating system version required to run native bundle code specified in the Bundle-NativeCode manifest header).</text:p>
        <text:p text:style-name="P92">The attribute value is encoded in the Bundle-NativeCode manifest header like:</text:p>
        <text:p text:style-name="P88">     Bundle-NativeCode: http.so ; osversion="2.34" ...</text:p>
        <text:p text:style-name="P95">See Also:</text:p>
        <text:p text:style-name="P114"><text:a xlink:type="simple" xlink:href="#r47"><text:span text:style-name="Code2"><text:span text:style-name="T13">BUNDLE_NATIVECODE</text:span></text:span></text:a></text:p>
        <text:p text:style-name="P117"/>
        <text:p text:style-name="P125"><text:bookmark text:name="r64"/>BUNDLE_NATIVECODE_LANGUAGE</text:p>
        <text:p text:style-name="P63"><text:span text:style-name="Code2">public static final String </text:span><text:span text:style-name="Code2"><text:span text:style-name="T23">BUNDLE_NATIVECODE_LANGUAGE</text:span></text:span><text:span text:style-name="Code2"> = "language"</text:span></text:p>
        <text:p text:style-name="P92">Manifest header attribute identifying the language in which the native bundle code is written specified in the Bundle-NativeCode manifest header. See ISO 639 for possible values.</text:p>
        <text:p text:style-name="P92">The attribute value is encoded in the Bundle-NativeCode manifest header like:</text:p>
        <text:p text:style-name="P88">     Bundle-NativeCode: http.so ; language=nl_be ...</text:p>
        <text:p text:style-name="P95">See Also:</text:p>
        <text:p text:style-name="P114"><text:a xlink:type="simple" xlink:href="#r47"><text:span text:style-name="Code2"><text:span text:style-name="T13">BUNDLE_NATIVECODE</text:span></text:span></text:a></text:p>
        <text:p text:style-name="P117"/>
        <text:p text:style-name="P125"><text:bookmark text:name="r65"/>BUNDLE_REQUIREDEXECUTIONENVIRONMENT</text:p>
        <text:p text:style-name="P63"><text:span text:style-name="Code2">public static final String </text:span><text:span text:style-name="Code2"><text:span text:style-name="T23">BUNDLE_REQUIREDEXECUTIONENVIRONMENT</text:span></text:span><text:span text:style-name="Code2"> = "Bundle-RequiredExecutionEnvironment"</text:span></text:p>
        <text:p text:style-name="P87">Deprecated.</text:p>
        <text:p text:style-name="P92">Manifest header identifying the required execution environment for the bundle. The service platform may run this bundle if any of the execution environments named in this header matches one of the execution environments it implements.</text:p>
        <text:p text:style-name="P85"><text:soft-page-break/><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2</text:p>
        <text:p text:style-name="P117"/>
        <text:p text:style-name="P125"><text:bookmark text:name="r66"/>BUNDLE_SYMBOLICNAME</text:p>
        <text:p text:style-name="P63"><text:span text:style-name="Code2">public static final String </text:span><text:span text:style-name="Code2"><text:span text:style-name="T23">BUNDLE_SYMBOLICNAME</text:span></text:span><text:span text:style-name="Code2"> = "Bundle-SymbolicName"</text:span></text:p>
        <text:p text:style-name="P92">Manifest header identifying the bundle's symbolic name.</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3</text:p>
        <text:p text:style-name="P117"/>
        <text:p text:style-name="P125"><text:bookmark text:name="r67"/>SINGLETON_DIRECTIVE</text:p>
        <text:p text:style-name="P63"><text:span text:style-name="Code2">public static final String </text:span><text:span text:style-name="Code2"><text:span text:style-name="T23">SINGLETON_DIRECTIVE</text:span></text:span><text:span text:style-name="Code2"> = "singleton"</text:span></text:p>
        <text:p text:style-name="P91"><text:span text:style-name="T26">Manifest header directive identifying whether a bundle is a singleton. The default value is </text:span><text:span text:style-name="Code2">false</text:span><text:span text:style-name="Default_20_Paragraph_20_Font"><text:span text:style-name="T26">.</text:span></text:span></text:p>
        <text:p text:style-name="P92">The directive value is encoded in the Bundle-SymbolicName manifest header like:</text:p>
        <text:p text:style-name="P88">     Bundle-SymbolicName: com.acme.module.test; singleton:=true</text:p>
        <text:p text:style-name="P95">Since:</text:p>
        <text:p text:style-name="P115">1.3</text:p>
        <text:p text:style-name="P95">See Also:</text:p>
        <text:p text:style-name="P114"><text:a xlink:type="simple" xlink:href="#r66"><text:span text:style-name="Code2"><text:span text:style-name="T13">BUNDLE_SYMBOLICNAME</text:span></text:span></text:a></text:p>
        <text:p text:style-name="P117"/>
        <text:p text:style-name="P125"><text:bookmark text:name="r68"/>FRAGMENT_ATTACHMENT_DIRECTIVE</text:p>
        <text:p text:style-name="P63"><text:span text:style-name="Code2">public static final String </text:span><text:span text:style-name="Code2"><text:span text:style-name="T23">FRAGMENT_ATTACHMENT_DIRECTIVE</text:span></text:span><text:span text:style-name="Code2"> = "fragment-attachment"</text:span></text:p>
        <text:p text:style-name="P91"><text:span text:style-name="T26">Manifest header directive identifying if and when a fragment may attach to a host bundle. The default value is </text:span><text:a xlink:type="simple" xlink:href="#r69"><text:span text:style-name="Code2"><text:span text:style-name="T13">always</text:span></text:span></text:a><text:span text:style-name="Default_20_Paragraph_20_Font"><text:span text:style-name="T26">.</text:span></text:span></text:p>
        <text:p text:style-name="P92">The directive value is encoded in the Bundle-SymbolicName manifest header like:</text:p>
        <text:p text:style-name="P88">     Bundle-SymbolicName: com.acme.module.test; fragment-attachment:="never"</text:p>
        <text:p text:style-name="P95">Since:</text:p>
        <text:p text:style-name="P115">1.3</text:p>
        <text:p text:style-name="P95">See Also:</text:p>
        <text:p text:style-name="P114"><text:a xlink:type="simple" xlink:href="#r66"><text:span text:style-name="Code2"><text:span text:style-name="T13">BUNDLE_SYMBOLICNAME</text:span></text:span></text:a><text:span text:style-name="Default_20_Paragraph_20_Font"><text:span text:style-name="T26">, </text:span></text:span><text:a xlink:type="simple" xlink:href="#r69"><text:span text:style-name="Code2"><text:span text:style-name="T13">FRAGMENT_ATTACHMENT_ALWAYS</text:span></text:span></text:a><text:span text:style-name="Default_20_Paragraph_20_Font"><text:span text:style-name="T26">, </text:span></text:span><text:a xlink:type="simple" xlink:href="#r70"><text:span text:style-name="Code2"><text:span text:style-name="T13">FRAGMENT_ATTACHMENT_RESOLVETIME</text:span></text:span></text:a><text:span text:style-name="Default_20_Paragraph_20_Font"><text:span text:style-name="T26">, </text:span></text:span><text:a xlink:type="simple" xlink:href="#r71"><text:span text:style-name="Code2"><text:span text:style-name="T13">FRAGMENT_ATTACHMENT_NEVER</text:span></text:span></text:a></text:p>
        <text:p text:style-name="P117"/>
        <text:p text:style-name="P125"><text:bookmark text:name="r69"/>FRAGMENT_ATTACHMENT_ALWAYS</text:p>
        <text:p text:style-name="P63"><text:span text:style-name="Code2">public static final String </text:span><text:span text:style-name="Code2"><text:span text:style-name="T23">FRAGMENT_ATTACHMENT_ALWAYS</text:span></text:span><text:span text:style-name="Code2"> = "always"</text:span></text:p>
        <text:p text:style-name="P92">Manifest header directive value identifying a fragment attachment type of always. A fragment attachment type of always indicates that fragments are allowed to attach to the host bundle at any time (while the host is resolved or during the process of resolving the host bundle).</text:p>
        <text:p text:style-name="P92"><text:soft-page-break/>The directive value is encoded in the Bundle-SymbolicName manifest header like:</text:p>
        <text:p text:style-name="P88">     Bundle-SymbolicName: com.acme.module.test; fragment-attachment:="always"</text:p>
        <text:p text:style-name="P95">Since:</text:p>
        <text:p text:style-name="P115">1.3</text:p>
        <text:p text:style-name="P95">See Also:</text:p>
        <text:p text:style-name="P114"><text:a xlink:type="simple" xlink:href="#r68"><text:span text:style-name="Code2"><text:span text:style-name="T13">FRAGMENT_ATTACHMENT_DIRECTIVE</text:span></text:span></text:a></text:p>
        <text:p text:style-name="P117"/>
        <text:p text:style-name="P125"><text:bookmark text:name="r70"/>FRAGMENT_ATTACHMENT_RESOLVETIME</text:p>
        <text:p text:style-name="P63"><text:span text:style-name="Code2">public static final String </text:span><text:span text:style-name="Code2"><text:span text:style-name="T23">FRAGMENT_ATTACHMENT_RESOLVETIME</text:span></text:span><text:span text:style-name="Code2"> = "resolve-time"</text:span></text:p>
        <text:p text:style-name="P92">Manifest header directive value identifying a fragment attachment type of resolve-time. A fragment attachment type of resolve-time indicates that fragments are allowed to attach to the host bundle only during the process of resolving the host bundle.</text:p>
        <text:p text:style-name="P92">The directive value is encoded in the Bundle-SymbolicName manifest header like:</text:p>
        <text:p text:style-name="P88">     Bundle-SymbolicName: com.acme.module.test;<text:line-break/>       fragment-attachment:="resolve-time"</text:p>
        <text:p text:style-name="P95">Since:</text:p>
        <text:p text:style-name="P115">1.3</text:p>
        <text:p text:style-name="P95">See Also:</text:p>
        <text:p text:style-name="P114"><text:a xlink:type="simple" xlink:href="#r68"><text:span text:style-name="Code2"><text:span text:style-name="T13">FRAGMENT_ATTACHMENT_DIRECTIVE</text:span></text:span></text:a></text:p>
        <text:p text:style-name="P117"/>
        <text:p text:style-name="P125"><text:bookmark text:name="r71"/>FRAGMENT_ATTACHMENT_NEVER</text:p>
        <text:p text:style-name="P63"><text:span text:style-name="Code2">public static final String </text:span><text:span text:style-name="Code2"><text:span text:style-name="T23">FRAGMENT_ATTACHMENT_NEVER</text:span></text:span><text:span text:style-name="Code2"> = "never"</text:span></text:p>
        <text:p text:style-name="P92">Manifest header directive value identifying a fragment attachment type of never. A fragment attachment type of never indicates that no fragments are allowed to attach to the host bundle at any time.</text:p>
        <text:p text:style-name="P92">The directive value is encoded in the Bundle-SymbolicName manifest header like:</text:p>
        <text:p text:style-name="P88">     Bundle-SymbolicName: com.acme.module.test; fragment-attachment:="never"</text:p>
        <text:p text:style-name="P95">Since:</text:p>
        <text:p text:style-name="P115">1.3</text:p>
        <text:p text:style-name="P95">See Also:</text:p>
        <text:p text:style-name="P114"><text:a xlink:type="simple" xlink:href="#r68"><text:span text:style-name="Code2"><text:span text:style-name="T13">FRAGMENT_ATTACHMENT_DIRECTIVE</text:span></text:span></text:a></text:p>
        <text:p text:style-name="P117"/>
        <text:p text:style-name="P125"><text:bookmark text:name="r72"/>BUNDLE_LOCALIZATION</text:p>
        <text:p text:style-name="P63"><text:span text:style-name="Code2">public static final String </text:span><text:span text:style-name="Code2"><text:span text:style-name="T23">BUNDLE_LOCALIZATION</text:span></text:span><text:span text:style-name="Code2"> = "Bundle-Localization"</text:span></text:p>
        <text:p text:style-name="P92">Manifest header identifying the base name of the bundle's localization entries.</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3</text:p>
        <text:p text:style-name="P95">See Also:</text:p>
        <text:p text:style-name="P114"><text:a xlink:type="simple" xlink:href="#r73"><text:span text:style-name="Code2"><text:span text:style-name="T13">BUNDLE_LOCALIZATION_DEFAULT_BASENAME</text:span></text:span></text:a></text:p>
        <text:p text:style-name="P117"/>
        <text:p text:style-name="P125"><text:bookmark text:name="r73"/><text:soft-page-break/>BUNDLE_LOCALIZATION_DEFAULT_BASENAME</text:p>
        <text:p text:style-name="P63"><text:span text:style-name="Code2">public static final String </text:span><text:span text:style-name="Code2"><text:span text:style-name="T23">BUNDLE_LOCALIZATION_DEFAULT_BASENAME</text:span></text:span><text:span text:style-name="Code2"> = "OSGI-INF/l10n/bundle"</text:span></text:p>
        <text:p text:style-name="P85"><text:span text:style-name="T26">Default value for the </text:span><text:span text:style-name="Code2">Bundle-Localization</text:span><text:span text:style-name="Default_20_Paragraph_20_Font"><text:span text:style-name="T26"> manifest header.</text:span></text:span></text:p>
        <text:p text:style-name="P95">Since:</text:p>
        <text:p text:style-name="P115">1.3</text:p>
        <text:p text:style-name="P95">See Also:</text:p>
        <text:p text:style-name="P114"><text:a xlink:type="simple" xlink:href="#r72"><text:span text:style-name="Code2"><text:span text:style-name="T13">BUNDLE_LOCALIZATION</text:span></text:span></text:a></text:p>
        <text:p text:style-name="P117"/>
        <text:p text:style-name="P125"><text:bookmark text:name="r74"/>REQUIRE_BUNDLE</text:p>
        <text:p text:style-name="P63"><text:span text:style-name="Code2">public static final String </text:span><text:span text:style-name="Code2"><text:span text:style-name="T23">REQUIRE_BUNDLE</text:span></text:span><text:span text:style-name="Code2"> = "Require-Bundle"</text:span></text:p>
        <text:p text:style-name="P92">Manifest header identifying the symbolic names of other bundles required by the bundle.</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3</text:p>
        <text:p text:style-name="P117"/>
        <text:p text:style-name="P125"><text:bookmark text:name="r75"/>BUNDLE_VERSION_ATTRIBUTE</text:p>
        <text:p text:style-name="P63"><text:span text:style-name="Code2">public static final String </text:span><text:span text:style-name="Code2"><text:span text:style-name="T23">BUNDLE_VERSION_ATTRIBUTE</text:span></text:span><text:span text:style-name="Code2"> = "bundle-version"</text:span></text:p>
        <text:p text:style-name="P91"><text:span text:style-name="T26">Manifest header attribute identifying a range of versions for a bundle specified in the </text:span><text:span text:style-name="Code2">Require-Bundle</text:span><text:span text:style-name="Default_20_Paragraph_20_Font"><text:span text:style-name="T26"> or </text:span></text:span><text:span text:style-name="Code2">Fragment-Host</text:span><text:span text:style-name="Default_20_Paragraph_20_Font"><text:span text:style-name="T26"> manifest headers. The default value is </text:span></text:span><text:span text:style-name="Code2">0.0.0</text:span><text:span text:style-name="Default_20_Paragraph_20_Font"><text:span text:style-name="T26">.</text:span></text:span></text:p>
        <text:p text:style-name="P92">The attribute value is encoded in the Require-Bundle manifest header like:</text:p>
        <text:p text:style-name="P94">     Require-Bundle: com.acme.module.test; bundle-version="1.1"<text:line-break/>     Require-Bundle: com.acme.module.test; bundle-version="[1.0,2.0)"</text:p>
        <text:p text:style-name="P86">The bundle-version attribute value uses a mathematical interval notation to specify a range of bundle versions. A bundle-version attribute value specified as a single version means a version range that includes any bundle version greater than or equal to the specified version.</text:p>
        <text:p text:style-name="P95">Since:</text:p>
        <text:p text:style-name="P115">1.3</text:p>
        <text:p text:style-name="P95">See Also:</text:p>
        <text:p text:style-name="P114"><text:a xlink:type="simple" xlink:href="#r74"><text:span text:style-name="Code2"><text:span text:style-name="T13">REQUIRE_BUNDLE</text:span></text:span></text:a></text:p>
        <text:p text:style-name="P117"/>
        <text:p text:style-name="P125"><text:bookmark text:name="r76"/>FRAGMENT_HOST</text:p>
        <text:p text:style-name="P63"><text:span text:style-name="Code2">public static final String </text:span><text:span text:style-name="Code2"><text:span text:style-name="T23">FRAGMENT_HOST</text:span></text:span><text:span text:style-name="Code2"> = "Fragment-Host"</text:span></text:p>
        <text:p text:style-name="P92">Manifest header identifying the symbolic name of another bundle for which that the bundle is a fragment.</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3</text:p>
        <text:p text:style-name="P117"/>
        <text:p text:style-name="P125"><text:bookmark text:name="r77"/><text:soft-page-break/>SELECTION_FILTER_ATTRIBUTE</text:p>
        <text:p text:style-name="P63"><text:span text:style-name="Code2">public static final String </text:span><text:span text:style-name="Code2"><text:span text:style-name="T23">SELECTION_FILTER_ATTRIBUTE</text:span></text:span><text:span text:style-name="Code2"> = "selection-filter"</text:span></text:p>
        <text:p text:style-name="P92">Manifest header attribute is used for selection by filtering based upon system properties.</text:p>
        <text:p text:style-name="P92">The attribute value is encoded in manifest headers like:</text:p>
        <text:p text:style-name="P88">     Bundle-NativeCode: libgtk.so; selection-filter="(ws=gtk)"; ...</text:p>
        <text:p text:style-name="P95">Since:</text:p>
        <text:p text:style-name="P115">1.3</text:p>
        <text:p text:style-name="P95">See Also:</text:p>
        <text:p text:style-name="P114"><text:a xlink:type="simple" xlink:href="#r47"><text:span text:style-name="Code2"><text:span text:style-name="T13">BUNDLE_NATIVECODE</text:span></text:span></text:a></text:p>
        <text:p text:style-name="P117"/>
        <text:p text:style-name="P125"><text:bookmark text:name="r78"/>BUNDLE_MANIFESTVERSION</text:p>
        <text:p text:style-name="P63"><text:span text:style-name="Code2">public static final String </text:span><text:span text:style-name="Code2"><text:span text:style-name="T23">BUNDLE_MANIFESTVERSION</text:span></text:span><text:span text:style-name="Code2"> = "Bundle-ManifestVersion"</text:span></text:p>
        <text:p text:style-name="P92">Manifest header identifying the bundle manifest version. A bundle manifest may express the version of the syntax in which it is written by specifying a bundle manifest version. Bundles exploiting OSGi Release 4, or later, syntax must specify a bundle manifest version.</text:p>
        <text:p text:style-name="P92">The bundle manifest version defined by OSGi Release 4 or, more specifically, by version 1.3 of the OSGi Core Specification is "2".</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3</text:p>
        <text:p text:style-name="P117"/>
        <text:p text:style-name="P125"><text:bookmark text:name="r79"/>VERSION_ATTRIBUTE</text:p>
        <text:p text:style-name="P63"><text:span text:style-name="Code2">public static final String </text:span><text:span text:style-name="Code2"><text:span text:style-name="T23">VERSION_ATTRIBUTE</text:span></text:span><text:span text:style-name="Code2"> = "version"</text:span></text:p>
        <text:p text:style-name="P92">Manifest header attribute identifying the version of a package specified in the Export-Package or Import-Package manifest header.</text:p>
        <text:p text:style-name="P92">The attribute value is encoded in the Export-Package or Import-Package manifest header like:</text:p>
        <text:p text:style-name="P88">     Export-Package: org.osgi.framework; version="1.1"</text:p>
        <text:p text:style-name="P95">Since:</text:p>
        <text:p text:style-name="P115">1.3</text:p>
        <text:p text:style-name="P95">See Also:</text:p>
        <text:p text:style-name="P114"><text:a xlink:type="simple" xlink:href="#r48"><text:span text:style-name="Code2"><text:span text:style-name="T13">EXPORT_PACKAGE</text:span></text:span></text:a><text:span text:style-name="Default_20_Paragraph_20_Font"><text:span text:style-name="T26">, </text:span></text:span><text:a xlink:type="simple" xlink:href="#r50"><text:span text:style-name="Code2"><text:span text:style-name="T13">IMPORT_PACKAGE</text:span></text:span></text:a></text:p>
        <text:p text:style-name="P117"/>
        <text:p text:style-name="P125"><text:bookmark text:name="r80"/>BUNDLE_SYMBOLICNAME_ATTRIBUTE</text:p>
        <text:p text:style-name="P63"><text:span text:style-name="Code2">public static final String </text:span><text:span text:style-name="Code2"><text:span text:style-name="T23">BUNDLE_SYMBOLICNAME_ATTRIBUTE</text:span></text:span><text:span text:style-name="Code2"> = "bundle-symbolic-name"</text:span></text:p>
        <text:p text:style-name="P92">Manifest header attribute identifying the symbolic name of a bundle that exports a package specified in the Import-Package manifest header.</text:p>
        <text:p text:style-name="P92">The attribute value is encoded in the Import-Package manifest header like:</text:p>
        <text:p text:style-name="P88">     Import-Package: org.osgi.framework;<text:line-break/>       bundle-symbolic-name="com.acme.module.test"</text:p>
        <text:p text:style-name="P95"><text:soft-page-break/>Since:</text:p>
        <text:p text:style-name="P115">1.3</text:p>
        <text:p text:style-name="P95">See Also:</text:p>
        <text:p text:style-name="P114"><text:a xlink:type="simple" xlink:href="#r50"><text:span text:style-name="Code2"><text:span text:style-name="T13">IMPORT_PACKAGE</text:span></text:span></text:a></text:p>
        <text:p text:style-name="P117"/>
        <text:p text:style-name="P125"><text:bookmark text:name="r81"/>RESOLUTION_DIRECTIVE</text:p>
        <text:p text:style-name="P63"><text:span text:style-name="Code2">public static final String </text:span><text:span text:style-name="Code2"><text:span text:style-name="T23">RESOLUTION_DIRECTIVE</text:span></text:span><text:span text:style-name="Code2"> = "resolution"</text:span></text:p>
        <text:p text:style-name="P91"><text:span text:style-name="T26">Manifest header directive identifying the resolution type in the Import-Package, Require-Bundle or Require-Capability manifest header. The default value is </text:span><text:a xlink:type="simple" xlink:href="#r82"><text:span text:style-name="Code2"><text:span text:style-name="T13">mandatory</text:span></text:span></text:a><text:span text:style-name="Default_20_Paragraph_20_Font"><text:span text:style-name="T26">.</text:span></text:span></text:p>
        <text:p text:style-name="P92">The directive value is encoded in the Import-Package, Require-Bundle or Require-Capability manifest header like:</text:p>
        <text:p text:style-name="P88">     Import-Package: org.osgi.framework; resolution:="optional"<text:line-break/>     Require-Bundle: com.acme.module.test; resolution:="optional"<text:line-break/>     Require-Capability: com.acme.capability; resolution:="optional"</text:p>
        <text:p text:style-name="P95">Since:</text:p>
        <text:p text:style-name="P115">1.3</text:p>
        <text:p text:style-name="P95">See Also:</text:p>
        <text:p text:style-name="P114"><text:a xlink:type="simple" xlink:href="#r50"><text:span text:style-name="Code2"><text:span text:style-name="T13">IMPORT_PACKAGE</text:span></text:span></text:a><text:span text:style-name="Default_20_Paragraph_20_Font"><text:span text:style-name="T26">, </text:span></text:span><text:a xlink:type="simple" xlink:href="#r74"><text:span text:style-name="Code2"><text:span text:style-name="T13">REQUIRE_BUNDLE</text:span></text:span></text:a><text:span text:style-name="Default_20_Paragraph_20_Font"><text:span text:style-name="T26">, </text:span></text:span><text:a xlink:type="simple" xlink:href="#r147"><text:span text:style-name="Code2"><text:span text:style-name="T13">REQUIRE_CAPABILITY</text:span></text:span></text:a><text:span text:style-name="Default_20_Paragraph_20_Font"><text:span text:style-name="T26">, </text:span></text:span><text:a xlink:type="simple" xlink:href="#r82"><text:span text:style-name="Code2"><text:span text:style-name="T13">RESOLUTION_MANDATORY</text:span></text:span></text:a><text:span text:style-name="Default_20_Paragraph_20_Font"><text:span text:style-name="T26">, </text:span></text:span><text:a xlink:type="simple" xlink:href="#r83"><text:span text:style-name="Code2"><text:span text:style-name="T13">RESOLUTION_OPTIONAL</text:span></text:span></text:a></text:p>
        <text:p text:style-name="P117"/>
        <text:p text:style-name="P125"><text:bookmark text:name="r82"/>RESOLUTION_MANDATORY</text:p>
        <text:p text:style-name="P63"><text:span text:style-name="Code2">public static final String </text:span><text:span text:style-name="Code2"><text:span text:style-name="T23">RESOLUTION_MANDATORY</text:span></text:span><text:span text:style-name="Code2"> = "mandatory"</text:span></text:p>
        <text:p text:style-name="P92">Manifest header directive value identifying a mandatory resolution type. A mandatory resolution type indicates that the import package, require bundle or require capability must be resolved when the bundle is resolved. If such an import, require bundle or require capability cannot be resolved, the module fails to resolve.</text:p>
        <text:p text:style-name="P92">The directive value is encoded in the Import-Package, Require-Bundle or Require-Capability manifest header like:</text:p>
        <text:p text:style-name="P88">     Import-Package: org.osgi.framework; resolution:="mandatory"<text:line-break/>     Require-Bundle: com.acme.module.test; resolution:="mandatory"<text:line-break/>     Require-Capability: com.acme.capability; resolution:="mandatory"</text:p>
        <text:p text:style-name="P95">Since:</text:p>
        <text:p text:style-name="P115">1.3</text:p>
        <text:p text:style-name="P95">See Also:</text:p>
        <text:p text:style-name="P114"><text:a xlink:type="simple" xlink:href="#r81"><text:span text:style-name="Code2"><text:span text:style-name="T13">RESOLUTION_DIRECTIVE</text:span></text:span></text:a></text:p>
        <text:p text:style-name="P117"/>
        <text:p text:style-name="P125"><text:bookmark text:name="r83"/>RESOLUTION_OPTIONAL</text:p>
        <text:p text:style-name="P63"><text:span text:style-name="Code2">public static final String </text:span><text:span text:style-name="Code2"><text:span text:style-name="T23">RESOLUTION_OPTIONAL</text:span></text:span><text:span text:style-name="Code2"> = "optional"</text:span></text:p>
        <text:p text:style-name="P92">Manifest header directive value identifying an optional resolution type. An optional resolution type indicates that the import, require bundle or require capability is optional and the bundle may be resolved without the import, require bundle or require capability being resolved. If the import, require bundle or require capability is not resolved when the bundle is resolved, the import, require bundle or require capability may not be resolved until the bundle is refreshed.</text:p>
        <text:p text:style-name="P92">The directive value is encoded in the Import-Package, Require-Bundle or Require-Capability manifest header like:</text:p>
        <text:p text:style-name="P88"><text:soft-page-break/>     Import-Package: org.osgi.framework; resolution:="optional"<text:line-break/>     Require-Bundle: com.acme.module.test; resolution:="optional"<text:line-break/>     Require-Capability: com.acme.capability; resolution:="optional"</text:p>
        <text:p text:style-name="P95">Since:</text:p>
        <text:p text:style-name="P115">1.3</text:p>
        <text:p text:style-name="P95">See Also:</text:p>
        <text:p text:style-name="P114"><text:a xlink:type="simple" xlink:href="#r81"><text:span text:style-name="Code2"><text:span text:style-name="T13">RESOLUTION_DIRECTIVE</text:span></text:span></text:a></text:p>
        <text:p text:style-name="P117"/>
        <text:p text:style-name="P125"><text:bookmark text:name="r84"/>USES_DIRECTIVE</text:p>
        <text:p text:style-name="P63"><text:span text:style-name="Code2">public static final String </text:span><text:span text:style-name="Code2"><text:span text:style-name="T23">USES_DIRECTIVE</text:span></text:span><text:span text:style-name="Code2"> = "uses"</text:span></text:p>
        <text:p text:style-name="P92">Manifest header directive identifying a list of packages that an exported package or provided capability uses.</text:p>
        <text:p text:style-name="P92">The directive value is encoded in the Export-Package or Provide-Capability manifest header like:</text:p>
        <text:p text:style-name="P88">     Export-Package: org.osgi.util.tracker; uses:="org.osgi.framework"<text:line-break/>     Provide-Capability: com.acme.capability; uses:="com.acme.service"</text:p>
        <text:p text:style-name="P95">Since:</text:p>
        <text:p text:style-name="P115">1.3</text:p>
        <text:p text:style-name="P95">See Also:</text:p>
        <text:p text:style-name="P114"><text:a xlink:type="simple" xlink:href="#r48"><text:span text:style-name="Code2"><text:span text:style-name="T13">EXPORT_PACKAGE</text:span></text:span></text:a><text:span text:style-name="Default_20_Paragraph_20_Font"><text:span text:style-name="T26">, </text:span></text:span><text:a xlink:type="simple" xlink:href="#r146"><text:span text:style-name="Code2"><text:span text:style-name="T13">PROVIDE_CAPABILITY</text:span></text:span></text:a></text:p>
        <text:p text:style-name="P117"/>
        <text:p text:style-name="P125"><text:bookmark text:name="r85"/>INCLUDE_DIRECTIVE</text:p>
        <text:p text:style-name="P63"><text:span text:style-name="Code2">public static final String </text:span><text:span text:style-name="Code2"><text:span text:style-name="T23">INCLUDE_DIRECTIVE</text:span></text:span><text:span text:style-name="Code2"> = "include"</text:span></text:p>
        <text:p text:style-name="P92">Manifest header directive identifying a list of classes to include in the exported package.</text:p>
        <text:p text:style-name="P92">This directive is used by the Export-Package manifest header to identify a list of classes of the specified package which must be allowed to be exported. The directive value is encoded in the Export-Package manifest header like:</text:p>
        <text:p text:style-name="P94">     Export-Package: org.osgi.framework; include:="MyClass*"</text:p>
        <text:p text:style-name="P92">This directive is also used by the Bundle-ActivationPolicy manifest header to identify the packages from which class loads will trigger lazy activation. The directive value is encoded in the Bundle-ActivationPolicy manifest header like:</text:p>
        <text:p text:style-name="P88">     Bundle-ActivationPolicy: lazy; include:="org.osgi.framework"</text:p>
        <text:p text:style-name="P95">Since:</text:p>
        <text:p text:style-name="P115">1.3</text:p>
        <text:p text:style-name="P95">See Also:</text:p>
        <text:p text:style-name="P114"><text:a xlink:type="simple" xlink:href="#r48"><text:span text:style-name="Code2"><text:span text:style-name="T13">EXPORT_PACKAGE</text:span></text:span></text:a><text:span text:style-name="Default_20_Paragraph_20_Font"><text:span text:style-name="T26">, </text:span></text:span><text:a xlink:type="simple" xlink:href="#r94"><text:span text:style-name="Code2"><text:span text:style-name="T13">BUNDLE_ACTIVATIONPOLICY</text:span></text:span></text:a></text:p>
        <text:p text:style-name="P117"/>
        <text:p text:style-name="P125"><text:bookmark text:name="r86"/>EXCLUDE_DIRECTIVE</text:p>
        <text:p text:style-name="P63"><text:span text:style-name="Code2">public static final String </text:span><text:span text:style-name="Code2"><text:span text:style-name="T23">EXCLUDE_DIRECTIVE</text:span></text:span><text:span text:style-name="Code2"> = "exclude"</text:span></text:p>
        <text:p text:style-name="P92">Manifest header directive identifying a list of classes to exclude in the exported package..</text:p>
        <text:p text:style-name="P92">This directive is used by the Export-Package manifest header to identify a list of classes of the specified package which must not be allowed to be exported. The directive value is encoded in the Export-Package manifest header like:</text:p>
        <text:p text:style-name="P94">     Export-Package: org.osgi.framework; exclude:="*Impl"</text:p>
        <text:p text:style-name="P92"><text:soft-page-break/>This directive is also used by the Bundle-ActivationPolicy manifest header to identify the packages from which class loads will not trigger lazy activation. The directive value is encoded in the Bundle-ActivationPolicy manifest header like:</text:p>
        <text:p text:style-name="P88">     Bundle-ActivationPolicy: lazy; exclude:="org.osgi.framework"</text:p>
        <text:p text:style-name="P95">Since:</text:p>
        <text:p text:style-name="P115">1.3</text:p>
        <text:p text:style-name="P95">See Also:</text:p>
        <text:p text:style-name="P114"><text:a xlink:type="simple" xlink:href="#r48"><text:span text:style-name="Code2"><text:span text:style-name="T13">EXPORT_PACKAGE</text:span></text:span></text:a><text:span text:style-name="Default_20_Paragraph_20_Font"><text:span text:style-name="T26">, </text:span></text:span><text:a xlink:type="simple" xlink:href="#r94"><text:span text:style-name="Code2"><text:span text:style-name="T13">BUNDLE_ACTIVATIONPOLICY</text:span></text:span></text:a></text:p>
        <text:p text:style-name="P117"/>
        <text:p text:style-name="P125"><text:bookmark text:name="r87"/>MANDATORY_DIRECTIVE</text:p>
        <text:p text:style-name="P63"><text:span text:style-name="Code2">public static final String </text:span><text:span text:style-name="Code2"><text:span text:style-name="T23">MANDATORY_DIRECTIVE</text:span></text:span><text:span text:style-name="Code2"> = "mandatory"</text:span></text:p>
        <text:p text:style-name="P92">Manifest header directive identifying names of matching attributes which must be specified by matching Import-Package statements in the Export-Package manifest header.</text:p>
        <text:p text:style-name="P92">The directive value is encoded in the Export-Package manifest header like:</text:p>
        <text:p text:style-name="P88">     Export-Package: org.osgi.framework; mandatory:="bundle-symbolic-name"</text:p>
        <text:p text:style-name="P95">Since:</text:p>
        <text:p text:style-name="P115">1.3</text:p>
        <text:p text:style-name="P95">See Also:</text:p>
        <text:p text:style-name="P114"><text:a xlink:type="simple" xlink:href="#r48"><text:span text:style-name="Code2"><text:span text:style-name="T13">EXPORT_PACKAGE</text:span></text:span></text:a></text:p>
        <text:p text:style-name="P117"/>
        <text:p text:style-name="P125"><text:bookmark text:name="r88"/>VISIBILITY_DIRECTIVE</text:p>
        <text:p text:style-name="P63"><text:span text:style-name="Code2">public static final String </text:span><text:span text:style-name="Code2"><text:span text:style-name="T23">VISIBILITY_DIRECTIVE</text:span></text:span><text:span text:style-name="Code2"> = "visibility"</text:span></text:p>
        <text:p text:style-name="P91"><text:span text:style-name="T26">Manifest header directive identifying the visibility of a required bundle in the Require-Bundle manifest header. The default value is </text:span><text:a xlink:type="simple" xlink:href="#r89"><text:span text:style-name="Code2"><text:span text:style-name="T13">private</text:span></text:span></text:a><text:span text:style-name="Default_20_Paragraph_20_Font"><text:span text:style-name="T26">.</text:span></text:span></text:p>
        <text:p text:style-name="P92">The directive value is encoded in the Require-Bundle manifest header like:</text:p>
        <text:p text:style-name="P88">     Require-Bundle: com.acme.module.test; visibility:="reexport"</text:p>
        <text:p text:style-name="P95">Since:</text:p>
        <text:p text:style-name="P115">1.3</text:p>
        <text:p text:style-name="P95">See Also:</text:p>
        <text:p text:style-name="P114"><text:a xlink:type="simple" xlink:href="#r74"><text:span text:style-name="Code2"><text:span text:style-name="T13">REQUIRE_BUNDLE</text:span></text:span></text:a><text:span text:style-name="Default_20_Paragraph_20_Font"><text:span text:style-name="T26">, </text:span></text:span><text:a xlink:type="simple" xlink:href="#r89"><text:span text:style-name="Code2"><text:span text:style-name="T13">VISIBILITY_PRIVATE</text:span></text:span></text:a><text:span text:style-name="Default_20_Paragraph_20_Font"><text:span text:style-name="T26">, </text:span></text:span><text:a xlink:type="simple" xlink:href="#r90"><text:span text:style-name="Code2"><text:span text:style-name="T13">VISIBILITY_REEXPORT</text:span></text:span></text:a></text:p>
        <text:p text:style-name="P117"/>
        <text:p text:style-name="P125"><text:bookmark text:name="r89"/>VISIBILITY_PRIVATE</text:p>
        <text:p text:style-name="P63"><text:span text:style-name="Code2">public static final String </text:span><text:span text:style-name="Code2"><text:span text:style-name="T23">VISIBILITY_PRIVATE</text:span></text:span><text:span text:style-name="Code2"> = "private"</text:span></text:p>
        <text:p text:style-name="P92">Manifest header directive value identifying a private visibility type. A private visibility type indicates that any packages that are exported by the required bundle are not made visible on the export signature of the requiring bundle.</text:p>
        <text:p text:style-name="P92">The directive value is encoded in the Require-Bundle manifest header like:</text:p>
        <text:p text:style-name="P88">     Require-Bundle: com.acme.module.test; visibility:="private"</text:p>
        <text:p text:style-name="P95">Since:</text:p>
        <text:p text:style-name="P115">1.3</text:p>
        <text:p text:style-name="P95">See Also:</text:p>
        <text:p text:style-name="P114"><text:a xlink:type="simple" xlink:href="#r88"><text:span text:style-name="Code2"><text:span text:style-name="T13">VISIBILITY_DIRECTIVE</text:span></text:span></text:a></text:p>
        <text:p text:style-name="P117"><text:soft-page-break/></text:p>
        <text:p text:style-name="P125"><text:bookmark text:name="r90"/>VISIBILITY_REEXPORT</text:p>
        <text:p text:style-name="P63"><text:span text:style-name="Code2">public static final String </text:span><text:span text:style-name="Code2"><text:span text:style-name="T23">VISIBILITY_REEXPORT</text:span></text:span><text:span text:style-name="Code2"> = "reexport"</text:span></text:p>
        <text:p text:style-name="P92">Manifest header directive value identifying a reexport visibility type. A reexport visibility type indicates any packages that are exported by the required bundle are re-exported by the requiring bundle. Any arbitrary arbitrary matching attributes with which they were exported by the required bundle are deleted.</text:p>
        <text:p text:style-name="P92">The directive value is encoded in the Require-Bundle manifest header like:</text:p>
        <text:p text:style-name="P88">     Require-Bundle: com.acme.module.test; visibility:="reexport"</text:p>
        <text:p text:style-name="P95">Since:</text:p>
        <text:p text:style-name="P115">1.3</text:p>
        <text:p text:style-name="P95">See Also:</text:p>
        <text:p text:style-name="P114"><text:a xlink:type="simple" xlink:href="#r88"><text:span text:style-name="Code2"><text:span text:style-name="T13">VISIBILITY_DIRECTIVE</text:span></text:span></text:a></text:p>
        <text:p text:style-name="P117"/>
        <text:p text:style-name="P125"><text:bookmark text:name="r91"/>EXTENSION_DIRECTIVE</text:p>
        <text:p text:style-name="P63"><text:span text:style-name="Code2">public static final String </text:span><text:span text:style-name="Code2"><text:span text:style-name="T23">EXTENSION_DIRECTIVE</text:span></text:span><text:span text:style-name="Code2"> = "extension"</text:span></text:p>
        <text:p text:style-name="P92">Manifest header directive identifying the type of the extension fragment.</text:p>
        <text:p text:style-name="P92">The directive value is encoded in the Fragment-Host manifest header like:</text:p>
        <text:p text:style-name="P94">     Fragment-Host: system.bundle; extension:="framework"</text:p>
        <text:p text:style-name="P85"><text:span text:style-name="T26">The default value is </text:span><text:a xlink:type="simple" xlink:href="#r92"><text:span text:style-name="Code2"><text:span text:style-name="T13">framework</text:span></text:span></text:a><text:span text:style-name="Default_20_Paragraph_20_Font"><text:span text:style-name="T26">.</text:span></text:span></text:p>
        <text:p text:style-name="P95">Since:</text:p>
        <text:p text:style-name="P115">1.3</text:p>
        <text:p text:style-name="P95">See Also:</text:p>
        <text:p text:style-name="P114"><text:a xlink:type="simple" xlink:href="#r76"><text:span text:style-name="Code2"><text:span text:style-name="T13">FRAGMENT_HOST</text:span></text:span></text:a><text:span text:style-name="Default_20_Paragraph_20_Font"><text:span text:style-name="T26">, </text:span></text:span><text:a xlink:type="simple" xlink:href="#r92"><text:span text:style-name="Code2"><text:span text:style-name="T13">EXTENSION_FRAMEWORK</text:span></text:span></text:a><text:span text:style-name="Default_20_Paragraph_20_Font"><text:span text:style-name="T26">, </text:span></text:span><text:a xlink:type="simple" xlink:href="#r93"><text:span text:style-name="Code2"><text:span text:style-name="T13">EXTENSION_BOOTCLASSPATH</text:span></text:span></text:a></text:p>
        <text:p text:style-name="P117"/>
        <text:p text:style-name="P125"><text:bookmark text:name="r92"/>EXTENSION_FRAMEWORK</text:p>
        <text:p text:style-name="P63"><text:span text:style-name="Code2">public static final String </text:span><text:span text:style-name="Code2"><text:span text:style-name="T23">EXTENSION_FRAMEWORK</text:span></text:span><text:span text:style-name="Code2"> = "framework"</text:span></text:p>
        <text:p text:style-name="P92">Manifest header directive value identifying the type of extension fragment. An extension fragment type of framework indicates that the extension fragment is to be loaded by the framework's class loader.</text:p>
        <text:p text:style-name="P92">The directive value is encoded in the Fragment-Host manifest header like:</text:p>
        <text:p text:style-name="P88">     Fragment-Host: system.bundle; extension:="framework"</text:p>
        <text:p text:style-name="P95">Since:</text:p>
        <text:p text:style-name="P115">1.3</text:p>
        <text:p text:style-name="P95">See Also:</text:p>
        <text:p text:style-name="P114"><text:a xlink:type="simple" xlink:href="#r91"><text:span text:style-name="Code2"><text:span text:style-name="T13">EXTENSION_DIRECTIVE</text:span></text:span></text:a></text:p>
        <text:p text:style-name="P117"/>
        <text:p text:style-name="P125"><text:bookmark text:name="r93"/>EXTENSION_BOOTCLASSPATH</text:p>
        <text:p text:style-name="P63"><text:span text:style-name="Code2">public static final String </text:span><text:span text:style-name="Code2"><text:span text:style-name="T23">EXTENSION_BOOTCLASSPATH</text:span></text:span><text:span text:style-name="Code2"> = "bootclasspath"</text:span></text:p>
        <text:p text:style-name="P92">Manifest header directive value identifying the type of extension fragment. An extension fragment type of bootclasspath indicates that the extension fragment is to be loaded by the boot class loader.</text:p>
        <text:p text:style-name="P92">The directive value is encoded in the Fragment-Host manifest header like:</text:p>
        <text:p text:style-name="P88"><text:soft-page-break/>     Fragment-Host: system.bundle; extension:="bootclasspath"</text:p>
        <text:p text:style-name="P95">Since:</text:p>
        <text:p text:style-name="P115">1.3</text:p>
        <text:p text:style-name="P95">See Also:</text:p>
        <text:p text:style-name="P114"><text:a xlink:type="simple" xlink:href="#r91"><text:span text:style-name="Code2"><text:span text:style-name="T13">EXTENSION_DIRECTIVE</text:span></text:span></text:a></text:p>
        <text:p text:style-name="P117"/>
        <text:p text:style-name="P125"><text:bookmark text:name="r94"/>BUNDLE_ACTIVATIONPOLICY</text:p>
        <text:p text:style-name="P63"><text:span text:style-name="Code2">public static final String </text:span><text:span text:style-name="Code2"><text:span text:style-name="T23">BUNDLE_ACTIVATIONPOLICY</text:span></text:span><text:span text:style-name="Code2"> = "Bundle-ActivationPolicy"</text:span></text:p>
        <text:p text:style-name="P92">Manifest header identifying the bundle's activation policy.</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4</text:p>
        <text:p text:style-name="P95">See Also:</text:p>
        <text:p text:style-name="P114"><text:a xlink:type="simple" xlink:href="#r95"><text:span text:style-name="Code2"><text:span text:style-name="T13">ACTIVATION_LAZY</text:span></text:span></text:a><text:span text:style-name="Default_20_Paragraph_20_Font"><text:span text:style-name="T26">, </text:span></text:span><text:a xlink:type="simple" xlink:href="#r85"><text:span text:style-name="Code2"><text:span text:style-name="T13">INCLUDE_DIRECTIVE</text:span></text:span></text:a><text:span text:style-name="Default_20_Paragraph_20_Font"><text:span text:style-name="T26">, </text:span></text:span><text:a xlink:type="simple" xlink:href="#r86"><text:span text:style-name="Code2"><text:span text:style-name="T13">EXCLUDE_DIRECTIVE</text:span></text:span></text:a></text:p>
        <text:p text:style-name="P117"/>
        <text:p text:style-name="P125"><text:bookmark text:name="r95"/>ACTIVATION_LAZY</text:p>
        <text:p text:style-name="P63"><text:span text:style-name="Code2">public static final String </text:span><text:span text:style-name="Code2"><text:span text:style-name="T23">ACTIVATION_LAZY</text:span></text:span><text:span text:style-name="Code2"> = "lazy"</text:span></text:p>
        <text:p text:style-name="P92">Bundle activation policy declaring the bundle must be activated when the first class load is made from the bundle.</text:p>
        <text:p text:style-name="P91"><text:span text:style-name="T26">A bundle with the lazy activation policy that is started with the </text:span><text:span text:style-name="Code2">START_ACTIVATION_POLICY</text:span><text:span text:style-name="Default_20_Paragraph_20_Font"><text:span text:style-name="T26"> option will wait in the </text:span></text:span><text:span text:style-name="Code2">STARTING</text:span><text:span text:style-name="Default_20_Paragraph_20_Font"><text:span text:style-name="T26"> state until the first class load from the bundle occurs. The bundle will then be activated before the class is returned to the requester.</text:span></text:span></text:p>
        <text:p text:style-name="P92">The activation policy value is specified as in the Bundle-ActivationPolicy manifest header like:</text:p>
        <text:p text:style-name="P88">       Bundle-ActivationPolicy: lazy</text:p>
        <text:p text:style-name="P95">Since:</text:p>
        <text:p text:style-name="P115">1.4</text:p>
        <text:p text:style-name="P95">See Also:</text:p>
        <text:p text:style-name="P114"><text:a xlink:type="simple" xlink:href="#r94"><text:span text:style-name="Code2"><text:span text:style-name="T13">BUNDLE_ACTIVATIONPOLICY</text:span></text:span></text:a><text:span text:style-name="Default_20_Paragraph_20_Font"><text:span text:style-name="T26">, </text:span></text:span><text:span text:style-name="Code2">org.osgi.framework.Bundle.start(int)</text:span><text:span text:style-name="Default_20_Paragraph_20_Font"><text:span text:style-name="T26">, </text:span></text:span><text:span text:style-name="Code2">org.osgi.framework.Bundle.START_ACTIVATION_POLICY</text:span></text:p>
        <text:p text:style-name="P117"/>
        <text:p text:style-name="P125"><text:bookmark text:name="r96"/>FRAMEWORK_VERSION</text:p>
        <text:p text:style-name="P63"><text:span text:style-name="Code2">public static final String </text:span><text:span text:style-name="Code2"><text:span text:style-name="T23">FRAMEWORK_VERSION</text:span></text:span><text:span text:style-name="Code2"> = "org.osgi.framework.version"</text:span></text:p>
        <text:p text:style-name="P92">Framework environment property identifying the Framework version.</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119"/>
        <text:p text:style-name="P125"><text:bookmark text:name="r97"/>FRAMEWORK_VENDOR</text:p>
        <text:p text:style-name="P63"><text:span text:style-name="Code2">public static final String </text:span><text:span text:style-name="Code2"><text:span text:style-name="T23">FRAMEWORK_VENDOR</text:span></text:span><text:span text:style-name="Code2"> = "org.osgi.framework.vendor"</text:span></text:p>
        <text:p text:style-name="P92">Framework environment property identifying the Framework implementation vendor.</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119"><text:soft-page-break/></text:p>
        <text:p text:style-name="P125"><text:bookmark text:name="r98"/>FRAMEWORK_LANGUAGE</text:p>
        <text:p text:style-name="P63"><text:span text:style-name="Code2">public static final String </text:span><text:span text:style-name="Code2"><text:span text:style-name="T23">FRAMEWORK_LANGUAGE</text:span></text:span><text:span text:style-name="Code2"> = "org.osgi.framework.language"</text:span></text:p>
        <text:p text:style-name="P92">Framework launching property identifying the Framework implementation language (see ISO 639 for possible values).</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119"/>
        <text:p text:style-name="P125"><text:bookmark text:name="r99"/>FRAMEWORK_OS_NAME</text:p>
        <text:p text:style-name="P63"><text:span text:style-name="Code2">public static final String </text:span><text:span text:style-name="Code2"><text:span text:style-name="T23">FRAMEWORK_OS_NAME</text:span></text:span><text:span text:style-name="Code2"> = "org.osgi.framework.os.name"</text:span></text:p>
        <text:p text:style-name="P92">Framework launching property identifying the Framework host-computer's operating system.</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119"/>
        <text:p text:style-name="P125"><text:bookmark text:name="r100"/>FRAMEWORK_OS_VERSION</text:p>
        <text:p text:style-name="P63"><text:span text:style-name="Code2">public static final String </text:span><text:span text:style-name="Code2"><text:span text:style-name="T23">FRAMEWORK_OS_VERSION</text:span></text:span><text:span text:style-name="Code2"> = "org.osgi.framework.os.version"</text:span></text:p>
        <text:p text:style-name="P92">Framework launching property identifying the Framework host-computer's operating system version number.</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119"/>
        <text:p text:style-name="P125"><text:bookmark text:name="r101"/>FRAMEWORK_PROCESSOR</text:p>
        <text:p text:style-name="P63"><text:span text:style-name="Code2">public static final String </text:span><text:span text:style-name="Code2"><text:span text:style-name="T23">FRAMEWORK_PROCESSOR</text:span></text:span><text:span text:style-name="Code2"> = "org.osgi.framework.processor"</text:span></text:p>
        <text:p text:style-name="P92">Framework launching property identifying the Framework host-computer's processor name.</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119"/>
        <text:p text:style-name="P125"><text:bookmark text:name="r102"/>FRAMEWORK_EXECUTIONENVIRONMENT</text:p>
        <text:p text:style-name="P63"><text:span text:style-name="Code2">public static final String </text:span><text:span text:style-name="Code2"><text:span text:style-name="T23">FRAMEWORK_EXECUTIONENVIRONMENT</text:span></text:span><text:span text:style-name="Code2"> = "org.osgi.framework.executionenvironment"</text:span></text:p>
        <text:p text:style-name="P87">Deprecated.</text:p>
        <text:p text:style-name="P92">Framework launching property identifying execution environments provided by the Framework.</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2</text:p>
        <text:p text:style-name="P117"/>
        <text:p text:style-name="P125"><text:bookmark text:name="r103"/>FRAMEWORK_BOOTDELEGATION</text:p>
        <text:p text:style-name="P63"><text:span text:style-name="Code2">public static final String </text:span><text:span text:style-name="Code2"><text:span text:style-name="T23">FRAMEWORK_BOOTDELEGATION</text:span></text:span><text:span text:style-name="Code2"> = "org.osgi.framework.bootdelegation"</text:span></text:p>
        <text:p text:style-name="P92"><text:soft-page-break/>Framework launching property identifying packages for which the Framework must delegate class loading to the parent class loader of the bundle.</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3</text:p>
        <text:p text:style-name="P95">See Also:</text:p>
        <text:p text:style-name="P114"><text:a xlink:type="simple" xlink:href="#r121"><text:span text:style-name="Code2"><text:span text:style-name="T13">FRAMEWORK_BUNDLE_PARENT</text:span></text:span></text:a></text:p>
        <text:p text:style-name="P117"/>
        <text:p text:style-name="P125"><text:bookmark text:name="r104"/>FRAMEWORK_SYSTEMPACKAGES</text:p>
        <text:p text:style-name="P63"><text:span text:style-name="Code2">public static final String </text:span><text:span text:style-name="Code2"><text:span text:style-name="T23">FRAMEWORK_SYSTEMPACKAGES</text:span></text:span><text:span text:style-name="Code2"> = "org.osgi.framework.system.packages"</text:span></text:p>
        <text:p text:style-name="P92">Framework launching property identifying packages which the system bundle must export.</text:p>
        <text:p text:style-name="P92">If this property is not specified then the framework must calculate a reasonable default value for the current execution environment.</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3</text:p>
        <text:p text:style-name="P117"/>
        <text:p text:style-name="P125"><text:bookmark text:name="r105"/>FRAMEWORK_SYSTEMPACKAGES_EXTRA</text:p>
        <text:p text:style-name="P63"><text:span text:style-name="Code2">public static final String </text:span><text:span text:style-name="Code2"><text:span text:style-name="T23">FRAMEWORK_SYSTEMPACKAGES_EXTRA</text:span></text:span><text:span text:style-name="Code2"> = "org.osgi.framework.system.packages.extra"</text:span></text:p>
        <text:p text:style-name="P92">Framework launching property identifying extra packages which the system bundle must export from the current execution environment.</text:p>
        <text:p text:style-name="P92">This property is useful for configuring extra system packages in addition to the system packages calculated by the framework.</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5</text:p>
        <text:p text:style-name="P95">See Also:</text:p>
        <text:p text:style-name="P114"><text:a xlink:type="simple" xlink:href="#r104"><text:span text:style-name="Code2"><text:span text:style-name="T13">FRAMEWORK_SYSTEMPACKAGES</text:span></text:span></text:a></text:p>
        <text:p text:style-name="P117"/>
        <text:p text:style-name="P125"><text:bookmark text:name="r106"/>SUPPORTS_FRAMEWORK_EXTENSION</text:p>
        <text:p text:style-name="P63"><text:span text:style-name="Code2">public static final String </text:span><text:span text:style-name="Code2"><text:span text:style-name="T23">SUPPORTS_FRAMEWORK_EXTENSION</text:span></text:span><text:span text:style-name="Code2"> = "org.osgi.supports.framework.extension"</text:span></text:p>
        <text:p text:style-name="P92">Framework environment property identifying whether the Framework supports framework extension bundles.</text:p>
        <text:p text:style-name="P91"><text:span text:style-name="T26">As of version 1.4, the value of this property must be </text:span><text:span text:style-name="Code2">true</text:span><text:span text:style-name="Default_20_Paragraph_20_Font"><text:span text:style-name="T26">. The Framework must support framework extension bundles.</text:span></text:span></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3</text:p>
        <text:p text:style-name="P117"/>
        <text:p text:style-name="P125"><text:bookmark text:name="r107"/><text:soft-page-break/>SUPPORTS_BOOTCLASSPATH_EXTENSION</text:p>
        <text:p text:style-name="P63"><text:span text:style-name="Code2">public static final String </text:span><text:span text:style-name="Code2"><text:span text:style-name="T23">SUPPORTS_BOOTCLASSPATH_EXTENSION</text:span></text:span><text:span text:style-name="Code2"> = "org.osgi.supports.bootclasspath.extension"</text:span></text:p>
        <text:p text:style-name="P92">Framework environment property identifying whether the Framework supports bootclasspath extension bundles.</text:p>
        <text:p text:style-name="P91"><text:span text:style-name="T26">If the value of this property is </text:span><text:span text:style-name="Code2">true</text:span><text:span text:style-name="Default_20_Paragraph_20_Font"><text:span text:style-name="T26">, then the Framework supports bootclasspath extension bundles. The default value is </text:span></text:span><text:span text:style-name="Code2">false</text:span><text:span text:style-name="Default_20_Paragraph_20_Font"><text:span text:style-name="T26">.</text:span></text:span></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3</text:p>
        <text:p text:style-name="P117"/>
        <text:p text:style-name="P125"><text:bookmark text:name="r108"/>SUPPORTS_FRAMEWORK_FRAGMENT</text:p>
        <text:p text:style-name="P63"><text:span text:style-name="Code2">public static final String </text:span><text:span text:style-name="Code2"><text:span text:style-name="T23">SUPPORTS_FRAMEWORK_FRAGMENT</text:span></text:span><text:span text:style-name="Code2"> = "org.osgi.supports.framework.fragment"</text:span></text:p>
        <text:p text:style-name="P92">Framework environment property identifying whether the Framework supports fragment bundles.</text:p>
        <text:p text:style-name="P91"><text:span text:style-name="T26">As of version 1.4, the value of this property must be </text:span><text:span text:style-name="Code2">true</text:span><text:span text:style-name="Default_20_Paragraph_20_Font"><text:span text:style-name="T26">. The Framework must support fragment bundles.</text:span></text:span></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3</text:p>
        <text:p text:style-name="P117"/>
        <text:p text:style-name="P125"><text:bookmark text:name="r109"/>SUPPORTS_FRAMEWORK_REQUIREBUNDLE</text:p>
        <text:p text:style-name="P63"><text:span text:style-name="Code2">public static final String </text:span><text:span text:style-name="Code2"><text:span text:style-name="T23">SUPPORTS_FRAMEWORK_REQUIREBUNDLE</text:span></text:span><text:span text:style-name="Code2"> = "org.osgi.supports.framework.requirebundle"</text:span></text:p>
        <text:p text:style-name="P91"><text:span text:style-name="T26">Framework environment property identifying whether the Framework supports the </text:span><text:a xlink:type="simple" xlink:href="#r74"><text:span text:style-name="Code2"><text:span text:style-name="T13">Require-Bundle</text:span></text:span></text:a><text:span text:style-name="Default_20_Paragraph_20_Font"><text:span text:style-name="T26"> manifest header.</text:span></text:span></text:p>
        <text:p text:style-name="P91"><text:span text:style-name="T26">As of version 1.4, the value of this property must be </text:span><text:span text:style-name="Code2">true</text:span><text:span text:style-name="Default_20_Paragraph_20_Font"><text:span text:style-name="T26">. The Framework must support the </text:span></text:span><text:span text:style-name="Code2">Require-Bundle</text:span><text:span text:style-name="Default_20_Paragraph_20_Font"><text:span text:style-name="T26"> manifest header.</text:span></text:span></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3</text:p>
        <text:p text:style-name="P117"/>
        <text:p text:style-name="P125"><text:bookmark text:name="r110"/>FRAMEWORK_SECURITY</text:p>
        <text:p text:style-name="P63"><text:span text:style-name="Code2">public static final String </text:span><text:span text:style-name="Code2"><text:span text:style-name="T23">FRAMEWORK_SECURITY</text:span></text:span><text:span text:style-name="Code2"> = "org.osgi.framework.security"</text:span></text:p>
        <text:p text:style-name="P86">Framework launching property specifying the type of security manager the framework must use. If not specified then the framework will not set the VM security manager.</text:p>
        <text:p text:style-name="P95">Since:</text:p>
        <text:p text:style-name="P115">1.5</text:p>
        <text:p text:style-name="P95">See Also:</text:p>
        <text:p text:style-name="P114"><text:a xlink:type="simple" xlink:href="#r111"><text:span text:style-name="Code2"><text:span text:style-name="T13">FRAMEWORK_SECURITY_OSGI</text:span></text:span></text:a></text:p>
        <text:p text:style-name="P117"/>
        <text:p text:style-name="P125"><text:bookmark text:name="r111"/><text:soft-page-break/>FRAMEWORK_SECURITY_OSGI</text:p>
        <text:p text:style-name="P63"><text:span text:style-name="Code2">public static final String </text:span><text:span text:style-name="Code2"><text:span text:style-name="T23">FRAMEWORK_SECURITY_OSGI</text:span></text:span><text:span text:style-name="Code2"> = "osgi"</text:span></text:p>
        <text:p text:style-name="P92">Specifies that a security manager that supports all security aspects of the OSGi core specification including postponed conditions must be installed.</text:p>
        <text:p text:style-name="P85"><text:span text:style-name="T26">If this value is specified and there is a security manager already installed, then a </text:span><text:span text:style-name="Code2">SecurityException</text:span><text:span text:style-name="Default_20_Paragraph_20_Font"><text:span text:style-name="T26"> must be thrown when the Framework is initialized.</text:span></text:span></text:p>
        <text:p text:style-name="P95">Since:</text:p>
        <text:p text:style-name="P115">1.5</text:p>
        <text:p text:style-name="P95">See Also:</text:p>
        <text:p text:style-name="P114"><text:a xlink:type="simple" xlink:href="#r110"><text:span text:style-name="Code2"><text:span text:style-name="T13">FRAMEWORK_SECURITY</text:span></text:span></text:a></text:p>
        <text:p text:style-name="P117"/>
        <text:p text:style-name="P125"><text:bookmark text:name="r112"/>FRAMEWORK_STORAGE</text:p>
        <text:p text:style-name="P63"><text:span text:style-name="Code2">public static final String </text:span><text:span text:style-name="Code2"><text:span text:style-name="T23">FRAMEWORK_STORAGE</text:span></text:span><text:span text:style-name="Code2"> = "org.osgi.framework.storage"</text:span></text:p>
        <text:p text:style-name="P92">Framework launching property specifying the persistent storage area used by the framework. The value of this property must be a valid file path in the file system to a directory. If the specified directory does not exist then the framework will create the directory. If the specified path exists but is not a directory or if the framework fails to create the storage directory, then framework initialization must fail. The framework is free to use this directory as it sees fit. This area can not be shared with anything else.</text:p>
        <text:p text:style-name="P86">If this property is not set, the framework should use a reasonable platform default for the persistent storage area.</text:p>
        <text:p text:style-name="P95">Since:</text:p>
        <text:p text:style-name="P115">1.5</text:p>
        <text:p text:style-name="P117"/>
        <text:p text:style-name="P125"><text:bookmark text:name="r113"/>FRAMEWORK_STORAGE_CLEAN</text:p>
        <text:p text:style-name="P63"><text:span text:style-name="Code2">public static final String </text:span><text:span text:style-name="Code2"><text:span text:style-name="T23">FRAMEWORK_STORAGE_CLEAN</text:span></text:span><text:span text:style-name="Code2"> = "org.osgi.framework.storage.clean"</text:span></text:p>
        <text:p text:style-name="P86">Framework launching property specifying if and when the persistent storage area for the framework should be cleaned. If this property is not set, then the framework storage area must not be cleaned.</text:p>
        <text:p text:style-name="P95">Since:</text:p>
        <text:p text:style-name="P115">1.5</text:p>
        <text:p text:style-name="P95">See Also:</text:p>
        <text:p text:style-name="P114"><text:a xlink:type="simple" xlink:href="#r114"><text:span text:style-name="Code2"><text:span text:style-name="T13">FRAMEWORK_STORAGE_CLEAN_ONFIRSTINIT</text:span></text:span></text:a></text:p>
        <text:p text:style-name="P117"/>
        <text:p text:style-name="P125"><text:bookmark text:name="r114"/>FRAMEWORK_STORAGE_CLEAN_ONFIRSTINIT</text:p>
        <text:p text:style-name="P63"><text:span text:style-name="Code2">public static final String </text:span><text:span text:style-name="Code2"><text:span text:style-name="T23">FRAMEWORK_STORAGE_CLEAN_ONFIRSTINIT</text:span></text:span><text:span text:style-name="Code2"> = "onFirstInit"</text:span></text:p>
        <text:p text:style-name="P86">Specifies that the framework storage area must be cleaned before the framework is initialized for the first time. Subsequent inits, starts or updates of the framework will not result in cleaning the framework storage area.</text:p>
        <text:p text:style-name="P95">Since:</text:p>
        <text:p text:style-name="P115">1.5</text:p>
        <text:p text:style-name="P117"/>
        <text:p text:style-name="P125"><text:bookmark text:name="r115"/>FRAMEWORK_LIBRARY_EXTENSIONS</text:p>
        <text:p text:style-name="P63"><text:span text:style-name="Code2">public static final String </text:span><text:span text:style-name="Code2"><text:span text:style-name="T23">FRAMEWORK_LIBRARY_EXTENSIONS</text:span></text:span><text:span text:style-name="Code2"> = "org.osgi.framework.library.extensions"</text:span></text:p>
        <text:p text:style-name="P85"><text:soft-page-break/><text:span text:style-name="T26">Framework launching property specifying a comma separated list of additional library file extensions that must be used when a bundle's class loader is searching for native libraries. If this property is not set, then only the library name returned by </text:span><text:span text:style-name="Code2">System.mapLibraryName(String)</text:span><text:span text:style-name="Default_20_Paragraph_20_Font"><text:span text:style-name="T26"> will be used to search. This is needed for certain operating systems which allow more than one extension for a library. For example, AIX allows library extensions of </text:span></text:span><text:span text:style-name="Code2">.a</text:span><text:span text:style-name="Default_20_Paragraph_20_Font"><text:span text:style-name="T26"> and </text:span></text:span><text:span text:style-name="Code2">.so</text:span><text:span text:style-name="Default_20_Paragraph_20_Font"><text:span text:style-name="T26">, but </text:span></text:span><text:span text:style-name="Code2">System.mapLibraryName(String)</text:span><text:span text:style-name="Default_20_Paragraph_20_Font"><text:span text:style-name="T26"> will only return names with the </text:span></text:span><text:span text:style-name="Code2">.a</text:span><text:span text:style-name="Default_20_Paragraph_20_Font"><text:span text:style-name="T26"> extension.</text:span></text:span></text:p>
        <text:p text:style-name="P95">Since:</text:p>
        <text:p text:style-name="P115">1.5</text:p>
        <text:p text:style-name="P117"/>
        <text:p text:style-name="P125"><text:bookmark text:name="r116"/>FRAMEWORK_EXECPERMISSION</text:p>
        <text:p text:style-name="P63"><text:span text:style-name="Code2">public static final String </text:span><text:span text:style-name="Code2"><text:span text:style-name="T23">FRAMEWORK_EXECPERMISSION</text:span></text:span><text:span text:style-name="Code2"> = "org.osgi.framework.command.execpermission"</text:span></text:p>
        <text:p text:style-name="P92">Framework launching property specifying an optional OS specific command to set file permissions on extracted native code. On some operating systems, it is required that native libraries be set to executable. This optional property allows you to specify the command. For example, on a UNIX style OS, this property could have the following value.</text:p>
        <text:p text:style-name="P94"> chmod +rx ${abspath}</text:p>
        <text:p text:style-name="P85"><text:span text:style-name="T26">The </text:span><text:span text:style-name="T29">${abspath}</text:span><text:span text:style-name="T26"> is used by the framework to substitute the actual absolute file path.</text:span></text:p>
        <text:p text:style-name="P95">Since:</text:p>
        <text:p text:style-name="P115">1.5</text:p>
        <text:p text:style-name="P117"/>
        <text:p text:style-name="P125"><text:bookmark text:name="r117"/>FRAMEWORK_COMMAND_ABSPATH</text:p>
        <text:p text:style-name="P63"><text:span text:style-name="Code2">public static final String </text:span><text:span text:style-name="Code2"><text:span text:style-name="T23">FRAMEWORK_COMMAND_ABSPATH</text:span></text:span><text:span text:style-name="Code2"> = "abspath"</text:span></text:p>
        <text:p text:style-name="P86">Specified the substitution string for the absolute path of a file.</text:p>
        <text:p text:style-name="P95">Since:</text:p>
        <text:p text:style-name="P115">1.6</text:p>
        <text:p text:style-name="P95">See Also:</text:p>
        <text:p text:style-name="P114"><text:a xlink:type="simple" xlink:href="#r116"><text:span text:style-name="Code2"><text:span text:style-name="T13">FRAMEWORK_EXECPERMISSION</text:span></text:span></text:a></text:p>
        <text:p text:style-name="P117"/>
        <text:p text:style-name="P125"><text:bookmark text:name="r118"/>FRAMEWORK_TRUST_REPOSITORIES</text:p>
        <text:p text:style-name="P63"><text:span text:style-name="Code2">public static final String </text:span><text:span text:style-name="Code2"><text:span text:style-name="T23">FRAMEWORK_TRUST_REPOSITORIES</text:span></text:span><text:span text:style-name="Code2"> = "org.osgi.framework.trust.repositories"</text:span></text:p>
        <text:p text:style-name="P91"><text:span text:style-name="T26">Framework launching property specifying the trust repositories used by the framework. The value is a </text:span><text:span text:style-name="Code2">java.io.File.pathSeparator</text:span><text:span text:style-name="Default_20_Paragraph_20_Font"><text:span text:style-name="T26"> separated list of valid file paths to files that contain key stores. Key stores of type </text:span></text:span><text:span text:style-name="Code2">JKS</text:span><text:span text:style-name="Default_20_Paragraph_20_Font"><text:span text:style-name="T26"> must be supported and other key store types may be supported. The framework will use the key stores as trust repositories to authenticate certificates of trusted signers. The key stores are only used as read-only trust repositories to access public keys. No passwords are required to access the key stores' public keys.</text:span></text:span></text:p>
        <text:p text:style-name="P86">Note that framework implementations are allowed to use other trust repositories in addition to the trust repositories specified by this property. How these other trust repositories are configured and populated is implementation specific.</text:p>
        <text:p text:style-name="P95">Since:</text:p>
        <text:p text:style-name="P115">1.5</text:p>
        <text:p text:style-name="P117"/>
        <text:p text:style-name="P125"><text:bookmark text:name="r119"/><text:soft-page-break/>FRAMEWORK_WINDOWSYSTEM</text:p>
        <text:p text:style-name="P63"><text:span text:style-name="Code2">public static final String </text:span><text:span text:style-name="Code2"><text:span text:style-name="T23">FRAMEWORK_WINDOWSYSTEM</text:span></text:span><text:span text:style-name="Code2"> = "org.osgi.framework.windowsystem"</text:span></text:p>
        <text:p text:style-name="P86">Framework launching property specifying the current windowing system. The framework should provide a reasonable default if this is not set.</text:p>
        <text:p text:style-name="P95">Since:</text:p>
        <text:p text:style-name="P115">1.5</text:p>
        <text:p text:style-name="P117"/>
        <text:p text:style-name="P125"><text:bookmark text:name="r120"/>FRAMEWORK_BEGINNING_STARTLEVEL</text:p>
        <text:p text:style-name="P63"><text:span text:style-name="Code2">public static final String </text:span><text:span text:style-name="Code2"><text:span text:style-name="T23">FRAMEWORK_BEGINNING_STARTLEVEL</text:span></text:span><text:span text:style-name="Code2"> = "org.osgi.framework.startlevel.beginning"</text:span></text:p>
        <text:p text:style-name="P86">Framework launching property specifying the beginning start level of the framework.</text:p>
        <text:p text:style-name="P95">Since:</text:p>
        <text:p text:style-name="P115">1.5</text:p>
        <text:p text:style-name="P95">See Also:</text:p>
        <text:p text:style-name="P115">"Core Specification, Starting the Framework."</text:p>
        <text:p text:style-name="P117"/>
        <text:p text:style-name="P125"><text:bookmark text:name="r121"/>FRAMEWORK_BUNDLE_PARENT</text:p>
        <text:p text:style-name="P63"><text:span text:style-name="Code2">public static final String </text:span><text:span text:style-name="Code2"><text:span text:style-name="T23">FRAMEWORK_BUNDLE_PARENT</text:span></text:span><text:span text:style-name="Code2"> = "org.osgi.framework.bundle.parent"</text:span></text:p>
        <text:p text:style-name="P85"><text:span text:style-name="T26">Framework launching property specifying the parent class loader type for all bundle class loaders. Default value is </text:span><text:a xlink:type="simple" xlink:href="#r122"><text:span text:style-name="Code2"><text:span text:style-name="T13">boot</text:span></text:span></text:a><text:span text:style-name="Default_20_Paragraph_20_Font"><text:span text:style-name="T26">.</text:span></text:span></text:p>
        <text:p text:style-name="P95">Since:</text:p>
        <text:p text:style-name="P115">1.5</text:p>
        <text:p text:style-name="P95">See Also:</text:p>
        <text:p text:style-name="P114"><text:a xlink:type="simple" xlink:href="#r122"><text:span text:style-name="Code2"><text:span text:style-name="T13">FRAMEWORK_BUNDLE_PARENT_BOOT</text:span></text:span></text:a><text:span text:style-name="Default_20_Paragraph_20_Font"><text:span text:style-name="T26">, </text:span></text:span><text:a xlink:type="simple" xlink:href="#r123"><text:span text:style-name="Code2"><text:span text:style-name="T13">FRAMEWORK_BUNDLE_PARENT_EXT</text:span></text:span></text:a><text:span text:style-name="Default_20_Paragraph_20_Font"><text:span text:style-name="T26">, </text:span></text:span><text:a xlink:type="simple" xlink:href="#r124"><text:span text:style-name="Code2"><text:span text:style-name="T13">FRAMEWORK_BUNDLE_PARENT_APP</text:span></text:span></text:a><text:span text:style-name="Default_20_Paragraph_20_Font"><text:span text:style-name="T26">, </text:span></text:span><text:a xlink:type="simple" xlink:href="#r125"><text:span text:style-name="Code2"><text:span text:style-name="T13">FRAMEWORK_BUNDLE_PARENT_FRAMEWORK</text:span></text:span></text:a></text:p>
        <text:p text:style-name="P117"/>
        <text:p text:style-name="P125"><text:bookmark text:name="r122"/>FRAMEWORK_BUNDLE_PARENT_BOOT</text:p>
        <text:p text:style-name="P63"><text:span text:style-name="Code2">public static final String </text:span><text:span text:style-name="Code2"><text:span text:style-name="T23">FRAMEWORK_BUNDLE_PARENT_BOOT</text:span></text:span><text:span text:style-name="Code2"> = "boot"</text:span></text:p>
        <text:p text:style-name="P86">Specifies to use of the boot class loader as the parent class loader for all bundle class loaders.</text:p>
        <text:p text:style-name="P95">Since:</text:p>
        <text:p text:style-name="P115">1.5</text:p>
        <text:p text:style-name="P95">See Also:</text:p>
        <text:p text:style-name="P114"><text:a xlink:type="simple" xlink:href="#r121"><text:span text:style-name="Code2"><text:span text:style-name="T13">FRAMEWORK_BUNDLE_PARENT</text:span></text:span></text:a></text:p>
        <text:p text:style-name="P117"/>
        <text:p text:style-name="P125"><text:bookmark text:name="r123"/>FRAMEWORK_BUNDLE_PARENT_EXT</text:p>
        <text:p text:style-name="P63"><text:span text:style-name="Code2">public static final String </text:span><text:span text:style-name="Code2"><text:span text:style-name="T23">FRAMEWORK_BUNDLE_PARENT_EXT</text:span></text:span><text:span text:style-name="Code2"> = "ext"</text:span></text:p>
        <text:p text:style-name="P86">Specifies to use the extension class loader as the parent class loader for all bundle class loaders.</text:p>
        <text:p text:style-name="P95">Since:</text:p>
        <text:p text:style-name="P115">1.5</text:p>
        <text:p text:style-name="P95">See Also:</text:p>
        <text:p text:style-name="P114"><text:a xlink:type="simple" xlink:href="#r121"><text:span text:style-name="Code2"><text:span text:style-name="T13">FRAMEWORK_BUNDLE_PARENT</text:span></text:span></text:a></text:p>
        <text:p text:style-name="P117"><text:soft-page-break/></text:p>
        <text:p text:style-name="P125"><text:bookmark text:name="r124"/>FRAMEWORK_BUNDLE_PARENT_APP</text:p>
        <text:p text:style-name="P63"><text:span text:style-name="Code2">public static final String </text:span><text:span text:style-name="Code2"><text:span text:style-name="T23">FRAMEWORK_BUNDLE_PARENT_APP</text:span></text:span><text:span text:style-name="Code2"> = "app"</text:span></text:p>
        <text:p text:style-name="P85"><text:span text:style-name="T26">Specifies to use the application class loader as the parent class loader for all bundle class loaders. Depending on how the framework is launched, this may refer to the same class loader as </text:span><text:a xlink:type="simple" xlink:href="#r125"><text:span text:style-name="Code2"><text:span text:style-name="T13">FRAMEWORK_BUNDLE_PARENT_FRAMEWORK</text:span></text:span></text:a><text:span text:style-name="Default_20_Paragraph_20_Font"><text:span text:style-name="T26">.</text:span></text:span></text:p>
        <text:p text:style-name="P95">Since:</text:p>
        <text:p text:style-name="P115">1.5</text:p>
        <text:p text:style-name="P95">See Also:</text:p>
        <text:p text:style-name="P114"><text:a xlink:type="simple" xlink:href="#r121"><text:span text:style-name="Code2"><text:span text:style-name="T13">FRAMEWORK_BUNDLE_PARENT</text:span></text:span></text:a></text:p>
        <text:p text:style-name="P117"/>
        <text:p text:style-name="P125"><text:bookmark text:name="r125"/>FRAMEWORK_BUNDLE_PARENT_FRAMEWORK</text:p>
        <text:p text:style-name="P63"><text:span text:style-name="Code2">public static final String </text:span><text:span text:style-name="Code2"><text:span text:style-name="T23">FRAMEWORK_BUNDLE_PARENT_FRAMEWORK</text:span></text:span><text:span text:style-name="Code2"> = "framework"</text:span></text:p>
        <text:p text:style-name="P85"><text:span text:style-name="T26">Specifies to use the framework class loader as the parent class loader for all bundle class loaders. The framework class loader is the class loader used to load the framework implementation. Depending on how the framework is launched, this may refer to the same class loader as </text:span><text:a xlink:type="simple" xlink:href="#r124"><text:span text:style-name="Code2"><text:span text:style-name="T13">FRAMEWORK_BUNDLE_PARENT_APP</text:span></text:span></text:a><text:span text:style-name="Default_20_Paragraph_20_Font"><text:span text:style-name="T26">.</text:span></text:span></text:p>
        <text:p text:style-name="P95">Since:</text:p>
        <text:p text:style-name="P115">1.5</text:p>
        <text:p text:style-name="P95">See Also:</text:p>
        <text:p text:style-name="P114"><text:a xlink:type="simple" xlink:href="#r121"><text:span text:style-name="Code2"><text:span text:style-name="T13">FRAMEWORK_BUNDLE_PARENT</text:span></text:span></text:a></text:p>
        <text:p text:style-name="P117"/>
        <text:p text:style-name="P125"><text:bookmark text:name="r126"/>OBJECTCLASS</text:p>
        <text:p text:style-name="P63"><text:span text:style-name="Code2">public static final String </text:span><text:span text:style-name="Code2"><text:span text:style-name="T23">OBJECTCLASS</text:span></text:span><text:span text:style-name="Code2"> = "objectClass"</text:span></text:p>
        <text:p text:style-name="P91"><text:span text:style-name="T26">Service property identifying all of the class names under which a service was registered in the Framework. The value of this property must be of type </text:span><text:span text:style-name="Code2">String[]</text:span><text:span text:style-name="Default_20_Paragraph_20_Font"><text:span text:style-name="T26">.</text:span></text:span></text:p>
        <text:p text:style-name="P86">This property is set by the Framework when a service is registered.</text:p>
        <text:p text:style-name="P119"/>
        <text:p text:style-name="P125"><text:bookmark text:name="r127"/>SERVICE_ID</text:p>
        <text:p text:style-name="P63"><text:span text:style-name="Code2">public static final String </text:span><text:span text:style-name="Code2"><text:span text:style-name="T23">SERVICE_ID</text:span></text:span><text:span text:style-name="Code2"> = "service.id"</text:span></text:p>
        <text:p text:style-name="P91"><text:span text:style-name="T26">Service property identifying a service's registration number. The value of this property must be of type </text:span><text:span text:style-name="Code2">Long</text:span><text:span text:style-name="Default_20_Paragraph_20_Font"><text:span text:style-name="T26">.</text:span></text:span></text:p>
        <text:p text:style-name="P86">The value of this property is assigned by the Framework when a service is registered. The Framework assigns a unique value that is larger than all previously assigned values since the Framework was started. These values are NOT persistent across restarts of the Framework.</text:p>
        <text:p text:style-name="P119"/>
        <text:p text:style-name="P125"><text:bookmark text:name="r128"/>SERVICE_PID</text:p>
        <text:p text:style-name="P63"><text:span text:style-name="Code2">public static final String </text:span><text:span text:style-name="Code2"><text:span text:style-name="T23">SERVICE_PID</text:span></text:span><text:span text:style-name="Code2"> = "service.pid"</text:span></text:p>
        <text:p text:style-name="P92">Service property identifying a service's persistent identifier.</text:p>
        <text:p text:style-name="P91"><text:span text:style-name="T26">This property may be supplied in the </text:span><text:span text:style-name="Code2">propertiesDictionary</text:span><text:span text:style-name="Default_20_Paragraph_20_Font"><text:span text:style-name="T26"> object passed to the </text:span></text:span><text:span text:style-name="Code2">BundleContext.registerService</text:span><text:span text:style-name="Default_20_Paragraph_20_Font"><text:span text:style-name="T26"> method. The value of this property must be of type </text:span></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2"><text:soft-page-break/>A service's persistent identifier uniquely identifies the service and persists across multiple Framework invocations.</text:p>
        <text:p text:style-name="P85"><text:span text:style-name="T26">By convention, every bundle has its own unique namespace, starting with the bundle's identifier (see </text:span><text:span text:style-name="Code2">org.osgi.framework.Bundle.getBundleId()</text:span><text:span text:style-name="Default_20_Paragraph_20_Font"><text:span text:style-name="T26">) and followed by a dot (.). A bundle may use this as the prefix of the persistent identifiers for the services it registers.</text:span></text:span></text:p>
        <text:p text:style-name="P119"/>
        <text:p text:style-name="P125"><text:bookmark text:name="r129"/>SERVICE_RANKING</text:p>
        <text:p text:style-name="P63"><text:span text:style-name="Code2">public static final String </text:span><text:span text:style-name="Code2"><text:span text:style-name="T23">SERVICE_RANKING</text:span></text:span><text:span text:style-name="Code2"> = "service.ranking"</text:span></text:p>
        <text:p text:style-name="P92">Service property identifying a service's ranking number.</text:p>
        <text:p text:style-name="P91"><text:span text:style-name="T26">This property may be supplied in the </text:span><text:span text:style-name="Code2">properties Dictionary</text:span><text:span text:style-name="Default_20_Paragraph_20_Font"><text:span text:style-name="T26"> object passed to the </text:span></text:span><text:span text:style-name="Code2">BundleContext.registerService</text:span><text:span text:style-name="Default_20_Paragraph_20_Font"><text:span text:style-name="T26"> method. The value of this property must be of type </text:span></text:span><text:span text:style-name="Code2">Integer</text:span><text:span text:style-name="Default_20_Paragraph_20_Font"><text:span text:style-name="T26">.</text:span></text:span></text:p>
        <text:p text:style-name="P91"><text:span text:style-name="T26">The service ranking is used by the Framework to determine the </text:span><text:span text:style-name="T27">natural order</text:span><text:span text:style-name="T26"> of services, see </text:span><text:span text:style-name="Code2">org.osgi.framework.ServiceReference.compareTo(Object)</text:span><text:span text:style-name="Default_20_Paragraph_20_Font"><text:span text:style-name="T26">, and the </text:span></text:span><text:span text:style-name="Default_20_Paragraph_20_Font"><text:span text:style-name="T27">default</text:span></text:span><text:span text:style-name="Default_20_Paragraph_20_Font"><text:span text:style-name="T26"> service to be returned from a call to the </text:span></text:span><text:a xlink:type="simple" xlink:href="#r26"><text:span text:style-name="Code2"><text:span text:style-name="T13">BundleContext.getServiceReference(Class)</text:span></text:span></text:a><text:span text:style-name="Default_20_Paragraph_20_Font"><text:span text:style-name="T26"> or </text:span></text:span><text:a xlink:type="simple" xlink:href="#r25"><text:span text:style-name="Code2"><text:span text:style-name="T13">BundleContext.getServiceReference(String)</text:span></text:span></text:a><text:span text:style-name="Default_20_Paragraph_20_Font"><text:span text:style-name="T26"> method.</text:span></text:span></text:p>
        <text:p text:style-name="P91"><text:span text:style-name="T26">The default ranking is zero (0). A service with a ranking of </text:span><text:span text:style-name="Code2">Integer.MAX_VALUE</text:span><text:span text:style-name="Default_20_Paragraph_20_Font"><text:span text:style-name="T26"> is very likely to be returned as the default service, whereas a service with a ranking of </text:span></text:span><text:span text:style-name="Code2">Integer.MIN_VALUE</text:span><text:span text:style-name="Default_20_Paragraph_20_Font"><text:span text:style-name="T26"> is very unlikely to be returned.</text:span></text:span></text:p>
        <text:p text:style-name="P85"><text:span text:style-name="T26">If the supplied property value is not of type </text:span><text:span text:style-name="Code2">Integer</text:span><text:span text:style-name="Default_20_Paragraph_20_Font"><text:span text:style-name="T26">, it is deemed to have a ranking value of zero.</text:span></text:span></text:p>
        <text:p text:style-name="P119"/>
        <text:p text:style-name="P125"><text:bookmark text:name="r130"/>SERVICE_VENDOR</text:p>
        <text:p text:style-name="P63"><text:span text:style-name="Code2">public static final String </text:span><text:span text:style-name="Code2"><text:span text:style-name="T23">SERVICE_VENDOR</text:span></text:span><text:span text:style-name="Code2"> = "service.vendor"</text:span></text:p>
        <text:p text:style-name="P92">Service property identifying a service's vendor.</text:p>
        <text:p text:style-name="P85"><text:span text:style-name="T26">This property may be supplied in the properties </text:span><text:span text:style-name="Code2">Dictionary</text:span><text:span text:style-name="Default_20_Paragraph_20_Font"><text:span text:style-name="T26"> object passed to the </text:span></text:span><text:span text:style-name="Code2">BundleContext.registerService</text:span><text:span text:style-name="Default_20_Paragraph_20_Font"><text:span text:style-name="T26"> method.</text:span></text:span></text:p>
        <text:p text:style-name="P119"/>
        <text:p text:style-name="P125"><text:bookmark text:name="r131"/>SERVICE_DESCRIPTION</text:p>
        <text:p text:style-name="P63"><text:span text:style-name="Code2">public static final String </text:span><text:span text:style-name="Code2"><text:span text:style-name="T23">SERVICE_DESCRIPTION</text:span></text:span><text:span text:style-name="Code2"> = "service.description"</text:span></text:p>
        <text:p text:style-name="P92">Service property identifying a service's description.</text:p>
        <text:p text:style-name="P85"><text:span text:style-name="T26">This property may be supplied in the properties </text:span><text:span text:style-name="Code2">Dictionary</text:span><text:span text:style-name="Default_20_Paragraph_20_Font"><text:span text:style-name="T26"> object passed to the </text:span></text:span><text:span text:style-name="Code2">BundleContext.registerService</text:span><text:span text:style-name="Default_20_Paragraph_20_Font"><text:span text:style-name="T26"> method.</text:span></text:span></text:p>
        <text:p text:style-name="P119"/>
        <text:p text:style-name="P125"><text:bookmark text:name="r132"/>SERVICE_SCOPE</text:p>
        <text:p text:style-name="P63"><text:span text:style-name="Code2">public static final String </text:span><text:span text:style-name="Code2"><text:span text:style-name="T23">SERVICE_SCOPE</text:span></text:span><text:span text:style-name="Code2"> = "service.scope"</text:span></text:p>
        <text:p text:style-name="P92">Service property identifying a service's scope.</text:p>
        <text:p text:style-name="P85"><text:span text:style-name="T26">This property is set by the Framework when a service is registered. If the registered object implements </text:span><text:a xlink:type="simple" xlink:href="#r164"><text:span text:style-name="Code2"><text:span text:style-name="T13">PrototypeServiceFactory</text:span></text:span></text:a><text:span text:style-name="Default_20_Paragraph_20_Font"><text:span text:style-name="T26">, then the value of this service property will be </text:span></text:span><text:a xlink:type="simple" xlink:href="#r135"><text:span text:style-name="Code2"><text:span text:style-name="T13">SCOPE_PROTOTYPE</text:span></text:span></text:a><text:span text:style-name="Default_20_Paragraph_20_Font"><text:span text:style-name="T26">. Otherwise, if the registered object implements </text:span></text:span><text:a xlink:type="simple" xlink:href="#r168"><text:span text:style-name="Code2"><text:span text:style-name="T13">ServiceFactory</text:span></text:span></text:a><text:span text:style-name="Default_20_Paragraph_20_Font"><text:span text:style-name="T26">, then the value of this service property will be </text:span></text:span><text:a xlink:type="simple" xlink:href="#r134"><text:span text:style-name="Code2"><text:span text:style-name="T13">SCOPE_BUNDLE</text:span></text:span></text:a><text:span text:style-name="Default_20_Paragraph_20_Font"><text:span text:style-name="T26">. Otherwise, the value of this service property will be </text:span></text:span><text:a xlink:type="simple" xlink:href="#r133"><text:span text:style-name="Code2"><text:span text:style-name="T13">SCOPE_SINGLETON</text:span></text:span></text:a><text:span text:style-name="Default_20_Paragraph_20_Font"><text:span text:style-name="T26">.</text:span></text:span></text:p>
        <text:p text:style-name="P95"><text:soft-page-break/>Since:</text:p>
        <text:p text:style-name="P115">1.8</text:p>
        <text:p text:style-name="P95">See Also:</text:p>
        <text:p text:style-name="P114"><text:a xlink:type="simple" xlink:href="#r133"><text:span text:style-name="Code2"><text:span text:style-name="T13">SCOPE_SINGLETON</text:span></text:span></text:a><text:span text:style-name="Default_20_Paragraph_20_Font"><text:span text:style-name="T26">, </text:span></text:span><text:a xlink:type="simple" xlink:href="#r134"><text:span text:style-name="Code2"><text:span text:style-name="T13">SCOPE_BUNDLE</text:span></text:span></text:a><text:span text:style-name="Default_20_Paragraph_20_Font"><text:span text:style-name="T26">, </text:span></text:span><text:a xlink:type="simple" xlink:href="#r135"><text:span text:style-name="Code2"><text:span text:style-name="T13">SCOPE_PROTOTYPE</text:span></text:span></text:a></text:p>
        <text:p text:style-name="P117"/>
        <text:p text:style-name="P125"><text:bookmark text:name="r133"/>SCOPE_SINGLETON</text:p>
        <text:p text:style-name="P63"><text:span text:style-name="Code2">public static final String </text:span><text:span text:style-name="Code2"><text:span text:style-name="T23">SCOPE_SINGLETON</text:span></text:span><text:span text:style-name="Code2"> = "singleton"</text:span></text:p>
        <text:p text:style-name="P86">Service scope is singleton. All bundles using the service receive the same service object.</text:p>
        <text:p text:style-name="P95">Since:</text:p>
        <text:p text:style-name="P115">1.8</text:p>
        <text:p text:style-name="P95">See Also:</text:p>
        <text:p text:style-name="P114"><text:a xlink:type="simple" xlink:href="#r132"><text:span text:style-name="Code2"><text:span text:style-name="T13">SERVICE_SCOPE</text:span></text:span></text:a></text:p>
        <text:p text:style-name="P117"/>
        <text:p text:style-name="P125"><text:bookmark text:name="r134"/>SCOPE_BUNDLE</text:p>
        <text:p text:style-name="P63"><text:span text:style-name="Code2">public static final String </text:span><text:span text:style-name="Code2"><text:span text:style-name="T23">SCOPE_BUNDLE</text:span></text:span><text:span text:style-name="Code2"> = "bundle"</text:span></text:p>
        <text:p text:style-name="P86">Service scope is bundle. Each bundle using the service receives a customized service object.</text:p>
        <text:p text:style-name="P95">Since:</text:p>
        <text:p text:style-name="P115">1.8</text:p>
        <text:p text:style-name="P95">See Also:</text:p>
        <text:p text:style-name="P114"><text:a xlink:type="simple" xlink:href="#r132"><text:span text:style-name="Code2"><text:span text:style-name="T13">SERVICE_SCOPE</text:span></text:span></text:a></text:p>
        <text:p text:style-name="P117"/>
        <text:p text:style-name="P125"><text:bookmark text:name="r135"/>SCOPE_PROTOTYPE</text:p>
        <text:p text:style-name="P63"><text:span text:style-name="Code2">public static final String </text:span><text:span text:style-name="Code2"><text:span text:style-name="T23">SCOPE_PROTOTYPE</text:span></text:span><text:span text:style-name="Code2"> = "prototype"</text:span></text:p>
        <text:p text:style-name="P85"><text:span text:style-name="T26">Service scope is prototype. Each bundle using the service receives either a customized service object or can request multiple customized service objects via </text:span><text:a xlink:type="simple" xlink:href="#r173"><text:span text:style-name="Code2"><text:span text:style-name="T13">ServiceObjects</text:span></text:span></text:a><text:span text:style-name="Default_20_Paragraph_20_Font"><text:span text:style-name="T26">.</text:span></text:span></text:p>
        <text:p text:style-name="P95">Since:</text:p>
        <text:p text:style-name="P115">1.8</text:p>
        <text:p text:style-name="P95">See Also:</text:p>
        <text:p text:style-name="P114"><text:a xlink:type="simple" xlink:href="#r132"><text:span text:style-name="Code2"><text:span text:style-name="T13">SERVICE_SCOPE</text:span></text:span></text:a></text:p>
        <text:p text:style-name="P117"/>
        <text:p text:style-name="P125"><text:bookmark text:name="r136"/>FRAMEWORK_UUID</text:p>
        <text:p text:style-name="P63"><text:span text:style-name="Code2">public static final String </text:span><text:span text:style-name="Code2"><text:span text:style-name="T23">FRAMEWORK_UUID</text:span></text:span><text:span text:style-name="Code2"> = "org.osgi.framework.uuid"</text:span></text:p>
        <text:p text:style-name="P91"><text:span text:style-name="T26">Framework environment property identifying the Framework's universally unique identifier (UUID). A UUID represents a 128-bit value. A new UUID is generated by the </text:span><text:span text:style-name="Code2">org.osgi.framework.launch.Framework.init()</text:span><text:span text:style-name="Default_20_Paragraph_20_Font"><text:span text:style-name="T26"> method each time a framework is initialized. The value of this property must conform to the UUID string representation specified in </text:span></text:span><text:a xlink:type="simple" xlink:href="http://www.ietf.org/rfc/rfc4122.txt"><text:span text:style-name="Default_20_Paragraph_20_Font"><text:span text:style-name="T11">RFC 4122</text:span></text:span></text:a><text:span text:style-name="Default_20_Paragraph_20_Font"><text:span text:style-name="T26">.</text:span></text:span></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6</text:p>
        <text:p text:style-name="P117"/>
        <text:p text:style-name="P125"><text:bookmark text:name="r137"/><text:soft-page-break/>REMOTE_CONFIGS_SUPPORTED</text:p>
        <text:p text:style-name="P63"><text:span text:style-name="Code2">public static final String </text:span><text:span text:style-name="Code2"><text:span text:style-name="T23">REMOTE_CONFIGS_SUPPORTED</text:span></text:span><text:span text:style-name="Code2"> = "remote.configs.supported"</text:span></text:p>
        <text:p text:style-name="P92">Service property identifying the configuration types supported by a distribution provider. Registered by the distribution provider on one of its services to indicate the supported configuration types.</text:p>
        <text:p text:style-name="P85"><text:span text:style-name="T26">The value of this property must be of type </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See Also:</text:p>
        <text:p text:style-name="P115">"Remote Services Specification"</text:p>
        <text:p text:style-name="P117"/>
        <text:p text:style-name="P125"><text:bookmark text:name="r138"/>REMOTE_INTENTS_SUPPORTED</text:p>
        <text:p text:style-name="P63"><text:span text:style-name="Code2">public static final String </text:span><text:span text:style-name="Code2"><text:span text:style-name="T23">REMOTE_INTENTS_SUPPORTED</text:span></text:span><text:span text:style-name="Code2"> = "remote.intents.supported"</text:span></text:p>
        <text:p text:style-name="P92">Service property identifying the intents supported by a distribution provider. Registered by the distribution provider on one of its services to indicate the vocabulary of implemented intents.</text:p>
        <text:p text:style-name="P85"><text:span text:style-name="T26">The value of this property must be of type </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See Also:</text:p>
        <text:p text:style-name="P115">"Remote Services Specification"</text:p>
        <text:p text:style-name="P117"/>
        <text:p text:style-name="P125"><text:bookmark text:name="r139"/>SERVICE_EXPORTED_CONFIGS</text:p>
        <text:p text:style-name="P63"><text:span text:style-name="Code2">public static final String </text:span><text:span text:style-name="Code2"><text:span text:style-name="T23">SERVICE_EXPORTED_CONFIGS</text:span></text:span><text:span text:style-name="Code2"> = "service.exported.configs"</text:span></text:p>
        <text:p text:style-name="P92">Service property identifying the configuration types that should be used to export the service. Each configuration type represents the configuration parameters for an endpoint. A distribution provider should create an endpoint for each configuration type that it supports.</text:p>
        <text:p text:style-name="P85"><text:span text:style-name="T26">This property may be supplied in the </text:span><text:span text:style-name="Code2">propertiesDictionary</text:span><text:span text:style-name="Default_20_Paragraph_20_Font"><text:span text:style-name="T26"> object passed to the </text:span></text:span><text:span text:style-name="Code2">BundleContext.registerService</text:span><text:span text:style-name="Default_20_Paragraph_20_Font"><text:span text:style-name="T26"> method. The value of this property must be of type </text:span></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See Also:</text:p>
        <text:p text:style-name="P115">"Remote Services Specification"</text:p>
        <text:p text:style-name="P117"/>
        <text:p text:style-name="P125"><text:bookmark text:name="r140"/>SERVICE_EXPORTED_INTENTS</text:p>
        <text:p text:style-name="P63"><text:span text:style-name="Code2">public static final String </text:span><text:span text:style-name="Code2"><text:span text:style-name="T23">SERVICE_EXPORTED_INTENTS</text:span></text:span><text:span text:style-name="Code2"> = "service.exported.intents"</text:span></text:p>
        <text:p text:style-name="P92">Service property identifying the intents that the distribution provider must implement to distribute the service. Intents listed in this property are reserved for intents that are critical for the code to function correctly, for example, ordering of messages. These intents should not be configurable.</text:p>
        <text:p text:style-name="P85"><text:span text:style-name="T26">This property may be supplied in the </text:span><text:span text:style-name="Code2">propertiesDictionary</text:span><text:span text:style-name="Default_20_Paragraph_20_Font"><text:span text:style-name="T26"> object passed to the </text:span></text:span><text:span text:style-name="Code2">BundleContext.registerService</text:span><text:span text:style-name="Default_20_Paragraph_20_Font"><text:span text:style-name="T26"> method. The value of this property must be of type </text:span></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text:soft-page-break/>See Also:</text:p>
        <text:p text:style-name="P115">"Remote Services Specification"</text:p>
        <text:p text:style-name="P117"/>
        <text:p text:style-name="P125"><text:bookmark text:name="r141"/>SERVICE_EXPORTED_INTENTS_EXTRA</text:p>
        <text:p text:style-name="P63"><text:span text:style-name="Code2">public static final String </text:span><text:span text:style-name="Code2"><text:span text:style-name="T23">SERVICE_EXPORTED_INTENTS_EXTRA</text:span></text:span><text:span text:style-name="Code2"> = "service.exported.intents.extra"</text:span></text:p>
        <text:p text:style-name="P91"><text:span text:style-name="T26">Service property identifying the extra intents that the distribution provider must implement to distribute the service. This property is merged with the </text:span><text:span text:style-name="Code2">service.exported.intents</text:span><text:span text:style-name="Default_20_Paragraph_20_Font"><text:span text:style-name="T26"> property before the distribution provider interprets the listed intents; it has therefore the same semantics but the property should be configurable so the administrator can choose the intents based on the topology. Bundles should therefore make this property configurable, for example through the Configuration Admin service.</text:span></text:span></text:p>
        <text:p text:style-name="P85"><text:span text:style-name="T26">This property may be supplied in the </text:span><text:span text:style-name="Code2">propertiesDictionary</text:span><text:span text:style-name="Default_20_Paragraph_20_Font"><text:span text:style-name="T26"> object passed to the </text:span></text:span><text:span text:style-name="Code2">BundleContext.registerService</text:span><text:span text:style-name="Default_20_Paragraph_20_Font"><text:span text:style-name="T26"> method. The value of this property must be of type </text:span></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See Also:</text:p>
        <text:p text:style-name="P115">"Remote Services Specification"</text:p>
        <text:p text:style-name="P117"/>
        <text:p text:style-name="P125"><text:bookmark text:name="r142"/>SERVICE_EXPORTED_INTERFACES</text:p>
        <text:p text:style-name="P63"><text:span text:style-name="Code2">public static final String </text:span><text:span text:style-name="Code2"><text:span text:style-name="T23">SERVICE_EXPORTED_INTERFACES</text:span></text:span><text:span text:style-name="Code2"> = "service.exported.interfaces"</text:span></text:p>
        <text:p text:style-name="P91"><text:span text:style-name="T26">Service property marking the service for export. It defines the interfaces under which this service can be exported. This list must be a subset of the types under which the service was registered. The single value of an asterisk (</text:span><text:span text:style-name="Code2">'*'</text:span><text:span text:style-name="Default_20_Paragraph_20_Font"><text:span text:style-name="T26"> \u002A) indicates all the interface types under which the service was registered excluding the non-interface types. It is strongly recommended to only export interface types and not concrete classes due to the complexity of creating proxies for some type of concrete classes.</text:span></text:span></text:p>
        <text:p text:style-name="P85"><text:span text:style-name="T26">This property may be supplied in the </text:span><text:span text:style-name="Code2">propertiesDictionary</text:span><text:span text:style-name="Default_20_Paragraph_20_Font"><text:span text:style-name="T26"> object passed to the </text:span></text:span><text:span text:style-name="Code2">BundleContext.registerService</text:span><text:span text:style-name="Default_20_Paragraph_20_Font"><text:span text:style-name="T26"> method. The value of this property must be of type </text:span></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See Also:</text:p>
        <text:p text:style-name="P115">"Remote Services Specification"</text:p>
        <text:p text:style-name="P117"/>
        <text:p text:style-name="P125"><text:bookmark text:name="r143"/>SERVICE_IMPORTED</text:p>
        <text:p text:style-name="P63"><text:span text:style-name="Code2">public static final String </text:span><text:span text:style-name="Code2"><text:span text:style-name="T23">SERVICE_IMPORTED</text:span></text:span><text:span text:style-name="Code2"> = "service.imported"</text:span></text:p>
        <text:p text:style-name="P92">Service property identifying the service as imported. This service property must be set by a distribution provider to any value when it registers the endpoint proxy as an imported service. A bundle can use this property to filter out imported services.</text:p>
        <text:p text:style-name="P86">The value of this property may be of any type.</text:p>
        <text:p text:style-name="P95">Since:</text:p>
        <text:p text:style-name="P115">1.6</text:p>
        <text:p text:style-name="P95">See Also:</text:p>
        <text:p text:style-name="P115">"Remote Services Specification"</text:p>
        <text:p text:style-name="P117"/>
        <text:p text:style-name="P125"><text:bookmark text:name="r144"/><text:soft-page-break/>SERVICE_IMPORTED_CONFIGS</text:p>
        <text:p text:style-name="P63"><text:span text:style-name="Code2">public static final String </text:span><text:span text:style-name="Code2"><text:span text:style-name="T23">SERVICE_IMPORTED_CONFIGS</text:span></text:span><text:span text:style-name="Code2"> = "service.imported.configs"</text:span></text:p>
        <text:p text:style-name="P92">Service property identifying the configuration types used to import the service. Any associated properties for this configuration types must be properly mapped to the importing system. For example, a URL in these properties must point to a valid resource when used in the importing framework. If multiple configuration types are listed in this property, then they must be synonyms for exactly the same remote endpoint that is used to export this service.</text:p>
        <text:p text:style-name="P85"><text:span text:style-name="T26">The value of this property must be of type </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See Also:</text:p>
        <text:p text:style-name="P114"><text:span text:style-name="T26">"Remote Services Specification", </text:span><text:a xlink:type="simple" xlink:href="#r139"><text:span text:style-name="Code2"><text:span text:style-name="T13">SERVICE_EXPORTED_CONFIGS</text:span></text:span></text:a></text:p>
        <text:p text:style-name="P117"/>
        <text:p text:style-name="P125"><text:bookmark text:name="r145"/>SERVICE_INTENTS</text:p>
        <text:p text:style-name="P63"><text:span text:style-name="Code2">public static final String </text:span><text:span text:style-name="Code2"><text:span text:style-name="T23">SERVICE_INTENTS</text:span></text:span><text:span text:style-name="Code2"> = "service.intents"</text:span></text:p>
        <text:p text:style-name="P92">Service property identifying the intents that this service implement. This property has a dual purpose:</text:p>
        <text:list xml:id="list1187111812055576513" text:style-name="RTF_5f_Num_20_14">
          <text:list-item>
            <text:p text:style-name="P28">A bundle can use this service property to notify the distribution provider that these intents are already implemented by the exported service object.</text:p>
          </text:list-item>
          <text:list-item>
            <text:p text:style-name="P52">A distribution provider must use this property to convey the combined intents of: the exporting service, the intents that the exporting distribution provider adds, and the intents that the importing distribution provider adds.</text:p>
          </text:list-item>
        </text:list>
        <text:p text:style-name="P92">To export a service, a distribution provider must expand any qualified intents. Both the exporting and importing distribution providers must recognize all intents before a service can be distributed.</text:p>
        <text:p text:style-name="P85"><text:span text:style-name="T26">The value of this property must be of type </text:span><text:span text:style-name="Code2">String</text:span><text:span text:style-name="Default_20_Paragraph_20_Font"><text:span text:style-name="T26">, </text:span></text:span><text:span text:style-name="Code2">String[]</text:span><text:span text:style-name="Default_20_Paragraph_20_Font"><text:span text:style-name="T26">, or </text:span></text:span><text:span text:style-name="Code2">Collection</text:span><text:span text:style-name="Default_20_Paragraph_20_Font"><text:span text:style-name="T26"> of </text:span></text:span><text:span text:style-name="Code2">String</text:span><text:span text:style-name="Default_20_Paragraph_20_Font"><text:span text:style-name="T26">.</text:span></text:span></text:p>
        <text:p text:style-name="P95">Since:</text:p>
        <text:p text:style-name="P115">1.6</text:p>
        <text:p text:style-name="P95">See Also:</text:p>
        <text:p text:style-name="P115">"Remote Services Specification"</text:p>
        <text:p text:style-name="P117"/>
        <text:p text:style-name="P125"><text:bookmark text:name="r146"/>PROVIDE_CAPABILITY</text:p>
        <text:p text:style-name="P63"><text:span text:style-name="Code2">public static final String </text:span><text:span text:style-name="Code2"><text:span text:style-name="T23">PROVIDE_CAPABILITY</text:span></text:span><text:span text:style-name="Code2"> = "Provide-Capability"</text:span></text:p>
        <text:p text:style-name="P92">Manifest header identifying the capabilities that the bundle offers to provide to other bundles.</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6</text:p>
        <text:p text:style-name="P117"/>
        <text:p text:style-name="P125"><text:bookmark text:name="r147"/>REQUIRE_CAPABILITY</text:p>
        <text:p text:style-name="P63"><text:span text:style-name="Code2">public static final String </text:span><text:span text:style-name="Code2"><text:span text:style-name="T23">REQUIRE_CAPABILITY</text:span></text:span><text:span text:style-name="Code2"> = "Require-Capability"</text:span></text:p>
        <text:p text:style-name="P92">Manifest header identifying the capabilities on which the bundle depends.</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text:soft-page-break/>Since:</text:p>
        <text:p text:style-name="P115">1.6</text:p>
        <text:p text:style-name="P117"/>
        <text:p text:style-name="P125"><text:bookmark text:name="r148"/>EFFECTIVE_DIRECTIVE</text:p>
        <text:p text:style-name="P63"><text:span text:style-name="Code2">public static final String </text:span><text:span text:style-name="Code2"><text:span text:style-name="T23">EFFECTIVE_DIRECTIVE</text:span></text:span><text:span text:style-name="Code2"> = "effective"</text:span></text:p>
        <text:p text:style-name="P91"><text:span text:style-name="T26">Manifest header directive identifying the effective time of the provided capability. The default value is </text:span><text:a xlink:type="simple" xlink:href="#r149"><text:span text:style-name="Code2"><text:span text:style-name="T13">resolve</text:span></text:span></text:a><text:span text:style-name="Default_20_Paragraph_20_Font"><text:span text:style-name="T26">.</text:span></text:span></text:p>
        <text:p text:style-name="P92">The directive value is encoded in the Provide-Capability manifest header like:</text:p>
        <text:p text:style-name="P88">     Provide-Capability: com.acme.capability; effective:="resolve"</text:p>
        <text:p text:style-name="P95">Since:</text:p>
        <text:p text:style-name="P115">1.6</text:p>
        <text:p text:style-name="P95">See Also:</text:p>
        <text:p text:style-name="P114"><text:a xlink:type="simple" xlink:href="#r146"><text:span text:style-name="Code2"><text:span text:style-name="T13">PROVIDE_CAPABILITY</text:span></text:span></text:a><text:span text:style-name="Default_20_Paragraph_20_Font"><text:span text:style-name="T26">, </text:span></text:span><text:a xlink:type="simple" xlink:href="#r149"><text:span text:style-name="Code2"><text:span text:style-name="T13">EFFECTIVE_RESOLVE</text:span></text:span></text:a><text:span text:style-name="Default_20_Paragraph_20_Font"><text:span text:style-name="T26">, </text:span></text:span><text:a xlink:type="simple" xlink:href="#r150"><text:span text:style-name="Code2"><text:span text:style-name="T13">EFFECTIVE_ACTIVE</text:span></text:span></text:a></text:p>
        <text:p text:style-name="P117"/>
        <text:p text:style-name="P125"><text:bookmark text:name="r149"/>EFFECTIVE_RESOLVE</text:p>
        <text:p text:style-name="P63"><text:span text:style-name="Code2">public static final String </text:span><text:span text:style-name="Code2"><text:span text:style-name="T23">EFFECTIVE_RESOLVE</text:span></text:span><text:span text:style-name="Code2"> = "resolve"</text:span></text:p>
        <text:p text:style-name="P92">Manifest header directive value identifying a capability that is effective at resolve time. Capabilities with an effective time of resolve are the only capabilities which are processed by the resolver.</text:p>
        <text:p text:style-name="P92">The directive value is encoded in the Provide-Capability manifest header like:</text:p>
        <text:p text:style-name="P88">     Provide-Capability: com.acme.capability; effective:="resolve"</text:p>
        <text:p text:style-name="P95">Since:</text:p>
        <text:p text:style-name="P115">1.6</text:p>
        <text:p text:style-name="P95">See Also:</text:p>
        <text:p text:style-name="P114"><text:a xlink:type="simple" xlink:href="#r148"><text:span text:style-name="Code2"><text:span text:style-name="T13">EFFECTIVE_DIRECTIVE</text:span></text:span></text:a></text:p>
        <text:p text:style-name="P117"/>
        <text:p text:style-name="P125"><text:bookmark text:name="r150"/>EFFECTIVE_ACTIVE</text:p>
        <text:p text:style-name="P63"><text:span text:style-name="Code2">public static final String </text:span><text:span text:style-name="Code2"><text:span text:style-name="T23">EFFECTIVE_ACTIVE</text:span></text:span><text:span text:style-name="Code2"> = "active"</text:span></text:p>
        <text:p text:style-name="P92">Manifest header directive value identifying a capability that is effective at active time. Capabilities with an effective time of active are ignored by the resolver.</text:p>
        <text:p text:style-name="P92">The directive value is encoded in the Provide-Capability manifest header like:</text:p>
        <text:p text:style-name="P88">     Provide-Capability: com.acme.capability; effective:="active"</text:p>
        <text:p text:style-name="P95">Since:</text:p>
        <text:p text:style-name="P115">1.6</text:p>
        <text:p text:style-name="P95">See Also:</text:p>
        <text:p text:style-name="P114"><text:a xlink:type="simple" xlink:href="#r148"><text:span text:style-name="Code2"><text:span text:style-name="T13">EFFECTIVE_DIRECTIVE</text:span></text:span></text:a></text:p>
        <text:p text:style-name="P117"/>
        <text:p text:style-name="P125"><text:bookmark text:name="r151"/>FILTER_DIRECTIVE</text:p>
        <text:p text:style-name="P63"><text:span text:style-name="Code2">public static final String </text:span><text:span text:style-name="Code2"><text:span text:style-name="T23">FILTER_DIRECTIVE</text:span></text:span><text:span text:style-name="Code2"> = "filter"</text:span></text:p>
        <text:p text:style-name="P92">Manifest header directive identifying the capability filter specified in the Require-Capability manifest header.</text:p>
        <text:p text:style-name="P92"><text:soft-page-break/>The directive value is encoded in the Require-Capability manifest header like:</text:p>
        <text:p text:style-name="P88">     Require-Capability: com.acme.capability; filter:="(someattr=somevalue)"</text:p>
        <text:p text:style-name="P95">Since:</text:p>
        <text:p text:style-name="P115">1.6</text:p>
        <text:p text:style-name="P95">See Also:</text:p>
        <text:p text:style-name="P114"><text:a xlink:type="simple" xlink:href="#r147"><text:span text:style-name="Code2"><text:span text:style-name="T13">REQUIRE_CAPABILITY</text:span></text:span></text:a></text:p>
        <text:p text:style-name="P117"/>
        <text:p text:style-name="P125"><text:bookmark text:name="r152"/>FRAMEWORK_SYSTEMCAPABILITIES</text:p>
        <text:p text:style-name="P63"><text:span text:style-name="Code2">public static final String </text:span><text:span text:style-name="Code2"><text:span text:style-name="T23">FRAMEWORK_SYSTEMCAPABILITIES</text:span></text:span><text:span text:style-name="Code2"> = "org.osgi.framework.system.capabilities"</text:span></text:p>
        <text:p text:style-name="P92">Framework launching property identifying capabilities which the system bundle must provide.</text:p>
        <text:p text:style-name="P92">If this property is not specified then the framework must calculate a reasonable default value for the current execution environment.</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6</text:p>
        <text:p text:style-name="P117"/>
        <text:p text:style-name="P125"><text:bookmark text:name="r153"/>FRAMEWORK_SYSTEMCAPABILITIES_EXTRA</text:p>
        <text:p text:style-name="P63"><text:span text:style-name="Code2">public static final String </text:span><text:span text:style-name="Code2"><text:span text:style-name="T23">FRAMEWORK_SYSTEMCAPABILITIES_EXTRA</text:span></text:span><text:span text:style-name="Code2"> = "org.osgi.framework.system.capabilities.extra"</text:span></text:p>
        <text:p text:style-name="P92">Framework launching property identifying extra capabilities which the system bundle must additionally provide.</text:p>
        <text:p text:style-name="P92">This property is useful for configuring extra system capabilities in addition to the system capabilities calculated by the framework.</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6</text:p>
        <text:p text:style-name="P95">See Also:</text:p>
        <text:p text:style-name="P114"><text:a xlink:type="simple" xlink:href="#r152"><text:span text:style-name="Code2"><text:span text:style-name="T13">FRAMEWORK_SYSTEMCAPABILITIES</text:span></text:span></text:a></text:p>
        <text:p text:style-name="P117"/>
        <text:p text:style-name="P125"><text:bookmark text:name="r154"/>FRAMEWORK_BSNVERSION</text:p>
        <text:p text:style-name="P63"><text:span text:style-name="Code2">public static final String </text:span><text:span text:style-name="Code2"><text:span text:style-name="T23">FRAMEWORK_BSNVERSION</text:span></text:span><text:span text:style-name="Code2"> = "org.osgi.framework.bsnversion"</text:span></text:p>
        <text:p text:style-name="P91"><text:span text:style-name="T26">Framework launching property specifying whether multiple bundles having the same </text:span><text:a xlink:type="simple" xlink:href="#r66"><text:span text:style-name="Code2"><text:span text:style-name="T13">symbolic name</text:span></text:span></text:a><text:span text:style-name="Default_20_Paragraph_20_Font"><text:span text:style-name="T26"> and </text:span></text:span><text:a xlink:type="simple" xlink:href="#r54"><text:span text:style-name="Code2"><text:span text:style-name="T13">version</text:span></text:span></text:a><text:span text:style-name="Default_20_Paragraph_20_Font"><text:span text:style-name="T26"> may be installed.</text:span></text:span></text:p>
        <text:p text:style-name="P91"><text:span text:style-name="T26">Default value is </text:span><text:a xlink:type="simple" xlink:href="#r157"><text:span text:style-name="Code2"><text:span text:style-name="T13">managed</text:span></text:span></text:a><text:span text:style-name="Default_20_Paragraph_20_Font"><text:span text:style-name="T26"> in this release of the specification. This default may change in a future specification release. Therefore, code must not assume the default behavior is </text:span></text:span><text:span text:style-name="Code2">managed</text:span><text:span text:style-name="Default_20_Paragraph_20_Font"><text:span text:style-name="T26"> and should interrogate the value of this property to determine the behavior.</text:span></text:span></text:p>
        <text:p text:style-name="P85"><text:span text:style-name="T26">The value of this property may be retrieved by calling the </text:span><text:span text:style-name="Code2">BundleContext.getProperty</text:span><text:span text:style-name="Default_20_Paragraph_20_Font"><text:span text:style-name="T26"> method.</text:span></text:span></text:p>
        <text:p text:style-name="P95">Since:</text:p>
        <text:p text:style-name="P115">1.6</text:p>
        <text:p text:style-name="P95">See Also:</text:p>
        <text:p text:style-name="P114"><text:a xlink:type="simple" xlink:href="#r155"><text:span text:style-name="Code2"><text:span text:style-name="T13">FRAMEWORK_BSNVERSION_MULTIPLE</text:span></text:span></text:a><text:span text:style-name="Default_20_Paragraph_20_Font"><text:span text:style-name="T26">, </text:span></text:span><text:a xlink:type="simple" xlink:href="#r156"><text:span text:style-name="Code2"><text:span text:style-name="T13">FRAMEWORK_BSNVERSION_SINGLE</text:span></text:span></text:a><text:span text:style-name="Default_20_Paragraph_20_Font"><text:span text:style-name="T26">, </text:span></text:span><text:a xlink:type="simple" xlink:href="#r157"><text:span text:style-name="Code2"><text:span text:style-name="T13">FRAMEWORK_BSNVERSION_MANAGED</text:span></text:span></text:a></text:p>
        <text:p text:style-name="P117"><text:soft-page-break/></text:p>
        <text:p text:style-name="P125"><text:bookmark text:name="r155"/>FRAMEWORK_BSNVERSION_MULTIPLE</text:p>
        <text:p text:style-name="P63"><text:span text:style-name="Code2">public static final String </text:span><text:span text:style-name="Code2"><text:span text:style-name="T23">FRAMEWORK_BSNVERSION_MULTIPLE</text:span></text:span><text:span text:style-name="Code2"> = "multiple"</text:span></text:p>
        <text:p text:style-name="P86">Specifies the framework will allow multiple bundles to be installed having the same symbolic name and version.</text:p>
        <text:p text:style-name="P95">Since:</text:p>
        <text:p text:style-name="P115">1.6</text:p>
        <text:p text:style-name="P95">See Also:</text:p>
        <text:p text:style-name="P114"><text:a xlink:type="simple" xlink:href="#r154"><text:span text:style-name="Code2"><text:span text:style-name="T13">FRAMEWORK_BSNVERSION</text:span></text:span></text:a></text:p>
        <text:p text:style-name="P117"/>
        <text:p text:style-name="P125"><text:bookmark text:name="r156"/>FRAMEWORK_BSNVERSION_SINGLE</text:p>
        <text:p text:style-name="P63"><text:span text:style-name="Code2">public static final String </text:span><text:span text:style-name="Code2"><text:span text:style-name="T23">FRAMEWORK_BSNVERSION_SINGLE</text:span></text:span><text:span text:style-name="Code2"> = "single"</text:span></text:p>
        <text:p text:style-name="P86">Specifies the framework will only allow a single bundle to be installed for a given symbolic name and version. It will be an error to install a bundle or update a bundle to have the same symbolic name and version as another installed bundle.</text:p>
        <text:p text:style-name="P95">Since:</text:p>
        <text:p text:style-name="P115">1.6</text:p>
        <text:p text:style-name="P95">See Also:</text:p>
        <text:p text:style-name="P114"><text:a xlink:type="simple" xlink:href="#r154"><text:span text:style-name="Code2"><text:span text:style-name="T13">FRAMEWORK_BSNVERSION</text:span></text:span></text:a><text:span text:style-name="Default_20_Paragraph_20_Font"><text:span text:style-name="T26">, </text:span></text:span><text:span text:style-name="Code2">org.osgi.framework.BundleException.DUPLICATE_BUNDLE_ERROR</text:span></text:p>
        <text:p text:style-name="P117"/>
        <text:p text:style-name="P125"><text:bookmark text:name="r157"/>FRAMEWORK_BSNVERSION_MANAGED</text:p>
        <text:p text:style-name="P63"><text:span text:style-name="Code2">public static final String </text:span><text:span text:style-name="Code2"><text:span text:style-name="T23">FRAMEWORK_BSNVERSION_MANAGED</text:span></text:span><text:span text:style-name="Code2"> = "managed"</text:span></text:p>
        <text:p text:style-name="P85"><text:span text:style-name="T26">Specifies the framework must consult the </text:span><text:span text:style-name="Code2">bundle collision hook</text:span><text:span text:style-name="Default_20_Paragraph_20_Font"><text:span text:style-name="T26"> services to determine if it will be an error to install a bundle or update a bundle to have the same symbolic name and version as another installed bundle. If no bundle collision hook services are registered, then it will be an error to install a bundle or update a bundle to have the same symbolic name and version as another installed bundle.</text:span></text:span></text:p>
        <text:p text:style-name="P95">Since:</text:p>
        <text:p text:style-name="P115">1.7</text:p>
        <text:p text:style-name="P95">See Also:</text:p>
        <text:p text:style-name="P114"><text:a xlink:type="simple" xlink:href="#r154"><text:span text:style-name="Code2"><text:span text:style-name="T13">FRAMEWORK_BSNVERSION</text:span></text:span></text:a><text:span text:style-name="Default_20_Paragraph_20_Font"><text:span text:style-name="T26">, </text:span></text:span><text:span text:style-name="Code2">org.osgi.framework.BundleException.DUPLICATE_BUNDLE_ERROR</text:span></text:p>
        <text:p text:style-name="P117"/>
        <text:p text:style-name="P125"><text:bookmark text:name="r158"/>BUNDLE_ICON</text:p>
        <text:p text:style-name="P63"><text:span text:style-name="Code2">public static final String </text:span><text:span text:style-name="Code2"><text:span text:style-name="T23">BUNDLE_ICON</text:span></text:span><text:span text:style-name="Code2"> = "Bundle-Icon"</text:span></text:p>
        <text:p text:style-name="P92">Manifest header identifying the bundle's icon URLs.</text:p>
        <text:p text:style-name="P85"><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8</text:p>
        <text:p text:style-name="P117"/>
        <text:p text:style-name="P125"><text:bookmark text:name="r159"/>BUNDLE_LICENSE</text:p>
        <text:p text:style-name="P63"><text:span text:style-name="Code2">public static final String </text:span><text:span text:style-name="Code2"><text:span text:style-name="T23">BUNDLE_LICENSE</text:span></text:span><text:span text:style-name="Code2"> = "Bundle-License"</text:span></text:p>
        <text:p text:style-name="P92">Manifest header identifying the bundle's license information.</text:p>
        <text:p text:style-name="P85"><text:soft-page-break/><text:span text:style-name="T26">The header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95">Since:</text:p>
        <text:p text:style-name="P115">1.8</text:p>
        <text:p text:style-name="P136"><text:bookmark text:name="r164"/>Interface PrototypeServiceFactory</text:p>
        <text:p text:style-name="P66"><text:a xlink:type="simple" xlink:href="#r3"><text:span text:style-name="T16">org.osgi.framework</text:span></text:a></text:p>
        <text:p text:style-name="P100">Type Parameters:</text:p>
        <text:p text:style-name="P90"><text:bookmark text:name="r161"/><text:span text:style-name="Code2">S</text:span><text:span text:style-name="Default_20_Paragraph_20_Font"><text:span text:style-name="T26"> - Type of Service</text:span></text:span></text:p>
        <text:p text:style-name="P130">All Superinterfaces:</text:p>
        <text:p text:style-name="P90"><text:a xlink:type="simple" xlink:href="#r168"><text:span text:style-name="T11">ServiceFactory</text:span></text:a><text:span text:style-name="Default_20_Paragraph_20_Font"><text:span text:style-name="T26">&lt;S&gt;</text:span></text:span></text:p>
        <text:p text:style-name="P83"/>
        <text:p text:style-name="P102"><text:span text:style-name="Code_20_Small1">@org.osgi.annotation.versioning.ConsumerType<text:line-break/></text:span><text:span text:style-name="Code2">public interface </text:span><text:span text:style-name="Code2"><text:span text:style-name="T23">PrototypeServiceFactory</text:span></text:span></text:p>
        <text:p text:style-name="P63"><text:span text:style-name="Code2">extends </text:span><text:a xlink:type="simple" xlink:href="#r168"><text:span text:style-name="Code2"><text:span text:style-name="T13">ServiceFactory</text:span></text:span></text:a><text:span text:style-name="Code2">&lt;S&gt;</text:span></text:p>
        <text:p text:style-name="P98"><text:span text:style-name="T26">A factory for </text:span><text:a xlink:type="simple" xlink:href="#r135"><text:span text:style-name="Code2"><text:span text:style-name="T13">prototype scope</text:span></text:span></text:a><text:span text:style-name="Default_20_Paragraph_20_Font"><text:span text:style-name="T26"> services. The factory can provide multiple, customized service objects in the OSGi environment.</text:span></text:span></text:p>
        <text:p text:style-name="P98"><text:span text:style-name="T26">When registering a service, a </text:span><text:span text:style-name="Code2">PrototypeServiceFactory</text:span><text:span text:style-name="Default_20_Paragraph_20_Font"><text:span text:style-name="T26"> object can be used instead of a service object, so that the bundle developer can create a customized service object for each caller that is using the service.</text:span></text:span></text:p>
        <text:p text:style-name="P98"><text:span text:style-name="T26">When a caller uses a </text:span><text:a xlink:type="simple" xlink:href="#r173"><text:span text:style-name="Code2"><text:span text:style-name="T13">ServiceObjects</text:span></text:span></text:a><text:span text:style-name="Default_20_Paragraph_20_Font"><text:span text:style-name="T26"> to </text:span></text:span><text:a xlink:type="simple" xlink:href="#r170"><text:span text:style-name="Code2"><text:span text:style-name="T13">request</text:span></text:span></text:a><text:span text:style-name="Default_20_Paragraph_20_Font"><text:span text:style-name="T26"> a service object, the framework calls the </text:span></text:span><text:a xlink:type="simple" xlink:href="#r162"><text:span text:style-name="Code2"><text:span text:style-name="T13">getService</text:span></text:span></text:a><text:span text:style-name="Default_20_Paragraph_20_Font"><text:span text:style-name="T26"> method to return a service object customized for the requesting caller. The caller can </text:span></text:span><text:a xlink:type="simple" xlink:href="#r171"><text:span text:style-name="Code2"><text:span text:style-name="T13">release</text:span></text:span></text:a><text:span text:style-name="Default_20_Paragraph_20_Font"><text:span text:style-name="T26"> the returned service object and the framework will call the </text:span></text:span><text:a xlink:type="simple" xlink:href="#r163"><text:span text:style-name="Code2"><text:span text:style-name="T13">ungetService</text:span></text:span></text:a><text:span text:style-name="Default_20_Paragraph_20_Font"><text:span text:style-name="T26"> method with the service object.</text:span></text:span></text:p>
        <text:p text:style-name="P98"><text:span text:style-name="T26">When a bundle uses the </text:span><text:a xlink:type="simple" xlink:href="#r30"><text:span text:style-name="Code2"><text:span text:style-name="T13">BundleContext.getService(ServiceReference)</text:span></text:span></text:a><text:span text:style-name="Default_20_Paragraph_20_Font"><text:span text:style-name="T26"> method to obtain a service object, the framework must act as if the service has </text:span></text:span><text:a xlink:type="simple" xlink:href="#r134"><text:span text:style-name="Code2"><text:span text:style-name="T13">bundle scope</text:span></text:span></text:a><text:span text:style-name="Default_20_Paragraph_20_Font"><text:span text:style-name="T26">. That is, the framework will call the </text:span></text:span><text:a xlink:type="simple" xlink:href="#r162"><text:span text:style-name="Code2"><text:span text:style-name="T13">getService</text:span></text:span></text:a><text:span text:style-name="Default_20_Paragraph_20_Font"><text:span text:style-name="T26"> method to obtain a bundle-scoped service object which will be cached and have a use count. See </text:span></text:span><text:a xlink:type="simple" xlink:href="#r168"><text:span text:style-name="Code2"><text:span text:style-name="T13">ServiceFactory</text:span></text:span></text:a><text:span text:style-name="Default_20_Paragraph_20_Font"><text:span text:style-name="T26">.</text:span></text:span></text:p>
        <text:p text:style-name="P98"><text:span text:style-name="T26">A bundle can use both </text:span><text:a xlink:type="simple" xlink:href="#r173"><text:span text:style-name="Code2"><text:span text:style-name="T13">ServiceObjects</text:span></text:span></text:a><text:span text:style-name="Default_20_Paragraph_20_Font"><text:span text:style-name="T26"> and </text:span></text:span><text:a xlink:type="simple" xlink:href="#r30"><text:span text:style-name="Code2"><text:span text:style-name="T13">BundleContext.getService(ServiceReference)</text:span></text:span></text:a><text:span text:style-name="Default_20_Paragraph_20_Font"><text:span text:style-name="T26"> to obtain a service object for a service. </text:span></text:span><text:a xlink:type="simple" xlink:href="#r170"><text:span text:style-name="Code2"><text:span text:style-name="T13">ServiceObjects.getService()</text:span></text:span></text:a><text:span text:style-name="Default_20_Paragraph_20_Font"><text:span text:style-name="T26"> will always return a service object provided by a call to </text:span></text:span><text:a xlink:type="simple" xlink:href="#r162"><text:span text:style-name="Code2"><text:span text:style-name="T13">getService(Bundle, ServiceRegistration)</text:span></text:span></text:a><text:span text:style-name="Default_20_Paragraph_20_Font"><text:span text:style-name="T26"> and </text:span></text:span><text:a xlink:type="simple" xlink:href="#r30"><text:span text:style-name="Code2"><text:span text:style-name="T13">BundleContext.getService(ServiceReference)</text:span></text:span></text:a><text:span text:style-name="Default_20_Paragraph_20_Font"><text:span text:style-name="T26"> will always return the bundle-scoped service object.</text:span></text:span></text:p>
        <text:p text:style-name="P64"><text:span text:style-name="Code2">PrototypeServiceFactory</text:span><text:span text:style-name="Default_20_Paragraph_20_Font"><text:span text:style-name="T26"> objects are only used by the Framework and are not made available to other bundles in the OSGi environment. The Framework may concurrently call a </text:span></text:span><text:span text:style-name="Code2">PrototypeServiceFactory</text:span><text:span text:style-name="Default_20_Paragraph_20_Font"><text:span text:style-name="T26">.</text:span></text:span></text:p>
        <text:p text:style-name="P100">Since:</text:p>
        <text:p text:style-name="P89">1.8</text:p>
        <text:p text:style-name="P100">See Also:</text:p>
        <text:p text:style-name="P90"><text:a xlink:type="simple" xlink:href="#r33"><text:span text:style-name="Code2"><text:span text:style-name="T13">BundleContext.getServiceObjects(ServiceReference)</text:span></text:span></text:a><text:span text:style-name="Default_20_Paragraph_20_Font"><text:span text:style-name="T26">, </text:span></text:span><text:a xlink:type="simple" xlink:href="#r173"><text:span text:style-name="Code2"><text:span text:style-name="T13">ServiceObjects</text:span></text:span></text:a></text:p>
        <text:p text:style-name="P100">ThreadSafe</text:p>
        <text:p text:style-name="P10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4"><text:span text:style-name="Summary_20_Heading_20_Font2"><text:span text:style-name="T5">Method Summary</text:span></text:span></text:p>
            </table:table-cell>
            <table:covered-table-cell/>
            <table:table-cell table:style-name="Table12.A1" office:value-type="string">
              <text:p text:style-name="P105"><text:span text:style-name="Page_20_Reference_20_Font"><text:span text:style-name="T9">Page</text:span></text:span></text:p>
            </table:table-cell>
          </table:table-row>
          <table:table-row table:style-name="Table12.1">
            <table:table-cell table:style-name="Table12.A2" office:value-type="string">
              <text:p text:style-name="P108"><text:a xlink:type="simple" xlink:href="#r161"><text:span text:style-name="Code_20_Small1"><text:span text:style-name="T13">S</text:span></text:span></text:a></text:p>
            </table:table-cell>
            <table:table-cell table:style-name="Table12.A2" office:value-type="string">
              <text:p text:style-name="P110"><text:a xlink:type="simple" xlink:href="#r162"><text:span text:style-name="Code2"><text:span text:style-name="T15">getService</text:span></text:span></text:a><text:span text:style-name="Code2"><text:span text:style-name="T5">(org.osgi.framework.Bundle bundle, org.osgi.framework.ServiceRegistration&lt;</text:span></text:span><text:a xlink:type="simple" xlink:href="#r161"><text:span text:style-name="Code2"><text:span text:style-name="T13">S</text:span></text:span></text:a><text:span text:style-name="Code2"><text:span text:style-name="T5">&gt; registration)</text:span></text:span></text:p>
              <text:p text:style-name="P112">Returns a service object for a caller.</text:p>
            </table:table-cell>
            <table:table-cell table:style-name="Table12.C2" office:value-type="string">
              <text:p text:style-name="P107"><text:span text:style-name="Page_20_Reference_20_Font"><text:span text:style-name="T5"><text:bookmark-ref text:reference-format="page" text:ref-name="r162">63</text:bookmark-ref></text:span></text:span></text:p>
            </table:table-cell>
          </table:table-row>
          <table:table-row table:style-name="Table12.1">
            <table:table-cell table:style-name="Table12.A3" office:value-type="string">
              <text:p text:style-name="P106"><text:span text:style-name="Code_20_Small1"><text:span text:style-name="T5">void</text:span></text:span></text:p>
            </table:table-cell>
            <table:table-cell table:style-name="Table12.A3" office:value-type="string">
              <text:p text:style-name="P110"><text:a xlink:type="simple" xlink:href="#r163"><text:span text:style-name="Code2"><text:span text:style-name="T15">ungetService</text:span></text:span></text:a><text:span text:style-name="Code2"><text:span text:style-name="T5">(org.osgi.framework.Bundle bundle, org.osgi.framework.ServiceRegistration&lt;</text:span></text:span><text:a xlink:type="simple" xlink:href="#r161"><text:span text:style-name="Code2"><text:span text:style-name="T13">S</text:span></text:span></text:a><text:span text:style-name="Code2"><text:span text:style-name="T5">&gt; registration, </text:span></text:span><text:a xlink:type="simple" xlink:href="#r161"><text:span text:style-name="Code2"><text:span text:style-name="T13">S</text:span></text:span></text:a><text:span text:style-name="Code2"><text:span text:style-name="T5"> service)</text:span></text:span></text:p>
              <text:p text:style-name="P112">Releases a service object customized for a caller.</text:p>
            </table:table-cell>
            <table:table-cell table:style-name="Table12.C3" office:value-type="string">
              <text:p text:style-name="P107"><text:span text:style-name="Page_20_Reference_20_Font"><text:span text:style-name="T5"><text:bookmark-ref text:reference-format="page" text:ref-name="r163">64</text:bookmark-ref></text:span></text:span></text:p>
            </table:table-cell>
          </table:table-row>
        </table:table>
        <text:p text:style-name="P127">Method Detail</text:p>
        <text:p text:style-name="P126"><text:bookmark text:name="r162"/>getService</text:p>
        <text:p text:style-name="P63"><text:a xlink:type="simple" xlink:href="#r161"><text:span text:style-name="Code2"><text:span text:style-name="T13">S</text:span></text:span></text:a><text:span text:style-name="Code2"> </text:span><text:span text:style-name="Code2"><text:span text:style-name="T23">getService</text:span></text:span><text:span text:style-name="Code2">(org.osgi.framework.Bundle bundle,<text:line-break/>             org.osgi.framework.ServiceRegistration&lt;</text:span><text:a xlink:type="simple" xlink:href="#r161"><text:span text:style-name="Code2"><text:span text:style-name="T13">S</text:span></text:span></text:a><text:span text:style-name="Code2">&gt; registration)</text:span></text:p>
        <text:p text:style-name="P92">Returns a service object for a caller.</text:p>
        <text:p text:style-name="P91"><text:span text:style-name="T26">The Framework invokes this method for each caller requesting a service object using </text:span><text:a xlink:type="simple" xlink:href="#r170"><text:span text:style-name="Code2"><text:span text:style-name="T13">ServiceObjects.getService()</text:span></text:span></text:a><text:span text:style-name="Default_20_Paragraph_20_Font"><text:span text:style-name="T26">. The factory can then return a customized service object for the caller.</text:span></text:span></text:p>
        <text:p text:style-name="P85"><text:soft-page-break/><text:span text:style-name="T26">The Framework must check that the returned service object is valid. If the returned service object is </text:span><text:span text:style-name="Code2">null</text:span><text:span text:style-name="Default_20_Paragraph_20_Font"><text:span text:style-name="T26"> or is not an </text:span></text:span><text:span text:style-name="Code2">instanceof</text:span><text:span text:style-name="Default_20_Paragraph_20_Font"><text:span text:style-name="T26"> all the classes named when the service was registered, a framework event of type </text:span></text:span><text:span text:style-name="Code2">org.osgi.framework.FrameworkEvent.ERROR</text:span><text:span text:style-name="Default_20_Paragraph_20_Font"><text:span text:style-name="T26"> is fired containing a service exception of type </text:span></text:span><text:span text:style-name="Code2">org.osgi.framework.ServiceException.FACTORY_ERROR</text:span><text:span text:style-name="Default_20_Paragraph_20_Font"><text:span text:style-name="T26"> and </text:span></text:span><text:span text:style-name="Code2">null</text:span><text:span text:style-name="Default_20_Paragraph_20_Font"><text:span text:style-name="T26"> is returned to the caller. If this method throws an exception, a framework event of type </text:span></text:span><text:span text:style-name="Code2">org.osgi.framework.FrameworkEvent.ERROR</text:span><text:span text:style-name="Default_20_Paragraph_20_Font"><text:span text:style-name="T26"> is fired containing a service exception of type </text:span></text:span><text:span text:style-name="Code2">org.osgi.framework.ServiceException.FACTORY_EXCEPTION</text:span><text:span text:style-name="Default_20_Paragraph_20_Font"><text:span text:style-name="T26"> with the thrown exception as the cause and </text:span></text:span><text:span text:style-name="Code2">null</text:span><text:span text:style-name="Default_20_Paragraph_20_Font"><text:span text:style-name="T26"> is returned to the caller.</text:span></text:span></text:p>
        <text:p text:style-name="P95">Specified by:</text:p>
        <text:p text:style-name="P114"><text:a xlink:type="simple" xlink:href="#r166"><text:span text:style-name="Code2"><text:span text:style-name="T13">getService</text:span></text:span></text:a><text:span text:style-name="Default_20_Paragraph_20_Font"><text:span text:style-name="T26"> in interface </text:span></text:span><text:a xlink:type="simple" xlink:href="#r168"><text:span text:style-name="Code2"><text:span text:style-name="T13">ServiceFactory</text:span></text:span></text:a></text:p>
        <text:p text:style-name="P95">Parameters:</text:p>
        <text:p text:style-name="P114"><text:span text:style-name="Code2">bundle</text:span><text:span text:style-name="Default_20_Paragraph_20_Font"><text:span text:style-name="T26"> - The bundle requesting the service.</text:span></text:span></text:p>
        <text:p text:style-name="P114"><text:span text:style-name="Code2">registration</text:span><text:span text:style-name="Default_20_Paragraph_20_Font"><text:span text:style-name="T26"> - The </text:span></text:span><text:span text:style-name="Code2">ServiceRegistration</text:span><text:span text:style-name="Default_20_Paragraph_20_Font"><text:span text:style-name="T26"> object for the requested service.</text:span></text:span></text:p>
        <text:p text:style-name="P95">Returns:</text:p>
        <text:p text:style-name="P114"><text:span text:style-name="T26">A service object that </text:span><text:span text:style-name="T28">must</text:span><text:span text:style-name="T26"> be an instance of all the classes named when the service was registered.</text:span></text:p>
        <text:p text:style-name="P95">See Also:</text:p>
        <text:p text:style-name="P114"><text:a xlink:type="simple" xlink:href="#r170"><text:span text:style-name="Code2"><text:span text:style-name="T13">ServiceObjects.getService()</text:span></text:span></text:a></text:p>
        <text:p text:style-name="P117"/>
        <text:p text:style-name="P125"><text:bookmark text:name="r163"/>ungetService</text:p>
        <text:p text:style-name="P63"><text:span text:style-name="Code2">void </text:span><text:span text:style-name="Code2"><text:span text:style-name="T23">ungetService</text:span></text:span><text:span text:style-name="Code2">(org.osgi.framework.Bundle bundle,<text:line-break/>                  org.osgi.framework.ServiceRegistration&lt;</text:span><text:a xlink:type="simple" xlink:href="#r161"><text:span text:style-name="Code2"><text:span text:style-name="T13">S</text:span></text:span></text:a><text:span text:style-name="Code2">&gt; registration,<text:line-break/>                  </text:span><text:a xlink:type="simple" xlink:href="#r161"><text:span text:style-name="Code2"><text:span text:style-name="T13">S</text:span></text:span></text:a><text:span text:style-name="Code2"> service)</text:span></text:p>
        <text:p text:style-name="P92">Releases a service object customized for a caller.</text:p>
        <text:p text:style-name="P91"><text:span text:style-name="T26">The Framework invokes this method when a service has been released by a bundle such as by calling </text:span><text:a xlink:type="simple" xlink:href="#r171"><text:span text:style-name="Code2"><text:span text:style-name="T13">ServiceObjects.ungetService(Object)</text:span></text:span></text:a><text:span text:style-name="Default_20_Paragraph_20_Font"><text:span text:style-name="T26">. The service object may then be destroyed.</text:span></text:span></text:p>
        <text:p text:style-name="P85"><text:span text:style-name="T26">If this method throws an exception, a framework event of type </text:span><text:span text:style-name="Code2">org.osgi.framework.FrameworkEvent.ERROR</text:span><text:span text:style-name="Default_20_Paragraph_20_Font"><text:span text:style-name="T26"> is fired containing a service exception of type </text:span></text:span><text:span text:style-name="Code2">org.osgi.framework.ServiceException.FACTORY_EXCEPTION</text:span><text:span text:style-name="Default_20_Paragraph_20_Font"><text:span text:style-name="T26"> with the thrown exception as the cause.</text:span></text:span></text:p>
        <text:p text:style-name="P95">Specified by:</text:p>
        <text:p text:style-name="P114"><text:a xlink:type="simple" xlink:href="#r167"><text:span text:style-name="Code2"><text:span text:style-name="T13">ungetService</text:span></text:span></text:a><text:span text:style-name="Default_20_Paragraph_20_Font"><text:span text:style-name="T26"> in interface </text:span></text:span><text:a xlink:type="simple" xlink:href="#r168"><text:span text:style-name="Code2"><text:span text:style-name="T13">ServiceFactory</text:span></text:span></text:a></text:p>
        <text:p text:style-name="P95">Parameters:</text:p>
        <text:p text:style-name="P114"><text:span text:style-name="Code2">bundle</text:span><text:span text:style-name="Default_20_Paragraph_20_Font"><text:span text:style-name="T26"> - The bundle releasing the service.</text:span></text:span></text:p>
        <text:p text:style-name="P114"><text:span text:style-name="Code2">registration</text:span><text:span text:style-name="Default_20_Paragraph_20_Font"><text:span text:style-name="T26"> - The </text:span></text:span><text:span text:style-name="Code2">ServiceRegistration</text:span><text:span text:style-name="Default_20_Paragraph_20_Font"><text:span text:style-name="T26"> object for the service being released.</text:span></text:span></text:p>
        <text:p text:style-name="P114"><text:span text:style-name="Code2">service</text:span><text:span text:style-name="Default_20_Paragraph_20_Font"><text:span text:style-name="T26"> - The service object returned by a previous call to the </text:span></text:span><text:a xlink:type="simple" xlink:href="#r162"><text:span text:style-name="Code2"><text:span text:style-name="T13">getService</text:span></text:span></text:a><text:span text:style-name="Default_20_Paragraph_20_Font"><text:span text:style-name="T26"> method.</text:span></text:span></text:p>
        <text:p text:style-name="P95">See Also:</text:p>
        <text:p text:style-name="P114"><text:a xlink:type="simple" xlink:href="#r171"><text:span text:style-name="Code2"><text:span text:style-name="T13">ServiceObjects.ungetService(Object)</text:span></text:span></text:a></text:p>
        <text:p text:style-name="P137"><text:bookmark text:name="r168"/>Interface ServiceFactory</text:p>
        <text:p text:style-name="P66"><text:a xlink:type="simple" xlink:href="#r3"><text:span text:style-name="T16">org.osgi.framework</text:span></text:a></text:p>
        <text:p text:style-name="P100">Type Parameters:</text:p>
        <text:p text:style-name="P90"><text:bookmark text:name="r165"/><text:span text:style-name="Code2">S</text:span><text:span text:style-name="Default_20_Paragraph_20_Font"><text:span text:style-name="T26"> - Type of Service</text:span></text:span></text:p>
        <text:p text:style-name="P130">All Known Subinterfaces:</text:p>
        <text:p text:style-name="P90"><text:a xlink:type="simple" xlink:href="#r164"><text:span text:style-name="T11">PrototypeServiceFactory</text:span></text:a></text:p>
        <text:p text:style-name="P83"/>
        <text:p text:style-name="P118"><text:span text:style-name="Code_20_Small1">@org.osgi.annotation.versioning.ConsumerType<text:line-break/></text:span><text:span text:style-name="Code2">public interface </text:span><text:span text:style-name="Code2"><text:span text:style-name="T23">ServiceFactory</text:span></text:span></text:p>
        <text:p text:style-name="P98"><text:span text:style-name="T26">A factory for </text:span><text:a xlink:type="simple" xlink:href="#r134"><text:span text:style-name="Code2"><text:span text:style-name="T13">bundle scope</text:span></text:span></text:a><text:span text:style-name="Default_20_Paragraph_20_Font"><text:span text:style-name="T26"> services. The factory can provide service objects customized for each bundle in the OSGi environment.</text:span></text:span></text:p>
        <text:p text:style-name="P98"><text:span text:style-name="T26">When registering a service, a </text:span><text:span text:style-name="Code2">ServiceFactory</text:span><text:span text:style-name="Default_20_Paragraph_20_Font"><text:span text:style-name="T26"> object can be used instead of a service object, so that the bundle developer can create a customized service object for each bundle that is using the service.</text:span></text:span></text:p>
        <text:p text:style-name="P98"><text:span text:style-name="T26">When a bundle </text:span><text:a xlink:type="simple" xlink:href="#r30"><text:span text:style-name="Code2"><text:span text:style-name="T13">requests</text:span></text:span></text:a><text:span text:style-name="Default_20_Paragraph_20_Font"><text:span text:style-name="T26"> the service object, the framework calls the </text:span></text:span><text:a xlink:type="simple" xlink:href="#r166"><text:span text:style-name="Code2"><text:span text:style-name="T13">getService</text:span></text:span></text:a><text:span text:style-name="Default_20_Paragraph_20_Font"><text:span text:style-name="T26"> method to return a service object customized for the requesting bundle. The returned service object is cached by the Framework for subsequent calls to </text:span></text:span><text:a xlink:type="simple" xlink:href="#r30"><text:span text:style-name="Code2"><text:span text:style-name="T13">BundleContext.getService(ServiceReference)</text:span></text:span></text:a><text:span text:style-name="Default_20_Paragraph_20_Font"><text:span text:style-name="T26"> until the bundle releases its use of the service.</text:span></text:span></text:p>
        <text:p text:style-name="P98"><text:span text:style-name="T26">When the bundle's use count for the service is </text:span><text:a xlink:type="simple" xlink:href="#r32"><text:span text:style-name="Code2"><text:span text:style-name="T13">decremented</text:span></text:span></text:a><text:span text:style-name="Default_20_Paragraph_20_Font"><text:span text:style-name="T26"> to zero (including the bundle stopping or the service being unregistered), the framework will call the </text:span></text:span><text:a xlink:type="simple" xlink:href="#r167"><text:span text:style-name="Code2"><text:span text:style-name="T13">ungetService</text:span></text:span></text:a><text:span text:style-name="Default_20_Paragraph_20_Font"><text:span text:style-name="T26"> method.</text:span></text:span></text:p>
        <text:p text:style-name="P64"><text:span text:style-name="Code2">ServiceFactory</text:span><text:span text:style-name="Default_20_Paragraph_20_Font"><text:span text:style-name="T26"> objects are only used by the Framework and are not made available to other bundles in the OSGi environment. The Framework may concurrently call a </text:span></text:span><text:span text:style-name="Code2">ServiceFactory</text:span><text:span text:style-name="Default_20_Paragraph_20_Font"><text:span text:style-name="T26">.</text:span></text:span></text:p>
        <text:p text:style-name="P100">See Also:</text:p>
        <text:p text:style-name="P90"><text:a xlink:type="simple" xlink:href="#r30"><text:span text:style-name="Code2"><text:span text:style-name="T13">BundleContext.getService(ServiceReference)</text:span></text:span></text:a></text:p>
        <text:p text:style-name="P100">ThreadSafe</text:p>
        <text:p text:style-name="P10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4"><text:span text:style-name="Summary_20_Heading_20_Font2"><text:span text:style-name="T5">Method Summary</text:span></text:span></text:p>
            </table:table-cell>
            <table:covered-table-cell/>
            <table:table-cell table:style-name="Table13.A1" office:value-type="string">
              <text:p text:style-name="P105"><text:span text:style-name="Page_20_Reference_20_Font"><text:span text:style-name="T9">Page</text:span></text:span></text:p>
            </table:table-cell>
          </table:table-row>
          <table:table-row table:style-name="Table13.1">
            <table:table-cell table:style-name="Table13.A2" office:value-type="string">
              <text:p text:style-name="P108"><text:a xlink:type="simple" xlink:href="#r165"><text:span text:style-name="Code_20_Small1"><text:span text:style-name="T13">S</text:span></text:span></text:a></text:p>
            </table:table-cell>
            <table:table-cell table:style-name="Table13.A2" office:value-type="string">
              <text:p text:style-name="P110"><text:a xlink:type="simple" xlink:href="#r166"><text:span text:style-name="Code2"><text:span text:style-name="T15">getService</text:span></text:span></text:a><text:span text:style-name="Code2"><text:span text:style-name="T5">(org.osgi.framework.Bundle bundle, org.osgi.framework.ServiceRegistration&lt;</text:span></text:span><text:a xlink:type="simple" xlink:href="#r165"><text:span text:style-name="Code2"><text:span text:style-name="T13">S</text:span></text:span></text:a><text:span text:style-name="Code2"><text:span text:style-name="T5">&gt; registration)</text:span></text:span></text:p>
              <text:p text:style-name="P112">Returns a service object for a bundle.</text:p>
            </table:table-cell>
            <table:table-cell table:style-name="Table13.C2" office:value-type="string">
              <text:p text:style-name="P107"><text:span text:style-name="Page_20_Reference_20_Font"><text:span text:style-name="T5"><text:bookmark-ref text:reference-format="page" text:ref-name="r166">65</text:bookmark-ref></text:span></text:span></text:p>
            </table:table-cell>
          </table:table-row>
          <table:table-row table:style-name="Table13.1">
            <table:table-cell table:style-name="Table13.A3" office:value-type="string">
              <text:p text:style-name="P106"><text:span text:style-name="Code_20_Small1"><text:span text:style-name="T5">void</text:span></text:span></text:p>
            </table:table-cell>
            <table:table-cell table:style-name="Table13.A3" office:value-type="string">
              <text:p text:style-name="P110"><text:a xlink:type="simple" xlink:href="#r167"><text:span text:style-name="Code2"><text:span text:style-name="T15">ungetService</text:span></text:span></text:a><text:span text:style-name="Code2"><text:span text:style-name="T5">(org.osgi.framework.Bundle bundle, org.osgi.framework.ServiceRegistration&lt;</text:span></text:span><text:a xlink:type="simple" xlink:href="#r165"><text:span text:style-name="Code2"><text:span text:style-name="T13">S</text:span></text:span></text:a><text:span text:style-name="Code2"><text:span text:style-name="T5">&gt; registration, </text:span></text:span><text:a xlink:type="simple" xlink:href="#r165"><text:span text:style-name="Code2"><text:span text:style-name="T13">S</text:span></text:span></text:a><text:span text:style-name="Code2"><text:span text:style-name="T5"> service)</text:span></text:span></text:p>
              <text:p text:style-name="P112">Releases a service object customized for a bundle.</text:p>
            </table:table-cell>
            <table:table-cell table:style-name="Table13.C3" office:value-type="string">
              <text:p text:style-name="P107"><text:span text:style-name="Page_20_Reference_20_Font"><text:span text:style-name="T5"><text:bookmark-ref text:reference-format="page" text:ref-name="r167">66</text:bookmark-ref></text:span></text:span></text:p>
            </table:table-cell>
          </table:table-row>
        </table:table>
        <text:p text:style-name="P127">Method Detail</text:p>
        <text:p text:style-name="P126"><text:bookmark text:name="r166"/>getService</text:p>
        <text:p text:style-name="P63"><text:a xlink:type="simple" xlink:href="#r165"><text:span text:style-name="Code2"><text:span text:style-name="T13">S</text:span></text:span></text:a><text:span text:style-name="Code2"> </text:span><text:span text:style-name="Code2"><text:span text:style-name="T23">getService</text:span></text:span><text:span text:style-name="Code2">(org.osgi.framework.Bundle bundle,<text:line-break/>             org.osgi.framework.ServiceRegistration&lt;</text:span><text:a xlink:type="simple" xlink:href="#r165"><text:span text:style-name="Code2"><text:span text:style-name="T13">S</text:span></text:span></text:a><text:span text:style-name="Code2">&gt; registration)</text:span></text:p>
        <text:p text:style-name="P92">Returns a service object for a bundle.</text:p>
        <text:p text:style-name="P91"><text:span text:style-name="T26">The Framework invokes this method the first time the specified </text:span><text:span text:style-name="Code2">bundle</text:span><text:span text:style-name="Default_20_Paragraph_20_Font"><text:span text:style-name="T26"> requests a service object using the </text:span></text:span><text:a xlink:type="simple" xlink:href="#r30"><text:span text:style-name="Code2"><text:span text:style-name="T13">BundleContext.getService(ServiceReference)</text:span></text:span></text:a><text:span text:style-name="Default_20_Paragraph_20_Font"><text:span text:style-name="T26"> method. The factory can then return a customized service object for each bundle.</text:span></text:span></text:p>
        <text:p text:style-name="P91"><text:span text:style-name="T26">The Framework must check that the returned service object is valid. If the returned service object is </text:span><text:span text:style-name="Code2">null</text:span><text:span text:style-name="Default_20_Paragraph_20_Font"><text:span text:style-name="T26"> or is not an </text:span></text:span><text:span text:style-name="Code2">instanceof</text:span><text:span text:style-name="Default_20_Paragraph_20_Font"><text:span text:style-name="T26"> all the classes named when the service was registered, a framework event of type </text:span></text:span><text:span text:style-name="Code2">org.osgi.framework.FrameworkEvent.ERROR</text:span><text:span text:style-name="Default_20_Paragraph_20_Font"><text:span text:style-name="T26"> is fired containing a service exception of type </text:span></text:span><text:span text:style-name="Code2">org.osgi.framework.ServiceException.FACTORY_ERROR</text:span><text:span text:style-name="Default_20_Paragraph_20_Font"><text:span text:style-name="T26"> and </text:span></text:span><text:span text:style-name="Code2">null</text:span><text:span text:style-name="Default_20_Paragraph_20_Font"><text:span text:style-name="T26"> is returned to the bundle. If this method throws an exception, a framework event of type </text:span></text:span><text:span text:style-name="Code2">org.osgi.framework.FrameworkEvent.ERROR</text:span><text:span text:style-name="Default_20_Paragraph_20_Font"><text:span text:style-name="T26"> is fired containing a service exception of type </text:span></text:span><text:span text:style-name="Code2">org.osgi.framework.ServiceException.FACTORY_EXCEPTION</text:span><text:span text:style-name="Default_20_Paragraph_20_Font"><text:span text:style-name="T26"> with the thrown exception as the cause </text:span></text:span><text:soft-page-break/><text:span text:style-name="Default_20_Paragraph_20_Font"><text:span text:style-name="T26">and </text:span></text:span><text:span text:style-name="Code2">null</text:span><text:span text:style-name="Default_20_Paragraph_20_Font"><text:span text:style-name="T26"> is returned to the bundle. If this method is recursively called for the specified bundle, a framework event of type </text:span></text:span><text:span text:style-name="Code2">org.osgi.framework.FrameworkEvent.ERROR</text:span><text:span text:style-name="Default_20_Paragraph_20_Font"><text:span text:style-name="T26"> is fired containing a service exception of type </text:span></text:span><text:span text:style-name="Code2">org.osgi.framework.ServiceException.FACTORY_RECURSION</text:span><text:span text:style-name="Default_20_Paragraph_20_Font"><text:span text:style-name="T26"> and </text:span></text:span><text:span text:style-name="Code2">null</text:span><text:span text:style-name="Default_20_Paragraph_20_Font"><text:span text:style-name="T26"> is returned to the bundle.</text:span></text:span></text:p>
        <text:p text:style-name="P85"><text:span text:style-name="T26">The Framework caches the valid service object and will return the same service object on any future call to </text:span><text:a xlink:type="simple" xlink:href="#r30"><text:span text:style-name="Code2"><text:span text:style-name="T13">BundleContext.getService(ServiceReference)</text:span></text:span></text:a><text:span text:style-name="Default_20_Paragraph_20_Font"><text:span text:style-name="T26"> for the specified bundle. This means the Framework must not allow this method to be concurrently called for the specified bundle.</text:span></text:span></text:p>
        <text:p text:style-name="P95">Parameters:</text:p>
        <text:p text:style-name="P114"><text:span text:style-name="Code2">bundle</text:span><text:span text:style-name="Default_20_Paragraph_20_Font"><text:span text:style-name="T26"> - The bundle requesting the service.</text:span></text:span></text:p>
        <text:p text:style-name="P114"><text:span text:style-name="Code2">registration</text:span><text:span text:style-name="Default_20_Paragraph_20_Font"><text:span text:style-name="T26"> - The </text:span></text:span><text:span text:style-name="Code2">ServiceRegistration</text:span><text:span text:style-name="Default_20_Paragraph_20_Font"><text:span text:style-name="T26"> object for the requested service.</text:span></text:span></text:p>
        <text:p text:style-name="P95">Returns:</text:p>
        <text:p text:style-name="P114"><text:span text:style-name="T26">A service object that </text:span><text:span text:style-name="T28">must</text:span><text:span text:style-name="T26"> be an instance of all the classes named when the service was registered.</text:span></text:p>
        <text:p text:style-name="P95">See Also:</text:p>
        <text:p text:style-name="P114"><text:a xlink:type="simple" xlink:href="#r30"><text:span text:style-name="Code2"><text:span text:style-name="T13">BundleContext.getService(ServiceReference)</text:span></text:span></text:a></text:p>
        <text:p text:style-name="P117"/>
        <text:p text:style-name="P125"><text:bookmark text:name="r167"/>ungetService</text:p>
        <text:p text:style-name="P63"><text:span text:style-name="Code2">void </text:span><text:span text:style-name="Code2"><text:span text:style-name="T23">ungetService</text:span></text:span><text:span text:style-name="Code2">(org.osgi.framework.Bundle bundle,<text:line-break/>                  org.osgi.framework.ServiceRegistration&lt;</text:span><text:a xlink:type="simple" xlink:href="#r165"><text:span text:style-name="Code2"><text:span text:style-name="T13">S</text:span></text:span></text:a><text:span text:style-name="Code2">&gt; registration,<text:line-break/>                  </text:span><text:a xlink:type="simple" xlink:href="#r165"><text:span text:style-name="Code2"><text:span text:style-name="T13">S</text:span></text:span></text:a><text:span text:style-name="Code2"> service)</text:span></text:p>
        <text:p text:style-name="P92">Releases a service object customized for a bundle.</text:p>
        <text:p text:style-name="P92">The Framework invokes this method when a service has been released by a bundle. The service object may then be destroyed.</text:p>
        <text:p text:style-name="P85"><text:span text:style-name="T26">If this method throws an exception, a framework event of type </text:span><text:span text:style-name="Code2">org.osgi.framework.FrameworkEvent.ERROR</text:span><text:span text:style-name="Default_20_Paragraph_20_Font"><text:span text:style-name="T26"> is fired containing a service exception of type </text:span></text:span><text:span text:style-name="Code2">org.osgi.framework.ServiceException.FACTORY_EXCEPTION</text:span><text:span text:style-name="Default_20_Paragraph_20_Font"><text:span text:style-name="T26"> with the thrown exception as the cause.</text:span></text:span></text:p>
        <text:p text:style-name="P95">Parameters:</text:p>
        <text:p text:style-name="P114"><text:span text:style-name="Code2">bundle</text:span><text:span text:style-name="Default_20_Paragraph_20_Font"><text:span text:style-name="T26"> - The bundle releasing the service.</text:span></text:span></text:p>
        <text:p text:style-name="P114"><text:span text:style-name="Code2">registration</text:span><text:span text:style-name="Default_20_Paragraph_20_Font"><text:span text:style-name="T26"> - The </text:span></text:span><text:span text:style-name="Code2">ServiceRegistration</text:span><text:span text:style-name="Default_20_Paragraph_20_Font"><text:span text:style-name="T26"> object for the service being released.</text:span></text:span></text:p>
        <text:p text:style-name="P114"><text:span text:style-name="Code2">service</text:span><text:span text:style-name="Default_20_Paragraph_20_Font"><text:span text:style-name="T26"> - The service object returned by a previous call to the </text:span></text:span><text:a xlink:type="simple" xlink:href="#r166"><text:span text:style-name="Code2"><text:span text:style-name="T13">getService</text:span></text:span></text:a><text:span text:style-name="Default_20_Paragraph_20_Font"><text:span text:style-name="T26"> method.</text:span></text:span></text:p>
        <text:p text:style-name="P95">See Also:</text:p>
        <text:p text:style-name="P114"><text:a xlink:type="simple" xlink:href="#r32"><text:span text:style-name="Code2"><text:span text:style-name="T13">BundleContext.ungetService(ServiceReference)</text:span></text:span></text:a></text:p>
        <text:p text:style-name="P138"><text:bookmark text:name="r173"/>Interface ServiceObjects</text:p>
        <text:p text:style-name="P66"><text:a xlink:type="simple" xlink:href="#r3"><text:span text:style-name="T16">org.osgi.framework</text:span></text:a></text:p>
        <text:p text:style-name="P100">Type Parameters:</text:p>
        <text:p text:style-name="P90"><text:bookmark text:name="r169"/><text:span text:style-name="Code2">S</text:span><text:span text:style-name="Default_20_Paragraph_20_Font"><text:span text:style-name="T26"> - Type of Service</text:span></text:span></text:p>
        <text:p text:style-name="P83"/>
        <text:p text:style-name="P118"><text:span text:style-name="Code_20_Small1">@org.osgi.annotation.versioning.ProviderType<text:line-break/></text:span><text:span text:style-name="Code2">public interface </text:span><text:span text:style-name="Code2"><text:span text:style-name="T23">ServiceObjects</text:span></text:span></text:p>
        <text:p text:style-name="P97">Allows multiple service objects for a service to be obtained.</text:p>
        <text:p text:style-name="P98"><text:span text:style-name="T26">For services with </text:span><text:a xlink:type="simple" xlink:href="#r135"><text:span text:style-name="Code2"><text:span text:style-name="T13">prototype</text:span></text:span></text:a><text:span text:style-name="Default_20_Paragraph_20_Font"><text:span text:style-name="T26"> scope, multiple service objects for the service can be obtained. For services with </text:span></text:span><text:a xlink:type="simple" xlink:href="#r133"><text:span text:style-name="Code2"><text:span text:style-name="T13">singleton</text:span></text:span></text:a><text:span text:style-name="Default_20_Paragraph_20_Font"><text:span text:style-name="T26"> or </text:span></text:span><text:a xlink:type="simple" xlink:href="#r134"><text:span text:style-name="Code2"><text:span text:style-name="T13">bundle</text:span></text:span></text:a><text:span text:style-name="Default_20_Paragraph_20_Font"><text:span text:style-name="T26"> scope, only one, use-counted service object is available to a requesting bundle.</text:span></text:span></text:p>
        <text:p text:style-name="P64"><text:span text:style-name="T26">Any unreleased service objects obtained from this </text:span><text:span text:style-name="Code2">ServiceObjects</text:span><text:span text:style-name="Default_20_Paragraph_20_Font"><text:span text:style-name="T26"> object are automatically released by the framework when the bundle associated with the BundleContext used to create this </text:span></text:span><text:span text:style-name="Code2">ServiceObjects</text:span><text:span text:style-name="Default_20_Paragraph_20_Font"><text:span text:style-name="T26"> object is stopped.</text:span></text:span></text:p>
        <text:p text:style-name="P100">Since:</text:p>
        <text:p text:style-name="P89">1.8</text:p>
        <text:p text:style-name="P100">See Also:</text:p>
        <text:p text:style-name="P90"><text:a xlink:type="simple" xlink:href="#r33"><text:span text:style-name="Code2"><text:span text:style-name="T13">BundleContext.getServiceObjects(ServiceReference)</text:span></text:span></text:a><text:span text:style-name="Default_20_Paragraph_20_Font"><text:span text:style-name="T26">, </text:span></text:span><text:a xlink:type="simple" xlink:href="#r164"><text:span text:style-name="Code2"><text:span text:style-name="T13">PrototypeServiceFactory</text:span></text:span></text:a></text:p>
        <text:p text:style-name="P100">ThreadSafe</text:p>
        <text:p text:style-name="P103"/>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4"><text:span text:style-name="Summary_20_Heading_20_Font2"><text:span text:style-name="T5">Method Summary</text:span></text:span></text:p>
            </table:table-cell>
            <table:covered-table-cell/>
            <table:table-cell table:style-name="Table16.A1" office:value-type="string">
              <text:p text:style-name="P105"><text:span text:style-name="Page_20_Reference_20_Font"><text:span text:style-name="T9">Page</text:span></text:span></text:p>
            </table:table-cell>
          </table:table-row>
          <table:table-row table:style-name="Table16.1">
            <table:table-cell table:style-name="Table16.A2" office:value-type="string">
              <text:p text:style-name="P108"><text:a xlink:type="simple" xlink:href="#r169"><text:span text:style-name="Code_20_Small1"><text:span text:style-name="T13">S</text:span></text:span></text:a></text:p>
            </table:table-cell>
            <table:table-cell table:style-name="Table16.A2" office:value-type="string">
              <text:p text:style-name="P110"><text:a xlink:type="simple" xlink:href="#r170"><text:span text:style-name="Code2"><text:span text:style-name="T15">getService</text:span></text:span></text:a><text:span text:style-name="Code2"><text:span text:style-name="T5">()</text:span></text:span></text:p>
              <text:p text:style-name="P113"><text:span text:style-name="T6">Returns a service object for the </text:span><text:a xlink:type="simple" xlink:href="#r172"><text:span text:style-name="Code2"><text:span text:style-name="T13">associated</text:span></text:span></text:a><text:span text:style-name="Default_20_Paragraph_20_Font"><text:span text:style-name="T6"> service.</text:span></text:span></text:p>
            </table:table-cell>
            <table:table-cell table:style-name="Table16.C2" office:value-type="string">
              <text:p text:style-name="P107"><text:span text:style-name="Page_20_Reference_20_Font"><text:span text:style-name="T5"><text:bookmark-ref text:reference-format="page" text:ref-name="r170">67</text:bookmark-ref></text:span></text:span></text:p>
            </table:table-cell>
          </table:table-row>
          <table:table-row table:style-name="Table16.1">
            <table:table-cell table:style-name="Table16.A3" office:value-type="string">
              <text:p text:style-name="P108"><text:span text:style-name="Code_20_Small1"><text:span text:style-name="T5">org.osgi.framework.ServiceReference&lt;</text:span></text:span><text:a xlink:type="simple" xlink:href="#r169"><text:span text:style-name="Code_20_Small1"><text:span text:style-name="T13">S</text:span></text:span></text:a><text:span text:style-name="Code_20_Small1"><text:span text:style-name="T5">&gt;</text:span></text:span></text:p>
            </table:table-cell>
            <table:table-cell table:style-name="Table16.A3" office:value-type="string">
              <text:p text:style-name="P110"><text:a xlink:type="simple" xlink:href="#r172"><text:span text:style-name="Code2"><text:span text:style-name="T15">getServiceReference</text:span></text:span></text:a><text:span text:style-name="Code2"><text:span text:style-name="T5">()</text:span></text:span></text:p>
              <text:p text:style-name="P111"><text:span text:style-name="T6">Returns the </text:span><text:span text:style-name="Code2"><text:span text:style-name="T5">org.osgi.framework.ServiceReference</text:span></text:span><text:span text:style-name="Default_20_Paragraph_20_Font"><text:span text:style-name="T6"> for the service associated with this </text:span></text:span><text:span text:style-name="Code2"><text:span text:style-name="T5">ServiceObjects</text:span></text:span><text:span text:style-name="Default_20_Paragraph_20_Font"><text:span text:style-name="T6"> object.</text:span></text:span></text:p>
            </table:table-cell>
            <table:table-cell table:style-name="Table16.C3" office:value-type="string">
              <text:p text:style-name="P107"><text:span text:style-name="Page_20_Reference_20_Font"><text:span text:style-name="T5"><text:bookmark-ref text:reference-format="page" text:ref-name="r172">68</text:bookmark-ref></text:span></text:span></text:p>
            </table:table-cell>
          </table:table-row>
          <table:table-row table:style-name="Table16.1">
            <table:table-cell table:style-name="Table16.A3" office:value-type="string">
              <text:p text:style-name="P106"><text:span text:style-name="Code_20_Small1"><text:span text:style-name="T5">void</text:span></text:span></text:p>
            </table:table-cell>
            <table:table-cell table:style-name="Table16.A3" office:value-type="string">
              <text:p text:style-name="P110"><text:a xlink:type="simple" xlink:href="#r171"><text:span text:style-name="Code2"><text:span text:style-name="T15">ungetService</text:span></text:span></text:a><text:span text:style-name="Code2"><text:span text:style-name="T5">(</text:span></text:span><text:a xlink:type="simple" xlink:href="#r169"><text:span text:style-name="Code2"><text:span text:style-name="T13">S</text:span></text:span></text:a><text:span text:style-name="Code2"><text:span text:style-name="T5"> service)</text:span></text:span></text:p>
              <text:p text:style-name="P113"><text:span text:style-name="T6">Releases a service object for the </text:span><text:a xlink:type="simple" xlink:href="#r172"><text:span text:style-name="Code2"><text:span text:style-name="T13">associated</text:span></text:span></text:a><text:span text:style-name="Default_20_Paragraph_20_Font"><text:span text:style-name="T6"> service.</text:span></text:span></text:p>
            </table:table-cell>
            <table:table-cell table:style-name="Table16.C3" office:value-type="string">
              <text:p text:style-name="P107"><text:span text:style-name="Page_20_Reference_20_Font"><text:span text:style-name="T5"><text:bookmark-ref text:reference-format="page" text:ref-name="r171">68</text:bookmark-ref></text:span></text:span></text:p>
            </table:table-cell>
          </table:table-row>
        </table:table>
        <text:p text:style-name="P127">Method Detail</text:p>
        <text:p text:style-name="P126"><text:bookmark text:name="r170"/>getService</text:p>
        <text:p text:style-name="P63"><text:a xlink:type="simple" xlink:href="#r169"><text:span text:style-name="Code2"><text:span text:style-name="T13">S</text:span></text:span></text:a><text:span text:style-name="Code2"> </text:span><text:span text:style-name="Code2"><text:span text:style-name="T23">getService</text:span></text:span><text:span text:style-name="Code2">()</text:span></text:p>
        <text:p text:style-name="P91"><text:span text:style-name="T26">Returns a service object for the </text:span><text:a xlink:type="simple" xlink:href="#r172"><text:span text:style-name="Code2"><text:span text:style-name="T13">associated</text:span></text:span></text:a><text:span text:style-name="Default_20_Paragraph_20_Font"><text:span text:style-name="T26"> service.</text:span></text:span></text:p>
        <text:p text:style-name="P91"><text:span text:style-name="T26">This </text:span><text:span text:style-name="Code2">ServiceObjects</text:span><text:span text:style-name="Default_20_Paragraph_20_Font"><text:span text:style-name="T26"> object can be used to obtain multiple service objects for the associated service if the service has </text:span></text:span><text:a xlink:type="simple" xlink:href="#r135"><text:span text:style-name="Code2"><text:span text:style-name="T13">prototype</text:span></text:span></text:a><text:span text:style-name="Default_20_Paragraph_20_Font"><text:span text:style-name="T26"> scope.</text:span></text:span></text:p>
        <text:p text:style-name="P91"><text:span text:style-name="T26">If the associated service has </text:span><text:a xlink:type="simple" xlink:href="#r133"><text:span text:style-name="Code2"><text:span text:style-name="T13">singleton</text:span></text:span></text:a><text:span text:style-name="Default_20_Paragraph_20_Font"><text:span text:style-name="T26"> or </text:span></text:span><text:a xlink:type="simple" xlink:href="#r134"><text:span text:style-name="Code2"><text:span text:style-name="T13">bundle</text:span></text:span></text:a><text:span text:style-name="Default_20_Paragraph_20_Font"><text:span text:style-name="T26"> scope, this method behaves the same as calling the </text:span></text:span><text:a xlink:type="simple" xlink:href="#r30"><text:span text:style-name="Code2"><text:span text:style-name="T13">BundleContext.getService(ServiceReference)</text:span></text:span></text:a><text:span text:style-name="Default_20_Paragraph_20_Font"><text:span text:style-name="T26"> method for the associated service. That is, only one, use-counted service object is available from this </text:span></text:span><text:a xlink:type="simple" xlink:href="#r173"><text:span text:style-name="Code2"><text:span text:style-name="T13">ServiceObjects</text:span></text:span></text:a><text:span text:style-name="Default_20_Paragraph_20_Font"><text:span text:style-name="T26"> object.</text:span></text:span></text:p>
        <text:p text:style-name="P91"><text:span text:style-name="T26">This method will always return </text:span><text:span text:style-name="Code2">null</text:span><text:span text:style-name="Default_20_Paragraph_20_Font"><text:span text:style-name="T26"> when the associated service has been unregistered.</text:span></text:span></text:p>
        <text:p text:style-name="P92">For a prototype scope service, the following steps are required to obtain a service object:</text:p>
        <text:list xml:id="list2166815951974295687" text:style-name="RTF_5f_Num_20_15">
          <text:list-item>
            <text:p text:style-name="P40"><text:span text:style-name="T6">If the associated service has been unregistered, </text:span><text:span text:style-name="Code2"><text:span text:style-name="T5">null</text:span></text:span><text:span text:style-name="Default_20_Paragraph_20_Font"><text:span text:style-name="T6"> is returned.</text:span></text:span></text:p>
          </text:list-item>
          <text:list-item>
            <text:p text:style-name="P47"><text:span text:style-name="T6">The </text:span><text:a xlink:type="simple" xlink:href="#r162"><text:span text:style-name="Code2"><text:span text:style-name="T13">PrototypeServiceFactory.getService(Bundle, ServiceRegistration)</text:span></text:span></text:a><text:span text:style-name="Default_20_Paragraph_20_Font"><text:span text:style-name="T6"> method is called to supply a customized service object for the caller.</text:span></text:span></text:p>
          </text:list-item>
          <text:list-item>
            <text:p text:style-name="P40"><text:span text:style-name="T6">If the service object returned by the </text:span><text:span text:style-name="Code2"><text:span text:style-name="T5">PrototypeServiceFactory</text:span></text:span><text:span text:style-name="Default_20_Paragraph_20_Font"><text:span text:style-name="T6"> object is </text:span></text:span><text:span text:style-name="Code2"><text:span text:style-name="T5">null</text:span></text:span><text:span text:style-name="Default_20_Paragraph_20_Font"><text:span text:style-name="T6">, not an </text:span></text:span><text:span text:style-name="Code2"><text:span text:style-name="T5">instanceof</text:span></text:span><text:span text:style-name="Default_20_Paragraph_20_Font"><text:span text:style-name="T6"> all the classes named when the service was registered or the </text:span></text:span><text:span text:style-name="Code2"><text:span text:style-name="T5">PrototypeServiceFactory</text:span></text:span><text:span text:style-name="Default_20_Paragraph_20_Font"><text:span text:style-name="T6"> object throws an </text:span></text:span><text:soft-page-break/><text:span text:style-name="Default_20_Paragraph_20_Font"><text:span text:style-name="T6">exception, </text:span></text:span><text:span text:style-name="Code2"><text:span text:style-name="T5">null</text:span></text:span><text:span text:style-name="Default_20_Paragraph_20_Font"><text:span text:style-name="T6"> is returned and a Framework event of type </text:span></text:span><text:span text:style-name="Code2"><text:span text:style-name="T5">org.osgi.framework.FrameworkEvent.ERROR</text:span></text:span><text:span text:style-name="Default_20_Paragraph_20_Font"><text:span text:style-name="T6"> containing a </text:span></text:span><text:span text:style-name="Code2"><text:span text:style-name="T5">org.osgi.framework.ServiceException</text:span></text:span><text:span text:style-name="Default_20_Paragraph_20_Font"><text:span text:style-name="T6"> describing the error is fired.</text:span></text:span></text:p>
          </text:list-item>
          <text:list-item>
            <text:p text:style-name="P56">The customized service object is returned.</text:p>
          </text:list-item>
        </text:list>
        <text:p text:style-name="P95">Returns:</text:p>
        <text:p text:style-name="P114"><text:span text:style-name="T26">A service object for the associated service or </text:span><text:span text:style-name="Code2">null</text:span><text:span text:style-name="Default_20_Paragraph_20_Font"><text:span text:style-name="T26"> if the service is not registered, the customized service object returned by a </text:span></text:span><text:span text:style-name="Code2">ServiceFactory</text:span><text:span text:style-name="Default_20_Paragraph_20_Font"><text:span text:style-name="T26"> does not implement the classes under which it was registered or the </text:span></text:span><text:span text:style-name="Code2">ServiceFactory</text:span><text:span text:style-name="Default_20_Paragraph_20_Font"><text:span text:style-name="T26"> threw an exception.</text:span></text:span></text:p>
        <text:p text:style-name="P95">Throws:</text:p>
        <text:p text:style-name="P114"><text:span text:style-name="Code2">IllegalStateException</text:span><text:span text:style-name="Default_20_Paragraph_20_Font"><text:span text:style-name="T26"> - If the BundleContext used to create this </text:span></text:span><text:span text:style-name="Code2">ServiceObjects</text:span><text:span text:style-name="Default_20_Paragraph_20_Font"><text:span text:style-name="T26"> object is no longer valid.</text:span></text:span></text:p>
        <text:p text:style-name="P95">See Also:</text:p>
        <text:p text:style-name="P114"><text:a xlink:type="simple" xlink:href="#r171"><text:span text:style-name="Code2"><text:span text:style-name="T13">ungetService(Object)</text:span></text:span></text:a></text:p>
        <text:p text:style-name="P117"/>
        <text:p text:style-name="P125"><text:bookmark text:name="r171"/>ungetService</text:p>
        <text:p text:style-name="P63"><text:span text:style-name="Code2">void </text:span><text:span text:style-name="Code2"><text:span text:style-name="T23">ungetService</text:span></text:span><text:span text:style-name="Code2">(</text:span><text:a xlink:type="simple" xlink:href="#r169"><text:span text:style-name="Code2"><text:span text:style-name="T13">S</text:span></text:span></text:a><text:span text:style-name="Code2"> service)</text:span></text:p>
        <text:p text:style-name="P91"><text:span text:style-name="T26">Releases a service object for the </text:span><text:a xlink:type="simple" xlink:href="#r172"><text:span text:style-name="Code2"><text:span text:style-name="T13">associated</text:span></text:span></text:a><text:span text:style-name="Default_20_Paragraph_20_Font"><text:span text:style-name="T26"> service.</text:span></text:span></text:p>
        <text:p text:style-name="P91"><text:span text:style-name="T26">This </text:span><text:span text:style-name="Code2">ServiceObjects</text:span><text:span text:style-name="Default_20_Paragraph_20_Font"><text:span text:style-name="T26"> object can be used to obtain multiple service objects for the associated service if the service has </text:span></text:span><text:a xlink:type="simple" xlink:href="#r135"><text:span text:style-name="Code2"><text:span text:style-name="T13">prototype</text:span></text:span></text:a><text:span text:style-name="Default_20_Paragraph_20_Font"><text:span text:style-name="T26"> scope. If the associated service has </text:span></text:span><text:a xlink:type="simple" xlink:href="#r133"><text:span text:style-name="Code2"><text:span text:style-name="T13">singleton</text:span></text:span></text:a><text:span text:style-name="Default_20_Paragraph_20_Font"><text:span text:style-name="T26"> or </text:span></text:span><text:a xlink:type="simple" xlink:href="#r134"><text:span text:style-name="Code2"><text:span text:style-name="T13">bundle</text:span></text:span></text:a><text:span text:style-name="Default_20_Paragraph_20_Font"><text:span text:style-name="T26"> scope, this method behaves the same as calling the </text:span></text:span><text:a xlink:type="simple" xlink:href="#r32"><text:span text:style-name="Code2"><text:span text:style-name="T13">BundleContext.ungetService(ServiceReference)</text:span></text:span></text:a><text:span text:style-name="Default_20_Paragraph_20_Font"><text:span text:style-name="T26"> method for the associated service. That is, only one, use-counted service object is available from this </text:span></text:span><text:a xlink:type="simple" xlink:href="#r173"><text:span text:style-name="Code2"><text:span text:style-name="T13">ServiceObjects</text:span></text:span></text:a><text:span text:style-name="Default_20_Paragraph_20_Font"><text:span text:style-name="T26"> object.</text:span></text:span></text:p>
        <text:p text:style-name="P92">For a prototype scope service, the following steps are required to release a service object:</text:p>
        <text:list xml:id="list1119752510750339469" text:style-name="RTF_5f_Num_20_16">
          <text:list-item>
            <text:p text:style-name="P29">If the associated service has been unregistered, this method returns without doing anything.</text:p>
          </text:list-item>
          <text:list-item>
            <text:p text:style-name="P53"><text:span text:style-name="T6">The </text:span><text:a xlink:type="simple" xlink:href="#r163"><text:span text:style-name="Code2"><text:span text:style-name="T13">PrototypeServiceFactory.ungetService(Bundle, ServiceRegistration, Object)</text:span></text:span></text:a><text:span text:style-name="Default_20_Paragraph_20_Font"><text:span text:style-name="T6"> method is called to release the specified service object.</text:span></text:span></text:p>
          </text:list-item>
        </text:list>
        <text:p text:style-name="P86">The specified service object must no longer be used and all references to it should be destroyed after calling this method.</text:p>
        <text:p text:style-name="P95">Parameters:</text:p>
        <text:p text:style-name="P114"><text:span text:style-name="Code2">service</text:span><text:span text:style-name="Default_20_Paragraph_20_Font"><text:span text:style-name="T26"> - A service object previously provided by this </text:span></text:span><text:span text:style-name="Code2">ServiceObjects</text:span><text:span text:style-name="Default_20_Paragraph_20_Font"><text:span text:style-name="T26"> object.</text:span></text:span></text:p>
        <text:p text:style-name="P95">Throws:</text:p>
        <text:p text:style-name="P114"><text:span text:style-name="Code2">IllegalStateException</text:span><text:span text:style-name="Default_20_Paragraph_20_Font"><text:span text:style-name="T26"> - If the BundleContext used to create this </text:span></text:span><text:span text:style-name="Code2">ServiceObjects</text:span><text:span text:style-name="Default_20_Paragraph_20_Font"><text:span text:style-name="T26"> object is no longer valid.</text:span></text:span></text:p>
        <text:p text:style-name="P114"><text:span text:style-name="Code2">IllegalArgumentException</text:span><text:span text:style-name="Default_20_Paragraph_20_Font"><text:span text:style-name="T26"> - If the specified service object was not provided by this </text:span></text:span><text:span text:style-name="Code2">ServiceObjects</text:span><text:span text:style-name="Default_20_Paragraph_20_Font"><text:span text:style-name="T26"> object.</text:span></text:span></text:p>
        <text:p text:style-name="P95">See Also:</text:p>
        <text:p text:style-name="P114"><text:a xlink:type="simple" xlink:href="#r170"><text:span text:style-name="Code2"><text:span text:style-name="T13">getService()</text:span></text:span></text:a></text:p>
        <text:p text:style-name="P117"/>
        <text:p text:style-name="P125"><text:bookmark text:name="r172"/>getServiceReference</text:p>
        <text:p text:style-name="P63"><text:span text:style-name="Code2">org.osgi.framework.ServiceReference&lt;</text:span><text:a xlink:type="simple" xlink:href="#r169"><text:span text:style-name="Code2"><text:span text:style-name="T13">S</text:span></text:span></text:a><text:span text:style-name="Code2">&gt; </text:span><text:span text:style-name="Code2"><text:span text:style-name="T23">getServiceReference</text:span></text:span><text:span text:style-name="Code2">()</text:span></text:p>
        <text:p text:style-name="P85"><text:span text:style-name="T26">Returns the </text:span><text:span text:style-name="Code2">org.osgi.framework.ServiceReference</text:span><text:span text:style-name="Default_20_Paragraph_20_Font"><text:span text:style-name="T26"> for the service associated with this </text:span></text:span><text:span text:style-name="Code2">ServiceObjects</text:span><text:span text:style-name="Default_20_Paragraph_20_Font"><text:span text:style-name="T26"> object.</text:span></text:span></text:p>
        <text:p text:style-name="P95">Returns:</text:p>
        <text:p text:style-name="P114"><text:span text:style-name="T26">The </text:span><text:span text:style-name="Code2">org.osgi.framework.ServiceReference</text:span><text:span text:style-name="Default_20_Paragraph_20_Font"><text:span text:style-name="T26"> for the service associated with this </text:span></text:span><text:span text:style-name="Code2">ServiceObjects</text:span><text:span text:style-name="Default_20_Paragraph_20_Font"><text:span text:style-name="T26"> object.</text:span></text:span></text:p>
        <text:p text:style-name="P132"><text:bookmark text:name="r175"/>Package org.osgi.service.component.annotations</text:p>
        <text:p text:style-name="P80"><text:span text:style-name="Code_20_Small">@org.osgi.annotation.versioning.Version(value="1.3")</text:span></text:p>
        <text:p text:style-name="P81">Service Component Annotations Package Version 1.3.</text:p>
        <text:p text:style-name="P82">See:</text:p>
        <text:p text:style-name="P85"><text:a xlink:type="simple" xlink:href="#r174"><text:span text:style-name="T10">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6"><text:span text:style-name="Summary_20_Heading_20_Font1">Enum Summary</text:span></text:p>
            </table:table-cell>
            <table:covered-table-cell/>
            <table:table-cell table:style-name="Table18.A1" office:value-type="string">
              <text:p text:style-name="P77"><text:span text:style-name="Page_20_Reference_20_Font">Page</text:span></text:p>
            </table:table-cell>
          </table:table-row>
          <table:table-row table:style-name="Table18.1">
            <table:table-cell table:style-name="Table18.A2" office:value-type="string">
              <text:p text:style-name="P69"><text:a xlink:type="simple" xlink:href="#r206"><text:span text:style-name="T10">ReferenceScope</text:span></text:a></text:p>
            </table:table-cell>
            <table:table-cell table:style-name="Table18.A2" office:value-type="string">
              <text:p text:style-name="P69"><text:span text:style-name="T25">Reference scope for the </text:span><text:a xlink:type="simple" xlink:href="#r200"><text:span text:style-name="Code1"><text:span text:style-name="T14">Reference</text:span></text:span></text:a><text:span text:style-name="Default_20_Paragraph_20_Font"><text:span text:style-name="T25"> annotation.</text:span></text:span></text:p>
            </table:table-cell>
            <table:table-cell table:style-name="Table18.A2" office:value-type="string">
              <text:p text:style-name="P72"><text:span text:style-name="Page_20_Reference_20_Font"><text:span text:style-name="T24"><text:bookmark-ref text:reference-format="page" text:ref-name="r206">80</text:bookmark-ref></text:span></text:span></text:p>
            </table:table-cell>
          </table:table-row>
          <table:table-row table:style-name="Table18.1">
            <table:table-cell table:style-name="Table18.A3" office:value-type="string">
              <text:p text:style-name="P69"><text:a xlink:type="simple" xlink:href="#r214"><text:span text:style-name="T10">ServiceScope</text:span></text:a></text:p>
            </table:table-cell>
            <table:table-cell table:style-name="Table18.A3" office:value-type="string">
              <text:p text:style-name="P69"><text:span text:style-name="T25">Service scope for the </text:span><text:a xlink:type="simple" xlink:href="#r190"><text:span text:style-name="Code1"><text:span text:style-name="T14">Component</text:span></text:span></text:a><text:span text:style-name="Default_20_Paragraph_20_Font"><text:span text:style-name="T25"> annotation.</text:span></text:span></text:p>
            </table:table-cell>
            <table:table-cell table:style-name="Table18.A3" office:value-type="string">
              <text:p text:style-name="P72"><text:span text:style-name="Page_20_Reference_20_Font"><text:span text:style-name="T24"><text:bookmark-ref text:reference-format="page" text:ref-name="r214">82</text:bookmark-ref></text:span></text:span></text:p>
            </table:table-cell>
          </table:table-row>
        </table:table>
        <text:p text:style-name="P2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8"><text:span text:style-name="Summary_20_Heading_20_Font1"><text:span text:style-name="T5">Annotation Types Summary</text:span></text:span></text:p>
            </table:table-cell>
            <table:covered-table-cell/>
            <table:table-cell table:style-name="Table19.A1" office:value-type="string">
              <text:p text:style-name="P79"><text:span text:style-name="Page_20_Reference_20_Font"><text:span text:style-name="T9">Page</text:span></text:span></text:p>
            </table:table-cell>
          </table:table-row>
          <table:table-row table:style-name="Table19.1">
            <table:table-cell table:style-name="Table19.A2" office:value-type="string">
              <text:p text:style-name="P69"><text:a xlink:type="simple" xlink:href="#r190"><text:span text:style-name="T10">Component</text:span></text:a></text:p>
            </table:table-cell>
            <table:table-cell table:style-name="Table19.A2" office:value-type="string">
              <text:p text:style-name="P73">Identify the annotated class as a Service Component.</text:p>
            </table:table-cell>
            <table:table-cell table:style-name="Table19.A2" office:value-type="string">
              <text:p text:style-name="P74"><text:span text:style-name="Page_20_Reference_20_Font"><text:span text:style-name="T5"><text:bookmark-ref text:reference-format="page" text:ref-name="r190">70</text:bookmark-ref></text:span></text:span></text:p>
            </table:table-cell>
          </table:table-row>
          <table:table-row table:style-name="Table19.1">
            <table:table-cell table:style-name="Table19.A3" office:value-type="string">
              <text:p text:style-name="P69"><text:a xlink:type="simple" xlink:href="#r200"><text:span text:style-name="T10">Reference</text:span></text:a></text:p>
            </table:table-cell>
            <table:table-cell table:style-name="Table19.A3" office:value-type="string">
              <text:p text:style-name="P75"><text:span text:style-name="T6">Identify the annotated method as a </text:span><text:span text:style-name="Code1"><text:span text:style-name="T5">bind</text:span></text:span><text:span text:style-name="Default_20_Paragraph_20_Font"><text:span text:style-name="T6"> method of a Service Component.</text:span></text:span></text:p>
            </table:table-cell>
            <table:table-cell table:style-name="Table19.A3" office:value-type="string">
              <text:p text:style-name="P74"><text:span text:style-name="Page_20_Reference_20_Font"><text:span text:style-name="T5"><text:bookmark-ref text:reference-format="page" text:ref-name="r200">76</text:bookmark-ref></text:span></text:span></text:p>
            </table:table-cell>
          </table:table-row>
        </table:table>
        <text:p text:style-name="P96"><text:bookmark text:name="r174"/>Package org.osgi.service.component.annotations Description</text:p>
        <text:p text:style-name="P97">Service Component Annotations Package Version 1.3.</text:p>
        <text:p text:style-name="P22">This package is not used at runtime. Annotated classes are processed by tools to generate Component Descriptions which are used at runtime.</text:p>
        <text:p text:style-name="P139"><text:bookmark text:name="r190"/>Annotation Type Component</text:p>
        <text:p text:style-name="P99"><text:a xlink:type="simple" xlink:href="#r175"><text:span text:style-name="T16">org.osgi.service.component.annotations</text:span></text:a></text:p>
        <text:p text:style-name="P83"/>
        <text:p text:style-name="P118"><text:span text:style-name="Code_20_Small1">@Retention(value=RetentionPolicy.CLASS)<text:line-break/>@Target(value=ElementType.TYPE)<text:line-break/></text:span><text:span text:style-name="Code2">public @interface </text:span><text:span text:style-name="Code2"><text:span text:style-name="T23">Component</text:span></text:span></text:p>
        <text:p text:style-name="P97">Identify the annotated class as a Service Component.</text:p>
        <text:p text:style-name="P97">The annotated class is the implementation class of the Component.</text:p>
        <text:p text:style-name="P65">This annotation is not processed at runtime by a Service Component Runtime implementation. It must be processed by tools and used to add a Component Description to the bundle.</text:p>
        <text:p text:style-name="P100">See Also:</text:p>
        <text:p text:style-name="P89">"The component element of a Component Description."</text:p>
        <text:p text:style-name="P10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4"><text:span text:style-name="Summary_20_Heading_20_Font2"><text:span text:style-name="T5">Field Summary</text:span></text:span></text:p>
            </table:table-cell>
            <table:covered-table-cell/>
            <table:table-cell table:style-name="Table21.A1" office:value-type="string">
              <text:p text:style-name="P105"><text:span text:style-name="Page_20_Reference_20_Font"><text:span text:style-name="T9">Page</text:span></text:span></text:p>
            </table:table-cell>
          </table:table-row>
          <table:table-row table:style-name="Table21.1">
            <table:table-cell table:style-name="Table21.A2" office:value-type="string">
              <text:p text:style-name="P106"><text:span text:style-name="Code_20_Small1"><text:span text:style-name="T5">String</text:span></text:span></text:p>
            </table:table-cell>
            <table:table-cell table:style-name="Table21.A2" office:value-type="string">
              <text:p text:style-name="P110"><text:a xlink:type="simple" xlink:href="#r176"><text:span text:style-name="Code2"><text:span text:style-name="T15">NAME</text:span></text:span></text:a></text:p>
              <text:p text:style-name="P112">Special string representing the name of this Component.</text:p>
            </table:table-cell>
            <table:table-cell table:style-name="Table21.C2" office:value-type="string">
              <text:p text:style-name="P107"><text:span text:style-name="Page_20_Reference_20_Font"><text:span text:style-name="T5"><text:bookmark-ref text:reference-format="page" text:ref-name="r176">71</text:bookmark-ref></text:span></text:span></text:p>
            </table:table-cell>
          </table:table-row>
        </table:table>
        <text:p text:style-name="P2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04"><text:span text:style-name="Summary_20_Heading_20_Font2"><text:span text:style-name="T5">Required Element Summary</text:span></text:span></text:p>
            </table:table-cell>
            <table:covered-table-cell/>
            <table:table-cell table:style-name="Table23.A1" office:value-type="string">
              <text:p text:style-name="P105"><text:span text:style-name="Page_20_Reference_20_Font"><text:span text:style-name="T9">Page</text:span></text:span></text:p>
            </table:table-cell>
          </table:table-row>
          <table:table-row table:style-name="Table23.1">
            <table:table-cell table:style-name="Table23.A2" office:value-type="string">
              <text:p text:style-name="P106"><text:span text:style-name="Code_20_Small1"><text:span text:style-name="T5">String[]</text:span></text:span></text:p>
            </table:table-cell>
            <table:table-cell table:style-name="Table23.A2" office:value-type="string">
              <text:p text:style-name="P110"><text:a xlink:type="simple" xlink:href="#r187"><text:span text:style-name="Code2"><text:span text:style-name="T15">configurationPid</text:span></text:span></text:a></text:p>
              <text:p text:style-name="P112">The configuration PIDs for the configuration of this Component.</text:p>
            </table:table-cell>
            <table:table-cell table:style-name="Table23.C2" office:value-type="string">
              <text:p text:style-name="P107"><text:span text:style-name="Page_20_Reference_20_Font"><text:span text:style-name="T5"><text:bookmark-ref text:reference-format="page" text:ref-name="r187">74</text:bookmark-ref></text:span></text:span></text:p>
            </table:table-cell>
          </table:table-row>
          <table:table-row table:style-name="Table23.1">
            <table:table-cell table:style-name="Table23.A3" office:value-type="string">
              <text:p text:style-name="P106"><text:span text:style-name="Code_20_Small1"><text:span text:style-name="T5">org.osgi.service.component.annotations.ConfigurationPolicy</text:span></text:span></text:p>
            </table:table-cell>
            <table:table-cell table:style-name="Table23.A3" office:value-type="string">
              <text:p text:style-name="P110"><text:a xlink:type="simple" xlink:href="#r186"><text:span text:style-name="Code2"><text:span text:style-name="T15">configurationPolicy</text:span></text:span></text:a></text:p>
              <text:p text:style-name="P112">The configuration policy of this Component.</text:p>
            </table:table-cell>
            <table:table-cell table:style-name="Table23.C3" office:value-type="string">
              <text:p text:style-name="P107"><text:span text:style-name="Page_20_Reference_20_Font"><text:span text:style-name="T5"><text:bookmark-ref text:reference-format="page" text:ref-name="r186">73</text:bookmark-ref></text:span></text:span></text:p>
            </table:table-cell>
          </table:table-row>
          <table:table-row table:style-name="Table23.1">
            <table:table-cell table:style-name="Table23.A3" office:value-type="string">
              <text:p text:style-name="P106"><text:span text:style-name="Code_20_Small1"><text:span text:style-name="T5">boolean</text:span></text:span></text:p>
            </table:table-cell>
            <table:table-cell table:style-name="Table23.A3" office:value-type="string">
              <text:p text:style-name="P110"><text:a xlink:type="simple" xlink:href="#r181"><text:span text:style-name="Code2"><text:span text:style-name="T15">enabled</text:span></text:span></text:a></text:p>
              <text:p text:style-name="P112">Declares whether this Component is enabled when the bundle containing it is started.</text:p>
            </table:table-cell>
            <table:table-cell table:style-name="Table23.C3" office:value-type="string">
              <text:p text:style-name="P107"><text:span text:style-name="Page_20_Reference_20_Font"><text:span text:style-name="T5"><text:bookmark-ref text:reference-format="page" text:ref-name="r181">72</text:bookmark-ref></text:span></text:span></text:p>
            </table:table-cell>
          </table:table-row>
          <table:table-row table:style-name="Table23.1">
            <table:table-cell table:style-name="Table23.A3" office:value-type="string">
              <text:p text:style-name="P106"><text:span text:style-name="Code_20_Small1"><text:span text:style-name="T5">String</text:span></text:span></text:p>
            </table:table-cell>
            <table:table-cell table:style-name="Table23.A3" office:value-type="string">
              <text:p text:style-name="P110"><text:a xlink:type="simple" xlink:href="#r179"><text:span text:style-name="Code2"><text:span text:style-name="T15">factory</text:span></text:span></text:a></text:p>
              <text:p text:style-name="P112">The factory identifier of this Component.</text:p>
            </table:table-cell>
            <table:table-cell table:style-name="Table23.C3" office:value-type="string">
              <text:p text:style-name="P107"><text:span text:style-name="Page_20_Reference_20_Font"><text:span text:style-name="T5"><text:bookmark-ref text:reference-format="page" text:ref-name="r179">71</text:bookmark-ref></text:span></text:span></text:p>
            </table:table-cell>
          </table:table-row>
          <table:table-row table:style-name="Table23.1">
            <table:table-cell table:style-name="Table23.A3" office:value-type="string">
              <text:p text:style-name="P106"><text:span text:style-name="Code_20_Small1"><text:span text:style-name="T5">boolean</text:span></text:span></text:p>
            </table:table-cell>
            <table:table-cell table:style-name="Table23.A3" office:value-type="string">
              <text:p text:style-name="P110"><text:a xlink:type="simple" xlink:href="#r182"><text:span text:style-name="Code2"><text:span text:style-name="T15">immediate</text:span></text:span></text:a></text:p>
              <text:p text:style-name="P112">Declares whether this Component must be immediately activated upon becoming satisfied or whether activation should be delayed.</text:p>
            </table:table-cell>
            <table:table-cell table:style-name="Table23.C3" office:value-type="string">
              <text:p text:style-name="P107"><text:span text:style-name="Page_20_Reference_20_Font"><text:span text:style-name="T5"><text:bookmark-ref text:reference-format="page" text:ref-name="r182">72</text:bookmark-ref></text:span></text:span></text:p>
            </table:table-cell>
          </table:table-row>
          <table:table-row table:style-name="Table23.1">
            <table:table-cell table:style-name="Table23.A3" office:value-type="string">
              <text:p text:style-name="P106"><text:span text:style-name="Code_20_Small1"><text:span text:style-name="T5">String</text:span></text:span></text:p>
            </table:table-cell>
            <table:table-cell table:style-name="Table23.A3" office:value-type="string">
              <text:p text:style-name="P110"><text:a xlink:type="simple" xlink:href="#r177"><text:span text:style-name="Code2"><text:span text:style-name="T15">name</text:span></text:span></text:a></text:p>
              <text:p text:style-name="P112">The name of this Component.</text:p>
            </table:table-cell>
            <table:table-cell table:style-name="Table23.C3" office:value-type="string">
              <text:p text:style-name="P107"><text:span text:style-name="Page_20_Reference_20_Font"><text:span text:style-name="T5"><text:bookmark-ref text:reference-format="page" text:ref-name="r177">71</text:bookmark-ref></text:span></text:span></text:p>
            </table:table-cell>
          </table:table-row>
          <table:table-row table:style-name="Table23.1">
            <table:table-cell table:style-name="Table23.A3" office:value-type="string">
              <text:p text:style-name="P106"><text:span text:style-name="Code_20_Small1"><text:span text:style-name="T5">String[]</text:span></text:span></text:p>
            </table:table-cell>
            <table:table-cell table:style-name="Table23.A3" office:value-type="string">
              <text:p text:style-name="P110"><text:a xlink:type="simple" xlink:href="#r184"><text:span text:style-name="Code2"><text:span text:style-name="T15">properties</text:span></text:span></text:a></text:p>
              <text:p text:style-name="P112">Property entries for this Component.</text:p>
            </table:table-cell>
            <table:table-cell table:style-name="Table23.C3" office:value-type="string">
              <text:p text:style-name="P107"><text:span text:style-name="Page_20_Reference_20_Font"><text:span text:style-name="T5"><text:bookmark-ref text:reference-format="page" text:ref-name="r184">73</text:bookmark-ref></text:span></text:span></text:p>
            </table:table-cell>
          </table:table-row>
          <table:table-row table:style-name="Table23.1">
            <table:table-cell table:style-name="Table23.A3" office:value-type="string">
              <text:p text:style-name="P106"><text:span text:style-name="Code_20_Small1"><text:span text:style-name="T5">String[]</text:span></text:span></text:p>
            </table:table-cell>
            <table:table-cell table:style-name="Table23.A3" office:value-type="string">
              <text:p text:style-name="P110"><text:a xlink:type="simple" xlink:href="#r183"><text:span text:style-name="Code2"><text:span text:style-name="T15">property</text:span></text:span></text:a></text:p>
              <text:p text:style-name="P112">Properties for this Component.</text:p>
            </table:table-cell>
            <table:table-cell table:style-name="Table23.C3" office:value-type="string">
              <text:p text:style-name="P107"><text:span text:style-name="Page_20_Reference_20_Font"><text:span text:style-name="T5"><text:bookmark-ref text:reference-format="page" text:ref-name="r183">73</text:bookmark-ref></text:span></text:span></text:p>
            </table:table-cell>
          </table:table-row>
          <table:table-row table:style-name="Table23.1">
            <table:table-cell table:style-name="Table23.A3" office:value-type="string">
              <text:p text:style-name="P106"><text:span text:style-name="Code_20_Small1"><text:span text:style-name="T5">org.osgi.service.component.annotations.LookupReference[]</text:span></text:span></text:p>
            </table:table-cell>
            <table:table-cell table:style-name="Table23.A3" office:value-type="string">
              <text:p text:style-name="P110"><text:a xlink:type="simple" xlink:href="#r189"><text:span text:style-name="Code2"><text:span text:style-name="T15">reference</text:span></text:span></text:a></text:p>
              <text:p text:style-name="P112">The lookup strategy references of this Component.</text:p>
            </table:table-cell>
            <table:table-cell table:style-name="Table23.C3" office:value-type="string">
              <text:p text:style-name="P107"><text:span text:style-name="Page_20_Reference_20_Font"><text:span text:style-name="T5"><text:bookmark-ref text:reference-format="page" text:ref-name="r189">74</text:bookmark-ref></text:span></text:span></text:p>
            </table:table-cell>
          </table:table-row>
          <table:table-row table:style-name="Table23.1">
            <table:table-cell table:style-name="Table23.A3" office:value-type="string">
              <text:p text:style-name="P108"><text:a xlink:type="simple" xlink:href="#r214"><text:span text:style-name="Code_20_Small1"><text:span text:style-name="T13">ServiceScope</text:span></text:span></text:a></text:p>
            </table:table-cell>
            <table:table-cell table:style-name="Table23.A3" office:value-type="string">
              <text:p text:style-name="P110"><text:a xlink:type="simple" xlink:href="#r188"><text:span text:style-name="Code2"><text:span text:style-name="T15">scope</text:span></text:span></text:a></text:p>
              <text:p text:style-name="P112">The service scope for the service of this Component.</text:p>
            </table:table-cell>
            <table:table-cell table:style-name="Table23.C3" office:value-type="string">
              <text:p text:style-name="P107"><text:span text:style-name="Page_20_Reference_20_Font"><text:span text:style-name="T5"><text:bookmark-ref text:reference-format="page" text:ref-name="r188">74</text:bookmark-ref></text:span></text:span></text:p>
            </table:table-cell>
          </table:table-row>
          <table:table-row table:style-name="Table23.1">
            <table:table-cell table:style-name="Table23.A3" office:value-type="string">
              <text:p text:style-name="P106"><text:span text:style-name="Code_20_Small1"><text:span text:style-name="T5">Class&lt;?&gt;[]</text:span></text:span></text:p>
            </table:table-cell>
            <table:table-cell table:style-name="Table23.A3" office:value-type="string">
              <text:p text:style-name="P110"><text:a xlink:type="simple" xlink:href="#r178"><text:span text:style-name="Code2"><text:span text:style-name="T15">service</text:span></text:span></text:a></text:p>
              <text:p text:style-name="P112">The types under which to register this Component as a service.</text:p>
            </table:table-cell>
            <table:table-cell table:style-name="Table23.C3" office:value-type="string">
              <text:p text:style-name="P107"><text:span text:style-name="Page_20_Reference_20_Font"><text:span text:style-name="T5"><text:bookmark-ref text:reference-format="page" text:ref-name="r178">71</text:bookmark-ref></text:span></text:span></text:p>
            </table:table-cell>
          </table:table-row>
          <table:table-row table:style-name="Table23.1">
            <table:table-cell table:style-name="Table23.A3" office:value-type="string">
              <text:p text:style-name="P106"><text:span text:style-name="Code_20_Small1"><text:span text:style-name="T5">boolean</text:span></text:span></text:p>
            </table:table-cell>
            <table:table-cell table:style-name="Table23.A3" office:value-type="string">
              <text:p text:style-name="P110"><text:a xlink:type="simple" xlink:href="#r180"><text:span text:style-name="Code2"><text:span text:style-name="T15">servicefactory</text:span></text:span></text:a></text:p>
              <text:p text:style-name="P111"><text:span text:style-name="T7">Deprecated.</text:span><text:span text:style-name="T6"> </text:span><text:span text:style-name="T8">Since 1.3.</text:span></text:p>
            </table:table-cell>
            <table:table-cell table:style-name="Table23.C3" office:value-type="string">
              <text:p text:style-name="P107"><text:span text:style-name="Page_20_Reference_20_Font"><text:span text:style-name="T5"><text:bookmark-ref text:reference-format="page" text:ref-name="r180">72</text:bookmark-ref></text:span></text:span></text:p>
            </table:table-cell>
          </table:table-row>
          <table:table-row table:style-name="Table23.1">
            <table:table-cell table:style-name="Table23.A3" office:value-type="string">
              <text:p text:style-name="P106"><text:span text:style-name="Code_20_Small1"><text:span text:style-name="T5">String</text:span></text:span></text:p>
            </table:table-cell>
            <table:table-cell table:style-name="Table23.A3" office:value-type="string">
              <text:p text:style-name="P110"><text:a xlink:type="simple" xlink:href="#r185"><text:span text:style-name="Code2"><text:span text:style-name="T15">xmlns</text:span></text:span></text:a></text:p>
              <text:p text:style-name="P112">The XML name space of the Component Description for this Component.</text:p>
            </table:table-cell>
            <table:table-cell table:style-name="Table23.C3" office:value-type="string">
              <text:p text:style-name="P107"><text:span text:style-name="Page_20_Reference_20_Font"><text:span text:style-name="T5"><text:bookmark-ref text:reference-format="page" text:ref-name="r185">73</text:bookmark-ref></text:span></text:span></text:p>
            </table:table-cell>
          </table:table-row>
        </table:table>
        <text:p text:style-name="P127"><text:soft-page-break/>Field Detail</text:p>
        <text:p text:style-name="P126"><text:bookmark text:name="r176"/>NAME</text:p>
        <text:p text:style-name="P63"><text:span text:style-name="Code2">public static final String </text:span><text:span text:style-name="Code2"><text:span text:style-name="T23">NAME</text:span></text:span><text:span text:style-name="Code2"> = "$"</text:span></text:p>
        <text:p text:style-name="P92">Special string representing the name of this Component.</text:p>
        <text:p text:style-name="P91"><text:span text:style-name="T26">This string can be used in </text:span><text:a xlink:type="simple" xlink:href="#r187"><text:span text:style-name="Code2"><text:span text:style-name="T13">configurationPid()</text:span></text:span></text:a><text:span text:style-name="Default_20_Paragraph_20_Font"><text:span text:style-name="T26"> to specify the name of the component as a configuration PID. For example:</text:span></text:span></text:p>
        <text:p text:style-name="P94"> @Component(configurationPid={"com.acme.system", Component.NAME})</text:p>
        <text:p text:style-name="P86">Tools creating a Component Description from this annotation must replace the special string with the actual name of this Component.</text:p>
        <text:p text:style-name="P95">Since:</text:p>
        <text:p text:style-name="P115">1.3</text:p>
        <text:p text:style-name="P127">Element Detail</text:p>
        <text:p text:style-name="P126"><text:bookmark text:name="r177"/>name</text:p>
        <text:p text:style-name="P63"><text:span text:style-name="Code2">public abstract String </text:span><text:span text:style-name="Code2"><text:span text:style-name="T23">name</text:span></text:span></text:p>
        <text:p text:style-name="P92">The name of this Component.</text:p>
        <text:p text:style-name="P86">If not specified, the name of this Component is the fully qualified type name of the class being annotated.</text:p>
        <text:p text:style-name="P95">Default:</text:p>
        <text:p text:style-name="P115">""</text:p>
        <text:p text:style-name="P95">See Also:</text:p>
        <text:p text:style-name="P115">"The name attribute of the component element of a Component Description."</text:p>
        <text:p text:style-name="P117"/>
        <text:p text:style-name="P125"><text:bookmark text:name="r178"/>service</text:p>
        <text:p text:style-name="P63"><text:span text:style-name="Code2">public abstract Class&lt;?&gt;[] </text:span><text:span text:style-name="Code2"><text:span text:style-name="T23">service</text:span></text:span></text:p>
        <text:p text:style-name="P92">The types under which to register this Component as a service.</text:p>
        <text:p text:style-name="P91"><text:span text:style-name="T26">If no service should be registered, the empty value </text:span><text:span text:style-name="T29">{}</text:span><text:span text:style-name="T26"> must be specified.</text:span></text:p>
        <text:p text:style-name="P85"><text:span text:style-name="T26">If not specified, the service types for this Component are all the </text:span><text:span text:style-name="T27">directly</text:span><text:span text:style-name="T26"> implemented interfaces of the class being annotated.</text:span></text:p>
        <text:p text:style-name="P95">Default:</text:p>
        <text:p text:style-name="P115">{}</text:p>
        <text:p text:style-name="P95">See Also:</text:p>
        <text:p text:style-name="P115">"The service element of a Component Description."</text:p>
        <text:p text:style-name="P117"/>
        <text:p text:style-name="P125"><text:bookmark text:name="r179"/>factory</text:p>
        <text:p text:style-name="P63"><text:span text:style-name="Code2">public abstract String </text:span><text:span text:style-name="Code2"><text:span text:style-name="T23">factory</text:span></text:span></text:p>
        <text:p text:style-name="P92">The factory identifier of this Component. Specifying a factory identifier makes this Component a Factory Component.</text:p>
        <text:p text:style-name="P86">If not specified, the default is that this Component is not a Factory Component.</text:p>
        <text:p text:style-name="P95"><text:soft-page-break/>Default:</text:p>
        <text:p text:style-name="P115">""</text:p>
        <text:p text:style-name="P95">See Also:</text:p>
        <text:p text:style-name="P115">"The factory attribute of the component element of a Component Description."</text:p>
        <text:p text:style-name="P117"/>
        <text:p text:style-name="P125"><text:bookmark text:name="r180"/>servicefactory</text:p>
        <text:p text:style-name="P63"><text:span text:style-name="Code2">public abstract boolean </text:span><text:span text:style-name="Code2"><text:span text:style-name="T23">servicefactory</text:span></text:span></text:p>
        <text:p text:style-name="P91"><text:span text:style-name="T28">Deprecated.</text:span><text:span text:style-name="T26"> </text:span><text:span text:style-name="T27">Declares whether this Component uses the OSGi ServiceFactory concept and each bundle using this Component's service will receive a different component instance.</text:span></text:p>
        <text:p text:style-name="P85"><text:span text:style-name="T27">This element is ignored when the </text:span><text:a xlink:type="simple" xlink:href="#r188"><text:span text:style-name="Code2"><text:span text:style-name="T17">scope()</text:span></text:span></text:a><text:span text:style-name="Default_20_Paragraph_20_Font"><text:span text:style-name="T27"> element does not have the default value. If </text:span></text:span><text:span text:style-name="Code2"><text:span text:style-name="T3">true</text:span></text:span><text:span text:style-name="Default_20_Paragraph_20_Font"><text:span text:style-name="T27">, this Component uses </text:span></text:span><text:a xlink:type="simple" xlink:href="#r208"><text:span text:style-name="Code2"><text:span text:style-name="T17">bundle</text:span></text:span></text:a><text:span text:style-name="Default_20_Paragraph_20_Font"><text:span text:style-name="T27"> service scope. If </text:span></text:span><text:span text:style-name="Code2"><text:span text:style-name="T3">false</text:span></text:span><text:span text:style-name="Default_20_Paragraph_20_Font"><text:span text:style-name="T27"> or not specified, this Component uses </text:span></text:span><text:a xlink:type="simple" xlink:href="#r207"><text:span text:style-name="Code2"><text:span text:style-name="T17">singleton</text:span></text:span></text:a><text:span text:style-name="Default_20_Paragraph_20_Font"><text:span text:style-name="T27"> service scope. If the </text:span></text:span><text:a xlink:type="simple" xlink:href="#r179"><text:span text:style-name="Code2"><text:span text:style-name="T17">factory()</text:span></text:span></text:a><text:span text:style-name="Default_20_Paragraph_20_Font"><text:span text:style-name="T27"> element is specified or the </text:span></text:span><text:a xlink:type="simple" xlink:href="#r182"><text:span text:style-name="Code2"><text:span text:style-name="T17">immediate()</text:span></text:span></text:a><text:span text:style-name="Default_20_Paragraph_20_Font"><text:span text:style-name="T27"> element is specified with </text:span></text:span><text:span text:style-name="Code2"><text:span text:style-name="T3">true</text:span></text:span><text:span text:style-name="Default_20_Paragraph_20_Font"><text:span text:style-name="T27">, this element can only be specified with </text:span></text:span><text:span text:style-name="Code2"><text:span text:style-name="T3">false</text:span></text:span><text:span text:style-name="Default_20_Paragraph_20_Font"><text:span text:style-name="T27">.</text:span></text:span></text:p>
        <text:p text:style-name="P92">Declares whether this Component uses the OSGi ServiceFactory concept and each bundle using this Component's service will receive a different component instance.</text:p>
        <text:p text:style-name="P85"><text:span text:style-name="T26">This element is ignored when the </text:span><text:a xlink:type="simple" xlink:href="#r188"><text:span text:style-name="Code2"><text:span text:style-name="T13">scope()</text:span></text:span></text:a><text:span text:style-name="Default_20_Paragraph_20_Font"><text:span text:style-name="T26"> element does not have the default value. If </text:span></text:span><text:span text:style-name="Code2">true</text:span><text:span text:style-name="Default_20_Paragraph_20_Font"><text:span text:style-name="T26">, this Component uses </text:span></text:span><text:a xlink:type="simple" xlink:href="#r208"><text:span text:style-name="Code2"><text:span text:style-name="T13">bundle</text:span></text:span></text:a><text:span text:style-name="Default_20_Paragraph_20_Font"><text:span text:style-name="T26"> service scope. If </text:span></text:span><text:span text:style-name="Code2">false</text:span><text:span text:style-name="Default_20_Paragraph_20_Font"><text:span text:style-name="T26"> or not specified, this Component uses </text:span></text:span><text:a xlink:type="simple" xlink:href="#r207"><text:span text:style-name="Code2"><text:span text:style-name="T13">singleton</text:span></text:span></text:a><text:span text:style-name="Default_20_Paragraph_20_Font"><text:span text:style-name="T26"> service scope. If the </text:span></text:span><text:a xlink:type="simple" xlink:href="#r179"><text:span text:style-name="Code2"><text:span text:style-name="T13">factory()</text:span></text:span></text:a><text:span text:style-name="Default_20_Paragraph_20_Font"><text:span text:style-name="T26"> element is specified or the </text:span></text:span><text:a xlink:type="simple" xlink:href="#r182"><text:span text:style-name="Code2"><text:span text:style-name="T13">immediate()</text:span></text:span></text:a><text:span text:style-name="Default_20_Paragraph_20_Font"><text:span text:style-name="T26"> element is specified with </text:span></text:span><text:span text:style-name="Code2">true</text:span><text:span text:style-name="Default_20_Paragraph_20_Font"><text:span text:style-name="T26">, this element can only be specified with </text:span></text:span><text:span text:style-name="Code2">false</text:span><text:span text:style-name="Default_20_Paragraph_20_Font"><text:span text:style-name="T26">.</text:span></text:span></text:p>
        <text:p text:style-name="P95">Default:</text:p>
        <text:p text:style-name="P115">false</text:p>
        <text:p text:style-name="P95">See Also:</text:p>
        <text:p text:style-name="P115">"The servicefactory attribute of the service element of a Component Description."</text:p>
        <text:p text:style-name="P117"/>
        <text:p text:style-name="P125"><text:bookmark text:name="r181"/>enabled</text:p>
        <text:p text:style-name="P63"><text:span text:style-name="Code2">public abstract boolean </text:span><text:span text:style-name="Code2"><text:span text:style-name="T23">enabled</text:span></text:span></text:p>
        <text:p text:style-name="P92">Declares whether this Component is enabled when the bundle containing it is started.</text:p>
        <text:p text:style-name="P85"><text:span text:style-name="T26">If </text:span><text:span text:style-name="Code2">true</text:span><text:span text:style-name="Default_20_Paragraph_20_Font"><text:span text:style-name="T26">, this Component is enabled. If </text:span></text:span><text:span text:style-name="Code2">false</text:span><text:span text:style-name="Default_20_Paragraph_20_Font"><text:span text:style-name="T26"> or not specified, this Component is disabled.</text:span></text:span></text:p>
        <text:p text:style-name="P95">Default:</text:p>
        <text:p text:style-name="P115">true</text:p>
        <text:p text:style-name="P95">See Also:</text:p>
        <text:p text:style-name="P115">"The enabled attribute of the component element of a Component Description."</text:p>
        <text:p text:style-name="P117"/>
        <text:p text:style-name="P125"><text:bookmark text:name="r182"/>immediate</text:p>
        <text:p text:style-name="P63"><text:span text:style-name="Code2">public abstract boolean </text:span><text:span text:style-name="Code2"><text:span text:style-name="T23">immediate</text:span></text:span></text:p>
        <text:p text:style-name="P92">Declares whether this Component must be immediately activated upon becoming satisfied or whether activation should be delayed.</text:p>
        <text:p text:style-name="P91"><text:span text:style-name="T26">If </text:span><text:span text:style-name="Code2">true</text:span><text:span text:style-name="Default_20_Paragraph_20_Font"><text:span text:style-name="T26">, this Component must be immediately activated upon becoming satisfied. If </text:span></text:span><text:span text:style-name="Code2">false</text:span><text:span text:style-name="Default_20_Paragraph_20_Font"><text:span text:style-name="T26">, activation of this Component is delayed. If this property is specified, its value must be </text:span></text:span><text:span text:style-name="Code2">false</text:span><text:span text:style-name="Default_20_Paragraph_20_Font"><text:span text:style-name="T26"> if the </text:span></text:span><text:a xlink:type="simple" xlink:href="#r179"><text:span text:style-name="Code2"><text:span text:style-name="T13">factory()</text:span></text:span></text:a><text:span text:style-name="Default_20_Paragraph_20_Font"><text:span text:style-name="T26"> property is also specified or must be </text:span></text:span><text:span text:style-name="Code2">true</text:span><text:span text:style-name="Default_20_Paragraph_20_Font"><text:span text:style-name="T26"> if the </text:span></text:span><text:a xlink:type="simple" xlink:href="#r178"><text:span text:style-name="Code2"><text:span text:style-name="T13">service()</text:span></text:span></text:a><text:span text:style-name="Default_20_Paragraph_20_Font"><text:span text:style-name="T26"> property is specified with an empty value.</text:span></text:span></text:p>
        <text:p text:style-name="P85"><text:span text:style-name="T26">If not specified, the default is </text:span><text:span text:style-name="Code2">false</text:span><text:span text:style-name="Default_20_Paragraph_20_Font"><text:span text:style-name="T26"> if the </text:span></text:span><text:a xlink:type="simple" xlink:href="#r179"><text:span text:style-name="Code2"><text:span text:style-name="T13">factory()</text:span></text:span></text:a><text:span text:style-name="Default_20_Paragraph_20_Font"><text:span text:style-name="T26"> property is specified or the </text:span></text:span><text:a xlink:type="simple" xlink:href="#r178"><text:span text:style-name="Code2"><text:span text:style-name="T13">service()</text:span></text:span></text:a><text:span text:style-name="Default_20_Paragraph_20_Font"><text:span text:style-name="T26"> property is not specified or specified with a non-empty value and </text:span></text:span><text:span text:style-name="Code2">true</text:span><text:span text:style-name="Default_20_Paragraph_20_Font"><text:span text:style-name="T26"> otherwise.</text:span></text:span></text:p>
        <text:p text:style-name="P95">Default:</text:p>
        <text:p text:style-name="P115">false</text:p>
        <text:p text:style-name="P95"><text:soft-page-break/>See Also:</text:p>
        <text:p text:style-name="P115">"The immediate attribute of the component element of a Component Description."</text:p>
        <text:p text:style-name="P117"/>
        <text:p text:style-name="P125"><text:bookmark text:name="r183"/>property</text:p>
        <text:p text:style-name="P63"><text:span text:style-name="Code2">public abstract String[] </text:span><text:span text:style-name="Code2"><text:span text:style-name="T23">property</text:span></text:span></text:p>
        <text:p text:style-name="P92">Properties for this Component.</text:p>
        <text:p text:style-name="P91"><text:span text:style-name="T26">Each property string is specified as </text:span><text:span text:style-name="Code2">"key=value"</text:span><text:span text:style-name="Default_20_Paragraph_20_Font"><text:span text:style-name="T26">. The type of the property value can be specified in the key as </text:span></text:span><text:span text:style-name="Code2">key:type=value</text:span><text:span text:style-name="Default_20_Paragraph_20_Font"><text:span text:style-name="T26">. The type must be one of the property types supported by the type attribute of the property element of a Component Description.</text:span></text:span></text:p>
        <text:p text:style-name="P85"><text:span text:style-name="T26">To specify a property with multiple values, use multiple key, value pairs. For example, </text:span><text:span text:style-name="Code2">"foo=bar", "foo=baz"</text:span><text:span text:style-name="Default_20_Paragraph_20_Font"><text:span text:style-name="T26">.</text:span></text:span></text:p>
        <text:p text:style-name="P95">Default:</text:p>
        <text:p text:style-name="P115">{}</text:p>
        <text:p text:style-name="P95">See Also:</text:p>
        <text:p text:style-name="P115">"The property element of a Component Description."</text:p>
        <text:p text:style-name="P117"/>
        <text:p text:style-name="P125"><text:bookmark text:name="r184"/>properties</text:p>
        <text:p text:style-name="P63"><text:span text:style-name="Code2">public abstract String[] </text:span><text:span text:style-name="Code2"><text:span text:style-name="T23">properties</text:span></text:span></text:p>
        <text:p text:style-name="P92">Property entries for this Component.</text:p>
        <text:p text:style-name="P86">Specifies the name of an entry in the bundle whose contents conform to a standard Java Properties File. The entry is read and processed to obtain the properties and their values.</text:p>
        <text:p text:style-name="P95">Default:</text:p>
        <text:p text:style-name="P115">{}</text:p>
        <text:p text:style-name="P95">See Also:</text:p>
        <text:p text:style-name="P115">"The properties element of a Component Description."</text:p>
        <text:p text:style-name="P117"/>
        <text:p text:style-name="P125"><text:bookmark text:name="r185"/>xmlns</text:p>
        <text:p text:style-name="P63"><text:span text:style-name="Code2">public abstract String </text:span><text:span text:style-name="Code2"><text:span text:style-name="T23">xmlns</text:span></text:span></text:p>
        <text:p text:style-name="P92">The XML name space of the Component Description for this Component.</text:p>
        <text:p text:style-name="P86">If not specified, the XML name space of the Component Description for this Component should be the lowest Declarative Services XML name space which supports all the specification features used by this Component.</text:p>
        <text:p text:style-name="P95">Default:</text:p>
        <text:p text:style-name="P115">""</text:p>
        <text:p text:style-name="P95">See Also:</text:p>
        <text:p text:style-name="P115">"The XML name space specified for a Component Description."</text:p>
        <text:p text:style-name="P117"/>
        <text:p text:style-name="P125"><text:bookmark text:name="r186"/>configurationPolicy</text:p>
        <text:p text:style-name="P63"><text:span text:style-name="Code2">public abstract org.osgi.service.component.annotations.ConfigurationPolicy </text:span><text:span text:style-name="Code2"><text:span text:style-name="T23">configurationPolicy</text:span></text:span></text:p>
        <text:p text:style-name="P92">The configuration policy of this Component.</text:p>
        <text:p text:style-name="P92"><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85"><text:span text:style-name="T26">If not specified, the </text:span><text:span text:style-name="Code2">OPTIONAL</text:span><text:span text:style-name="Default_20_Paragraph_20_Font"><text:span text:style-name="T26"> configuration policy is used.</text:span></text:span></text:p>
        <text:p text:style-name="P95">Default:</text:p>
        <text:p text:style-name="P115">org.osgi.service.component.annotations.ConfigurationPolicy.OPTIONAL</text:p>
        <text:p text:style-name="P95">Since:</text:p>
        <text:p text:style-name="P115">1.1</text:p>
        <text:p text:style-name="P95">See Also:</text:p>
        <text:p text:style-name="P115">"The configuration-policy attribute of the component element of a Component Description."</text:p>
        <text:p text:style-name="P117"/>
        <text:p text:style-name="P125"><text:bookmark text:name="r187"/>configurationPid</text:p>
        <text:p text:style-name="P63"><text:span text:style-name="Code2">public abstract String[] </text:span><text:span text:style-name="Code2"><text:span text:style-name="T23">configurationPid</text:span></text:span></text:p>
        <text:p text:style-name="P92">The configuration PIDs for the configuration of this Component.</text:p>
        <text:p text:style-name="P92">Each value specifies a configuration PID for this Component.</text:p>
        <text:p text:style-name="P92">If no value is specified, the name of this Component is used as the configuration PID of this Component.</text:p>
        <text:p text:style-name="P91"><text:span text:style-name="T26">A special string (</text:span><text:a xlink:type="simple" xlink:href="#r176"><text:span text:style-name="Code2"><text:span text:style-name="T18">"$"</text:span></text:span></text:a><text:span text:style-name="Default_20_Paragraph_20_Font"><text:span text:style-name="T26">) can be used to specify the name of the component as a configuration PID. The </text:span></text:span><text:span text:style-name="Code2">NAME</text:span><text:span text:style-name="Default_20_Paragraph_20_Font"><text:span text:style-name="T26"> constant holds this special string. For example:</text:span></text:span></text:p>
        <text:p text:style-name="P94"> @Component(configurationPid={"com.acme.system", Component.NAME})</text:p>
        <text:p text:style-name="P86">Tools creating a Component Description from this annotation must replace the special string with the actual name of this Component.</text:p>
        <text:p text:style-name="P95">Default:</text:p>
        <text:p text:style-name="P115">{ "$" }</text:p>
        <text:p text:style-name="P95">Since:</text:p>
        <text:p text:style-name="P115">1.2</text:p>
        <text:p text:style-name="P95">See Also:</text:p>
        <text:p text:style-name="P115">"The configuration-pid attribute of the component element of a Component Description."</text:p>
        <text:p text:style-name="P117"/>
        <text:p text:style-name="P125"><text:bookmark text:name="r188"/>scope</text:p>
        <text:p text:style-name="P63"><text:span text:style-name="Code2">public abstract </text:span><text:a xlink:type="simple" xlink:href="#r214"><text:span text:style-name="Code2"><text:span text:style-name="T13">ServiceScope</text:span></text:span></text:a><text:span text:style-name="Code2"> </text:span><text:span text:style-name="Code2"><text:span text:style-name="T23">scope</text:span></text:span></text:p>
        <text:p text:style-name="P92">The service scope for the service of this Component.</text:p>
        <text:p text:style-name="P85"><text:span text:style-name="T26">If not specified and the deprecated </text:span><text:a xlink:type="simple" xlink:href="#r180"><text:span text:style-name="Code2"><text:span text:style-name="T13">servicefactory()</text:span></text:span></text:a><text:span text:style-name="Default_20_Paragraph_20_Font"><text:span text:style-name="T26"> element is not specified, the </text:span></text:span><text:a xlink:type="simple" xlink:href="#r207"><text:span text:style-name="Code2"><text:span text:style-name="T13">singleton</text:span></text:span></text:a><text:span text:style-name="Default_20_Paragraph_20_Font"><text:span text:style-name="T26"> service scope is used. If the </text:span></text:span><text:a xlink:type="simple" xlink:href="#r179"><text:span text:style-name="Code2"><text:span text:style-name="T13">factory()</text:span></text:span></text:a><text:span text:style-name="Default_20_Paragraph_20_Font"><text:span text:style-name="T26"> element is specified or the </text:span></text:span><text:a xlink:type="simple" xlink:href="#r182"><text:span text:style-name="Code2"><text:span text:style-name="T13">immediate()</text:span></text:span></text:a><text:span text:style-name="Default_20_Paragraph_20_Font"><text:span text:style-name="T26"> element is specified with </text:span></text:span><text:span text:style-name="Code2">true</text:span><text:span text:style-name="Default_20_Paragraph_20_Font"><text:span text:style-name="T26">, this element can only be specified with the </text:span></text:span><text:a xlink:type="simple" xlink:href="#r207"><text:span text:style-name="Code2"><text:span text:style-name="T13">singleton</text:span></text:span></text:a><text:span text:style-name="Default_20_Paragraph_20_Font"><text:span text:style-name="T26"> service scope.</text:span></text:span></text:p>
        <text:p text:style-name="P95">Default:</text:p>
        <text:p text:style-name="P114"><text:a xlink:type="simple" xlink:href="#r210"><text:span text:style-name="T11">ServiceScope.DEFAULT</text:span></text:a></text:p>
        <text:p text:style-name="P95">Since:</text:p>
        <text:p text:style-name="P115">1.3</text:p>
        <text:p text:style-name="P95">See Also:</text:p>
        <text:p text:style-name="P115">"The scope attribute of the service element of a Component Description."</text:p>
        <text:p text:style-name="P117"/>
        <text:p text:style-name="P125"><text:bookmark text:name="r189"/>reference</text:p>
        <text:p text:style-name="P63"><text:span text:style-name="Code2">public abstract org.osgi.service.component.annotations.LookupReference[] </text:span><text:span text:style-name="Code2"><text:span text:style-name="T23">reference</text:span></text:span></text:p>
        <text:p text:style-name="P92">The lookup strategy references of this Component.</text:p>
        <text:p text:style-name="P91"><text:soft-page-break/><text:span text:style-name="T26">To access references using the lookup strategy, </text:span><text:span text:style-name="Code2">org.osgi.service.component.annotations.LookupReference</text:span><text:span text:style-name="Default_20_Paragraph_20_Font"><text:span text:style-name="T26">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6"> methods of </text:span></text:span><text:span text:style-name="Code2">ComponentContext</text:span><text:span text:style-name="Default_20_Paragraph_20_Font"><text:span text:style-name="T26">.</text:span></text:span></text:p>
        <text:p text:style-name="P85"><text:span text:style-name="T26">To access references using the event strategy, bind methods are annotated with </text:span><text:a xlink:type="simple" xlink:href="#r200"><text:span text:style-name="Code2"><text:span text:style-name="T13">Reference</text:span></text:span></text:a><text:span text:style-name="Default_20_Paragraph_20_Font"><text:span text:style-name="T26">.</text:span></text:span></text:p>
        <text:p text:style-name="P95">Default:</text:p>
        <text:p text:style-name="P115">{}</text:p>
        <text:p text:style-name="P95">Since:</text:p>
        <text:p text:style-name="P115">1.3</text:p>
        <text:p text:style-name="P95">See Also:</text:p>
        <text:p text:style-name="P115">"The reference element of a Component Description."</text:p>
        <text:p text:style-name="P140"><text:bookmark text:name="r200"/>Annotation Type Reference</text:p>
        <text:p text:style-name="P99"><text:a xlink:type="simple" xlink:href="#r175"><text:span text:style-name="T16">org.osgi.service.component.annotations</text:span></text:a></text:p>
        <text:p text:style-name="P83"/>
        <text:p text:style-name="P118"><text:span text:style-name="Code_20_Small1">@Retention(value=RetentionPolicy.CLASS)<text:line-break/>@Target(value=ElementType.METHOD)<text:line-break/></text:span><text:span text:style-name="Code2">public @interface </text:span><text:span text:style-name="Code2"><text:span text:style-name="T23">Reference</text:span></text:span></text:p>
        <text:p text:style-name="P98"><text:span text:style-name="T26">Identify the annotated method as a </text:span><text:span text:style-name="Code2">bind</text:span><text:span text:style-name="Default_20_Paragraph_20_Font"><text:span text:style-name="T26"> method of a Service Component.</text:span></text:span></text:p>
        <text:p text:style-name="P97">The annotated method is a bind method of the Component.</text:p>
        <text:p text:style-name="P97">This annotation is not processed at runtime by a Service Component Runtime implementation. It must be processed by tools and used to add a Component Description to the bundle.</text:p>
        <text:p text:style-name="P64"><text:span text:style-name="T26">In the generated Component Description for a component, the references must be ordered in ascending lexicographical order (using </text:span><text:span text:style-name="Code2">String.compareTo</text:span><text:span text:style-name="Default_20_Paragraph_20_Font"><text:span text:style-name="T26"> ) of the reference </text:span></text:span><text:a xlink:type="simple" xlink:href="#r191"><text:span text:style-name="Code2"><text:span text:style-name="T13">name</text:span></text:span></text:a><text:span text:style-name="Default_20_Paragraph_20_Font"><text:span text:style-name="T26">s.</text:span></text:span></text:p>
        <text:p text:style-name="P100">See Also:</text:p>
        <text:p text:style-name="P89">"The reference element of a Component Description."</text:p>
        <text:p text:style-name="P10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4"><text:span text:style-name="Summary_20_Heading_20_Font2"><text:span text:style-name="T5">Required Element Summary</text:span></text:span></text:p>
            </table:table-cell>
            <table:covered-table-cell/>
            <table:table-cell table:style-name="Table25.A1" office:value-type="string">
              <text:p text:style-name="P105"><text:span text:style-name="Page_20_Reference_20_Font"><text:span text:style-name="T9">Page</text:span></text:span></text:p>
            </table:table-cell>
          </table:table-row>
          <table:table-row table:style-name="Table25.1">
            <table:table-cell table:style-name="Table25.A2" office:value-type="string">
              <text:p text:style-name="P106"><text:span text:style-name="Code_20_Small1"><text:span text:style-name="T5">org.osgi.service.component.annotations.ReferenceCardinality</text:span></text:span></text:p>
            </table:table-cell>
            <table:table-cell table:style-name="Table25.A2" office:value-type="string">
              <text:p text:style-name="P110"><text:a xlink:type="simple" xlink:href="#r193"><text:span text:style-name="Code2"><text:span text:style-name="T15">cardinality</text:span></text:span></text:a></text:p>
              <text:p text:style-name="P112">The cardinality of the reference.</text:p>
            </table:table-cell>
            <table:table-cell table:style-name="Table25.C2" office:value-type="string">
              <text:p text:style-name="P107"><text:span text:style-name="Page_20_Reference_20_Font"><text:span text:style-name="T5"><text:bookmark-ref text:reference-format="page" text:ref-name="r193">77</text:bookmark-ref></text:span></text:span></text:p>
            </table:table-cell>
          </table:table-row>
          <table:table-row table:style-name="Table25.1">
            <table:table-cell table:style-name="Table25.A3" office:value-type="string">
              <text:p text:style-name="P106"><text:span text:style-name="Code_20_Small1"><text:span text:style-name="T5">String</text:span></text:span></text:p>
            </table:table-cell>
            <table:table-cell table:style-name="Table25.A3" office:value-type="string">
              <text:p text:style-name="P110"><text:a xlink:type="simple" xlink:href="#r191"><text:span text:style-name="Code2"><text:span text:style-name="T15">name</text:span></text:span></text:a></text:p>
              <text:p text:style-name="P112">The name of this reference.</text:p>
            </table:table-cell>
            <table:table-cell table:style-name="Table25.C3" office:value-type="string">
              <text:p text:style-name="P107"><text:span text:style-name="Page_20_Reference_20_Font"><text:span text:style-name="T5"><text:bookmark-ref text:reference-format="page" text:ref-name="r191">76</text:bookmark-ref></text:span></text:span></text:p>
            </table:table-cell>
          </table:table-row>
          <table:table-row table:style-name="Table25.1">
            <table:table-cell table:style-name="Table25.A3" office:value-type="string">
              <text:p text:style-name="P106"><text:span text:style-name="Code_20_Small1"><text:span text:style-name="T5">org.osgi.service.component.annotations.ReferencePolicy</text:span></text:span></text:p>
            </table:table-cell>
            <table:table-cell table:style-name="Table25.A3" office:value-type="string">
              <text:p text:style-name="P110"><text:a xlink:type="simple" xlink:href="#r194"><text:span text:style-name="Code2"><text:span text:style-name="T15">policy</text:span></text:span></text:a></text:p>
              <text:p text:style-name="P112">The policy for the reference.</text:p>
            </table:table-cell>
            <table:table-cell table:style-name="Table25.C3" office:value-type="string">
              <text:p text:style-name="P107"><text:span text:style-name="Page_20_Reference_20_Font"><text:span text:style-name="T5"><text:bookmark-ref text:reference-format="page" text:ref-name="r194">77</text:bookmark-ref></text:span></text:span></text:p>
            </table:table-cell>
          </table:table-row>
          <table:table-row table:style-name="Table25.1">
            <table:table-cell table:style-name="Table25.A3" office:value-type="string">
              <text:p text:style-name="P106"><text:span text:style-name="Code_20_Small1"><text:span text:style-name="T5">org.osgi.service.component.annotations.ReferencePolicyOption</text:span></text:span></text:p>
            </table:table-cell>
            <table:table-cell table:style-name="Table25.A3" office:value-type="string">
              <text:p text:style-name="P110"><text:a xlink:type="simple" xlink:href="#r197"><text:span text:style-name="Code2"><text:span text:style-name="T15">policyOption</text:span></text:span></text:a></text:p>
              <text:p text:style-name="P112">The policy option for the reference.</text:p>
            </table:table-cell>
            <table:table-cell table:style-name="Table25.C3" office:value-type="string">
              <text:p text:style-name="P107"><text:span text:style-name="Page_20_Reference_20_Font"><text:span text:style-name="T5"><text:bookmark-ref text:reference-format="page" text:ref-name="r197">78</text:bookmark-ref></text:span></text:span></text:p>
            </table:table-cell>
          </table:table-row>
          <table:table-row table:style-name="Table25.1">
            <table:table-cell table:style-name="Table25.A3" office:value-type="string">
              <text:p text:style-name="P108"><text:a xlink:type="simple" xlink:href="#r206"><text:span text:style-name="Code_20_Small1"><text:span text:style-name="T13">ReferenceScope</text:span></text:span></text:a></text:p>
            </table:table-cell>
            <table:table-cell table:style-name="Table25.A3" office:value-type="string">
              <text:p text:style-name="P110"><text:a xlink:type="simple" xlink:href="#r199"><text:span text:style-name="Code2"><text:span text:style-name="T15">scope</text:span></text:span></text:a></text:p>
              <text:p text:style-name="P112">The requested service scope for this Reference.</text:p>
            </table:table-cell>
            <table:table-cell table:style-name="Table25.C3" office:value-type="string">
              <text:p text:style-name="P107"><text:span text:style-name="Page_20_Reference_20_Font"><text:span text:style-name="T5"><text:bookmark-ref text:reference-format="page" text:ref-name="r199">79</text:bookmark-ref></text:span></text:span></text:p>
            </table:table-cell>
          </table:table-row>
          <table:table-row table:style-name="Table25.1">
            <table:table-cell table:style-name="Table25.A3" office:value-type="string">
              <text:p text:style-name="P106"><text:span text:style-name="Code_20_Small1"><text:span text:style-name="T5">Class&lt;?&gt;</text:span></text:span></text:p>
            </table:table-cell>
            <table:table-cell table:style-name="Table25.A3" office:value-type="string">
              <text:p text:style-name="P110"><text:a xlink:type="simple" xlink:href="#r192"><text:span text:style-name="Code2"><text:span text:style-name="T15">service</text:span></text:span></text:a></text:p>
              <text:p text:style-name="P112">The type of the service to bind to this reference.</text:p>
            </table:table-cell>
            <table:table-cell table:style-name="Table25.C3" office:value-type="string">
              <text:p text:style-name="P107"><text:span text:style-name="Page_20_Reference_20_Font"><text:span text:style-name="T5"><text:bookmark-ref text:reference-format="page" text:ref-name="r192">77</text:bookmark-ref></text:span></text:span></text:p>
            </table:table-cell>
          </table:table-row>
          <table:table-row table:style-name="Table25.1">
            <table:table-cell table:style-name="Table25.A3" office:value-type="string">
              <text:p text:style-name="P106"><text:span text:style-name="Code_20_Small1"><text:span text:style-name="T5">String</text:span></text:span></text:p>
            </table:table-cell>
            <table:table-cell table:style-name="Table25.A3" office:value-type="string">
              <text:p text:style-name="P110"><text:a xlink:type="simple" xlink:href="#r195"><text:span text:style-name="Code2"><text:span text:style-name="T15">target</text:span></text:span></text:a></text:p>
              <text:p text:style-name="P112">The target filter for the reference.</text:p>
            </table:table-cell>
            <table:table-cell table:style-name="Table25.C3" office:value-type="string">
              <text:p text:style-name="P107"><text:span text:style-name="Page_20_Reference_20_Font"><text:span text:style-name="T5"><text:bookmark-ref text:reference-format="page" text:ref-name="r195">77</text:bookmark-ref></text:span></text:span></text:p>
            </table:table-cell>
          </table:table-row>
          <table:table-row table:style-name="Table25.1">
            <table:table-cell table:style-name="Table25.A3" office:value-type="string">
              <text:p text:style-name="P106"><text:span text:style-name="Code_20_Small1"><text:span text:style-name="T5">String</text:span></text:span></text:p>
            </table:table-cell>
            <table:table-cell table:style-name="Table25.A3" office:value-type="string">
              <text:p text:style-name="P110"><text:a xlink:type="simple" xlink:href="#r196"><text:span text:style-name="Code2"><text:span text:style-name="T15">unbind</text:span></text:span></text:a></text:p>
              <text:p text:style-name="P112">The name of the unbind method which is associated with the annotated bind method.</text:p>
            </table:table-cell>
            <table:table-cell table:style-name="Table25.C3" office:value-type="string">
              <text:p text:style-name="P107"><text:span text:style-name="Page_20_Reference_20_Font"><text:span text:style-name="T5"><text:bookmark-ref text:reference-format="page" text:ref-name="r196">78</text:bookmark-ref></text:span></text:span></text:p>
            </table:table-cell>
          </table:table-row>
          <table:table-row table:style-name="Table25.1">
            <table:table-cell table:style-name="Table25.A3" office:value-type="string">
              <text:p text:style-name="P106"><text:span text:style-name="Code_20_Small1"><text:span text:style-name="T5">String</text:span></text:span></text:p>
            </table:table-cell>
            <table:table-cell table:style-name="Table25.A3" office:value-type="string">
              <text:p text:style-name="P110"><text:a xlink:type="simple" xlink:href="#r198"><text:span text:style-name="Code2"><text:span text:style-name="T15">updated</text:span></text:span></text:a></text:p>
              <text:p text:style-name="P112">The name of the updated method which is associated with the annotated bind method.</text:p>
            </table:table-cell>
            <table:table-cell table:style-name="Table25.C3" office:value-type="string">
              <text:p text:style-name="P107"><text:span text:style-name="Page_20_Reference_20_Font"><text:span text:style-name="T5"><text:bookmark-ref text:reference-format="page" text:ref-name="r198">78</text:bookmark-ref></text:span></text:span></text:p>
            </table:table-cell>
          </table:table-row>
        </table:table>
        <text:p text:style-name="P127">Element Detail</text:p>
        <text:p text:style-name="P126"><text:bookmark text:name="r191"/>name</text:p>
        <text:p text:style-name="P63"><text:span text:style-name="Code2">public abstract String </text:span><text:span text:style-name="Code2"><text:span text:style-name="T23">name</text:span></text:span></text:p>
        <text:p text:style-name="P92">The name of this reference.</text:p>
        <text:p text:style-name="P85"><text:soft-page-break/><text:span text:style-name="T26">If not specified, the name of this reference is based upon the name of the method being annotated. If the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moved.</text:span></text:span></text:p>
        <text:p text:style-name="P95">Default:</text:p>
        <text:p text:style-name="P115">""</text:p>
        <text:p text:style-name="P95">See Also:</text:p>
        <text:p text:style-name="P115">"The name attribute of the reference element of a Component Description."</text:p>
        <text:p text:style-name="P117"/>
        <text:p text:style-name="P125"><text:bookmark text:name="r192"/>service</text:p>
        <text:p text:style-name="P63"><text:span text:style-name="Code2">public abstract Class&lt;?&gt; </text:span><text:span text:style-name="Code2"><text:span text:style-name="T23">service</text:span></text:span></text:p>
        <text:p text:style-name="P92">The type of the service to bind to this reference.</text:p>
        <text:p text:style-name="P86">If not specified, the type of the service to bind is based upon the type of the first argument of the method being annotated.</text:p>
        <text:p text:style-name="P95">Default:</text:p>
        <text:p text:style-name="P115">Object.class</text:p>
        <text:p text:style-name="P95">See Also:</text:p>
        <text:p text:style-name="P115">"The interface attribute of the reference element of a Component Description."</text:p>
        <text:p text:style-name="P117"/>
        <text:p text:style-name="P125"><text:bookmark text:name="r193"/>cardinality</text:p>
        <text:p text:style-name="P63"><text:span text:style-name="Code2">public abstract org.osgi.service.component.annotations.ReferenceCardinality </text:span><text:span text:style-name="Code2"><text:span text:style-name="T23">cardinality</text:span></text:span></text:p>
        <text:p text:style-name="P92">The cardinality of the reference.</text:p>
        <text:p text:style-name="P85"><text:span text:style-name="T26">If not specified, the reference has a </text:span><text:span text:style-name="Code2">1..1</text:span><text:span text:style-name="Default_20_Paragraph_20_Font"><text:span text:style-name="T26"> cardinality.</text:span></text:span></text:p>
        <text:p text:style-name="P95">Default:</text:p>
        <text:p text:style-name="P115">org.osgi.service.component.annotations.ReferenceCardinality.MANDATORY</text:p>
        <text:p text:style-name="P95">See Also:</text:p>
        <text:p text:style-name="P115">"The cardinality attribute of the reference element of a Component Description."</text:p>
        <text:p text:style-name="P117"/>
        <text:p text:style-name="P125"><text:bookmark text:name="r194"/>policy</text:p>
        <text:p text:style-name="P63"><text:span text:style-name="Code2">public abstract org.osgi.service.component.annotations.ReferencePolicy </text:span><text:span text:style-name="Code2"><text:span text:style-name="T23">policy</text:span></text:span></text:p>
        <text:p text:style-name="P92">The policy for the reference.</text:p>
        <text:p text:style-name="P85"><text:span text:style-name="T26">If not specified, the </text:span><text:span text:style-name="Code2">STATIC</text:span><text:span text:style-name="Default_20_Paragraph_20_Font"><text:span text:style-name="T26"> reference policy is used.</text:span></text:span></text:p>
        <text:p text:style-name="P95">Default:</text:p>
        <text:p text:style-name="P115">org.osgi.service.component.annotations.ReferencePolicy.STATIC</text:p>
        <text:p text:style-name="P95">See Also:</text:p>
        <text:p text:style-name="P115">"The policy attribute of the reference element of a Component Description."</text:p>
        <text:p text:style-name="P117"/>
        <text:p text:style-name="P125"><text:bookmark text:name="r195"/>target</text:p>
        <text:p text:style-name="P63"><text:span text:style-name="Code2">public abstract String </text:span><text:span text:style-name="Code2"><text:span text:style-name="T23">target</text:span></text:span></text:p>
        <text:p text:style-name="P86">The target filter for the reference.</text:p>
        <text:p text:style-name="P95">Default:</text:p>
        <text:p text:style-name="P115">""</text:p>
        <text:p text:style-name="P95"><text:soft-page-break/>See Also:</text:p>
        <text:p text:style-name="P115">"The target attribute of the reference element of a Component Description."</text:p>
        <text:p text:style-name="P117"/>
        <text:p text:style-name="P125"><text:bookmark text:name="r196"/>unbind</text:p>
        <text:p text:style-name="P63"><text:span text:style-name="Code2">public abstract String </text:span><text:span text:style-name="Code2"><text:span text:style-name="T23">unbind</text:span></text:span></text:p>
        <text:p text:style-name="P92">The name of the unbind method which is associated with the annotated bind method.</text:p>
        <text:p text:style-name="P91"><text:span text:style-name="T26">To declare no unbind method, the value </text:span><text:span text:style-name="Code2">"-"</text:span><text:span text:style-name="Default_20_Paragraph_20_Font"><text:span text:style-name="T26"> must be used.</text:span></text:span></text:p>
        <text:p text:style-name="P85"><text:span text:style-name="T26">If not specified, the name of the unbin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nbind</text:span><text:span text:style-name="Default_20_Paragraph_20_Font"><text:span text:style-name="T26">, </text:span></text:span><text:span text:style-name="Code2">unset</text:span><text:span text:style-name="Default_20_Paragraph_20_Font"><text:span text:style-name="T26"> or </text:span></text:span><text:span text:style-name="Code2">remove</text:span><text:span text:style-name="Default_20_Paragraph_20_Font"><text:span text:style-name="T26">, respectively, to derive the unbind method name. Otherwise, </text:span></text:span><text:span text:style-name="Code2">un</text:span><text:span text:style-name="Default_20_Paragraph_20_Font"><text:span text:style-name="T26"> is prefixed to the annotated method name to derive the unbind method name. The unbind method is only set if the component type contains a method with the derived name.</text:span></text:span></text:p>
        <text:p text:style-name="P95">Default:</text:p>
        <text:p text:style-name="P115">""</text:p>
        <text:p text:style-name="P95">See Also:</text:p>
        <text:p text:style-name="P115">"The unbind attribute of the reference element of a Component Description."</text:p>
        <text:p text:style-name="P117"/>
        <text:p text:style-name="P125"><text:bookmark text:name="r197"/>policyOption</text:p>
        <text:p text:style-name="P63"><text:span text:style-name="Code2">public abstract org.osgi.service.component.annotations.ReferencePolicyOption </text:span><text:span text:style-name="Code2"><text:span text:style-name="T23">policyOption</text:span></text:span></text:p>
        <text:p text:style-name="P92">The policy option for the reference.</text:p>
        <text:p text:style-name="P85"><text:span text:style-name="T26">If not specified, the </text:span><text:span text:style-name="Code2">RELUCTANT</text:span><text:span text:style-name="Default_20_Paragraph_20_Font"><text:span text:style-name="T26"> reference policy option is used.</text:span></text:span></text:p>
        <text:p text:style-name="P95">Default:</text:p>
        <text:p text:style-name="P115">org.osgi.service.component.annotations.ReferencePolicyOption.RELUCTANT</text:p>
        <text:p text:style-name="P95">Since:</text:p>
        <text:p text:style-name="P115">1.2</text:p>
        <text:p text:style-name="P95">See Also:</text:p>
        <text:p text:style-name="P115">"The policy-option attribute of the reference element of a Component Description."</text:p>
        <text:p text:style-name="P117"/>
        <text:p text:style-name="P125"><text:bookmark text:name="r198"/>updated</text:p>
        <text:p text:style-name="P63"><text:span text:style-name="Code2">public abstract String </text:span><text:span text:style-name="Code2"><text:span text:style-name="T23">updated</text:span></text:span></text:p>
        <text:p text:style-name="P92">The name of the updated method which is associated with the annotated bind method.</text:p>
        <text:p text:style-name="P91"><text:span text:style-name="T26">To declare no updated method, the value </text:span><text:span text:style-name="Code2">"-"</text:span><text:span text:style-name="Default_20_Paragraph_20_Font"><text:span text:style-name="T26"> must be used.</text:span></text:span></text:p>
        <text:p text:style-name="P85"><text:span text:style-name="T26">If not specified, the name of the update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pdated</text:span><text:span text:style-name="Default_20_Paragraph_20_Font"><text:span text:style-name="T26"> to derive the updated method name. Otherwise, </text:span></text:span><text:span text:style-name="Code2">updated</text:span><text:span text:style-name="Default_20_Paragraph_20_Font"><text:span text:style-name="T26"> is prefixed to the annotated method name to derive the updated method name. The updated method is only set if the component type contains a method with the derived name.</text:span></text:span></text:p>
        <text:p text:style-name="P95">Default:</text:p>
        <text:p text:style-name="P115">""</text:p>
        <text:p text:style-name="P95">Since:</text:p>
        <text:p text:style-name="P115">1.2</text:p>
        <text:p text:style-name="P95">See Also:</text:p>
        <text:p text:style-name="P115">"The updated attribute of the reference element of a Component Description."</text:p>
        <text:p text:style-name="P117"/>
        <text:p text:style-name="P125"><text:bookmark text:name="r199"/><text:soft-page-break/>scope</text:p>
        <text:p text:style-name="P63"><text:span text:style-name="Code2">public abstract </text:span><text:a xlink:type="simple" xlink:href="#r206"><text:span text:style-name="Code2"><text:span text:style-name="T13">ReferenceScope</text:span></text:span></text:a><text:span text:style-name="Code2"> </text:span><text:span text:style-name="Code2"><text:span text:style-name="T23">scope</text:span></text:span></text:p>
        <text:p text:style-name="P92">The requested service scope for this Reference.</text:p>
        <text:p text:style-name="P85"><text:span text:style-name="T26">If not specified, the </text:span><text:a xlink:type="simple" xlink:href="#r201"><text:span text:style-name="Code2"><text:span text:style-name="T13">bundle</text:span></text:span></text:a><text:span text:style-name="Default_20_Paragraph_20_Font"><text:span text:style-name="T26"> service scope is requested.</text:span></text:span></text:p>
        <text:p text:style-name="P95">Default:</text:p>
        <text:p text:style-name="P114"><text:a xlink:type="simple" xlink:href="#r201"><text:span text:style-name="T11">ReferenceScope.BUNDLE</text:span></text:a></text:p>
        <text:p text:style-name="P95">Since:</text:p>
        <text:p text:style-name="P115">1.3</text:p>
        <text:p text:style-name="P95">See Also:</text:p>
        <text:p text:style-name="P115">"The scope attribute of the reference element of a Component Description."</text:p>
        <text:p text:style-name="P141"><text:bookmark text:name="r206"/>Enum ReferenceScope</text:p>
        <text:p text:style-name="P99"><text:a xlink:type="simple" xlink:href="#r175"><text:span text:style-name="T16">org.osgi.service.component.annotations</text:span></text:a></text:p>
        <text:p text:style-name="P84"><text:span text:style-name="Code2">java.lang.Object</text:span></text:p>
        <text:p text:style-name="P101"><text:span text:style-name="Code2">  </text:span><text:span text:style-name="Code2"><draw:frame draw:style-name="fr3" text:anchor-type="as-char" svg:width="0.1563in" svg:height="0.1457in" draw:z-index="10"><draw:image xlink:href="Pictures/100002000000000F0000000E443DCD33.png" xlink:type="simple" xlink:show="embed" xlink:actuate="onLoad"/></draw:frame></text:span><text:span text:style-name="Code2">java.lang.Enum&lt;</text:span><text:a xlink:type="simple" xlink:href="#r206"><text:span text:style-name="Code2"><text:span text:style-name="T13">ReferenceScope</text:span></text:span></text:a><text:span text:style-name="Code2">&gt;</text:span></text:p>
        <text:p text:style-name="P23"><text:span text:style-name="Code2">      </text:span><text:span text:style-name="Code2"><draw:frame draw:style-name="fr3" draw:name="graphics2" text:anchor-type="as-char" svg:width="0.1563in" svg:height="0.1457in" draw:z-index="11"><draw:image xlink:href="Pictures/100002000000000F0000000E443DCD33.png" xlink:type="simple" xlink:show="embed" xlink:actuate="onLoad"/></draw:frame></text:span><text:span text:style-name="Code2"><text:span text:style-name="T23">org.osgi.service.component.annotations.ReferenceScope</text:span></text:span></text:p>
        <text:p text:style-name="P130">All Implemented Interfaces:</text:p>
        <text:p text:style-name="P90"><text:span text:style-name="T26">Comparable&lt;</text:span><text:a xlink:type="simple" xlink:href="#r206"><text:span text:style-name="T11">ReferenceScope</text:span></text:a><text:span text:style-name="Default_20_Paragraph_20_Font"><text:span text:style-name="T26">&gt;, Serializable</text:span></text:span></text:p>
        <text:p text:style-name="P83"/>
        <text:p text:style-name="P102"><text:span text:style-name="Code2">public enum </text:span><text:span text:style-name="Code2"><text:span text:style-name="T23">ReferenceScope</text:span></text:span></text:p>
        <text:p text:style-name="P63"><text:span text:style-name="Code2">extends Enum&lt;</text:span><text:a xlink:type="simple" xlink:href="#r206"><text:span text:style-name="Code2"><text:span text:style-name="T13">ReferenceScope</text:span></text:span></text:a><text:span text:style-name="Code2">&gt;</text:span></text:p>
        <text:p text:style-name="P64"><text:span text:style-name="T26">Reference scope for the </text:span><text:a xlink:type="simple" xlink:href="#r200"><text:span text:style-name="Code2"><text:span text:style-name="T13">Reference</text:span></text:span></text:a><text:span text:style-name="Default_20_Paragraph_20_Font"><text:span text:style-name="T26"> annotation.</text:span></text:span></text:p>
        <text:p text:style-name="P100">Since:</text:p>
        <text:p text:style-name="P89">1.3</text:p>
        <text:p text:style-name="P103"/>
        <table:table table:name="Table26" table:style-name="Table26">
          <table:table-column table:style-name="Table26.A"/>
          <table:table-column table:style-name="Table26.B"/>
          <table:table-row table:style-name="Table26.1">
            <table:table-cell table:style-name="Table26.A1" office:value-type="string">
              <text:p text:style-name="P104"><text:span text:style-name="Summary_20_Heading_20_Font2"><text:span text:style-name="T5">Enum Constant Summary</text:span></text:span></text:p>
            </table:table-cell>
            <table:table-cell table:style-name="Table26.A1" office:value-type="string">
              <text:p text:style-name="P105"><text:span text:style-name="Page_20_Reference_20_Font"><text:span text:style-name="T9">Page</text:span></text:span></text:p>
            </table:table-cell>
          </table:table-row>
          <table:table-row table:style-name="Table26.1">
            <table:table-cell table:style-name="Table26.A2" office:value-type="string">
              <text:p text:style-name="P110"><text:a xlink:type="simple" xlink:href="#r201"><text:span text:style-name="Code2"><text:span text:style-name="T15">BUNDLE</text:span></text:span></text:a></text:p>
              <text:p text:style-name="P112">A single service object is used for all references to the service in this bundle.</text:p>
            </table:table-cell>
            <table:table-cell table:style-name="Table26.B2" office:value-type="string">
              <text:p text:style-name="P107"><text:span text:style-name="Page_20_Reference_20_Font"><text:span text:style-name="T5"><text:bookmark-ref text:reference-format="page" text:ref-name="r201">80</text:bookmark-ref></text:span></text:span></text:p>
            </table:table-cell>
          </table:table-row>
          <table:table-row table:style-name="Table26.1">
            <table:table-cell table:style-name="Table26.A3" office:value-type="string">
              <text:p text:style-name="P110"><text:a xlink:type="simple" xlink:href="#r202"><text:span text:style-name="Code2"><text:span text:style-name="T15">PROTOTYPE</text:span></text:span></text:a></text:p>
              <text:p text:style-name="P112">If the referenced service has prototype service scope, then each instance of the component with this reference can receive a unique instance of the service.</text:p>
            </table:table-cell>
            <table:table-cell table:style-name="Table26.B3" office:value-type="string">
              <text:p text:style-name="P107"><text:span text:style-name="Page_20_Reference_20_Font"><text:span text:style-name="T5"><text:bookmark-ref text:reference-format="page" text:ref-name="r202">80</text:bookmark-ref></text:span></text:span></text:p>
            </table:table-cell>
          </table:table-row>
        </table:table>
        <text:p text:style-name="P2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4"><text:span text:style-name="Summary_20_Heading_20_Font2"><text:span text:style-name="T5">Method Summary</text:span></text:span></text:p>
            </table:table-cell>
            <table:covered-table-cell/>
            <table:table-cell table:style-name="Table28.A1" office:value-type="string">
              <text:p text:style-name="P105"><text:span text:style-name="Page_20_Reference_20_Font"><text:span text:style-name="T9">Page</text:span></text:span></text:p>
            </table:table-cell>
          </table:table-row>
          <table:table-row table:style-name="Table28.1">
            <table:table-cell table:style-name="Table28.A2" office:value-type="string">
              <text:p text:style-name="P106"><text:span text:style-name="Code_20_Small1"><text:span text:style-name="T5">String</text:span></text:span></text:p>
            </table:table-cell>
            <table:table-cell table:style-name="Table28.A2" office:value-type="string">
              <text:p text:style-name="P109"><text:a xlink:type="simple" xlink:href="#r205"><text:span text:style-name="Code2"><text:span text:style-name="T15">toString</text:span></text:span></text:a><text:span text:style-name="Code2"><text:span text:style-name="T5">()</text:span></text:span></text:p>
            </table:table-cell>
            <table:table-cell table:style-name="Table28.C2" office:value-type="string">
              <text:p text:style-name="P107"><text:span text:style-name="Page_20_Reference_20_Font"><text:span text:style-name="T5"><text:bookmark-ref text:reference-format="page" text:ref-name="r205">81</text:bookmark-ref></text:span></text:span></text:p>
            </table:table-cell>
          </table:table-row>
          <table:table-row table:style-name="Table28.1">
            <table:table-cell table:style-name="Table28.A3" office:value-type="string">
              <text:p text:style-name="P108"><text:span text:style-name="Code_20_Small1"><text:span text:style-name="T5">static </text:span></text:span><text:a xlink:type="simple" xlink:href="#r206"><text:span text:style-name="Code_20_Small1"><text:span text:style-name="T13">ReferenceScope</text:span></text:span></text:a></text:p>
            </table:table-cell>
            <table:table-cell table:style-name="Table28.A3" office:value-type="string">
              <text:p text:style-name="P109"><text:a xlink:type="simple" xlink:href="#r204"><text:span text:style-name="Code2"><text:span text:style-name="T15">valueOf</text:span></text:span></text:a><text:span text:style-name="Code2"><text:span text:style-name="T5">(String name)</text:span></text:span></text:p>
            </table:table-cell>
            <table:table-cell table:style-name="Table28.C3" office:value-type="string">
              <text:p text:style-name="P107"><text:span text:style-name="Page_20_Reference_20_Font"><text:span text:style-name="T5"><text:bookmark-ref text:reference-format="page" text:ref-name="r204">81</text:bookmark-ref></text:span></text:span></text:p>
            </table:table-cell>
          </table:table-row>
          <table:table-row table:style-name="Table28.1">
            <table:table-cell table:style-name="Table28.A3" office:value-type="string">
              <text:p text:style-name="P108"><text:span text:style-name="Code_20_Small1"><text:span text:style-name="T5">static </text:span></text:span><text:a xlink:type="simple" xlink:href="#r206"><text:span text:style-name="Code_20_Small1"><text:span text:style-name="T13">ReferenceScope</text:span></text:span></text:a><text:span text:style-name="Code_20_Small1"><text:span text:style-name="T5">[]</text:span></text:span></text:p>
            </table:table-cell>
            <table:table-cell table:style-name="Table28.A3" office:value-type="string">
              <text:p text:style-name="P109"><text:a xlink:type="simple" xlink:href="#r203"><text:span text:style-name="Code2"><text:span text:style-name="T15">values</text:span></text:span></text:a><text:span text:style-name="Code2"><text:span text:style-name="T5">()</text:span></text:span></text:p>
            </table:table-cell>
            <table:table-cell table:style-name="Table28.C3" office:value-type="string">
              <text:p text:style-name="P107"><text:span text:style-name="Page_20_Reference_20_Font"><text:span text:style-name="T5"><text:bookmark-ref text:reference-format="page" text:ref-name="r203">81</text:bookmark-ref></text:span></text:span></text:p>
            </table:table-cell>
          </table:table-row>
        </table:table>
        <text:p text:style-name="P127">Enum Constant Detail</text:p>
        <text:p text:style-name="P126"><text:bookmark text:name="r201"/>BUNDLE</text:p>
        <text:p text:style-name="P63"><text:span text:style-name="Code2">public static final </text:span><text:a xlink:type="simple" xlink:href="#r206"><text:span text:style-name="Code2"><text:span text:style-name="T13">ReferenceScope</text:span></text:span></text:a><text:span text:style-name="Code2"> </text:span><text:span text:style-name="Code2"><text:span text:style-name="T23">BUNDLE</text:span></text:span></text:p>
        <text:p text:style-name="P86">A single service object is used for all references to the service in this bundle.</text:p>
        <text:p text:style-name="P119"/>
        <text:p text:style-name="P125"><text:bookmark text:name="r202"/>PROTOTYPE</text:p>
        <text:p text:style-name="P63"><text:span text:style-name="Code2">public static final </text:span><text:a xlink:type="simple" xlink:href="#r206"><text:span text:style-name="Code2"><text:span text:style-name="T13">ReferenceScope</text:span></text:span></text:a><text:span text:style-name="Code2"> </text:span><text:span text:style-name="Code2"><text:span text:style-name="T23">PROTOTYPE</text:span></text:span></text:p>
        <text:p text:style-name="P86">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28"><text:soft-page-break/>Method Detail</text:p>
        <text:p text:style-name="P126"><text:bookmark text:name="r203"/>values</text:p>
        <text:p text:style-name="P63"><text:span text:style-name="Code2">public static </text:span><text:a xlink:type="simple" xlink:href="#r206"><text:span text:style-name="Code2"><text:span text:style-name="T13">ReferenceScope</text:span></text:span></text:a><text:span text:style-name="Code2">[] </text:span><text:span text:style-name="Code2"><text:span text:style-name="T23">values</text:span></text:span><text:span text:style-name="Code2">()</text:span></text:p>
        <text:p text:style-name="P119"/>
        <text:p text:style-name="P125"><text:bookmark text:name="r204"/>valueOf</text:p>
        <text:p text:style-name="P63"><text:span text:style-name="Code2">public static </text:span><text:a xlink:type="simple" xlink:href="#r206"><text:span text:style-name="Code2"><text:span text:style-name="T13">ReferenceScope</text:span></text:span></text:a><text:span text:style-name="Code2"> </text:span><text:span text:style-name="Code2"><text:span text:style-name="T23">valueOf</text:span></text:span><text:span text:style-name="Code2">(String name)</text:span></text:p>
        <text:p text:style-name="P119"/>
        <text:p text:style-name="P125"><text:bookmark text:name="r205"/>toString</text:p>
        <text:p text:style-name="P63"><text:span text:style-name="Code2">public String </text:span><text:span text:style-name="Code2"><text:span text:style-name="T23">toString</text:span></text:span><text:span text:style-name="Code2">()</text:span></text:p>
        <text:p text:style-name="P95">Overrides:</text:p>
        <text:p text:style-name="P114"><text:span text:style-name="Code2">toString</text:span><text:span text:style-name="Default_20_Paragraph_20_Font"><text:span text:style-name="T26"> in class </text:span></text:span><text:span text:style-name="Code2">Enum</text:span></text:p>
        <text:p text:style-name="P142"><text:bookmark text:name="r214"/>Enum ServiceScope</text:p>
        <text:p text:style-name="P99"><text:a xlink:type="simple" xlink:href="#r175"><text:span text:style-name="T16">org.osgi.service.component.annotations</text:span></text:a></text:p>
        <text:p text:style-name="P84"><text:span text:style-name="Code2">java.lang.Object</text:span></text:p>
        <text:p text:style-name="P101"><text:span text:style-name="Code2">  </text:span><text:span text:style-name="Code2"><draw:frame draw:style-name="fr3" draw:name="graphics4" text:anchor-type="as-char" svg:width="0.1563in" svg:height="0.1457in" draw:z-index="12"><draw:image xlink:href="Pictures/100002000000000F0000000E443DCD33.png" xlink:type="simple" xlink:show="embed" xlink:actuate="onLoad"/></draw:frame></text:span><text:span text:style-name="Code2">java.lang.Enum&lt;</text:span><text:a xlink:type="simple" xlink:href="#r214"><text:span text:style-name="Code2"><text:span text:style-name="T13">ServiceScope</text:span></text:span></text:a><text:span text:style-name="Code2">&gt;</text:span></text:p>
        <text:p text:style-name="P23"><text:span text:style-name="Code2">      </text:span><text:span text:style-name="Code2"><draw:frame draw:style-name="fr3" draw:name="graphics5" text:anchor-type="as-char" svg:width="0.1563in" svg:height="0.1457in" draw:z-index="13"><draw:image xlink:href="Pictures/100002000000000F0000000E443DCD33.png" xlink:type="simple" xlink:show="embed" xlink:actuate="onLoad"/></draw:frame></text:span><text:span text:style-name="Code2"><text:span text:style-name="T23">org.osgi.service.component.annotations.ServiceScope</text:span></text:span></text:p>
        <text:p text:style-name="P130">All Implemented Interfaces:</text:p>
        <text:p text:style-name="P90"><text:span text:style-name="T26">Comparable&lt;</text:span><text:a xlink:type="simple" xlink:href="#r214"><text:span text:style-name="T11">ServiceScope</text:span></text:a><text:span text:style-name="Default_20_Paragraph_20_Font"><text:span text:style-name="T26">&gt;, Serializable</text:span></text:span></text:p>
        <text:p text:style-name="P83"/>
        <text:p text:style-name="P102"><text:span text:style-name="Code2">public enum </text:span><text:span text:style-name="Code2"><text:span text:style-name="T23">ServiceScope</text:span></text:span></text:p>
        <text:p text:style-name="P63"><text:span text:style-name="Code2">extends Enum&lt;</text:span><text:a xlink:type="simple" xlink:href="#r214"><text:span text:style-name="Code2"><text:span text:style-name="T13">ServiceScope</text:span></text:span></text:a><text:span text:style-name="Code2">&gt;</text:span></text:p>
        <text:p text:style-name="P64"><text:span text:style-name="T26">Service scope for the </text:span><text:a xlink:type="simple" xlink:href="#r190"><text:span text:style-name="Code2"><text:span text:style-name="T13">Component</text:span></text:span></text:a><text:span text:style-name="Default_20_Paragraph_20_Font"><text:span text:style-name="T26"> annotation.</text:span></text:span></text:p>
        <text:p text:style-name="P100">Since:</text:p>
        <text:p text:style-name="P89">1.3</text:p>
        <text:p text:style-name="P103"/>
        <table:table table:name="Table29" table:style-name="Table29">
          <table:table-column table:style-name="Table29.A"/>
          <table:table-column table:style-name="Table29.B"/>
          <table:table-row table:style-name="Table29.1">
            <table:table-cell table:style-name="Table29.A1" office:value-type="string">
              <text:p text:style-name="P104"><text:span text:style-name="Summary_20_Heading_20_Font2"><text:span text:style-name="T5">Enum Constant Summary</text:span></text:span></text:p>
            </table:table-cell>
            <table:table-cell table:style-name="Table29.A1" office:value-type="string">
              <text:p text:style-name="P105"><text:span text:style-name="Page_20_Reference_20_Font"><text:span text:style-name="T9">Page</text:span></text:span></text:p>
            </table:table-cell>
          </table:table-row>
          <table:table-row table:style-name="Table29.1">
            <table:table-cell table:style-name="Table29.A2" office:value-type="string">
              <text:p text:style-name="P110"><text:a xlink:type="simple" xlink:href="#r208"><text:span text:style-name="Code2"><text:span text:style-name="T15">BUNDLE</text:span></text:span></text:a></text:p>
              <text:p text:style-name="P112">When the component is registered as a service, it will be registered as a bundle scope service and an instance of the component will be created for each bundle using the service.</text:p>
            </table:table-cell>
            <table:table-cell table:style-name="Table29.B2" office:value-type="string">
              <text:p text:style-name="P107"><text:span text:style-name="Page_20_Reference_20_Font"><text:span text:style-name="T5"><text:bookmark-ref text:reference-format="page" text:ref-name="r208">82</text:bookmark-ref></text:span></text:span></text:p>
            </table:table-cell>
          </table:table-row>
          <table:table-row table:style-name="Table29.1">
            <table:table-cell table:style-name="Table29.A3" office:value-type="string">
              <text:p text:style-name="P110"><text:a xlink:type="simple" xlink:href="#r210"><text:span text:style-name="Code2"><text:span text:style-name="T15">DEFAULT</text:span></text:span></text:a></text:p>
              <text:p text:style-name="P112">Default element value for annotation.</text:p>
            </table:table-cell>
            <table:table-cell table:style-name="Table29.B3" office:value-type="string">
              <text:p text:style-name="P107"><text:span text:style-name="Page_20_Reference_20_Font"><text:span text:style-name="T5"><text:bookmark-ref text:reference-format="page" text:ref-name="r210">83</text:bookmark-ref></text:span></text:span></text:p>
            </table:table-cell>
          </table:table-row>
          <table:table-row table:style-name="Table29.1">
            <table:table-cell table:style-name="Table29.A3" office:value-type="string">
              <text:p text:style-name="P110"><text:a xlink:type="simple" xlink:href="#r209"><text:span text:style-name="Code2"><text:span text:style-name="T15">PROTOTYPE</text:span></text:span></text:a></text:p>
              <text:p text:style-name="P112">When the component is registered as a service, it will be registered as a prototype scope service.</text:p>
            </table:table-cell>
            <table:table-cell table:style-name="Table29.B3" office:value-type="string">
              <text:p text:style-name="P107"><text:span text:style-name="Page_20_Reference_20_Font"><text:span text:style-name="T5"><text:bookmark-ref text:reference-format="page" text:ref-name="r209">83</text:bookmark-ref></text:span></text:span></text:p>
            </table:table-cell>
          </table:table-row>
          <table:table-row table:style-name="Table29.1">
            <table:table-cell table:style-name="Table29.A3" office:value-type="string">
              <text:p text:style-name="P110"><text:a xlink:type="simple" xlink:href="#r207"><text:span text:style-name="Code2"><text:span text:style-name="T15">SINGLETON</text:span></text:span></text:a></text:p>
              <text:p text:style-name="P112">When the component is registered as a service, it will be registered as a bundle scope service but only a single instance of the component will be used for all bundles using the service.</text:p>
            </table:table-cell>
            <table:table-cell table:style-name="Table29.B3" office:value-type="string">
              <text:p text:style-name="P107"><text:span text:style-name="Page_20_Reference_20_Font"><text:span text:style-name="T5"><text:bookmark-ref text:reference-format="page" text:ref-name="r207">82</text:bookmark-ref></text:span></text:span></text:p>
            </table:table-cell>
          </table:table-row>
        </table:table>
        <text:p text:style-name="P21"/>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4"><text:span text:style-name="Summary_20_Heading_20_Font2"><text:span text:style-name="T5">Method Summary</text:span></text:span></text:p>
            </table:table-cell>
            <table:covered-table-cell/>
            <table:table-cell table:style-name="Table30.A1" office:value-type="string">
              <text:p text:style-name="P105"><text:span text:style-name="Page_20_Reference_20_Font"><text:span text:style-name="T9">Page</text:span></text:span></text:p>
            </table:table-cell>
          </table:table-row>
          <table:table-row table:style-name="Table30.1">
            <table:table-cell table:style-name="Table30.A2" office:value-type="string">
              <text:p text:style-name="P106"><text:span text:style-name="Code_20_Small1"><text:span text:style-name="T5">String</text:span></text:span></text:p>
            </table:table-cell>
            <table:table-cell table:style-name="Table30.A2" office:value-type="string">
              <text:p text:style-name="P109"><text:a xlink:type="simple" xlink:href="#r213"><text:span text:style-name="Code2"><text:span text:style-name="T15">toString</text:span></text:span></text:a><text:span text:style-name="Code2"><text:span text:style-name="T5">()</text:span></text:span></text:p>
            </table:table-cell>
            <table:table-cell table:style-name="Table30.C2" office:value-type="string">
              <text:p text:style-name="P107"><text:span text:style-name="Page_20_Reference_20_Font"><text:span text:style-name="T5"><text:bookmark-ref text:reference-format="page" text:ref-name="r213">83</text:bookmark-ref></text:span></text:span></text:p>
            </table:table-cell>
          </table:table-row>
          <table:table-row table:style-name="Table30.1">
            <table:table-cell table:style-name="Table30.A3" office:value-type="string">
              <text:p text:style-name="P108"><text:span text:style-name="Code_20_Small1"><text:span text:style-name="T5">static </text:span></text:span><text:a xlink:type="simple" xlink:href="#r214"><text:span text:style-name="Code_20_Small1"><text:span text:style-name="T13">ServiceScope</text:span></text:span></text:a></text:p>
            </table:table-cell>
            <table:table-cell table:style-name="Table30.A3" office:value-type="string">
              <text:p text:style-name="P109"><text:a xlink:type="simple" xlink:href="#r212"><text:span text:style-name="Code2"><text:span text:style-name="T15">valueOf</text:span></text:span></text:a><text:span text:style-name="Code2"><text:span text:style-name="T5">(String name)</text:span></text:span></text:p>
            </table:table-cell>
            <table:table-cell table:style-name="Table30.C3" office:value-type="string">
              <text:p text:style-name="P107"><text:span text:style-name="Page_20_Reference_20_Font"><text:span text:style-name="T5"><text:bookmark-ref text:reference-format="page" text:ref-name="r212">83</text:bookmark-ref></text:span></text:span></text:p>
            </table:table-cell>
          </table:table-row>
          <table:table-row table:style-name="Table30.1">
            <table:table-cell table:style-name="Table30.A3" office:value-type="string">
              <text:p text:style-name="P108"><text:span text:style-name="Code_20_Small1"><text:span text:style-name="T5">static </text:span></text:span><text:a xlink:type="simple" xlink:href="#r214"><text:span text:style-name="Code_20_Small1"><text:span text:style-name="T13">ServiceScope</text:span></text:span></text:a><text:span text:style-name="Code_20_Small1"><text:span text:style-name="T5">[]</text:span></text:span></text:p>
            </table:table-cell>
            <table:table-cell table:style-name="Table30.A3" office:value-type="string">
              <text:p text:style-name="P109"><text:a xlink:type="simple" xlink:href="#r211"><text:span text:style-name="Code2"><text:span text:style-name="T15">values</text:span></text:span></text:a><text:span text:style-name="Code2"><text:span text:style-name="T5">()</text:span></text:span></text:p>
            </table:table-cell>
            <table:table-cell table:style-name="Table30.C3" office:value-type="string">
              <text:p text:style-name="P107"><text:span text:style-name="Page_20_Reference_20_Font"><text:span text:style-name="T5"><text:bookmark-ref text:reference-format="page" text:ref-name="r211">83</text:bookmark-ref></text:span></text:span></text:p>
            </table:table-cell>
          </table:table-row>
        </table:table>
        <text:p text:style-name="P127">Enum Constant Detail</text:p>
        <text:p text:style-name="P126"><text:bookmark text:name="r207"/>SINGLETON</text:p>
        <text:p text:style-name="P63"><text:span text:style-name="Code2">public static final </text:span><text:a xlink:type="simple" xlink:href="#r214"><text:span text:style-name="Code2"><text:span text:style-name="T13">ServiceScope</text:span></text:span></text:a><text:span text:style-name="Code2"> </text:span><text:span text:style-name="Code2"><text:span text:style-name="T23">SINGLETON</text:span></text:span></text:p>
        <text:p text:style-name="P86">When the component is registered as a service, it will be registered as a bundle scope service but only a single instance of the component will be used for all bundles using the service.</text:p>
        <text:p text:style-name="P119"/>
        <text:p text:style-name="P125"><text:bookmark text:name="r208"/>BUNDLE</text:p>
        <text:p text:style-name="P63"><text:span text:style-name="Code2">public static final </text:span><text:a xlink:type="simple" xlink:href="#r214"><text:span text:style-name="Code2"><text:span text:style-name="T13">ServiceScope</text:span></text:span></text:a><text:span text:style-name="Code2"> </text:span><text:span text:style-name="Code2"><text:span text:style-name="T23">BUNDLE</text:span></text:span></text:p>
        <text:p text:style-name="P86">When the component is registered as a service, it will be registered as a bundle scope service and an instance of the component will be created for each bundle using the service.</text:p>
        <text:p text:style-name="P119"><text:soft-page-break/></text:p>
        <text:p text:style-name="P125"><text:bookmark text:name="r209"/>PROTOTYPE</text:p>
        <text:p text:style-name="P63"><text:span text:style-name="Code2">public static final </text:span><text:a xlink:type="simple" xlink:href="#r214"><text:span text:style-name="Code2"><text:span text:style-name="T13">ServiceScope</text:span></text:span></text:a><text:span text:style-name="Code2"> </text:span><text:span text:style-name="Code2"><text:span text:style-name="T23">PROTOTYPE</text:span></text:span></text:p>
        <text:p text:style-name="P86">When the component is registered as a service, it will be registered as a prototype scope service.</text:p>
        <text:p text:style-name="P119"/>
        <text:p text:style-name="P125"><text:bookmark text:name="r210"/>DEFAULT</text:p>
        <text:p text:style-name="P63"><text:span text:style-name="Code2">public static final </text:span><text:a xlink:type="simple" xlink:href="#r214"><text:span text:style-name="Code2"><text:span text:style-name="T13">ServiceScope</text:span></text:span></text:a><text:span text:style-name="Code2"> </text:span><text:span text:style-name="Code2"><text:span text:style-name="T23">DEFAULT</text:span></text:span></text:p>
        <text:p text:style-name="P86">Default element value for annotation. This is used to distinguish the default value for an element and should not otherwise be used.</text:p>
        <text:p text:style-name="P128">Method Detail</text:p>
        <text:p text:style-name="P126"><text:bookmark text:name="r211"/>values</text:p>
        <text:p text:style-name="P63"><text:span text:style-name="Code2">public static </text:span><text:a xlink:type="simple" xlink:href="#r214"><text:span text:style-name="Code2"><text:span text:style-name="T13">ServiceScope</text:span></text:span></text:a><text:span text:style-name="Code2">[] </text:span><text:span text:style-name="Code2"><text:span text:style-name="T23">values</text:span></text:span><text:span text:style-name="Code2">()</text:span></text:p>
        <text:p text:style-name="P119"/>
        <text:p text:style-name="P125"><text:bookmark text:name="r212"/>valueOf</text:p>
        <text:p text:style-name="P63"><text:span text:style-name="Code2">public static </text:span><text:a xlink:type="simple" xlink:href="#r214"><text:span text:style-name="Code2"><text:span text:style-name="T13">ServiceScope</text:span></text:span></text:a><text:span text:style-name="Code2"> </text:span><text:span text:style-name="Code2"><text:span text:style-name="T23">valueOf</text:span></text:span><text:span text:style-name="Code2">(String name)</text:span></text:p>
        <text:p text:style-name="P119"/>
        <text:p text:style-name="P125"><text:bookmark text:name="r213"/>toString</text:p>
        <text:p text:style-name="P63"><text:span text:style-name="Code2">public String </text:span><text:span text:style-name="Code2"><text:span text:style-name="T23">toString</text:span></text:span><text:span text:style-name="Code2">()</text:span></text:p>
        <text:p text:style-name="P95">Overrides:</text:p>
        <text:p text:style-name="P114"><text:span text:style-name="Code2">toString</text:span><text:span text:style-name="Default_20_Paragraph_20_Font"><text:span text:style-name="T26"> in class </text:span></text:span><text:span text:style-name="Code2">Enum</text:span></text:p>
        <text:section text:style-name="Sect2" text:name="Section2">
          <text:p text:style-name="P120"><text:span text:style-name="T20">Java API documentation generated with </text:span><text:a xlink:type="simple" xlink:href="http://www.filigris.com/products/docflex_javadoc/#docflex-doclet"><text:span text:style-name="T19">DocFlex/Doclet</text:span></text:a><text:span text:style-name="Default_20_Paragraph_20_Font"><text:span text:style-name="T20"> v1.5.6</text:span></text:span></text:p>
          <text:p text:style-name="P19"><text:span text:style-name="T20">DocFlex/Doclet is both a multi-format Javadoc doclet and a free edition of </text:span><text:a xlink:type="simple" xlink:href="http://www.filigris.com/products/docflex_javadoc/"><text:span text:style-name="T19">DocFlex/Javadoc</text:span></text:a><text:span text:style-name="Default_20_Paragraph_20_Font"><text:span text:style-name="T2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9">www.docflex.com</text:span></text:span></text:a></text:p>
        </text:section>
      </text:section>
      <text:p text:style-name="P10"/>
      <text:p text:style-name="P10"/>
      <text:h text:style-name="Heading_20_1" text:outline-level="1">Considered Alternatives</text:h>
      <text:h text:style-name="Heading_20_2" text:outline-level="2">Parameterization</text:h>
      <text:p text:style-name="Body">RFC 158 Parameterized Services <text:bookmark-ref text:reference-format="number" text:ref-name="__RefNumPara__341_51290378">[3].</text:bookmark-ref> explored multiple service objects with the additional requirement to allow parameterization of the service instance creation. This created additional issues with ensuring type safely of the parameter types which may not appear in the service type package. This proved unworkable and ultimately lead to <text:soft-page-break/>the withdrawal of the RFC with the recommendation to simply define and use a factory-type service whose signature would reference the parameterization types and the service type (return type of the instance method). This RFC avoids this issue since the design does not support parameterization of the services instances. </text:p>
      <text:h text:style-name="Heading_20_1" text:outline-level="1">Security Considerations</text:h>
      <text:p text:style-name="Body">There are no additional security considerations for this design. Normal ServicePermission rules will address service security.</text:p>
      <text:h text:style-name="Heading_20_1" text:outline-level="1">Document Support</text:h>
      <text:h text:style-name="Heading_20_2" text:outline-level="2">References</text:h>
      <text:list xml:id="list483347490529078621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21"><text:bookmark-start text:name="__RefNumPara__341_51290378"/>RFC 158 Parameterized Services. https://www.osgi.org/members/svn/documents/trunk/rfcs/rfc0158/rfc-0158-ParameterizedServices.pdf<text:bookmark-end text:name="__RefNumPara__341_51290378"/></text:p>
        </text:list-item>
      </text:list>
      <text:p text:style-name="Standard"/>
      <text:h text:style-name="Heading_20_2" text:outline-level="2">Author’s Address</text:h>
      <text:p text:style-name="Body"/>
      <table:table table:name="Table15" table:style-name="Table15">
        <table:table-column table:style-name="Table15.A"/>
        <table:table-column table:style-name="Table15.B"/>
        <table:table-row table:style-name="Table15.1">
          <table:table-cell table:style-name="Table15.A1" office:value-type="string">
            <text:p text:style-name="P14">Name</text:p>
          </table:table-cell>
          <table:table-cell table:style-name="Table15.B1" office:value-type="string">
            <text:p text:style-name="P14">BJ Hargrave</text:p>
          </table:table-cell>
        </table:table-row>
        <table:table-row table:style-name="Table15.1">
          <table:table-cell table:style-name="Table15.A1" office:value-type="string">
            <text:p text:style-name="P14">Company</text:p>
          </table:table-cell>
          <table:table-cell table:style-name="Table15.B1" office:value-type="string">
            <text:p text:style-name="P14">IBM Corporation</text:p>
          </table:table-cell>
        </table:table-row>
        <table:table-row table:style-name="Table15.1">
          <table:table-cell table:style-name="Table15.A1" office:value-type="string">
            <text:p text:style-name="P13">e-mail</text:p>
          </table:table-cell>
          <table:table-cell table:style-name="Table15.B1" office:value-type="string">
            <text:p text:style-name="P13">hargrave@us.ibm.com</text:p>
          </table:table-cell>
        </table:table-row>
      </table:table>
      <text:p text:style-name="Body"/>
      <text:h text:style-name="Heading_20_2" text:outline-level="2">Acronyms and Abbreviations</text:h>
      <text:p text:style-name="Body">DS – Declarative Services</text:p>
      <text:p text:style-name="Body">SCR – The implementation of Declarative Services</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left="none" fo:border-right="none" fo:border-top="none" fo:border-bottom="0.0071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left="none" fo:border-right="none" fo:border-top="none" fo:border-bottom="0.0071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left="none" fo:border-right="none" fo:border-top="none" fo:border-bottom="0.0071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71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style>
    <style:style style:name="RTF_5f_Num_20_13_20_1" style:display-name="RTF_Num 13 1" style:family="text">
      <style:text-properties fo:color="#000000"/>
    </style:style>
    <style:style style:name="RTF_5f_Num_20_14_20_1" style:display-name="RTF_Num 14 1" style:family="text">
      <style:text-properties fo:color="#000000" style:font-name="Symbol1" style:font-name-asian="Symbol1" style:font-name-complex="Symbol1"/>
    </style:style>
    <style:style style:name="RTF_5f_Num_20_15_20_1" style:display-name="RTF_Num 15 1" style:family="text">
      <style:text-properties fo:color="#000000"/>
    </style:style>
    <style:style style:name="RTF_5f_Num_20_16_20_1" style:display-name="RTF_Num 16 1" style:family="text">
      <style:text-properties fo:color="#000000"/>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RTF_5f_Num_20_2_20_1"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1"/>
      </text:list-level-style-bullet>
      <text:list-level-style-bullet text:level="3" text:style-name="RTF_5f_Num_20_2_20_1"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Symbol1"/>
      </text:list-level-style-bullet>
      <text:list-level-style-bullet text:level="4" text:style-name="RTF_5f_Num_20_2_20_1"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Symbol1"/>
      </text:list-level-style-bullet>
      <text:list-level-style-bullet text:level="5" text:style-name="RTF_5f_Num_20_2_20_1"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1"/>
      </text:list-level-style-bullet>
      <text:list-level-style-bullet text:level="6" text:style-name="RTF_5f_Num_20_2_20_1" style:num-suffix="." text:bullet-char="">
        <style:list-level-properties text:list-level-position-and-space-mode="label-alignment">
          <style:list-level-label-alignment text:label-followed-by="listtab" text:list-tab-stop-position="0.5in" fo:text-indent="-0.25in" fo:margin-left="3in"/>
        </style:list-level-properties>
        <style:text-properties style:font-name="Symbol1"/>
      </text:list-level-style-bullet>
      <text:list-level-style-bullet text:level="7" text:style-name="RTF_5f_Num_20_2_20_1"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Symbol1"/>
      </text:list-level-style-bullet>
      <text:list-level-style-bullet text:level="8" text:style-name="RTF_5f_Num_20_2_20_1"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1"/>
      </text:list-level-style-bullet>
      <text:list-level-style-bullet text:level="9" text:style-name="RTF_5f_Num_20_2_20_1" style:num-suffix="." text:bullet-char="">
        <style:list-level-properties text:list-level-position-and-space-mode="label-alignment">
          <style:list-level-label-alignment text:label-followed-by="listtab" text:list-tab-stop-position="0.5in" fo:text-indent="-0.25in" fo:margin-left="4.5in"/>
        </style:list-level-properties>
        <style:text-properties style:font-name="Symbol1"/>
      </text:list-level-style-bullet>
      <text:list-level-style-bullet text:level="10" text:style-name="RTF_5f_Num_20_2_20_1"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3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4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4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4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4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4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4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4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4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4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5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5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5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5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5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5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5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5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5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6" style:display-name="RTF_Num 6" text:consecutive-numbering="true">
      <text:list-level-style-number text:level="1"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6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7" style:display-name="RTF_Num 7" text:consecutive-numbering="true">
      <text:list-level-style-bullet text:level="1" text:style-name="RTF_5f_Num_20_7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2" text:style-name="RTF_5f_Num_20_7_20_1" style:num-suffix="." text:bullet-char="">
        <style:list-level-properties text:list-level-position-and-space-mode="label-alignment">
          <style:list-level-label-alignment text:label-followed-by="listtab" text:list-tab-stop-position="1.5in" fo:text-indent="-0.25in" fo:margin-left="3in"/>
        </style:list-level-properties>
        <style:text-properties style:font-name="Symbol1"/>
      </text:list-level-style-bullet>
      <text:list-level-style-bullet text:level="3" text:style-name="RTF_5f_Num_20_7_20_1" style:num-suffix="." text:bullet-char="">
        <style:list-level-properties text:list-level-position-and-space-mode="label-alignment">
          <style:list-level-label-alignment text:label-followed-by="listtab" text:list-tab-stop-position="1.5in" fo:text-indent="-0.25in" fo:margin-left="4.5in"/>
        </style:list-level-properties>
        <style:text-properties style:font-name="Symbol1"/>
      </text:list-level-style-bullet>
      <text:list-level-style-bullet text:level="4" text:style-name="RTF_5f_Num_20_7_20_1" style:num-suffix="." text:bullet-char="">
        <style:list-level-properties text:list-level-position-and-space-mode="label-alignment">
          <style:list-level-label-alignment text:label-followed-by="listtab" text:list-tab-stop-position="1.5in" fo:text-indent="-0.25in" fo:margin-left="6in"/>
        </style:list-level-properties>
        <style:text-properties style:font-name="Symbol1"/>
      </text:list-level-style-bullet>
      <text:list-level-style-bullet text:level="5" text:style-name="RTF_5f_Num_20_7_20_1" style:num-suffix="." text:bullet-char="">
        <style:list-level-properties text:list-level-position-and-space-mode="label-alignment">
          <style:list-level-label-alignment text:label-followed-by="listtab" text:list-tab-stop-position="1.5in" fo:text-indent="-0.25in" fo:margin-left="7.5in"/>
        </style:list-level-properties>
        <style:text-properties style:font-name="Symbol1"/>
      </text:list-level-style-bullet>
      <text:list-level-style-bullet text:level="6" text:style-name="RTF_5f_Num_20_7_20_1" style:num-suffix="." text:bullet-char="">
        <style:list-level-properties text:list-level-position-and-space-mode="label-alignment">
          <style:list-level-label-alignment text:label-followed-by="listtab" text:list-tab-stop-position="1.5in" fo:text-indent="-0.25in" fo:margin-left="9in"/>
        </style:list-level-properties>
        <style:text-properties style:font-name="Symbol1"/>
      </text:list-level-style-bullet>
      <text:list-level-style-bullet text:level="7" text:style-name="RTF_5f_Num_20_7_20_1" style:num-suffix="." text:bullet-char="">
        <style:list-level-properties text:list-level-position-and-space-mode="label-alignment">
          <style:list-level-label-alignment text:label-followed-by="listtab" text:list-tab-stop-position="1.5in" fo:text-indent="-0.25in" fo:margin-left="10.5in"/>
        </style:list-level-properties>
        <style:text-properties style:font-name="Symbol1"/>
      </text:list-level-style-bullet>
      <text:list-level-style-bullet text:level="8" text:style-name="RTF_5f_Num_20_7_20_1" style:num-suffix="." text:bullet-char="">
        <style:list-level-properties text:list-level-position-and-space-mode="label-alignment">
          <style:list-level-label-alignment text:label-followed-by="listtab" text:list-tab-stop-position="1.5in" fo:text-indent="-0.25in" fo:margin-left="12in"/>
        </style:list-level-properties>
        <style:text-properties style:font-name="Symbol1"/>
      </text:list-level-style-bullet>
      <text:list-level-style-bullet text:level="9" text:style-name="RTF_5f_Num_20_7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level-style-bullet text:level="10" text:style-name="RTF_5f_Num_20_7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2" text:style-name="RTF_5f_Num_20_8_20_1" style:num-suffix="." text:bullet-char="">
        <style:list-level-properties text:list-level-position-and-space-mode="label-alignment">
          <style:list-level-label-alignment text:label-followed-by="listtab" text:list-tab-stop-position="1.5in" fo:text-indent="-0.25in" fo:margin-left="3in"/>
        </style:list-level-properties>
        <style:text-properties style:font-name="Symbol1"/>
      </text:list-level-style-bullet>
      <text:list-level-style-bullet text:level="3" text:style-name="RTF_5f_Num_20_8_20_1" style:num-suffix="." text:bullet-char="">
        <style:list-level-properties text:list-level-position-and-space-mode="label-alignment">
          <style:list-level-label-alignment text:label-followed-by="listtab" text:list-tab-stop-position="1.5in" fo:text-indent="-0.25in" fo:margin-left="4.5in"/>
        </style:list-level-properties>
        <style:text-properties style:font-name="Symbol1"/>
      </text:list-level-style-bullet>
      <text:list-level-style-bullet text:level="4" text:style-name="RTF_5f_Num_20_8_20_1" style:num-suffix="." text:bullet-char="">
        <style:list-level-properties text:list-level-position-and-space-mode="label-alignment">
          <style:list-level-label-alignment text:label-followed-by="listtab" text:list-tab-stop-position="1.5in" fo:text-indent="-0.25in" fo:margin-left="6in"/>
        </style:list-level-properties>
        <style:text-properties style:font-name="Symbol1"/>
      </text:list-level-style-bullet>
      <text:list-level-style-bullet text:level="5" text:style-name="RTF_5f_Num_20_8_20_1" style:num-suffix="." text:bullet-char="">
        <style:list-level-properties text:list-level-position-and-space-mode="label-alignment">
          <style:list-level-label-alignment text:label-followed-by="listtab" text:list-tab-stop-position="1.5in" fo:text-indent="-0.25in" fo:margin-left="7.5in"/>
        </style:list-level-properties>
        <style:text-properties style:font-name="Symbol1"/>
      </text:list-level-style-bullet>
      <text:list-level-style-bullet text:level="6" text:style-name="RTF_5f_Num_20_8_20_1" style:num-suffix="." text:bullet-char="">
        <style:list-level-properties text:list-level-position-and-space-mode="label-alignment">
          <style:list-level-label-alignment text:label-followed-by="listtab" text:list-tab-stop-position="1.5in" fo:text-indent="-0.25in" fo:margin-left="9in"/>
        </style:list-level-properties>
        <style:text-properties style:font-name="Symbol1"/>
      </text:list-level-style-bullet>
      <text:list-level-style-bullet text:level="7" text:style-name="RTF_5f_Num_20_8_20_1" style:num-suffix="." text:bullet-char="">
        <style:list-level-properties text:list-level-position-and-space-mode="label-alignment">
          <style:list-level-label-alignment text:label-followed-by="listtab" text:list-tab-stop-position="1.5in" fo:text-indent="-0.25in" fo:margin-left="10.5in"/>
        </style:list-level-properties>
        <style:text-properties style:font-name="Symbol1"/>
      </text:list-level-style-bullet>
      <text:list-level-style-bullet text:level="8" text:style-name="RTF_5f_Num_20_8_20_1" style:num-suffix="." text:bullet-char="">
        <style:list-level-properties text:list-level-position-and-space-mode="label-alignment">
          <style:list-level-label-alignment text:label-followed-by="listtab" text:list-tab-stop-position="1.5in" fo:text-indent="-0.25in" fo:margin-left="12in"/>
        </style:list-level-properties>
        <style:text-properties style:font-name="Symbol1"/>
      </text:list-level-style-bullet>
      <text:list-level-style-bullet text:level="9" text:style-name="RTF_5f_Num_20_8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level-style-bullet text:level="10" text:style-name="RTF_5f_Num_20_8_20_1" style:num-suffix="." text:bullet-char="">
        <style:list-level-properties text:list-level-position-and-space-mode="label-alignment">
          <style:list-level-label-alignment text:label-followed-by="listtab" text:list-tab-stop-position="1.5in" fo:text-indent="-0.25in" fo:margin-left="12.9008in"/>
        </style:list-level-properties>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9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9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9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9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9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9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9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9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9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10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10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10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10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10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10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10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10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10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11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11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11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11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11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11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11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11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11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2" style:display-name="RTF_Num 12" text:consecutive-numbering="true">
      <text:list-level-style-number text:level="1"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2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13" style:display-name="RTF_Num 13" text:consecutive-numbering="true">
      <text:list-level-style-number text:level="1"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3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14" style:display-name="RTF_Num 14" text:consecutive-numbering="true">
      <text:list-level-style-bullet text:level="1" text:style-name="RTF_5f_Num_20_14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RTF_5f_Num_20_14_20_1" style:num-suffix="." text:bullet-char="">
        <style:list-level-properties text:list-level-position-and-space-mode="label-alignment">
          <style:list-level-label-alignment text:label-followed-by="listtab" text:list-tab-stop-position="1in" fo:text-indent="-0.25in" fo:margin-left="2in"/>
        </style:list-level-properties>
        <style:text-properties style:font-name="Symbol1"/>
      </text:list-level-style-bullet>
      <text:list-level-style-bullet text:level="3" text:style-name="RTF_5f_Num_20_14_20_1" style:num-suffix="." text:bullet-char="">
        <style:list-level-properties text:list-level-position-and-space-mode="label-alignment">
          <style:list-level-label-alignment text:label-followed-by="listtab" text:list-tab-stop-position="1in" fo:text-indent="-0.25in" fo:margin-left="3in"/>
        </style:list-level-properties>
        <style:text-properties style:font-name="Symbol1"/>
      </text:list-level-style-bullet>
      <text:list-level-style-bullet text:level="4" text:style-name="RTF_5f_Num_20_14_20_1" style:num-suffix="." text:bullet-char="">
        <style:list-level-properties text:list-level-position-and-space-mode="label-alignment">
          <style:list-level-label-alignment text:label-followed-by="listtab" text:list-tab-stop-position="1in" fo:text-indent="-0.25in" fo:margin-left="4in"/>
        </style:list-level-properties>
        <style:text-properties style:font-name="Symbol1"/>
      </text:list-level-style-bullet>
      <text:list-level-style-bullet text:level="5" text:style-name="RTF_5f_Num_20_14_20_1" style:num-suffix="." text:bullet-char="">
        <style:list-level-properties text:list-level-position-and-space-mode="label-alignment">
          <style:list-level-label-alignment text:label-followed-by="listtab" text:list-tab-stop-position="1in" fo:text-indent="-0.25in" fo:margin-left="5in"/>
        </style:list-level-properties>
        <style:text-properties style:font-name="Symbol1"/>
      </text:list-level-style-bullet>
      <text:list-level-style-bullet text:level="6" text:style-name="RTF_5f_Num_20_14_20_1" style:num-suffix="." text:bullet-char="">
        <style:list-level-properties text:list-level-position-and-space-mode="label-alignment">
          <style:list-level-label-alignment text:label-followed-by="listtab" text:list-tab-stop-position="1in" fo:text-indent="-0.25in" fo:margin-left="6in"/>
        </style:list-level-properties>
        <style:text-properties style:font-name="Symbol1"/>
      </text:list-level-style-bullet>
      <text:list-level-style-bullet text:level="7" text:style-name="RTF_5f_Num_20_14_20_1" style:num-suffix="." text:bullet-char="">
        <style:list-level-properties text:list-level-position-and-space-mode="label-alignment">
          <style:list-level-label-alignment text:label-followed-by="listtab" text:list-tab-stop-position="1in" fo:text-indent="-0.25in" fo:margin-left="7in"/>
        </style:list-level-properties>
        <style:text-properties style:font-name="Symbol1"/>
      </text:list-level-style-bullet>
      <text:list-level-style-bullet text:level="8" text:style-name="RTF_5f_Num_20_14_20_1" style:num-suffix="." text:bullet-char="">
        <style:list-level-properties text:list-level-position-and-space-mode="label-alignment">
          <style:list-level-label-alignment text:label-followed-by="listtab" text:list-tab-stop-position="1in" fo:text-indent="-0.25in" fo:margin-left="8in"/>
        </style:list-level-properties>
        <style:text-properties style:font-name="Symbol1"/>
      </text:list-level-style-bullet>
      <text:list-level-style-bullet text:level="9" text:style-name="RTF_5f_Num_20_14_20_1" style:num-suffix="." text:bullet-char="">
        <style:list-level-properties text:list-level-position-and-space-mode="label-alignment">
          <style:list-level-label-alignment text:label-followed-by="listtab" text:list-tab-stop-position="1in" fo:text-indent="-0.25in" fo:margin-left="9in"/>
        </style:list-level-properties>
        <style:text-properties style:font-name="Symbol1"/>
      </text:list-level-style-bullet>
      <text:list-level-style-bullet text:level="10" text:style-name="RTF_5f_Num_20_14_20_1" style:num-suffix="." text:bullet-char="">
        <style:list-level-properties text:list-level-position-and-space-mode="label-alignment">
          <style:list-level-label-alignment text:label-followed-by="listtab" text:list-tab-stop-position="1in" fo:text-indent="-0.25in" fo:margin-left="10in"/>
        </style:list-level-properties>
        <style:text-properties style:font-name="Symbol1"/>
      </text:list-level-style-bullet>
    </text:list-style>
    <text:list-style style:name="RTF_5f_Num_20_15" style:display-name="RTF_Num 15" text:consecutive-numbering="true">
      <text:list-level-style-number text:level="1"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5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RTF_5f_Num_20_16" style:display-name="RTF_Num 16" text:consecutive-numbering="true">
      <text:list-level-style-number text:level="1"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2"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3"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4"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5"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6"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7"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8"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9"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level-style-number text:level="10" text:style-name="RTF_5f_Num_20_16_20_1" style:num-suffix="." style:num-format="1">
        <style:list-level-properties text:list-level-position-and-space-mode="label-alignment">
          <style:list-level-label-alignment text:label-followed-by="listtab" text:list-tab-stop-position="1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7.0896in" table:align="left" style:writing-mode="lr-tb"/>
    </style:style>
    <style:style style:name="Table3.A" style:family="table-column">
      <style:table-column-properties style:column-width="5.5354in"/>
    </style:style>
    <style:style style:name="Table3.B" style:family="table-column">
      <style:table-column-properties style:column-width="1.5542in"/>
    </style:style>
    <style:style style:name="Table3.1" style:family="table-row">
      <style:table-row-properties style:keep-together="true" fo:keep-together="auto"/>
    </style:style>
    <style:style style:name="Table3.A1" style:family="table-cell">
      <style:table-cell-properties fo:padding="0in" fo:border-left="0.0007in solid #000000" fo:border-right="0.0007in solid #000000" fo:border-top="0.0007in solid #000000" fo:border-bottom="0.0069in solid #000000"/>
    </style:style>
    <style:style style:name="Table1" style:family="table">
      <style:table-properties style:width="7.0896in"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2" style:family="table">
      <style:table-properties style:width="7.0896in" table:align="left" style:writing-mode="lr-tb"/>
    </style:style>
    <style:style style:name="Table2.A" style:family="table-column">
      <style:table-column-properties style:column-width="5.5354in"/>
    </style:style>
    <style:style style:name="Table2.B" style:family="table-column">
      <style:table-column-properties style:column-width="1.5542in"/>
    </style:style>
    <style:style style:name="Table2.1" style:family="table-row">
      <style:table-row-properties style:keep-together="true" fo:keep-together="auto"/>
    </style:style>
    <style:style style:name="Table4" style:family="table">
      <style:table-properties style:width="7.0896in"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5" style:family="table">
      <style:table-properties style:width="7.0896in"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6" style:family="table">
      <style:table-properties style:width="7.0896in"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padding="0in" fo:border-left="none" fo:border-right="none" fo:border-top="none" fo:border-bottom="0.0071in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draw:image xlink:href="Pictures/1000020100000427000001D8328612BC.png" xlink:type="simple" xlink:show="embed" xlink:actuate="onLoad"/></draw:frame><text:tab/><text:user-defined style:data-style-name="N0" text:name="RFC Title">RFC 195 Service Scopes</text:user-defined><text:tab/>Page <text:page-number text:select-page="current">10</text:page-number> of <text:page-count style:num-format="1">84</text:page-count></text:p>
        <text:p text:style-name="Header"/>
        <text:p text:style-name="Header"><text:tab/>Final<text:tab/> <text:modification-date style:data-style-name="N76">February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0" style:display-name="Convert 0" style:page-layout-name="Mpm2">
      <style:header>
        <text:p text:style-name="MP2">Package org.osgi.framework</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14/12</text:p>
            </table:table-cell>
            <table:table-cell table:style-name="Table3.A1" office:value-type="string">
              <text:p text:style-name="MP4">Page <text:page-number style:num-format="1" text:select-page="current">6</text:page-number> of <text:page-count style:num-format="1">84</text:page-count></text:p>
            </table:table-cell>
          </table:table-row>
        </table:table>
      </style:footer>
    </style:master-page>
    <style:master-page style:name="Convert_20_1" style:display-name="Convert 1" style:page-layout-name="Mpm2">
      <style:header>
        <text:p text:style-name="MP2">Interface BundleContext</text:p>
      </style:header>
      <style:footer>
        <table:table table:name="Table1" table:style-name="Table1">
          <table:table-column table:style-name="Table1.A"/>
          <table:table-column table:style-name="Table1.B"/>
          <table:table-row table:style-name="Table1.1">
            <table:table-cell office:value-type="string">
              <text:p text:style-name="MP3">OSGi Javadoc -- 11/14/12</text:p>
            </table:table-cell>
            <table:table-cell office:value-type="string">
              <text:p text:style-name="MP4">Page <text:page-number style:num-format="1" text:select-page="current">11</text:page-number> of <text:page-count style:num-format="1">84</text:page-count></text:p>
            </table:table-cell>
          </table:table-row>
        </table:table>
      </style:footer>
    </style:master-page>
    <style:master-page style:name="Convert_20_2" style:display-name="Convert 2" style:page-layout-name="Mpm2">
      <style:header>
        <text:p text:style-name="MP2">Interface Constants</text:p>
      </style:header>
      <style:footer>
        <table:table table:name="Table2" table:style-name="Table2">
          <table:table-column table:style-name="Table2.A"/>
          <table:table-column table:style-name="Table2.B"/>
          <table:table-row table:style-name="Table2.1">
            <table:table-cell office:value-type="string">
              <text:p text:style-name="MP3">OSGi Javadoc -- 11/14/12</text:p>
            </table:table-cell>
            <table:table-cell office:value-type="string">
              <text:p text:style-name="MP4">Page <text:page-number style:num-format="1" text:select-page="current">26</text:page-number> of <text:page-count style:num-format="1">84</text:page-count></text:p>
            </table:table-cell>
          </table:table-row>
        </table:table>
      </style:footer>
    </style:master-page>
    <style:master-page style:name="Convert_20_3" style:display-name="Convert 3" style:page-layout-name="Mpm2">
      <style:header>
        <text:p text:style-name="MP2">Interface PrototypeServiceFactory</text:p>
      </style:header>
      <style:footer>
        <table:table table:name="Table4" table:style-name="Table4">
          <table:table-column table:style-name="Table4.A"/>
          <table:table-column table:style-name="Table4.B"/>
          <table:table-row table:style-name="Table4.1">
            <table:table-cell office:value-type="string">
              <text:p text:style-name="MP3">OSGi Javadoc -- 11/14/12</text:p>
            </table:table-cell>
            <table:table-cell office:value-type="string">
              <text:p text:style-name="MP4">Page <text:page-number style:num-format="1" text:select-page="current">62</text:page-number> of <text:page-count style:num-format="1">84</text:page-count></text:p>
            </table:table-cell>
          </table:table-row>
        </table:table>
      </style:footer>
    </style:master-page>
    <style:master-page style:name="Convert_20_4" style:display-name="Convert 4" style:page-layout-name="Mpm2">
      <style:header>
        <text:p text:style-name="MP2">Interface ServiceFactory</text:p>
      </style:header>
      <style:footer>
        <table:table table:name="Table5" table:style-name="Table5">
          <table:table-column table:style-name="Table5.A"/>
          <table:table-column table:style-name="Table5.B"/>
          <table:table-row table:style-name="Table5.1">
            <table:table-cell office:value-type="string">
              <text:p text:style-name="MP3">OSGi Javadoc -- 11/14/12</text:p>
            </table:table-cell>
            <table:table-cell office:value-type="string">
              <text:p text:style-name="MP4">Page <text:page-number style:num-format="1" text:select-page="current">64</text:page-number> of <text:page-count style:num-format="1">84</text:page-count></text:p>
            </table:table-cell>
          </table:table-row>
        </table:table>
      </style:footer>
    </style:master-page>
    <style:master-page style:name="Convert_20_5" style:display-name="Convert 5" style:page-layout-name="Mpm2">
      <style:header>
        <text:p text:style-name="MP2">Interface ServiceObjects</text:p>
      </style:header>
      <style:footer>
        <table:table table:name="Table6" table:style-name="Table6">
          <table:table-column table:style-name="Table6.A"/>
          <table:table-column table:style-name="Table6.B"/>
          <table:table-row table:style-name="Table6.1">
            <table:table-cell office:value-type="string">
              <text:p text:style-name="MP3">OSGi Javadoc -- 11/14/12</text:p>
            </table:table-cell>
            <table:table-cell office:value-type="string">
              <text:p text:style-name="MP4">Page <text:page-number style:num-format="1" text:select-page="current">66</text:page-number> of <text:page-count style:num-format="1">84</text:page-count></text:p>
            </table:table-cell>
          </table:table-row>
        </table:table>
      </style:footer>
    </style:master-page>
    <style:master-page style:name="Converted1" style:page-layout-name="Mpm3">
      <style:header>
        <text:p text:style-name="MP5">Package org.osgi.framework</text:p>
      </style:header>
      <style:footer>
        <text:p text:style-name="Footer"/>
      </style:footer>
    </style:master-page>
    <style:master-page style:name="Converted2" style:page-layout-name="Mpm3">
      <style:header>
        <text:p text:style-name="MP5">Interface BundleContext</text:p>
      </style:header>
      <style:footer>
        <text:p text:style-name="Footer"/>
      </style:footer>
    </style:master-page>
    <style:master-page style:name="Converted3" style:page-layout-name="Mpm3">
      <style:header>
        <text:p text:style-name="MP5">Interface Constants</text:p>
      </style:header>
      <style:footer>
        <text:p text:style-name="Footer"/>
      </style:footer>
    </style:master-page>
    <style:master-page style:name="Converted4" style:page-layout-name="Mpm3">
      <style:header>
        <text:p text:style-name="MP5">Interface PrototypeServiceFactory</text:p>
      </style:header>
      <style:footer>
        <text:p text:style-name="Footer"/>
      </style:footer>
    </style:master-page>
    <style:master-page style:name="Converted5" style:page-layout-name="Mpm3">
      <style:header>
        <text:p text:style-name="MP5">Interface ServiceFactory</text:p>
      </style:header>
      <style:footer>
        <text:p text:style-name="Footer"/>
      </style:footer>
    </style:master-page>
    <style:master-page style:name="Converted6" style:page-layout-name="Mpm3">
      <style:header>
        <text:p text:style-name="MP5">Interface ServiceObjects</text:p>
      </style:header>
      <style:footer>
        <text:p text:style-name="Footer"/>
      </style:footer>
    </style:master-page>
    <style:master-page style:name="Convert_20_6" style:display-name="Convert 6" style:page-layout-name="Mpm2">
      <style:header>
        <text:p text:style-name="MP6">Interface ServiceObjects</text:p>
      </style:header>
      <style:footer>
        <table:table table:name="Table14" table:style-name="Table14">
          <table:table-column table:style-name="Table14.A"/>
          <table:table-column table:style-name="Table14.B"/>
          <table:table-row table:style-name="Table14.1">
            <table:table-cell table:style-name="Table14.A1" office:value-type="string">
              <text:p text:style-name="MP7">OSGi Javadoc -- 11/14/12</text:p>
            </table:table-cell>
            <table:table-cell table:style-name="Table14.A1" office:value-type="string">
              <text:p text:style-name="MP8">Page <text:page-number style:num-format="1" text:select-page="current">68</text:page-number> of <text:page-count style:num-format="1">84</text:page-count></text:p>
            </table:table-cell>
          </table:table-row>
        </table:table>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Component</text:p>
      </style:header>
      <style:footer>
        <text:p text:style-name="Footer"/>
      </style:footer>
    </style:master-page>
    <style:master-page style:name="Converted9" style:page-layout-name="Mpm3">
      <style:header>
        <text:p text:style-name="MP5">Annotation Type Reference</text:p>
      </style:header>
      <style:footer>
        <text:p text:style-name="Footer"/>
      </style:footer>
    </style:master-page>
    <style:master-page style:name="Converted10" style:page-layout-name="Mpm3">
      <style:header>
        <text:p text:style-name="MP5">Enum ReferenceScope</text:p>
      </style:header>
      <style:footer>
        <text:p text:style-name="Footer"/>
      </style:footer>
    </style:master-page>
    <style:master-page style:name="Converted11" style:page-layout-name="Mpm3">
      <style:header>
        <text:p text:style-name="MP5">Enum ServiceScope</text:p>
      </style:header>
      <style:footer>
        <text:p text:style-name="Footer"/>
      </style:footer>
    </style:master-page>
    <style:master-page style:name="Convert_20_7" style:display-name="Convert 7" style:page-layout-name="Mpm2">
      <style:header>
        <text:p text:style-name="MP6">Package org.osgi.service.component.annotations</text:p>
      </style:header>
      <style:footer>
        <table:table table:name="Table17" table:style-name="Table17">
          <table:table-column table:style-name="Table17.A"/>
          <table:table-column table:style-name="Table17.B"/>
          <table:table-row table:style-name="Table17.1">
            <table:table-cell table:style-name="Table17.A1" office:value-type="string">
              <text:p text:style-name="MP7">OSGi Javadoc -- 1/18/13</text:p>
            </table:table-cell>
            <table:table-cell table:style-name="Table17.A1" office:value-type="string">
              <text:p text:style-name="MP8">Page <text:page-number style:num-format="1" text:select-page="current">69</text:page-number> of <text:page-count style:num-format="1">84</text:page-count></text:p>
            </table:table-cell>
          </table:table-row>
        </table:table>
      </style:footer>
    </style:master-page>
    <style:master-page style:name="Convert_20_8" style:display-name="Convert 8" style:page-layout-name="Mpm2">
      <style:header>
        <text:p text:style-name="MP6">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7">OSGi Javadoc -- 1/18/13</text:p>
            </table:table-cell>
            <table:table-cell table:style-name="Table20.A1" office:value-type="string">
              <text:p text:style-name="MP8">Page <text:page-number style:num-format="1" text:select-page="current">75</text:page-number> of <text:page-count style:num-format="1">84</text:page-count></text:p>
            </table:table-cell>
          </table:table-row>
        </table:table>
      </style:footer>
    </style:master-page>
    <style:master-page style:name="Convert_20_9" style:display-name="Convert 9" style:page-layout-name="Mpm2">
      <style:header>
        <text:p text:style-name="MP6">Annotation Type Referen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7">OSGi Javadoc -- 1/18/13</text:p>
            </table:table-cell>
            <table:table-cell table:style-name="Table22.A1" office:value-type="string">
              <text:p text:style-name="MP8">Page <text:page-number style:num-format="1" text:select-page="current">79</text:page-number> of <text:page-count style:num-format="1">84</text:page-count></text:p>
            </table:table-cell>
          </table:table-row>
        </table:table>
      </style:footer>
    </style:master-page>
    <style:master-page style:name="Convert_20_10" style:display-name="Convert 10" style:page-layout-name="Mpm2">
      <style:header>
        <text:p text:style-name="MP6">Enum ReferenceScop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7">OSGi Javadoc -- 1/18/13</text:p>
            </table:table-cell>
            <table:table-cell table:style-name="Table24.A1" office:value-type="string">
              <text:p text:style-name="MP8">Page <text:page-number style:num-format="1" text:select-page="current">81</text:page-number> of <text:page-count style:num-format="1">84</text:page-count></text:p>
            </table:table-cell>
          </table:table-row>
        </table:table>
      </style:footer>
    </style:master-page>
    <style:master-page style:name="Convert_20_11" style:display-name="Convert 11" style:page-layout-name="Mpm2">
      <style:header>
        <text:p text:style-name="MP6">Enum ServiceScop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7">OSGi Javadoc -- 1/18/13</text:p>
            </table:table-cell>
            <table:table-cell table:style-name="Table27.A1" office:value-type="string">
              <text:p text:style-name="MP8">Page <text:page-number style:num-format="1" text:select-page="current">84</text:page-number> of <text:page-count style:num-format="1">8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1-13T11:37:11</meta:creation-date>
    <meta:editing-cycles>41</meta:editing-cycles>
    <meta:editing-duration>P1DT12H44M4S</meta:editing-duration>
    <meta:initial-creator>BJ Hargrave</meta:initial-creator>
    <dc:date>2014-02-07T13:14:31</dc:date>
    <dc:creator>BJ Hargrave</dc:creator>
    <meta:document-statistic meta:table-count="30" meta:image-count="6" meta:object-count="0" meta:page-count="84" meta:paragraph-count="2737" meta:word-count="21804" meta:character-count="162548"/>
    <meta:user-defined meta:name="Company">IBM Corporation</meta:user-defined>
    <meta:user-defined meta:name="Info 3"/>
    <meta:user-defined meta:name="Info 4"/>
    <meta:user-defined meta:name="RFC Title">RFC 195 Service Scopes</meta:user-defined>
  </office:meta>
</office:document-meta>
</file>